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fo:language="ru" fo:country="RU"/>
    </style:style>
    <style:style style:name="P2" style:family="paragraph" style:parent-style-name="Text_20_body">
      <style:paragraph-properties fo:text-align="end" style:justify-single-word="false"/>
      <style:text-properties fo:language="ru" fo:country="RU" fo:font-style="italic" style:font-style-asian="italic" style:font-style-complex="italic"/>
    </style:style>
    <style:style style:name="P3"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4"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5"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6"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7"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8"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9"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10"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11" style:family="paragraph" style:parent-style-name="Text_20_body">
      <style:paragraph-properties fo:margin-left="3.25in" fo:text-align="justify" style:justify-single-word="false">
        <style:tab-stops/>
      </style:paragraph-properties>
      <style:text-properties fo:language="ru" fo:country="RU" fo:font-style="italic" style:font-style-asian="italic" style:font-style-complex="italic"/>
    </style:style>
    <style:style style:name="P12" style:family="paragraph" style:parent-style-name="Text_20_body">
      <style:paragraph-properties fo:text-align="justify" style:justify-single-word="false"/>
      <style:text-properties fo:language="ru" fo:country="RU" fo:font-style="italic" style:font-style-asian="italic" style:font-style-complex="italic"/>
    </style:style>
    <style:style style:name="P13"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14" style:family="paragraph" style:parent-style-name="Text_20_body">
      <style:paragraph-properties fo:text-align="justify" style:justify-single-word="false">
        <style:tab-stops>
          <style:tab-stop style:position="0.4583in"/>
        </style:tab-stops>
      </style:paragraph-properties>
      <style:text-properties fo:language="ru" fo:country="RU" fo:font-style="italic" style:font-style-asian="italic" style:font-style-complex="italic"/>
    </style:style>
    <style:style style:name="P15" style:family="paragraph" style:parent-style-name="Standard">
      <style:paragraph-properties fo:text-align="justify" style:justify-single-word="false"/>
      <style:text-properties fo:language="ru" fo:country="RU" fo:font-style="italic" style:font-style-asian="italic" style:font-style-complex="italic"/>
    </style:style>
    <style:style style:name="P16" style:family="paragraph" style:parent-style-name="Text_20_body">
      <style:paragraph-properties fo:margin-left="2.4374in">
        <style:tab-stops/>
      </style:paragraph-properties>
      <style:text-properties fo:language="ru" fo:country="RU" fo:font-style="italic" style:font-style-asian="italic" style:font-style-complex="italic"/>
    </style:style>
    <style:style style:name="P17"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18" style:family="paragraph" style:parent-style-name="Text_20_body">
      <style:paragraph-properties fo:margin-left="2.3646in">
        <style:tab-stops/>
      </style:paragraph-properties>
      <style:text-properties fo:language="ru" fo:country="RU" fo:font-style="italic" style:font-style-asian="italic" style:font-style-complex="italic"/>
    </style:style>
    <style:style style:name="P19" style:family="paragraph" style:parent-style-name="Text_20_body">
      <style:paragraph-properties fo:text-align="center" style:justify-single-word="false"/>
      <style:text-properties fo:language="ru" fo:country="RU" fo:font-style="italic" style:font-style-asian="italic" style:font-style-complex="italic"/>
    </style:style>
    <style:style style:name="P20"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21"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22"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23" style:family="paragraph" style:parent-style-name="Text_20_body">
      <style:paragraph-properties fo:text-align="center" style:justify-single-word="false"/>
      <style:text-properties fo:language="ru" fo:country="RU" fo:background-color="#ffff00"/>
    </style:style>
    <style:style style:name="P24" style:family="paragraph" style:parent-style-name="Text_20_body">
      <style:paragraph-properties fo:text-align="justify" style:justify-single-word="false"/>
      <style:text-properties fo:language="ru" fo:country="RU" fo:background-color="#ffff00"/>
    </style:style>
    <style:style style:name="P25" style:family="paragraph" style:parent-style-name="Text_20_body">
      <style:paragraph-properties fo:text-align="justify" style:justify-single-word="false" fo:text-indent="0.1965in" style:auto-text-indent="false"/>
      <style:text-properties fo:language="ru" fo:country="RU" fo:background-color="#ffff00"/>
    </style:style>
    <style:style style:name="P26" style:family="paragraph" style:parent-style-name="Text_20_body">
      <style:text-properties fo:language="ru" fo:country="RU" fo:background-color="#ffff00"/>
    </style:style>
    <style:style style:name="P27" style:family="paragraph" style:parent-style-name="Text_20_body">
      <style:paragraph-properties fo:text-align="justify" style:justify-single-word="false"/>
      <style:text-properties fo:language="ru" fo:country="RU"/>
    </style:style>
    <style:style style:name="P28" style:family="paragraph" style:parent-style-name="Text_20_body">
      <style:paragraph-properties fo:margin-left="2.4618in" fo:text-align="justify" style:justify-single-word="false">
        <style:tab-stops/>
      </style:paragraph-properties>
      <style:text-properties fo:language="ru" fo:country="RU"/>
    </style:style>
    <style:style style:name="P29"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30" style:family="paragraph" style:parent-style-name="Text_20_body">
      <style:paragraph-properties fo:text-align="justify" style:justify-single-word="false" fo:text-indent="0.1965in" style:auto-text-indent="false"/>
      <style:text-properties fo:language="ru" fo:country="RU"/>
    </style:style>
    <style:style style:name="P31" style:family="paragraph" style:parent-style-name="Standard">
      <style:paragraph-properties fo:text-align="justify" style:justify-single-word="false" fo:text-indent="0.1965in" style:auto-text-indent="false"/>
      <style:text-properties fo:language="ru" fo:country="RU"/>
    </style:style>
    <style:style style:name="P32" style:family="paragraph" style:parent-style-name="Text_20_body">
      <style:text-properties fo:language="ru" fo:country="RU"/>
    </style:style>
    <style:style style:name="P33" style:family="paragraph" style:parent-style-name="Text_20_body">
      <style:paragraph-properties fo:text-align="justify" style:justify-single-word="false"/>
      <style:text-properties fo:language="ru" fo:country="RU" fo:background-color="#00ccff"/>
    </style:style>
    <style:style style:name="P34" style:family="paragraph" style:parent-style-name="Text_20_body">
      <style:paragraph-properties fo:text-align="justify" style:justify-single-word="false"/>
      <style:text-properties fo:language="ru" fo:country="RU" fo:background-color="#ffffff"/>
    </style:style>
    <style:style style:name="P35" style:family="paragraph" style:parent-style-name="Quotations">
      <style:text-properties fo:language="ru" fo:country="RU"/>
    </style:style>
    <style:style style:name="P36" style:family="paragraph" style:parent-style-name="Text_20_body">
      <style:paragraph-properties fo:text-align="center" style:justify-single-word="false"/>
      <style:text-properties fo:language="ru" fo:country="RU" fo:font-weight="bold" style:font-weight-asian="bold" style:font-weight-complex="bold"/>
    </style:style>
    <style:style style:name="P37" style:family="paragraph" style:parent-style-name="Text_20_body">
      <style:paragraph-properties fo:text-align="justify" style:justify-single-word="false"/>
      <style:text-properties fo:color="#0000ff" loext:opacity="100%" fo:language="ru" fo:country="RU"/>
    </style:style>
    <style:style style:name="P38" style:family="paragraph" style:parent-style-name="Text_20_body">
      <style:paragraph-properties fo:text-align="justify" style:justify-single-word="false"/>
      <style:text-properties fo:color="#0000ff" loext:opacity="100%"/>
    </style:style>
    <style:style style:name="P39" style:family="paragraph" style:parent-style-name="Text_20_body">
      <style:paragraph-properties fo:text-align="justify" style:justify-single-word="false"/>
    </style:style>
    <style:style style:name="P40" style:family="paragraph" style:parent-style-name="Standard">
      <style:paragraph-properties fo:text-align="justify" style:justify-single-word="false"/>
    </style:style>
    <style:style style:name="P41" style:family="paragraph" style:parent-style-name="Text_20_body">
      <style:paragraph-properties fo:text-align="justify" style:justify-single-word="false"/>
      <style:text-properties fo:font-style="italic" style:font-style-asian="italic" style:font-style-complex="italic"/>
    </style:style>
    <style:style style:name="P42" style:family="paragraph" style:parent-style-name="Text_20_body">
      <style:text-properties fo:font-style="italic" style:font-style-asian="italic" style:font-style-complex="italic"/>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justify" style:justify-single-word="false"/>
      <style:text-properties fo:language="uk" fo:country="UA"/>
    </style:style>
    <style:style style:name="P45" style:family="paragraph" style:parent-style-name="Text_20_body">
      <style:paragraph-properties fo:text-align="justify" style:justify-single-word="false"/>
      <style:text-properties style:text-line-through-style="solid" style:text-line-through-type="single" fo:language="ru" fo:country="RU" style:text-underline-mode="continuous" style:text-overline-mode="continuous" style:text-line-through-mode="continuous"/>
    </style:style>
    <style:style style:name="P46" style:family="paragraph" style:parent-style-name="Text_20_body">
      <style:paragraph-properties fo:text-align="justify" style:justify-single-word="false"/>
      <style:text-properties fo:color="#c9211e" loext:opacity="100%" fo:language="ru" fo:country="RU"/>
    </style:style>
    <style:style style:name="P47" style:family="paragraph" style:parent-style-name="Text_20_body">
      <style:paragraph-properties fo:text-align="justify" style:justify-single-word="false"/>
      <style:text-properties fo:background-color="#ffff00"/>
    </style:style>
    <style:style style:name="P48" style:family="paragraph" style:parent-style-name="Heading_20_1" style:master-page-name="MP0">
      <style:paragraph-properties fo:text-align="center" style:justify-single-word="false" style:page-number="auto" fo:break-before="page"/>
      <style:text-properties fo:language="ru" fo:country="RU"/>
    </style:style>
    <style:style style:name="P49" style:family="paragraph" style:parent-style-name="Heading_20_1">
      <style:paragraph-properties fo:text-align="justify" style:justify-single-word="false"/>
    </style:style>
    <style:style style:name="P50" style:family="paragraph" style:parent-style-name="Heading_20_2">
      <style:paragraph-properties fo:text-align="center" style:justify-single-word="false"/>
      <style:text-properties fo:language="ru" fo:country="RU"/>
    </style:style>
    <style:style style:name="P51" style:family="paragraph" style:parent-style-name="Heading_20_2">
      <style:paragraph-properties fo:text-align="center" style:justify-single-word="false"/>
      <style:text-properties fo:language="ru" fo:country="RU" fo:font-weight="normal" style:font-weight-asian="normal" style:font-weight-complex="normal"/>
    </style:style>
    <style:style style:name="P52" style:family="paragraph" style:parent-style-name="Standard">
      <style:paragraph-properties fo:text-align="justify" style:justify-single-word="false"/>
    </style:style>
    <style:style style:name="P53" style:family="paragraph" style:parent-style-name="Text_20_body">
      <style:paragraph-properties fo:text-align="justify" style:justify-single-word="false"/>
      <style:text-properties fo:language="ru" fo:country="RU"/>
    </style:style>
    <style:style style:name="T1" style:family="text">
      <style:text-properties fo:language="ru" fo:country="RU"/>
    </style:style>
    <style:style style:name="T2" style:family="text">
      <style:text-properties fo:language="ru" fo:country="RU" fo:font-style="italic" style:font-style-asian="italic"/>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font-weight="bold" style:font-style-asian="italic" style:font-weight-asian="bold" style:font-style-complex="italic" style:font-weight-complex="bold"/>
    </style:style>
    <style:style style:name="T5" style:family="text">
      <style:text-properties fo:language="ru" fo:country="RU" fo:font-style="italic" fo:background-color="#ffffff" loext:char-shading-value="0" style:font-style-asian="italic" style:font-style-complex="italic"/>
    </style:style>
    <style:style style:name="T6" style:family="text">
      <style:text-properties fo:language="ru" fo:country="RU" fo:font-style="italic" fo:background-color="#ffff00" loext:char-shading-value="0" style:font-style-asian="italic" style:font-style-complex="italic"/>
    </style:style>
    <style:style style:name="T7" style:family="text">
      <style:text-properties fo:language="ru" fo:country="RU" fo:font-style="italic" fo:background-color="#ffff66" loext:char-shading-value="0" style:font-style-asian="italic" style:font-style-complex="italic"/>
    </style:style>
    <style:style style:name="T8" style:family="text">
      <style:text-properties fo:language="ru" fo:country="RU" fo:background-color="#ffffff" loext:char-shading-value="0"/>
    </style:style>
    <style:style style:name="T9" style:family="text">
      <style:text-properties fo:language="ru" fo:country="RU" fo:background-color="#ffff00" loext:char-shading-value="0"/>
    </style:style>
    <style:style style:name="T10" style:family="text">
      <style:text-properties fo:language="ru" fo:country="RU" officeooo:rsid="00128647" fo:background-color="#ffff00" loext:char-shading-value="0"/>
    </style:style>
    <style:style style:name="T11" style:family="text">
      <style:text-properties fo:language="ru" fo:country="RU" fo:font-weight="bold" style:font-weight-asian="bold" style:font-weight-complex="bold"/>
    </style:style>
    <style:style style:name="T12" style:family="text">
      <style:text-properties fo:language="ru" fo:country="RU" fo:background-color="#ffff38" loext:char-shading-value="0"/>
    </style:style>
    <style:style style:name="T13" style:family="text">
      <style:text-properties fo:language="ru" fo:country="RU" fo:background-color="#00ccff" loext:char-shading-value="0"/>
    </style:style>
    <style:style style:name="T14" style:family="text">
      <style:text-properties fo:language="ru" fo:country="RU" officeooo:rsid="00106065"/>
    </style:style>
    <style:style style:name="T15" style:family="text">
      <style:text-properties fo:language="ru" fo:country="RU" officeooo:rsid="00128647"/>
    </style:style>
    <style:style style:name="T16" style:family="text">
      <style:text-properties fo:language="ru" fo:country="RU" officeooo:rsid="00128647" fo:background-color="transparent" loext:char-shading-value="0"/>
    </style:style>
    <style:style style:name="T17" style:family="text">
      <style:text-properties fo:language="ru" fo:country="RU" officeooo:rsid="00128647" fo:background-color="transparent" loext:char-shading-value="0"/>
    </style:style>
    <style:style style:name="T18" style:family="text">
      <style:text-properties fo:font-style="italic" style:font-style-asian="italic"/>
    </style:style>
    <style:style style:name="T19" style:family="text">
      <style:text-properties fo:font-style="italic" style:font-style-asian="italic" style:font-style-complex="italic"/>
    </style:style>
    <style:style style:name="T20" style:family="text">
      <style:text-properties fo:language="uk" fo:country="UA"/>
    </style:style>
    <style:style style:name="T21" style:family="text">
      <style:text-properties fo:language="uk" fo:country="UA" fo:font-style="italic" style:font-style-asian="italic" style:font-style-complex="italic"/>
    </style:style>
    <style:style style:name="T22" style:family="text">
      <style:text-properties fo:language="uk" fo:country="UA" fo:background-color="#ffff00" loext:char-shading-value="0"/>
    </style:style>
    <style:style style:name="T23" style:family="text">
      <style:text-properties fo:background-color="#ffff00" loext:char-shading-value="0"/>
    </style:style>
    <style:style style:name="T24" style:family="text">
      <style:text-properties style:text-line-through-style="solid" style:text-line-through-type="single" fo:language="ru" fo:country="RU" style:text-underline-mode="continuous" style:text-overline-mode="continuous" style:text-line-through-mode="continuous"/>
    </style:style>
    <style:style style:name="T25"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26"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27" style:family="text">
      <style:text-properties fo:color="#c9211e" loext:opacity="100%" fo:language="ru" fo:country="RU"/>
    </style:style>
    <style:style style:name="T28" style:family="text">
      <style:text-properties fo:color="#0000ff" loext:opacity="100%"/>
    </style:style>
    <style:style style:name="T29" style:family="text">
      <style:text-properties style:font-name="Liberation Serif" fo:font-size="12pt" style:font-size-asian="12pt" style:font-size-complex="12pt"/>
    </style:style>
    <style:style style:name="T30" style:family="text">
      <style:text-properties fo:language="en" fo:country="US" officeooo:rsid="00106065"/>
    </style:style>
    <style:style style:name="T31" style:family="text">
      <style:text-properties officeooo:rsid="00106065"/>
    </style:style>
    <style:style style:name="T32" style:family="text">
      <style:text-properties officeooo:rsid="00128647"/>
    </style:style>
    <style:style style:name="T33" style:family="text">
      <style:text-properties officeooo:rsid="001427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8" text:outline-level="1">Семь вечностей</text:h>
      <text:p text:style-name="P1">*ниспадающее безумие*</text:p>
      <text:p text:style-name="P2"/>
      <text:p text:style-name="P3">Война. Война никогда не меняется.</text:p>
      <text:p text:style-name="P3">Я слышала где-то эту фразу, но не могу вспомнить, где и от кого?</text:p>
      <text:p text:style-name="P3">Впрочем, это не имеет значения вне времени и пространства.</text:p>
      <text:p text:style-name="P3">Война никогда не меняется...</text:p>
      <text:p text:style-name="P3"/>
      <text:p text:style-name="P2"/>
      <text:p text:style-name="P23">Заставка каждой главы – общая картина (половина головы – окаменевшая Сел, половина — киберпанковская Хэвэн), потихоньку распадающаяся на паззлы, под которыми проступает изображение лежащего на земле шлема Т45, у которого из разбитого забрала ростут ромашки.</text:p>
      <text:h text:style-name="P50" text:outline-level="2">Глава 1</text:h>
      <text:p text:style-name="P37"/>
      <text:p text:style-name="P37"/>
      <text:p text:style-name="P27">Грымза поднесла блюдце и стакан с водой. Я съёжился под её колючим взглядом.</text:p>
      <text:p text:style-name="P27"/>
      <text:p text:style-name="P27">- Пей.</text:p>
      <text:p text:style-name="P27"/>
      <text:p text:style-name="P27">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7"/>
      <text:p text:style-name="P27">- Открой рот.</text:p>
      <text:p text:style-name="P27"/>
      <text:p text:style-name="P27">Я открыл хлебальник и повертел языком вверх – вниз – в стороны, показывая, что не спрятал галоперидол за щекой или под корнем.</text:p>
      <text:p text:style-name="P27">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27"/>
      <text:p text:style-name="P27">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7"/>
      <text:p text:style-name="P27"><text:soft-page-break/>Я прислушался к удаляющимся по коридору шагам. Когда они окончательно стихли, я лёг на край кровати спиной к двери.</text:p>
      <text:p text:style-name="P27">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7"/>
      <text:p text:style-name="P27">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7"/>
      <text:p text:style-name="P27">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7"/>
      <text:p text:style-name="P39"><text:span text:style-name="Default_20_Paragraph_20_Font"><text:span text:style-name="T1">…</text:span></text:span><text:span text:style-name="Default_20_Paragraph_20_Font"><text:span text:style-name="T3">Из коридора видно только как пациент на третьей койке повернулся спиной к коридору и чуть склонился к проходу — ничего особенного</text:span></text:span><text:span text:style-name="Default_20_Paragraph_20_Font"><text:span text:style-name="T1">...</text:span></text:span></text:p>
      <text:p text:style-name="P27"/>
      <text:p text:style-name="P27">...Пододвинув судно одной рукой к себе поближе, я сильнее склонился над ним и засунул вторую руку как можно глубже себе в рот.</text:p>
      <text:p text:style-name="P27"/>
      <text:p text:style-name="P27">Во-о-от та-а-ак...</text:p>
      <text:p text:style-name="P27"/>
      <text:p text:style-name="P27">Я, наверное, единственный человек в мире, умеющий блевать бесшумно.</text:p>
      <text:p text:style-name="P27">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7"/>
      <text:p text:style-name="P27">Я осторожно задвинул судно обратно под кровать Терминатору и обернулся. Судья Дредд со скучающим видом тупил в смартфон.</text:p>
      <text:p text:style-name="P27">Дело сделано. Теперь можно и заснуть.</text:p>
      <text:p text:style-name="P1"/>
      <text:p text:style-name="P1">***</text:p>
      <text:p text:style-name="P27"/>
      <text:p text:style-name="P27">Джет нетерпеливо толкает меня копытом в плечо.</text:p>
      <text:p text:style-name="P27">- Хум, вставай! Хум! Пора собираться! Хум… Хуман!!!</text:p>
      <text:p text:style-name="P27"><text:soft-page-break/>Последний толчок больше похож на пинок. Я со стоном разлепляю веки.</text:p>
      <text:p text:style-name="P27"/>
      <text:p text:style-name="P27">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27"/>
      <text:p text:style-name="P27">- Они приближаются! Я слышала их горн! Надо убираться отсюда!</text:p>
      <text:p text:style-name="P27"/>
      <text:p text:style-name="P27">Последнюю порцию барахла Джет утрамбовывает, с размаху усевшись на мешок. Тот жалобно скрипит.</text:p>
      <text:p text:style-name="P27"/>
      <text:p text:style-name="P27">- Да вставай же!</text:p>
      <text:p text:style-name="P27">Не дождавшись, Джет нетерпеливо прыгает ко мне и, поддев мордой, переводит в сидячее положение.</text:p>
      <text:p text:style-name="P27">Мешок, облегчённо крякнув, вываливает половину содержимого на землю.</text:p>
      <text:p text:style-name="P27"/>
      <text:p text:style-name="P27">…</text:p>
      <text:p text:style-name="P27"/>
      <text:p text:style-name="P27">Три дня! Три грёбаных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27"/>
      <text:p text:style-name="P27">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просто накрыл огнём пару гектаров посадки.</text:p>
      <text:p text:style-name="P27"/>
      <text:p text:style-name="P27">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27"/>
      <text:p text:style-name="P27">Нет, Агамемнон – ерунда.</text:p>
      <text:p text:style-name="P27">За нами. Гонятся. Чёртовы. Чокнутые. Пони.</text:p>
      <text:p text:style-name="P24"/>
      <text:p text:style-name="P27">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27"><text:soft-page-break/>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27"/>
      <text:p text:style-name="P27">Ну вот кто заставил тебя улыбаться Дейдре, Хуман? Ведь всё так неплохо шло…</text:p>
      <text:p text:style-name="P27"/>
      <text:p text:style-name="P1">~~~</text:p>
      <text:p text:style-name="P27">...</text:p>
      <text:p text:style-name="P39"><text:span text:style-name="Default_20_Paragraph_20_Font"><text:span text:style-name="T3">- Привет, красавчики!</text:span></text:span></text:p>
      <text:p text:style-name="P27"/>
      <text:p text:style-name="P12">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27"/>
      <text:p text:style-name="P12">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2"/>
      <text:p text:style-name="P12">-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2"/>
      <text:p text:style-name="P12">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2"/>
      <text:p text:style-name="P39"><text:span text:style-name="Default_20_Paragraph_20_Font"><text:span text:style-name="T3">В незащищённую бронёй шею Джет упиралось копьё крохотной поньки с гривой ёршиком.</text:span></text:span></text:p>
      <text:p text:style-name="P27"/>
      <text:p text:style-name="P12">-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2"/>
      <text:p text:style-name="P12">Тут я заметил, что крыльев у этих оборванцев не наблюдается.</text:p>
      <text:p text:style-name="P27"/>
      <text:p text:style-name="P39"><text:soft-page-break/><text:span text:style-name="Default_20_Paragraph_20_Font"><text:span text:style-name="T3">- Молодец, Лейла! - похвалила козявку рыжегривая пони.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39"><text:span text:style-name="Default_20_Paragraph_20_Font"><text:span text:style-name="T3">- Не пытайтесь уйти, красавчики, - повернулась к нам говорящая. - <text:s/>Мы ведь може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2"/>
      <text:p text:style-name="P12">Та мрачно стояла, сцепив зубы.</text:p>
      <text:p text:style-name="P27"/>
      <text:p text:style-name="P39"><text:span text:style-name="Default_20_Paragraph_20_Font"><text:span text:style-name="T3">-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вы ничего не получите, кроме мороки. Лучше отпустите. Вы же не трогаете жеребят?</text:span></text:span></text:p>
      <text:p text:style-name="P12"/>
      <text:p text:style-name="P12">Её собеседница только хмыкнула.</text:p>
      <text:p text:style-name="P27"/>
      <text:p text:style-name="P12">- Хорош жеребёнок - ягодицы, что у ломовика! - она задумалась. - Так. Летуна – на кухню. А этого… красавчика – к Дейдре.</text:p>
      <text:p text:style-name="P12"/>
      <text:p text:style-name="P12">…</text:p>
      <text:p text:style-name="P12">…</text:p>
      <text:p text:style-name="P12">…</text:p>
      <text:p text:style-name="P27"/>
      <text:p text:style-name="P12">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2"/>
      <text:p text:style-name="P39"><text:span text:style-name="Default_20_Paragraph_20_Font"><text:span text:style-name="T3">-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2"/>
      <text:p text:style-name="P39"><text:span text:style-name="Default_20_Paragraph_20_Font"><text:span text:style-name="T3">Я аж передёрнул плечами. Конеёбство – это, явно, не то занятие, чем ты занимался в прошлом и хотел бы заниматься в будущем, Хуман!</text:span></text:span></text:p>
      <text:p text:style-name="P12"/>
      <text:p text:style-name="P12"><text:soft-page-break/>Поняха с недоверием смотрела на меня.</text:p>
      <text:p text:style-name="P27"/>
      <text:p text:style-name="P12">- Хум, ты прикалываешься? Или та поломаная пегаска таки права, и ты действительно ничего не помнишь?</text:p>
      <text:p text:style-name="P12"/>
      <text:p text:style-name="P12">Понька принялась загибать копыта, делая сброс через каждую пару:</text:p>
      <text:p text:style-name="P12"/>
      <text:p text:style-name="P12">-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2"/>
      <text:p text:style-name="P12">…Я истерически рассмеялся.</text:p>
      <text:p text:style-name="P12">Мысль о веренице кобыл в очереди у твоей постели ожгла холодом твоё естество, Хуман!</text:p>
      <text:p text:style-name="P12"/>
      <text:p text:style-name="P39"><text:span text:style-name="Default_20_Paragraph_20_Font"><text:span text:style-name="T3">- Во-вторых, шанс получения потомства можно поднять с помощью магического ритуала “</text:span></text:span><text:span text:style-name="Default_20_Paragraph_20_Font"><text:span text:style-name="T19">Pornis</text:span></text:span><text:span text:style-name="Default_20_Paragraph_20_Font"><text:span text:style-name="T3"> </text:span></text:span><text:span text:style-name="Default_20_Paragraph_20_Font"><text:span text:style-name="T19">erektus</text:span></text:span><text:span text:style-name="Default_20_Paragraph_20_Font"><text:span text:style-name="T3">”, который, кстати, также повышает либидо. С этим сложнее, у нас в племени нет магов. Но я могу попытаться договориться на стороне. У меня есть подруга из единорогов, только ты не говори никому, это большая тайна! Хотя, может, ты сам умеешь магичить, Хум?</text:span></text:span></text:p>
      <text:p text:style-name="P12"/>
      <text:p text:style-name="P12">Поняха с надеждой посмотрела на меня. Я с огромным облегчением отрицательно помотал головой.</text:p>
      <text:p text:style-name="P12"/>
      <text:p text:style-name="P39"><text:span text:style-name="Default_20_Paragraph_20_Font"><text:span text:style-name="T3">-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21"> коп</text:span></text:span><text:span text:style-name="Default_20_Paragraph_20_Font"><text:span text:style-name="T3">ы</text:span></text:span><text:span text:style-name="Default_20_Paragraph_20_Font"><text:span text:style-name="T21">тами</text:span></text:span><text:span text:style-name="Default_20_Paragraph_20_Font"><text:span text:style-name="T3">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2"/>
      <text:p text:style-name="P12">Дейдра мечтательно вздохнула.</text:p>
      <text:p text:style-name="P12"/>
      <text:p text:style-name="P12">-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12"/>
      <text:p text:style-name="P12"><text:soft-page-break/>Я упорно помотал головой. Дейдра пристально уставилась на меня, пытаясь рассмотреть мой талант. Наконец она ухмыльнулась кривой улыбкой.</text:p>
      <text:p text:style-name="P12"/>
      <text:p text:style-name="P12">-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2"/>
      <text:p text:style-name="P12">Путешествия? Я навострил уши. Сосущее чувство проснулось снова и принялось грызть меня изнутри.</text:p>
      <text:p text:style-name="P12"/>
      <text:p text:style-name="P12">- Это уже что-то. Мне совершенно случайно нужно в Дрогонштерн, - наконец, подал голос я.</text:p>
      <text:p text:style-name="P12">-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2">-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2"/>
      <text:p text:style-name="P12">Розовая поняха заметно поскучнела.</text:p>
      <text:p text:style-name="P27"/>
      <text:p text:style-name="P12">-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27"/>
      <text:p text:style-name="P12">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27"/>
      <text:p text:style-name="P12">-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27"/>
      <text:p text:style-name="P12">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2">Дейдра уныло свесила голову.</text:p>
      <text:p text:style-name="P12"/>
      <text:p text:style-name="P12"><text:soft-page-break/>-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2"/>
      <text:p text:style-name="P12">Розовая кобылка вновь сжала зубами горлышко и запрокинула бутылку. Послышалось долгое бульканье.</text:p>
      <text:p text:style-name="P12"/>
      <text:p text:style-name="P12">-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27"/>
      <text:p text:style-name="P12">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2"/>
      <text:p text:style-name="P12">-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27"/>
      <text:p text:style-name="P12">Кобылка завела глаза, сложила губы бантиком и произнесла фальцетом:</text:p>
      <text:p text:style-name="P12"/>
      <text:p text:style-name="P12">-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27"/>
      <text:p text:style-name="P12">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2"/>
      <text:p text:style-name="P39"><text:span text:style-name="Default_20_Paragraph_20_Font"><text:span text:style-name="T3">-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9">Хр-р-р…</text:span></text:span></text:p>
      <text:p text:style-name="P41"/>
      <text:p text:style-name="P12">Вместе с храпом изо рта самой великой пиратки вылетело три розовых пузыря. Поняха явно перебрала с алкоголем.</text:p>
      <text:p text:style-name="P27"/>
      <text:p text:style-name="P27">…</text:p>
      <text:p text:style-name="P27">…</text:p>
      <text:p text:style-name="P27"><text:soft-page-break/>…</text:p>
      <text:p text:style-name="P1"/>
      <text:p text:style-name="P12">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2"/>
      <text:p text:style-name="P12">...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27"/>
      <text:p text:style-name="P12">- Джет… Вставай, Джет… Да вставай же, засоня! - я громко шептал в ухо спящей пегаске, легонько похлопывая по шее.</text:p>
      <text:p text:style-name="P39"><text:span text:style-name="Default_20_Paragraph_20_Font"><text:span text:style-name="T3">-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27"/>
      <text:p text:style-name="P12">Я шёлкнул пегаску по носу.</text:p>
      <text:p text:style-name="P12">- Вставай! Надо сматываться. Дейдра хочет сделать меня своим фаворитом. У меня плохие предчувствия на этот счёт.</text:p>
      <text:p text:style-name="P27"/>
      <text:p text:style-name="P12">Пегаска поднялась, потирая нос копытом. Рваное одеяло сползло с её тела и в нос мне ударил кислый запах.</text:p>
      <text:p text:style-name="P39"><text:span text:style-name="Default_20_Paragraph_20_Font"><text:span text:style-name="T3">- Тут что, медиков нет? Неужели нельзя было нормально перевязать? - я указал на покалеченное крыло, примотанное к телу рваной тряпкой.</text:span></text:span></text:p>
      <text:p text:style-name="P12">-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рехнуться недолго…</text:p>
      <text:p text:style-name="P12"/>
      <text:p text:style-name="P27">…</text:p>
      <text:p text:style-name="P27"/>
      <text:p text:style-name="P12">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2"/>
      <text:p text:style-name="P12"><text:soft-page-break/>Есть только одно маленькое “но”.</text:p>
      <text:p text:style-name="P12">Эти двадцать шагов заполнены валяющимися вповалку, храпящими, чмокающими, сопящими и дёргающимися во сне пони.</text:p>
      <text:p text:style-name="P12"/>
      <text:p text:style-name="P12">-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2"/>
      <text:p text:style-name="P12">Я обреченно вздохнул, выбрал на полу место, свободное от понеконечностей и поставил туда ногу.</text:p>
      <text:p text:style-name="P12">Почти попал. Светло-коричневая пони ойкнула и сжалась во сне, когда я наступил ей на хвост.</text:p>
      <text:p text:style-name="P12">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2"/>
      <text:p text:style-name="P12">Позади меня послышалось топанье, череда взвизгиваний и возни, нарастающая, подобно прибою.</text:p>
      <text:p text:style-name="P12">Джет невозмутимо торила свой путь прямо по ногам, туловищам и хвостам распластавшихся на полу пони.</text:p>
      <text:p text:style-name="P12"/>
      <text:p text:style-name="P12">- Ты рехнулась? - зашипел на неё я, - надо ж осторожно!</text:p>
      <text:p text:style-name="P12">- Ну, раз ты так хочешь, - пожала плечами пегаска и осторожно поставила ногу на голову пони, сосущей во сне собственное копыто.</text:p>
      <text:p text:style-name="P12"/>
      <text:p text:style-name="P12">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2"/>
      <text:p text:style-name="P12">Я остервенело дёргал ручку двери, ощущая затылком просыпающийся зал.</text:p>
      <text:p text:style-name="P12">- Закрыто, блин! - я дёрнул ещё сильнее и приложился задницой о пол, сжимая в руке оторванную ручку.</text:p>
      <text:p text:style-name="P12"/>
      <text:p text:style-name="P12">- Хум, подвинься!</text:p>
      <text:p text:style-name="P12">Пегаска оттеснила меня крупом и повернулась к двери задом.</text:p>
      <text:p text:style-name="P12"/>
      <text:p text:style-name="P12">БАБАХ!!!</text:p>
      <text:p text:style-name="P12"/>
      <text:p text:style-name="P12">Я ошалело смотрел на дверь, вылетевшую вместе с косяком во двор.</text:p>
      <text:p text:style-name="P12"/>
      <text:p text:style-name="P12"><text:soft-page-break/>-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2">- Ага. - ухмыльнулась Джет. - Я — крутая! По заднему джебу мне нет равных на нашем облаке и двух соседних!</text:p>
      <text:p text:style-name="P12">-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2"/>
      <text:p text:style-name="P12">Мои ступни обнимала Дейдра, улыбаясь мне хищной улыбкой.</text:p>
      <text:p text:style-name="P12"/>
      <text:p text:style-name="P12">- И, кстати, чтобы открыть её, достаточно было просто отодвинуть засов.</text:p>
      <text:p text:style-name="P12"/>
      <text:p text:style-name="P12">В забеге на первенство тупости ты уверенно догоняешь пегаску, Хуман!</text:p>
      <text:p text:style-name="P12">Я криво улыбнулся Дейдре.</text:p>
      <text:p text:style-name="P12"/>
      <text:p text:style-name="P39"><text:span text:style-name="Default_20_Paragraph_20_Font"><text:span text:style-name="T3">-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2"/>
      <text:p text:style-name="P12">Я сразу понял, что улыбаться Дейдре было плохой идеей. Поняха состроила щенячьи глаза и усилила и без того стальную хватку вокруг моих ног.</text:p>
      <text:p text:style-name="P12"/>
      <text:p text:style-name="P12">- Не бросай меня, Хум! Мне тут так ску-у-учно-о-о! Никто меня не понима-а-ает!</text:p>
      <text:p text:style-name="P12"/>
      <text:p text:style-name="P12">Губы её задрожали, как будто она собралась зареветь.</text:p>
      <text:p text:style-name="P12"/>
      <text:p text:style-name="P1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2"/>
      <text:p text:style-name="P12">-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2"/>
      <text:p text:style-name="P12">- Ммммфффф! - отвечала ей Джет.</text:p>
      <text:p text:style-name="P12"/>
      <text:p text:style-name="P12"><text:soft-page-break/>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2"/>
      <text:p text:style-name="P1">~~~</text:p>
      <text:p text:style-name="P27"/>
      <text:p text:style-name="P27">- Ты опять за своё! - крик Джет прямо в ухо перемешивает все воспоминания. - Выныривай! Они уже совсем близко!!! Я слышу голос Дейдры Твердолоб!</text:p>
      <text:p text:style-name="P27"/>
      <text:p text:style-name="P27">Я содрогаюсь, вскакиваю с земли и машинально забрасываю мешок на плёчо.</text:p>
      <text:p text:style-name="P27"/>
      <text:p text:style-name="P27">- Идём.</text:p>
      <text:p text:style-name="P27"/>
      <text:h text:style-name="P50" text:outline-level="2">Глава 2</text:h>
      <text:p text:style-name="P1"/>
      <text:p text:style-name="P3">Также неизменна противоположная войне сущность - любовь.</text:p>
      <text:p text:style-name="P3">Война убивает, любовь же даёт силы бороться.</text:p>
      <text:p text:style-name="P3">Слабый огонёк сознания сражается с холодной бесконечностью небытия только для того, чтобы ещё раз увидеть Тебя.</text:p>
      <text:p text:style-name="P28"/>
      <text:p text:style-name="P27">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27"/>
      <text:p text:style-name="P27">- Дед, сигу не долганёшь?</text:p>
      <text:p text:style-name="P27">- Не курю.</text:p>
      <text:p text:style-name="P27">- Я не спрашивал тебя, куришь ли ты? - пальцы вопрошавшего шевелились, как будто разминая невидимый пластилин. - Сигу не долганёшь?</text:p>
      <text:p text:style-name="P24"/>
      <text:p text:style-name="P27">Крыс спрыгнул с подоконника, царапнув грязным ногтем по кафелю уборной.</text:p>
      <text:p text:style-name="P27">- Ты ведь должен мне ещё с прошлого раза.</text:p>
      <text:p text:style-name="P27"/>
      <text:p text:style-name="P27">Я вытащил из рукава пижамы двадцатисантиметровый гвоздь и плюнул ему под ноги.</text:p>
      <text:p text:style-name="P27"/>
      <text:p text:style-name="P27">- Ничего я тебе не должен. И ты сам это знаешь. Пошёл нахуй.</text:p>
      <text:p text:style-name="P27"><text:soft-page-break/></text:p>
      <text:p text:style-name="P27">Крыс криво улыбнулся.</text:p>
      <text:p text:style-name="P27"/>
      <text:p text:style-name="P27">- Ну-ну. Вы тут, в Чертогах, совсем озверели, что ли? Из окон выпрыгиваете, на людей кидаетесь. Остынь, ботаник. Ладно-ладно, пока. Ещё увидимся.</text:p>
      <text:p text:style-name="P27"/>
      <text:p text:style-name="P27">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27"/>
      <text:p text:style-name="P39"><text:span text:style-name="Default_20_Paragraph_20_Font"><text:span text:style-name="T1">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20">с транквилизаторами</text:span></text:span><text:span text:style-name="Default_20_Paragraph_20_Font"><text:span text:style-name="T1">. Иногда, впрочем, он 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27"/>
      <text:p text:style-name="P27">В коридоре было пусто. Крыс, подобно кэрроловскому Белому Кролику, уже испарился в тщательно скрываемой им тропе к общей палате. Радио Ватикана сонно вещало очередную миротворческую молитву.</text:p>
      <text:p text:style-name="P27"/>
      <text:p text:style-name="P12">…шшш…</text:p>
      <text:p text:style-name="P12"/>
      <text:p text:style-name="P39"><text:span text:style-name="Default_20_Paragraph_20_Font"><text:span text:style-name="T3">...</text:span></text:span><text:span text:style-name="Default_20_Paragraph_20_Font"><text:span text:style-name="T19">sanctificetur</text:span></text:span><text:span text:style-name="Default_20_Paragraph_20_Font"><text:span text:style-name="T3"> </text:span></text:span><text:span text:style-name="Default_20_Paragraph_20_Font"><text:span text:style-name="T19">nomen</text:span></text:span><text:span text:style-name="Default_20_Paragraph_20_Font"><text:span text:style-name="T3"> </text:span></text:span><text:span text:style-name="Default_20_Paragraph_20_Font"><text:span text:style-name="T19">tuum</text:span></text:span><text:span text:style-name="Default_20_Paragraph_20_Font"><text:span text:style-name="T3">;</text:span></text:span></text:p>
      <text:p text:style-name="P41">adveniat regnum tuum;</text:p>
      <text:p text:style-name="P41">fiat voluntas tua, sicut in caelo et in terra…</text:p>
      <text:p text:style-name="P41"/>
      <text:p text:style-name="P41">…хрррсссшшш…</text:p>
      <text:p text:style-name="P41"/>
      <text:p text:style-name="P39"><text:span text:style-name="Default_20_Paragraph_20_Font"><text:span text:style-name="T19">...ne nuclear bellum. Amen</text:span></text:span><text:span text:style-name="Footnote_20_Reference"><text:span text:style-name="T19"><text:note text:id="ftn1" text:note-class="footnote"><text:note-citation>1</text:note-citation><text:note-body><text:p text:style-name="Footer"><text:span text:style-name="Default_20_Paragraph_20_Font"><text:span text:style-name="T1"><text:s/>Нет атомной войне. Аминь</text:span></text:span></text:p></text:note-body></text:note></text:span></text:span></text:p>
      <text:p text:style-name="P41"/>
      <text:p text:style-name="P12">…шшшссс…</text:p>
      <text:p text:style-name="P12"/>
      <text:p text:style-name="P27"><text:soft-page-break/>Речь Папы была проникновенна и сильна,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27">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27"/>
      <text:p text:style-name="P27">Я уже открывал дверь в палату, когда услышал лениво брошенную в спину фразу.</text:p>
      <text:p text:style-name="P27"/>
      <text:p text:style-name="P39"><text:span text:style-name="Default_20_Paragraph_20_Font"><text:span text:style-name="T1">- Дед, собирай шмотки, скоро переезжаешь. На твоё место новенького поселяют. А тебя в соседнюю </text:span></text:span>палату.</text:p>
      <text:p text:style-name="P39"/>
      <text:p text:style-name="P27">Я повернулся.</text:p>
      <text:p text:style-name="P27"/>
      <text:p text:style-name="P27">- Когда переезд?</text:p>
      <text:p text:style-name="P27">- Завтра. Или послезавтра, если чувак в реанимации задержится.</text:p>
      <text:p text:style-name="P27">- А почему не новенького в соседнюю? На кой чёрт им я сдался?</text:p>
      <text:p text:style-name="P27"/>
      <text:p text:style-name="P27"><text:s/>Дредд удивлённо бухнулся на все четыре ножки стула. Тот жалобно заскрипел.</text:p>
      <text:p text:style-name="P27"/>
      <text:p text:style-name="P32">-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32"/>
      <text:p text:style-name="P32">Я криво улыбнулся</text:p>
      <text:p text:style-name="P32">-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2"/>
      <text:p text:style-name="P32">Дредд пожал плечами.</text:p>
      <text:p text:style-name="Text_20_body"><text:span text:style-name="Default_20_Paragraph_20_Font"><text:span text:style-name="T1">- Ну, не знаю, мне, в общем-то, пофиг, где ты лежишь. Вроде, за тебя попросили </text:span></text:span><text:span text:style-name="Default_20_Paragraph_20_Font"><text:span text:style-name="T20">твои</text:span></text:span><text:span text:style-name="Default_20_Paragraph_20_Font"><text:span text:style-name="T1"> яйцеголовые </text:span></text:span><text:span text:style-name="Default_20_Paragraph_20_Font"><text:span text:style-name="T20">коллеги </text:span></text:span><text:span text:style-name="Default_20_Paragraph_20_Font"><text:span text:style-name="T1">– за прошлые заслуги. Если хочешь, я передам главному, что ты против.</text:span></text:span></text:p>
      <text:p text:style-name="P32">- Передай, если не тяжело. Новенькому всё равно, куда ложиться, а мне – нет.</text:p>
      <text:p text:style-name="P27"/>
      <text:p text:style-name="P27">Только плотно закрыв дверь, я позволил себе перевести дух. В нормальном случае переезд в пустую палату из переполненой таки считается огромной удачей, при которой положено танцевать.</text:p>
      <text:p text:style-name="P39"><text:span text:style-name="Default_20_Paragraph_20_Font"><text:span text:style-name="T1">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text:span></text:span><text:soft-page-break/><text:span text:style-name="Default_20_Paragraph_20_Font"><text:span text:style-name="T1">согласен избавиться. В Чертогах Разума нет никого, кто желал бы помнить об </text:span></text:span><text:span text:style-name="Default_20_Paragraph_20_Font"><text:span text:style-name="T20">у</text:span></text:span><text:span text:style-name="Default_20_Paragraph_20_Font"><text:span text:style-name="T1">роках.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span></text:span></text:p>
      <text:p text:style-name="P27"/>
      <text:p text:style-name="P27">Так что нет, не за память я пекусь. Просто приём нейролептиков напрочь отключает не только память, но и сновидения – я проверял.</text:p>
      <text:p text:style-name="P27"/>
      <text:p text:style-name="P27">А мне нравятся сны.</text:p>
      <text:p text:style-name="P32"/>
      <text:p text:style-name="P1">***</text:p>
      <text:p text:style-name="P27"/>
      <text:p text:style-name="P27">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ь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27"/>
      <text:p text:style-name="P27">Я спускаюсь вниз и спрыгиваю с нижней ветки сосны на землю.</text:p>
      <text:p text:style-name="P27"/>
      <text:p text:style-name="P27">- Таки оторвались. Но обрыв мы не обойдём — он простирается в обе стороны, сколько видит глаз. Надо думать, как спуститься.</text:p>
      <text:p text:style-name="P27"/>
      <text:p text:style-name="P39"><text:span text:style-name="Default_20_Paragraph_20_Font"><text:span text:style-name="T1">Джет виновато смотрит на меня. Вот глупая пегаска! Она </text:span></text:span><text:span text:style-name="Default_20_Paragraph_20_Font"><text:span text:style-name="T8">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1">.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27"/>
      <text:p text:style-name="P27">- Каша будет готова через пять минут.</text:p>
      <text:p text:style-name="P27"/>
      <text:p text:style-name="P27">Словно бы в заглаживание вины своей немощности, Джет взяла готовку пищи на себя.</text:p>
      <text:p text:style-name="P27"/>
      <text:p text:style-name="P27">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text:soft-page-break/>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27"/>
      <text:p text:style-name="P27">Джет сидит у костра напротив меня и молча жуёт кашу.</text:p>
      <text:p text:style-name="P27">- Ты теперь до старости будешь его носить? - указываю я на одеяло.</text:p>
      <text:p text:style-name="P27">Пегаска только сильнее кутается в него. Кажется, она дрожит.</text:p>
      <text:p text:style-name="P27">- Тебе холодно? Может, подсядешь ближе к костру? Или давай я на тебя куртку накину?</text:p>
      <text:p text:style-name="P27"/>
      <text:p text:style-name="P27">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27"/>
      <text:p text:style-name="P27">Ладно же, мне эти странности уже осточертели!</text:p>
      <text:p text:style-name="P27">Я недоумё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ью. И это таки надо сделать, потому что даже паршивый горох заканчивается!</text:p>
      <text:p text:style-name="P27"/>
      <text:p text:style-name="P27">Едва слышу шорох сзади. Сначала чуть заметно коснувшись, Джет медленно прижимается ко мне всей спиной. Она сильно дрожит.</text:p>
      <text:p text:style-name="P27">Так мы согреваем друг-друга с тех пор, как сбежали от твердолобов – ночи стали заметно свежее.</text:p>
      <text:p text:style-name="P27">Но сейчас я отвергаю негласный договор. Это и раздражение на скрытность пегаски, и…</text:p>
      <text:p text:style-name="P27">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27"/>
      <text:p text:style-name="P27">- Джет, блин, у нас речка в двух шагах! Я понимаю, холодно, но нельзя ли помыться? От тебя воняет! Реально трудно находиться рядом с тобой…</text:p>
      <text:p text:style-name="P27"/>
      <text:p text:style-name="P27">Так же беззвучно, как возникло, касание пропадает. Пропадает и запах…</text:p>
      <text:p text:style-name="P27">Я закрываю глаза.</text:p>
      <text:p text:style-name="P27"/>
      <text:p text:style-name="P27">Просыпаюсь от холода. Щупаю рукой сзади себя. Наконец поворачиваюсь.</text:p>
      <text:p text:style-name="P27">Никого.</text:p>
      <text:p text:style-name="P27"/>
      <text:p text:style-name="P27">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text:soft-page-break/>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27"/>
      <text:p text:style-name="P27">…Полянка перед орешником пуста. Едва дымятся угли погасшего костра. В лунном свете цепочка отпечатков копыт в песке ведёт к реке.</text:p>
      <text:p text:style-name="P27">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27"/>
      <text:p text:style-name="P27">Ох, факнщит!!! М-м-мамочка…</text:p>
      <text:p text:style-name="P27"/>
      <text:p text:style-name="P27">Меня выворачивает наизнанку. Я падаю на колени и неистово блюю в воду. Течение уносит мой ужин к водопаду.</text:p>
      <text:p text:style-name="P27"/>
      <text:p text:style-name="P27">Рядом со мной на песке лежит часть крыла. Парочка опарышей ещё ползают по голубоватым перьям. Обломок кости белеет в лунном свете.</text:p>
      <text:p text:style-name="P27">Проклятье! Какой же я долбень! Грёбаный близорукий эгоистичный долбень!</text:p>
      <text:p text:style-name="P27"/>
      <text:p text:style-name="P27">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27"/>
      <text:p text:style-name="P27">Я ускоряюсь.</text:p>
      <text:p text:style-name="P27"/>
      <text:p text:style-name="P27">Пегаска, понурив голову, бредёт к скальному выступу, нависающему над каньоном. Чуть подумав у обрыва, она делает шаг в бездну.</text:p>
      <text:p text:style-name="P27">В последнем рывке я совершаю вратарский прыжок и хватаю пегаску за задние ноги. Дыхание перехватывает от удара животом и грудью о камни.</text:p>
      <text:p text:style-name="P27">Пегаска оборачивается. Её передняя нога застывает над пропастью.</text:p>
      <text:p text:style-name="P27"/>
      <text:p text:style-name="P27">- Джет, не дури, - хрипло прошу я осипшим от волнения голосом. - Я ступил. Я все эти дни тупил. Прости.</text:p>
      <text:p text:style-name="P27">-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27">Пегаска поворачивается навстречу пропасти.</text:p>
      <text:p text:style-name="P27"/>
      <text:p text:style-name="P27"><text:soft-page-break/>-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27">- Нет! Пожалуйста!!! Я вылечу тебя! Я… Я прижгу рану!</text:p>
      <text:p text:style-name="P27"/>
      <text:p text:style-name="P27">Сквозь рыдания я выкрикиваю какие-то сумасбродные идеи, пока пегаска молча стоит над бездной.</text:p>
      <text:p text:style-name="P27">Наконец она усмехается.</text:p>
      <text:p text:style-name="P27"/>
      <text:p text:style-name="P27">-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27"/>
      <text:p text:style-name="P27">Пегаска вздыхает.</text:p>
      <text:p text:style-name="P27">-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27"/>
      <text:p text:style-name="P27">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27"/>
      <text:p text:style-name="P27">Очень осторожно, словно бы извиняясь, Джет высвобождает сначала одну ногу из моего захвата. Потом вторую. Я тупо смотрю на свои пустые ладони.</text:p>
      <text:p text:style-name="P27"/>
      <text:p text:style-name="P27">- Ты был хорошим другом. Прощай.</text:p>
      <text:p text:style-name="P27"/>
      <text:p text:style-name="P27">-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Сонду считает, это не очень умное решение…</text:p>
      <text:p text:style-name="P27"/>
      <text:p text:style-name="P27">Мы оборачиваемся на голос. В свете первых лучей солнца на нас смотрит зебра.</text:p>
      <text:p text:style-name="P27"/>
      <text:h text:style-name="P50" text:outline-level="2">Глава 3</text:h>
      <text:p text:style-name="P1"/>
      <text:p text:style-name="P4">Безвременье тьмы, безмолвие камня, бессмыслие скуки - мои спутники в вечном заточении. К ним привыкаешь за первую тысячу лет.</text:p>
      <text:p text:style-name="P4">Невозможно привыкнуть к абсолютному холоду одиночества.</text:p>
      <text:p text:style-name="P27"/>
      <text:p text:style-name="P27"><text:soft-page-break/>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27"/>
      <text:p text:style-name="P27">- Вы сами видите… - обратился Лысый к Алексу. - Я бы его за периметр не выпускал. Во избежание... <text:s/>Вам решать, разумеется.</text:p>
      <text:p text:style-name="P27">-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27"/>
      <text:p text:style-name="P27">Лысый грузно поднялся. Скрипнула дверь и мы остались один на один.</text:p>
      <text:p text:style-name="P27"/>
      <text:p text:style-name="P27">- П-привет, Дедлайн - пробормотал Алекс.</text:p>
      <text:p text:style-name="P27">- Привет, сослуживец, - криво усмехнулся я. Старое командное прозвище в устах моего бывшего босса не вызвало во мне ностальгии.</text:p>
      <text:p text:style-name="P27"/>
      <text:p text:style-name="P27">Алекс на миг встретился со мной взглядом и снова опустил глаза. В переговорной установилось звенящее молчание.</text:p>
      <text:p text:style-name="P27">…</text:p>
      <text:p text:style-name="P27">- Ты же знаешь, у нас не было другого выхода. Извини.</text:p>
      <text:p text:style-name="P27">- Да ладно. Мне-то что? Тут неплохо кормят.</text:p>
      <text:p text:style-name="P27">- Парк для прогулок будут увеличивать. Мы присоединили к территории автостоянку и засадили её соснами, - 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27">- А вот этого, как раз, не надо, - прервал я извинения Алекса. - Мне и в текущей неплохо. Говори, зачем позвал? И учти, если пришёл просить меня вернуться — можешь не терять времени. Не вернусь.</text:p>
      <text:p text:style-name="P27"/>
      <text:p text:style-name="P39"><text:span text:style-name="Default_20_Paragraph_20_Font"><text:span text:style-name="T1">Алекс барабанил пальцами по столу, остранён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8">Облако в виде смешной крылатой лошадки приближалось по небосводу к серым корпусам больницы</text:span></text:span><text:span text:style-name="Default_20_Paragraph_20_Font"><text:span text:style-name="T1">.</text:span></text:span></text:p>
      <text:p text:style-name="P27"/>
      <text:p text:style-name="P39"><text:span text:style-name="Default_20_Paragraph_20_Font"><text:span text:style-name="T1">Наконец Алекс пожал плечами и </text:span></text:span><text:span text:style-name="Default_20_Paragraph_20_Font"><text:span text:style-name="T8">посмотрел мне в глаза</text:span></text:span><text:span text:style-name="Default_20_Paragraph_20_Font"><text:span text:style-name="T1">.</text:span></text:span></text:p>
      <text:p text:style-name="P27">- Дед, у нас проблемы. Хэвэн начала убивать.</text:p>
      <text:p text:style-name="P27"/>
      <text:p text:style-name="P27">Я откинулся на спинку стула и громко похлопал в ладоши.</text:p>
      <text:p text:style-name="P27"><text:soft-page-break/>- Алекс, поздравляю! Я вас предупреждал, что этим всё и закончится. Ты же, когда сажал меня сюда, смеялся мне в лицо - спасибо, хоть тапочки разрешил захватить. И четыре <text:s/>палаты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27"/>
      <text:p text:style-name="P27">Мой бывший прожект-менеджер досадливо сморщился и откинулся на спинку стула.</text:p>
      <text:p text:style-name="P27">-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text:p>
      <text:p text:style-name="P27"/>
      <text:p text:style-name="P27">… Алекс терпеливо подождал, пока я прекращу ржать.</text:p>
      <text:p text:style-name="P27"/>
      <text:p text:style-name="P39"><text:span text:style-name="Default_20_Paragraph_20_Font"><text:span text:style-name="T1">-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20"> ведь большинство из них т</text:span></text:span><text:span text:style-name="Default_20_Paragraph_20_Font"><text:span text:style-name="T1">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Я не говорил тебе этого.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27">Дед, всего пару советов, и ты спасешь кучу людей.</text:p>
      <text:p text:style-name="P27"/>
      <text:p text:style-name="P27">Я покачал головой.</text:p>
      <text:p text:style-name="P27">-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27"/>
      <text:p text:style-name="P27">Алекс долго молчал.</text:p>
      <text:p text:style-name="P27">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27"/>
      <text:p text:style-name="P27">-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27">-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27"><text:soft-page-break/></text:p>
      <text:p text:style-name="P27">Я сжал кулаки и встал. Дверь отворилась и заглянул Лысый. Алекс отрицательно мотнул ему головой.</text:p>
      <text:p text:style-name="P27">- Всё в порядке. Мы общаемся.</text:p>
      <text:p text:style-name="P27"/>
      <text:p text:style-name="P27">Дверь закрылась. Я сел и отвернулся к окну.</text:p>
      <text:p text:style-name="P27"/>
      <text:p text:style-name="P27">-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27"/>
      <text:p text:style-name="P27">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27"/>
      <text:p text:style-name="P27">- В разумных пределах, говоришь?</text:p>
      <text:p text:style-name="P27">- В разумных.</text:p>
      <text:p text:style-name="P27">- А забор будет?</text:p>
      <text:p text:style-name="P39"><text:span text:style-name="Default_20_Paragraph_20_Font"><text:span text:style-name="T1">- Да. Забор убрать не проси. Это невозможно, Дед. Это за пределами разумного. Брюс никогда в жизни такое не подпишет. Будет и забор, и вооружённая охрана. Сам понимаешь. Но, учитывая текущую ситуацию </text:span></text:span><text:span text:style-name="Default_20_Paragraph_20_Font"><text:span text:style-name="T20">забор</text:span></text:span><text:span text:style-name="Default_20_Paragraph_20_Font"><text:span text:style-name="T1"> нужен, скорее, для твоей </text:span></text:span><text:span text:style-name="Default_20_Paragraph_20_Font"><text:span text:style-name="T20">же </text:span></text:span><text:span text:style-name="Default_20_Paragraph_20_Font"><text:span text:style-name="T1">защиты, чем...</text:span></text:span></text:p>
      <text:p text:style-name="P12"/>
      <text:p text:style-name="P27">- Понятно.</text:p>
      <text:p text:style-name="P27"/>
      <text:p text:style-name="P39"><text:span text:style-name="Default_20_Paragraph_20_Font"><text:span text:style-name="T1">Я решил схитрить. Просто из интереса. Кроме него, больше ловить тут было нечего. </text:span></text:span><text:span text:style-name="Default_20_Paragraph_20_Font"><text:span text:style-name="T20">Тот Алекс, которого я когда-то знал, давно умер. А, может, никогда и не рождался.</text:span></text:span></text:p>
      <text:p text:style-name="P24"/>
      <text:p text:style-name="P39"><text:span text:style-name="Default_20_Paragraph_20_Font"><text:span text:style-name="T1">-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20">как только ходить научился</text:span></text:span><text:span text:style-name="Default_20_Paragraph_20_Font"><text:span text:style-name="T1">.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20">в таких </text:span></text:span><text:span text:style-name="Default_20_Paragraph_20_Font"><text:span text:style-name="T1">вот </text:span></text:span><text:span text:style-name="Default_20_Paragraph_20_Font"><text:span text:style-name="T20">условиях</text:span></text:span><text:span text:style-name="Default_20_Paragraph_20_Font"><text:span text:style-name="T1">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27"/>
      <text:p text:style-name="P27">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27"><text:soft-page-break/></text:p>
      <text:p text:style-name="P39"><text:span text:style-name="Default_20_Paragraph_20_Font"><text:span text:style-name="T1">- Дед, вот ты зря корчишь из себя такого прожжёного циника. Я-то знаю, что ты не такой. </text:span></text:span><text:span text:style-name="Default_20_Paragraph_20_Font"><text:span text:style-name="T20">Да не хмурься,</text:span></text:span><text:span text:style-name="Default_20_Paragraph_20_Font"><text:span text:style-name="T1">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 охотно делятся своим </text:span></text:span>CRONOS<text:span text:style-name="Default_20_Paragraph_20_Font"><text:span text:style-name="T1">, — и, самое главное, выдумать правдоподобную причину перед старцами,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Военные?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новичку. Ты сам проговаривал это десятки раз новобранцам...</text:span></text:span></text:p>
      <text:p text:style-name="P27"/>
      <text:p text:style-name="P27">Алекс вытер платком пот.</text:p>
      <text:p text:style-name="P27"/>
      <text:p text:style-name="P27">-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а. Блин, нашим ТАК тебя не хватает! Особенно Стелле. Ты для нас по-прежнему Дедлайн - душа проекта!</text:p>
      <text:p text:style-name="P27">- Ну да,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27">- Дед, - мягко остановил меня Алекс. - Не надо. Не даешь мне помечтать, жестокий человек…</text:p>
      <text:p text:style-name="P27"/>
      <text:p text:style-name="P27">Выплюнув жвачку в салфетку и аккуратно препроводив бумажный шарик в ведро, Алекс печально развёл руками.</text:p>
      <text:p text:style-name="P27"/>
      <text:p text:style-name="P27">-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27">- Разумеется, знал, – отдался воспоминаниям и я. – Это ж от идеи, что партнёра по бизнесу можно уничтожить физически, у Нэша поехала крыша.</text:p>
      <text:p text:style-name="P27">-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text:soft-page-break/>обязательства, Дедлайн. Ты теперь для Хэвэн как отец. Она – твоё детище. Как ты можешь желать ей смерти?</text:p>
      <text:p text:style-name="P27">-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27"/>
      <text:p text:style-name="P27">Алекс скучающе завёл глаза.</text:p>
      <text:p text:style-name="P39"><text:span text:style-name="Default_20_Paragraph_20_Font"><text:span text:style-name="T1">-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ракетчиков всё очень печально – то, что они гордо называют “Стратегический ИИ </text:span></text:span>CRONOS<text:span text:style-name="Default_20_Paragraph_20_Font"><text:span text:style-name="T1">”, годится разве что для улучшенного автопилота штурмового дрона. Не говоря уже о том, что мы не сражаемся вгорячую.</text:span></text:span></text:p>
      <text:p text:style-name="P27"/>
      <text:p text:style-name="P27">Алекс посмотрел на часы, нахмурился и продолжил.</text:p>
      <text:p text:style-name="P39"><text:span text:style-name="Default_20_Paragraph_20_Font"><text:span text:style-name="T1">- И, надеюсь, не будем. Потому что горячая война означает конец. Всем и навсегда. Кибермозг бледных на шесть лет старше нашего </text:span></text:span>CRONOS<text:span text:style-name="Default_20_Paragraph_20_Font"><text:span text:style-name="T1"> – недостижимое преимущество в теперешних реалиях. К счастью, <text:s/>их </text:span></text:span>CAESAR<text:span text:style-name="Default_20_Paragraph_20_Font"><text:span text:style-name="T1">, как и </text:span></text:span>CRONOS<text:span text:style-name="Default_20_Paragraph_20_Font"><text:span text:style-name="T1">,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27"/>
      <text:p text:style-name="P27">-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27"/>
      <text:p text:style-name="P39"><text:span text:style-name="Default_20_Paragraph_20_Font"><text:span text:style-name="T1">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20">продолжил</text:span></text:span><text:span text:style-name="Default_20_Paragraph_20_Font"><text:span text:style-name="T1">.</text:span></text:span></text:p>
      <text:p text:style-name="P27"/>
      <text:p text:style-name="P27">-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ут конкурирующие кибермозги бледных. И тогда нам конец.</text:p>
      <text:p text:style-name="P27"/>
      <text:p text:style-name="P27">-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27"><text:soft-page-break/></text:p>
      <text:p text:style-name="P27">Я оборвал смех.</text:p>
      <text:p text:style-name="P27">-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27"/>
      <text:p text:style-name="P39"><text:span text:style-name="Default_20_Paragraph_20_Font"><text:span text:style-name="T1">- Ладно, я уже вижу, что теряю время, - тяжело поднялся Алекс. - Очень жаль. Если ты передумаешь, просто сообщи </text:span></text:span><text:span text:style-name="Default_20_Paragraph_20_Font"><text:span text:style-name="T20">персоналу</text:span></text:span><text:span text:style-name="Default_20_Paragraph_20_Font"><text:span text:style-name="T1">, что хочешь позвонить мне. Тебя соединят в любое время. Да, чуть было не забыл!</text:span></text:span></text:p>
      <text:p text:style-name="P27"/>
      <text:p text:style-name="P27">Босс вытащил из внутреннего кармана пиджака бутылку «Джентльмен Джека» и поставил передо мной.</text:p>
      <text:p text:style-name="P27"/>
      <text:p text:style-name="P27">- Это от меня лично. Мне действительно не хватает старых добрых времён. Что бы ты там себе ни думал.</text:p>
      <text:p text:style-name="P27"/>
      <text:p text:style-name="P27">Алекс пошёл к выходу. У двери он замялся и вдруг обернулся.</text:p>
      <text:p text:style-name="P39"><text:span text:style-name="Default_20_Paragraph_20_Font"><text:span text:style-name="T1">- А, знаешь, что самое страшное </text:span></text:span><text:span text:style-name="Default_20_Paragraph_20_Font"><text:span text:style-name="T20">видится </text:span></text:span><text:span text:style-name="Default_20_Paragraph_20_Font"><text:span text:style-name="T1">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27"/>
      <text:p text:style-name="P27">- Что? - я недоумённо уставился на Алекса.</text:p>
      <text:p text:style-name="P27"/>
      <text:p text:style-name="P27">- Дедлайн, ты собираешь узор из шестнадцати кубиков по картинке за пару секунд. При этом ещё успеваешь инвертировать цвета.</text:p>
      <text:p text:style-name="P27"/>
      <text:p text:style-name="P27">Алекс вышел.</text:p>
      <text:p text:style-name="P1"><text:line-break/>***</text:p>
      <text:p text:style-name="P27"/>
      <text:p text:style-name="P27">… Стражница напротив вот уже полчаса молча сверлит меня взглядом.</text:p>
      <text:p text:style-name="P27"/>
      <text:p text:style-name="P27">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27"/>
      <text:p text:style-name="P27">Я тайком смотрю на своё отражение в зеркальце, висящем на шее этой мрачной зебры. Нифига, лоб чистый, никаких каракулей не наблюдается.</text:p>
      <text:p text:style-name="P27"><text:soft-page-break/></text:p>
      <text:p text:style-name="P27">- А можно..? - наконец, начинаю я.</text:p>
      <text:p text:style-name="P27">- Нельзя, - обрывает зебра. - Зеррика сама выйдет, когда закончит.</text:p>
      <text:p text:style-name="P27"/>
      <text:p text:style-name="P27">Подчёркивая сказанное, стражница перекрывает вход в палатку копьём.</text:p>
      <text:p text:style-name="P27"/>
      <text:p text:style-name="P27">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27"/>
      <text:p text:style-name="P27">Джет до последнего момента казалась мне сделаной из железа — может быть, именно поэтому я не догадывался, что с ней происходит что-то плохое.</text:p>
      <text:p text:style-name="P27">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27"/>
      <text:p text:style-name="P27">Я закрываю глаза, пытаясь вспомнить…</text:p>
      <text:p text:style-name="P27"/>
      <text:p text:style-name="P1">~~~</text:p>
      <text:p text:style-name="P12"/>
      <text:p text:style-name="P12">- Будь проклята война и я вместе с ней…</text:p>
      <text:p text:style-name="P12">.</text:p>
      <text:p text:style-name="P12">.</text:p>
      <text:p text:style-name="P12">.</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soft-page-break/>.</text:p>
      <text:p text:style-name="P12">Я открываю глаза и вижу фигуру в голубом.</text:p>
      <text:p text:style-name="P12"/>
      <text:p text:style-name="P12">- Быстро! За мной! - торопливо шепчет мне она.</text:p>
      <text:p text:style-name="P12">Я послушно ползу среди костей и раздавленных черепов за голубой пони… Пони? Какой ещё, к дьяволу, пони?</text:p>
      <text:p text:style-name="P12">- Пегаской! - шипит, оборачиваясь, она. - Если ты ещё не заметил, у меня крылья!</text:p>
      <text:p text:style-name="P20"/>
      <text:p text:style-name="P12">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2">Черепа… Кости… Пегаска в броне… Чушь какая-то!</text:p>
      <text:p text:style-name="P12"/>
      <text:p text:style-name="P12">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2"/>
      <text:p text:style-name="P12">- Какого чё…?!!</text:p>
      <text:p text:style-name="P12">-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2">- Появится кто? - спрашиваю я, потирая ушибленную о каменный свод макушку.</text:p>
      <text:p text:style-name="P12"/>
      <text:p text:style-name="P12">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2"/>
      <text:p text:style-name="P12">Я пригибаюсь к уху поньки и еле слышно шепчу:</text:p>
      <text:p text:style-name="P12">- Кто это?</text:p>
      <text:p text:style-name="P12">- Агамемнон, - так же, едва шевеля губами, шепчет поняха. - Он сегодня голодный - остался без обеда. И у него хороший слух.</text:p>
      <text:p text:style-name="P12"/>
      <text:p text:style-name="P12">Я снова чешу ушибленный лоб.</text:p>
      <text:p text:style-name="P12">- Мне это имя вообще ничего не говорит.</text:p>
      <text:p text:style-name="P12"/>
      <text:p text:style-name="P12">Пегаска критически смотрит на меня.</text:p>
      <text:p text:style-name="P12"><text:soft-page-break/>- Вроде, разговаривает – значит, разумен. Наверное. И не так уж он сильно макушкой стукнулся, я осторожно тащила, - пегаска трогает копытом мне лоб, - не, шишка маленькая, сотрясения не должно быть. Может, ему гормонами мозги отшибло?</text:p>
      <text:p text:style-name="P12"/>
      <text:p text:style-name="P12">Пегаска пробует потрогать меня в паху, но я с возмущением отбрасываю её копыто.</text:p>
      <text:p text:style-name="P12"/>
      <text:p text:style-name="P12">- Ты с Л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2"/>
      <text:p text:style-name="P12">От беспокойной возни снаружи скала дрожит. Кто-то шумно зевает и с металлическим скрежетом чешется.</text:p>
      <text:p text:style-name="P12"/>
      <text:p text:style-name="P12">- Так откуда ты? - пытливо спрашивает поняха.</text:p>
      <text:p text:style-name="P12">-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2"/>
      <text:p text:style-name="P12">Я закрываю глаза и сосредотачиваюсь…</text:p>
      <text:p text:style-name="P12"/>
      <text:p text:style-name="P12">…</text:p>
      <text:p text:style-name="P12"/>
      <text:p text:style-name="P12">- Не помню.</text:p>
      <text:p text:style-name="P12">- Что? - удивляется поняха. - Не помнишь, где твой дом?</text:p>
      <text:p text:style-name="P12">- Нет.</text:p>
      <text:p text:style-name="P12">- А как попал в гнездо Агамемнона — помнишь?</text:p>
      <text:p text:style-name="P12">- Нет.</text:p>
      <text:p text:style-name="P12">- А кто ты — помнишь?</text:p>
      <text:p text:style-name="P12">- Нет.</text:p>
      <text:p text:style-name="P12">-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12">- Я помню сияние, - бормочу я. Мне становится муторно. Я помню, что такое ящик пепси, что такое ноутбук или картофельные чипсы. Но кто такой я — не помню абсолютно.</text:p>
      <text:p text:style-name="P12"/>
      <text:p text:style-name="P12">-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text:soft-page-break/>процессе ловли. Тебе повезло, что не зацепил — иначе съел бы на месте, пока ты не испортился на жаре. Агамемнон не любит протухшее.</text:p>
      <text:p text:style-name="P12">- Следующий обед? - я мучительно пытаюсь ухватить логическую нить. - А кто предыдущий?</text:p>
      <text:p text:style-name="P12">-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2"/>
      <text:p text:style-name="P12">Пегаска склоняет шею и я вижу огромную шишку с кровоподтёком на затылке поняхи.</text:p>
      <text:p text:style-name="P12"/>
      <text:p text:style-name="P12">- Только у меня голова крепче твоей. Я-то всё помню, - пегаска ободряюще хлопает меня по плечу. - <text:s/>Ну, если честно, то на мне ещё шлем был, так что не расстраивайся.</text:p>
      <text:p text:style-name="P12"/>
      <text:p text:style-name="P12">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2"/>
      <text:p text:style-name="P12">Я прижимаю к вискам кончики пальцев и зажмуриваюсь.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2"/>
      <text:p text:style-name="P12">…</text:p>
      <text:p text:style-name="P12">СИЯНИЕ</text:p>
      <text:p text:style-name="P12">…</text:p>
      <text:p text:style-name="P39"><text:span text:style-name="Default_20_Paragraph_20_Font"><text:span text:style-name="T21">Оно п</text:span></text:span><text:span text:style-name="Default_20_Paragraph_20_Font"><text:span text:style-name="T3">овсюду. </text:span></text:span><text:span text:style-name="Default_20_Paragraph_20_Font"><text:span text:style-name="T21">Нет верха и низа, нет направлений и расстояний. Нет м</text:span></text:span><text:span text:style-name="Default_20_Paragraph_20_Font"><text:span text:style-name="T3">ыслей. Нет чувств. Нет времени. Есть только бесконечное сияние…</text:span></text:span></text:p>
      <text:p text:style-name="P12">.</text:p>
      <text:p text:style-name="P12">Кто я?</text:p>
      <text:p text:style-name="P12">.</text:p>
      <text:p text:style-name="P12">Где я?</text:p>
      <text:p text:style-name="P12">.</text:p>
      <text:p text:style-name="P12">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2">Внезапно фигура как будто наклоняется ко мне и почти выкрикивает фразу. Видение рушится, но фраза впечатывается в память:</text:p>
      <text:p text:style-name="P12">- ИДИ В ДРОГОНШТЕРН!</text:p>
      <text:p text:style-name="P12"/>
      <text:p text:style-name="P12"><text:soft-page-break/>…</text:p>
      <text:p text:style-name="P12"/>
      <text:p text:style-name="P12">- Я ВСПОМНИЛ! ВСПОМНИЛ! ДРОГОНШТЕРН!!! - я хлопаю себя по лбу. - Мне нужно попасть в Дрогонштерн!</text:p>
      <text:p text:style-name="P12"/>
      <text:p text:style-name="P12">Поняха закатывает глаза и стукается лбом о камень.</text:p>
      <text:p text:style-name="P39"><text:span text:style-name="Default_20_Paragraph_20_Font"><text:span text:style-name="T3">- </text:span></text:span><text:span text:style-name="Default_20_Paragraph_20_Font"><text:span text:style-name="T4">Я ЖЕ ПРЕДУПРЕЖДАЛА, ПОТИШЕ!!!</text:span></text:span><text:span text:style-name="Default_20_Paragraph_20_Font"><text:span text:style-name="T3"> - орёт в свою очередь понька. - Что за тупой жереб попался!</text:span></text:span></text:p>
      <text:p text:style-name="P12"/>
      <text:p text:style-name="P12">Снаружи беспокойно возятся, что-то неразборчиво пыхтят и внезапно валун, под которым мы прячемся, возносится над нашими головами.</text:p>
      <text:p text:style-name="P12"/>
      <text:p text:style-name="P12">Поняха бросается на меня, сбив с ног и закрыв телом и крыльями.</text:p>
      <text:p text:style-name="P12"/>
      <text:p text:style-name="P12">-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2">- А как же ты? Он же съест тебя?</text:p>
      <text:p text:style-name="P12">- Не беспокойся, я в последний момент извернусь и улечу. Действуй!</text:p>
      <text:p text:style-name="P12"/>
      <text:p text:style-name="P12">Через накрывшую меня голубую гриву я вижу красного дракона величиной с баобаб. Одной лапой он сжимает наш валун. Второй задумчиво почёсывает затылок.</text:p>
      <text:p text:style-name="P12"/>
      <text:p text:style-name="P39"><text:span text:style-name="Default_20_Paragraph_20_Font"><text:span text:style-name="T3">- </text:span></text:span><text:span text:style-name="Default_20_Paragraph_20_Font"><text:span text:style-name="T4">ВИЖУ СБЕЖАВШИЙ ВЧЕРАШНИЙ ОБЕД. ЕЩЁ НЕ ПРОТУХ. ХОРОШО.</text:span></text:span></text:p>
      <text:p text:style-name="P12">- Ну так и жри, пока не скисло! - орёт поняха, повернув к нему голову.</text:p>
      <text:p text:style-name="P39"><text:span text:style-name="Default_20_Paragraph_20_Font"><text:span text:style-name="T3">- </text:span></text:span><text:span text:style-name="Default_20_Paragraph_20_Font"><text:span text:style-name="T4">ЕЩЁ И РУГАЕТСЯ,</text:span></text:span><text:span text:style-name="Default_20_Paragraph_20_Font"><text:span text:style-name="T3"> - недовольно замечает дракон. - </text:span></text:span><text:span text:style-name="Default_20_Paragraph_20_Font"><text:span text:style-name="T4">СЛИШКОМ СЫРОЙ</text:span></text:span><text:span text:style-name="Default_20_Paragraph_20_Font"><text:span text:style-name="T3">. </text:span></text:span><text:span text:style-name="Default_20_Paragraph_20_Font"><text:span text:style-name="T4">НАДО ПРОЖАРИТЬ ПОЛУЧШЕ.</text:span></text:span></text:p>
      <text:p text:style-name="P12"/>
      <text:p text:style-name="P12">Внезапно он открывает пасть и к нам стремится поток зелёного пламени.</text:p>
      <text:p text:style-name="P12">Пегаска пищит и прижимается ко мне покрепче. Я завороженно смотрю навстречу гибели…</text:p>
      <text:p text:style-name="P12"/>
      <text:p text:style-name="P12">…Выглядит так, что на полпути к нам поток пламени натыкается на прозрачную золотистую стену. Зелёная струя встречается с укрывшей мня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2"/>
      <text:p text:style-name="P12"><text:soft-page-break/>Пегаска ориентруется первой.</text:p>
      <text:p text:style-name="P12"/>
      <text:p text:style-name="P12">- Бежим! - она вскакивает и указывает направление.</text:p>
      <text:p text:style-name="P12">Я припускаю со всех ног. Безумие последнего часа выбивает из меня способность мыслить.</text:p>
      <text:p text:style-name="P12"/>
      <text:p text:style-name="P12">… И потому я останавливаюсь у края пропасти, руководствуясь исключительно рефлексами.</text:p>
      <text:p text:style-name="P12">Пару камешков срывается у меня из-под ноги и скрывается в голубоватой дымке. Я перевожу дух.</text:p>
      <text:p text:style-name="P12"/>
      <text:p text:style-name="P12">- Почему остановился?!! Прыгай! - пегаска останавливается рядом и указывает копытом прямо вниз. - Прыгай, если хочешь жить!</text:p>
      <text:p text:style-name="P12"><text:s/></text:p>
      <text:p text:style-name="P39"><text:span text:style-name="Default_20_Paragraph_20_Font"><text:span text:style-name="T4">- НЕНАВИЖУ ПОНЯЧЬЮ МАГИЮ! НЕ ВЫНОШУ ПОНИ!!! ВИДЕТЬ ИХ БОЛЬШЕ НЕ ХОЧУ В СВОЁМ ГНЕЗДЕ!</text:span></text:span><text:span text:style-name="Default_20_Paragraph_20_Font"><text:span text:style-name="T3"> - орёт Агамемнон, протирая глаза.</text:span></text:span></text:p>
      <text:p text:style-name="P12"/>
      <text:p text:style-name="P12">Я молча стою и смотрю вниз, хлопая глазами.</text:p>
      <text:p text:style-name="P12"/>
      <text:p text:style-name="P12">Пегаска всё понимает. Она приседает, как будто готовясь к прыжку. Я делаю маленький шажок назад, не желая прыгать.</text:p>
      <text:p text:style-name="P12"/>
      <text:p text:style-name="P12">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2"/>
      <text:p text:style-name="P12">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2">Довольно скоро я оказываюсь в захвате передних ноги пегаски и к моим воплям присоединяется её протяжный визг.</text:p>
      <text:p text:style-name="P12"/>
      <text:p text:style-name="P12">- А-А-А-А-А-А-А-А-А-А!!!</text:p>
      <text:p text:style-name="P12"/>
      <text:p text:style-name="P12">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2"/>
      <text:p text:style-name="P12">…</text:p>
      <text:p text:style-name="P12"/>
      <text:p text:style-name="P20"/>
      <text:p text:style-name="P12"><text:soft-page-break/>- Да ты совсем чокнулась, коняга долбанутая! - ору я, как только выныриваю, - я же мог разбиться!!!</text:p>
      <text:p text:style-name="P12">- Ты хочешь сказать, что сгореть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2">-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2"/>
      <text:p text:style-name="P12">Пегаска сникает.</text:p>
      <text:p text:style-name="P12"/>
      <text:p text:style-name="P12">- Не могла…</text:p>
      <text:p text:style-name="P12"/>
      <text:p text:style-name="P12">Она молча, не попытавшись смахнуть воду, отворачивается и разворачмвает правое крыло. Где-то на половине длины второго сустава оно безжизненно свисает под неестественным углом.</text:p>
      <text:p text:style-name="P12"/>
      <text:p text:style-name="P12">- Если бы могла летать - не задержалась бы в гнезде Агамемнона… Сломала вчера на вираже, когда уходила от погони.</text:p>
      <text:p text:style-name="P12"/>
      <text:p text:style-name="P12">У меня пересыхает в горле.</text:p>
      <text:p text:style-name="P12"/>
      <text:p text:style-name="P12">- Так ты тащила меня со сломаным крылом? А как же..? Ох… - я хочу спросить, как она планировала уходить от Агамемнона, когда прикрывала меня своим телом, но запинаюсь.</text:p>
      <text:p text:style-name="P12"/>
      <text:p text:style-name="P12">Иногда ты довольно туго соображаешь, чувак! Жертвенность этой поняхи заслуживает большей награды, чем ты можешь дать сейчас.</text:p>
      <text:p text:style-name="P12"/>
      <text:p text:style-name="P12">Я примирительно треплю пегаску по голубой гриве и неумело глажу по крупу, стряхивая воду.</text:p>
      <text:p text:style-name="P12"/>
      <text:p text:style-name="P12">- Извини, подруга. Я ступил.</text:p>
      <text:p text:style-name="P12"/>
      <text:p text:style-name="P12">Та немедленно поворачивается. Одно движение ноги стирает слёзы с носа и по улыбке во всю ширину мордахи я понимаю, что прощён.</text:p>
      <text:p text:style-name="P12"/>
      <text:p text:style-name="P12">-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2">- Да уж, - ёжусь я, - твой дедушка тобой гордился бы.</text:p>
      <text:p text:style-name="P12"><text:soft-page-break/>- А он и гордился, - сияет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2"/>
      <text:p text:style-name="P12">Я присвистываю.</text:p>
      <text:p text:style-name="P12">- Фигасе у тебя был дедуля. Как ты вообще выжила?</text:p>
      <text:p text:style-name="P12"/>
      <text:p text:style-name="P12">Пегаска смущается.</text:p>
      <text:p text:style-name="P12">-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2"><text:line-break/>Я пытаюсь подбодрить голубую лошадку и хлопаю её по шее.</text:p>
      <text:p text:style-name="P12">- Не грусти. Крыло заживёт и ты снова будешь летать наперегонки с дедом! Или падать – что больше нравится.</text:p>
      <text:p text:style-name="P12"/>
      <text:p text:style-name="P12">У пегаски дрожат губы и уголки глаз подозрительно блестят.</text:p>
      <text:p text:style-name="P12">- Не получится. Никогда-никогда. Он однажды улетел разгонять грозу и в облаке на полной скорости врезался в гору.</text:p>
      <text:p text:style-name="P12"/>
      <text:p text:style-name="P12">Да уж, чувак, ты умеешь утешать!</text:p>
      <text:p text:style-name="P12"/>
      <text:p text:style-name="P12">Я снова глажу пегаску. Та в ответ неожиданно сильно прижимается ко мне, помогая себе передней ногой.</text:p>
      <text:p text:style-name="P12"/>
      <text:p text:style-name="P12">- Ай! - я свободной рукой отстраняю поняху.</text:p>
      <text:p text:style-name="P12">- И-извини… Я расклеилась. Мне нужно было утешиться. Я думала, ты меня поймешь, - бормочет пегаска и отворачивается.</text:p>
      <text:p text:style-name="P12">- Да нет, не в том дело.</text:p>
      <text:p text:style-name="P12"/>
      <text:p text:style-name="P12">Я лезу рукой под рубашку, нашаривая колющий грудь предмет.</text:p>
      <text:p text:style-name="P12"/>
      <text:p text:style-name="P12">- Ого! Что это за хрень?</text:p>
      <text:p text:style-name="P12"/>
      <text:p text:style-name="P12">У меня на ладони красуется золотая фигурка. Грациозный длинноногий пегас с пышной гривой, длинной шеей и, почему-то, с рогом.</text:p>
      <text:p text:style-name="P12"><text:soft-page-break/>Фигурка широко раскрыла крылья и бьёт передними ногами в воздух. К фигурке крепится цепочка, охватывающая мою шею.</text:p>
      <text:p text:style-name="P12"/>
      <text:p text:style-name="P12">-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2">- Естественно, не пегасье. Это моё украшение. Знать бы только, как оно у меня оказалось!</text:p>
      <text:p text:style-name="P12"/>
      <text:p text:style-name="P12">Я пытаюсь снять цепочку, но не могу взять её в руку. Золотистое сияние охватывает мою шею и мягко отталкивает руку прочь.</text:p>
      <text:p text:style-name="P12"/>
      <text:p text:style-name="P12">- Чего-о-о?!! Не понял!</text:p>
      <text:p text:style-name="P12"/>
      <text:p text:style-name="P12">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2"/>
      <text:p text:style-name="P12">- Кажется, я понимаю, что спасло нас от Агамемнона!</text:p>
      <text:p text:style-name="P12">- Эмм… Ты?</text:p>
      <text:p text:style-name="P12"/>
      <text:p text:style-name="P12">Пегаска тычет копытом в украшение. Золотое свечение останавливает её ногу в сантиметре от моей груди.</text:p>
      <text:p text:style-name="P12"/>
      <text:p text:style-name="P12">- Я не о том. Вот то золотое марево, которое защитило нас от пламени дракона – это её копыт дело!</text:p>
      <text:p text:style-name="P12">- Её? - я чешу в затылке, - Тогда уже его. Украшение – оно. Блин, щекочется – а я даже снять его не могу!</text:p>
      <text:p text:style-name="P12">- Её. <text:s/>Украшение – кобылка, - объясняет пегаска. - Это тебе любой пони скажет.</text:p>
      <text:p text:style-name="P12"/>
      <text:p text:style-name="P12">Я ещё раз гляжу на фигурку и чешу в затылке.</text:p>
      <text:p text:style-name="P12">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2"/>
      <text:p text:style-name="P12">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2">…</text:p>
      <text:p text:style-name="P12">Я открываю глаза и вижу пегаску, уставившуюся на меня во все глаза.</text:p>
      <text:p text:style-name="P12"/>
      <text:p text:style-name="P12"><text:soft-page-break/>- Ты в порядке?</text:p>
      <text:p text:style-name="P12"/>
      <text:p text:style-name="P12">Я запускаю руку под рубашку и немного шарю.</text:p>
      <text:p text:style-name="P12">Ну дела! Ни фигурки, ни цепочки.</text:p>
      <text:p text:style-name="P12"/>
      <text:p text:style-name="P12">- Не знаю. Вроде, да. Но кулон исчез.</text:p>
      <text:p text:style-name="P12">- Никуда он не исчез. <text:s/>Я видела, как эта фиговина растворилась у тебя в груди!</text:p>
      <text:p text:style-name="P12">- Прямо через рубашку?</text:p>
      <text:p text:style-name="P12">- Угу! Она так сияла, что я даже твои рёбра видела. То ещё зрелище…</text:p>
      <text:p text:style-name="P12"/>
      <text:p text:style-name="P12">Я хмыкаю, тру висок и в конце-концов плюю на попытки что-либо понять.</text:p>
      <text:p text:style-name="P12"/>
      <text:p text:style-name="P12">- В общем, попытка номер два.</text:p>
      <text:p text:style-name="P12">- Ась? - недоумённо спрашивает пегаска.</text:p>
      <text:p text:style-name="P12"/>
      <text:p text:style-name="P12">Я в ответ осторожно, не касаясь повреждённого крыла, обнимаю её и прижимаю к себе покрепче.</text:p>
      <text:p text:style-name="P12"/>
      <text:p text:style-name="P12">- Спасибо, что спасла меня. Серьёзно.</text:p>
      <text:p text:style-name="P12"/>
      <text:p text:style-name="P12">Я чувствую, как расслабляется в моих руках поняха, буквально упёршись в меня грудью и положив голову на плечо.</text:p>
      <text:p text:style-name="P12"/>
      <text:p text:style-name="P12">- Друзья зовут меня Джет.</text:p>
      <text:p text:style-name="P12">- Здорово, Джет! А меня зовут… Эмм…</text:p>
      <text:p text:style-name="P12"/>
      <text:p text:style-name="P12">Блин! Похоже, это ещё одна вещь, которую я не помню.</text:p>
      <text:p text:style-name="P12"/>
      <text:p text:style-name="P39"><text:span text:style-name="Default_20_Paragraph_20_Font"><text:span text:style-name="T19">- Называй меня… Эээ… Хуман! </text:span></text:span><text:span text:style-name="Default_20_Paragraph_20_Font"><text:span text:style-name="T3">Хуман из племени Хомо Сапиенсов.</text:span></text:span></text:p>
      <text:p text:style-name="P12">- Привет, Хуман! - пегаска с улыбкой отстраняется и трясёт мою руку, зажав её между копыт.</text:p>
      <text:p text:style-name="P12">- Привет, Джет!</text:p>
      <text:p text:style-name="P12"/>
      <text:p text:style-name="P12">- Привет, красавчики!</text:p>
      <text:p text:style-name="P20"/>
      <text:p text:style-name="P12"><text:soft-page-break/>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27"/>
      <text:p text:style-name="P1">~~~</text:p>
      <text:p text:style-name="P24"/>
      <text:p text:style-name="P27">- Хуман из Хомо Сапиенсов! - возвращает меня к реальности гортанный голос полосатой целительницы. - Ты можешь войти. Пегаска нуждается в тебе.</text:p>
      <text:p text:style-name="P27"/>
      <text:h text:style-name="P50" text:outline-level="2">Глава 4</text:h>
      <text:p text:style-name="P1"/>
      <text:p text:style-name="P5">И только надежда спасает меня от потери разума в холодных тенетах сковывающей пустоты. Надежда даёт силы идти и освещает путь. Надежда не даёт угаснуть стремлению и ведёт к свету.</text:p>
      <text:p text:style-name="P5">Надежда увидеть Тебя.</text:p>
      <text:p text:style-name="P27"/>
      <text:p text:style-name="P12">…шшш… при тревоге критично важно добраться до убежища за шестнадцать минут. Ровно столько потребуется гиперзвуковым ракетам бледных, чтобы достигнуть столицы. Стороны работают над урегулированием инцидента …хррр…</text:p>
      <text:p text:style-name="P12">…сссшшш… военные расходы стали максимальными за всю историю наблюдения – говорится в ежегодном отчёте международной комиссии …шшш…</text:p>
      <text:p text:style-name="P12">…хррршшш… заступил на дежурство девятнадцатый дивизион ПВО дальнего …шшшсссссшшш…</text:p>
      <text:p text:style-name="P12"/>
      <text:p text:style-name="P27">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руку, ретранслятор в ответ неожиданно громко выхаркнул очередную порцию информации.</text:p>
      <text:p text:style-name="P27"/>
      <text:p text:style-name="P12">…шшсссшш… очередное заседание ООН, посвящённое предотвращению эскалации конфликта …хрр…</text:p>
      <text:p text:style-name="P12">…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2">…шшш… поздравляет папу с днём рождения: “Дорогой папочка! Будь таким же сильным, добрым и красивым, как и всегда! Мы с мамой тебя любим! Возвращайся поскорее! В честь твоего сорокапятилетия мы заказываем песню …шшш…</text:p>
      <text:p text:style-name="P12"/>
      <text:p text:style-name="P27"><text:soft-page-break/>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27"/>
      <text:p text:style-name="P27">Близилось время обеда. Я пожал плечами и побрёл в столовку.</text:p>
      <text:p text:style-name="P27"/>
      <text:p text:style-name="P27">…</text:p>
      <text:p text:style-name="P27"/>
      <text:p text:style-name="P27">-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27">-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27">-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27">-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Гейзенберг мог бы тебе рассказать подробнее, но он в последнее время совсем скучный стал, до него достучаться невозможно.</text:p>
      <text:p text:style-name="P27"/>
      <text:p text:style-name="P27">Диоген дёргающимся глазом с обидой посмотрел на сидящего за соседним столом Гейзенберга. Тот мрачно жевал макароны, слушая яростно жестикулирующего Леннона и даже не повернулся в ответ.</text:p>
      <text:p text:style-name="P27"/>
      <text:p text:style-name="P27">-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27"/>
      <text:p text:style-name="P27">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27"/>
      <text:p text:style-name="P27">-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text:soft-page-break/>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27"/>
      <text:p text:style-name="P27">Диоген заговорщицки подмигнул мне и нарисовал от точки на столе ещё несколько кривых траекторий.</text:p>
      <text:p text:style-name="P27"/>
      <text:p text:style-name="P27">-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27">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27"/>
      <text:p text:style-name="P27">С уголка рта Диогена капап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text:p>
      <text:p text:style-name="P27"/>
      <text:p text:style-name="P27">-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27"/>
      <text:p text:style-name="P27">-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 религия с философией — не моё, за этим к Ганди…</text:p>
      <text:p text:style-name="P27">- Знаешь, Диоген, я больше ценитель классики, - я попытался прервать собеседника. - Ну, там, когда яблоко на голову падает или е равно эм-цэ-квадрат…</text:p>
      <text:p text:style-name="P27">-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27"/>
      <text:p text:style-name="P27">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27"/>
      <text:p text:style-name="P27"><text:soft-page-break/>-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27">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27"/>
      <text:p text:style-name="P27">-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27"/>
      <text:p text:style-name="P27">-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27"/>
      <text:p text:style-name="P27">Диоген выцарапал крошку из бороды и отправил в рот не глядя. В его голосе послышались истерически-восторжённые нотки. Я стал искать глазами дорогу к выходу. Обычно такое состояние Диогена заканчивалось эпилептическим припадком.</text:p>
      <text:p text:style-name="P27"/>
      <text:p text:style-name="P27">-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27"/>
      <text:p text:style-name="P27">Диоген выдохнул и залпом опрокинул в себя стакан компота. Закашлялся, вытер рот рукавом и обиженно оглянулся через плечо.</text:p>
      <text:p text:style-name="P27"/>
      <text:p text:style-name="P39"><text:span text:style-name="Default_20_Paragraph_20_Font"><text:span text:style-name="T1">-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8">притянуто за уши, а камни годятся </text:span></text:span><text:span text:style-name="Default_20_Paragraph_20_Font"><text:span text:style-name="T1">только на то, чтобы вышибать мозги из заумствующих демагогов! Но позвольте!!</text:span></text:span></text:p>
      <text:p text:style-name="P27"/>
      <text:p text:style-name="P27">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 </text:p>
      <text:p text:style-name="P27"><text:soft-page-break/></text:p>
      <text:p text:style-name="P27">Котлета дёрнулась, поднялась и, повторяя в обратном порядке траекторию полёта, вернулась на вилку. Я зажмурил глаза и потрусил головой. Набравшись храбрости, открыл снова.</text:p>
      <text:p text:style-name="P27"/>
      <text:p text:style-name="P27">Вилка была пуста, а Диоген увлечённо жевал.</text:p>
      <text:p text:style-name="P27"/>
      <text:p text:style-name="P27">-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24"/>
      <text:p text:style-name="P27">Я уже отчаялся остановить вышедшего на орбиту философа и просто старался не заснуть.</text:p>
      <text:p text:style-name="P24"/>
      <text:p text:style-name="P27">-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24"/>
      <text:p text:style-name="P27">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27"/>
      <text:p text:style-name="P27">-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24"/>
      <text:p text:style-name="P27">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24"/>
      <text:p text:style-name="P27">-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27"><text:soft-page-break/></text:p>
      <text:p text:style-name="P27">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27">Крошка не двигалась.</text:p>
      <text:p text:style-name="P27">Я закрыл глаза, прижал пальцы рук к вискам и представил, как крошка поднимается в воздух и…</text:p>
      <text:p text:style-name="P27"/>
      <text:p text:style-name="P27">- Ты чего? У тебя что, голова болит? - Диоген встревожено тряс меня за плечо. - Хочешь леденец? Барбарисовый! Я вчера у Крыса выменял за сигарету.</text:p>
      <text:p text:style-name="P27"/>
      <text:p text:style-name="P27">Я открыл глаза. На месте крошки покоился локоть Диогена. Сам он участливо совал мне под нос леденец.</text:p>
      <text:p text:style-name="P27"/>
      <text:p text:style-name="P27">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27"/>
      <text:p text:style-name="P27">- Нет, всё в порядке, продолжай.</text:p>
      <text:p text:style-name="P27">-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27"/>
      <text:p text:style-name="P27">Я вытер брызги слюны Диогена со лба.</text:p>
      <text:p text:style-name="P27"/>
      <text:p text:style-name="P27">- А война? - я отчаянно искал повод свалить в палату. Мне ужасно хотелось спать.</text:p>
      <text:p text:style-name="P27">- Что – война?</text:p>
      <text:p text:style-name="P27"><text:soft-page-break/>- Если у нас произойдёт война – случится ли война в отражении? Скажем, вот в том, далёком, с лошадьми – на седьмой волне?</text:p>
      <text:p text:style-name="P27">-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27"/>
      <text:p text:style-name="P27">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27"/>
      <text:p text:style-name="P27">…</text:p>
      <text:p text:style-name="P27"/>
      <text:p text:style-name="P27">- Дедлайн, танцуй! - судья Дредд окликнул меня на входе в палату.</text:p>
      <text:p text:style-name="P27"/>
      <text:p text:style-name="P27">Я повернул голову.</text:p>
      <text:p text:style-name="P27"/>
      <text:p text:style-name="P27">- Ты же не хотел переезжать в четвёртую палату? Так вот, перевод отменяется. Остаёшься в третьей своих пауков разводить.</text:p>
      <text:p text:style-name="P27"/>
      <text:p text:style-name="P27">“Неужто Алекс замолвил за меня словечко?” - пронеслось у меня в мыслях. - “Расстались мы с ним не по-доброму. Что он потребует взамен?”</text:p>
      <text:p text:style-name="P27">- Да не смотри ты на меня, как кролик на удава! - отмахнулся Дредд, - умер новенький. Сегодня в девять. Я как раз на утреннем осмотре был.</text:p>
      <text:p text:style-name="P27"/>
      <text:p text:style-name="P27">У меня перехватило дыхание.</text:p>
      <text:p text:style-name="P27"/>
      <text:p text:style-name="P27">- От чего он умер?</text:p>
      <text:p text:style-name="P27">-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тридцать пять. Я готов учить тебя, Хэвэн”. И вытянулся. Странные вы люди, Учителя. Психуете не по-людски. И умираете по-дурацки…</text:p>
      <text:p text:style-name="P27"/>
      <text:p text:style-name="P1">***</text:p>
      <text:p text:style-name="P27"/>
      <text:p text:style-name="P27">- Джет… - шепчу я тихонько.</text:p>
      <text:p text:style-name="P27"/>
      <text:p text:style-name="P27">Комок под серым пледом слабо шевелится.</text:p>
      <text:p text:style-name="P27"><text:soft-page-break/></text:p>
      <text:p text:style-name="P27">- Она очень слаба. Разговаривай с ней пока сыпется песок, Хуман из Хомо Сапиенсов. Время пошло.</text:p>
      <text:p text:style-name="P27"/>
      <text:p text:style-name="P27">Зеррика ставит на полку возле кровати песочные часы и выходит.</text:p>
      <text:p text:style-name="P27"/>
      <text:p text:style-name="P27">- Джет!</text:p>
      <text:p text:style-name="P27">Из-под одеяла высовывается копыто и затаскивает мою руку под одеяло. К руке прижимается что-то тёплое и влажное.</text:p>
      <text:p text:style-name="P27">Я осторожно стаскиваю одеяло с пегаски. Та лежит на животе, вся спина перебинтована. Джет прижимает мою руку к заплаканной щеке.</text:p>
      <text:p text:style-name="P27"/>
      <text:p text:style-name="P27">-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27"/>
      <text:p text:style-name="P27">Я ногой придвигаю к кровати чурбачок и сажусь на него. Свободной рукой треплю пегаску между ушами.</text:p>
      <text:p text:style-name="P27"/>
      <text:p text:style-name="P27">-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27"><text:s/></text:p>
      <text:p text:style-name="P27">-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27"/>
      <text:p text:style-name="P27">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27"/>
      <text:p text:style-name="P27">-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27"/>
      <text:p text:style-name="P27">Я шутливо сжимаю её нос.</text:p>
      <text:p text:style-name="P27"/>
      <text:p text:style-name="P27">-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27">- Это уже мои проблемы.</text:p>
      <text:p text:style-name="P27"><text:soft-page-break/>- <text:s/>Зато я отлично умею готовить гороховый суп. Кстати, а что такое “суицид”? - спрашивает пегаска сонным голосом и зевает.</text:p>
      <text:p text:style-name="P27"/>
      <text:p text:style-name="P27">Я задумываюсь. В полумраке палатки тускло блестят доспехи Джет, сваленные кучей в углу.</text:p>
      <text:p text:style-name="P27">-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27"/>
      <text:p text:style-name="P27">- Хррр… я поняла… я буду бороться до конца… Хум… хррр…</text:p>
      <text:p text:style-name="P27"/>
      <text:p text:style-name="P27">- Хуман из Хомо Сапиенсов! Пора заканчивать визит.</text:p>
      <text:p text:style-name="P27"/>
      <text:p text:style-name="P27">Полог палатки раздвигается и Зеррика показывает мне копытом на часы, в которых падают последние песчинки.</text:p>
      <text:p text:style-name="P27">Я осторожно высвобождаю руку из захвата спящей Джет и поправляю ей одеяло.</text:p>
      <text:p text:style-name="P27"/>
      <text:p text:style-name="P27">- Когда она встанет на ноги?</text:p>
      <text:p text:style-name="P27">- Недели будет достаточно, Хуман. Пегасы - крепкие создания. Ты можешь оставаться с нами до её выздоровления.</text:p>
      <text:p text:style-name="P27">- Спасибо вам. За всё. За Джет.</text:p>
      <text:p text:style-name="P27"/>
      <text:p text:style-name="P27">Зебра косит на меня изумрудным глазом.</text:p>
      <text:p text:style-name="P27"/>
      <text:p text:style-name="P27">-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27"/>
      <text:p text:style-name="P27">Я неверяще смотрю на Зеррику.</text:p>
      <text:p text:style-name="P27"/>
      <text:p text:style-name="P27">- Вы знали, что у Джет отвалится крыло и я буду мешать ей прыгнуть с обрыва?</text:p>
      <text:p text:style-name="P27"/>
      <text:p text:style-name="P27">Зебра смущается.</text:p>
      <text:p text:style-name="P27"/>
      <text:p text:style-name="P27"><text:soft-page-break/>-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27">- Что за миссия? Я не то, что какую-то миссию – я не знаю даже, как меня зовут!</text:p>
      <text:p text:style-name="P27"/>
      <text:p text:style-name="P27">Зеррика сочувствующе кивает.</text:p>
      <text:p text:style-name="P27"/>
      <text:p text:style-name="P27">-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27"/>
      <text:p text:style-name="P27">…</text:p>
      <text:p text:style-name="P27"/>
      <text:p text:style-name="P27">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27"/>
      <text:p text:style-name="P27">- А, Большой М’боно! - приветствует меня Сенбе скрипучим голосом. - Заходи. Сенбе ждал тебя.</text:p>
      <text:p text:style-name="P27"/>
      <text:p text:style-name="P27">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27"/>
      <text:p text:style-name="P27">-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27"/>
      <text:p text:style-name="P27">Сенбе поднимает копыто, останавливая мой поток сознания.</text:p>
      <text:p text:style-name="P27"/>
      <text:p text:style-name="P27">-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27">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27">Старый зебра дует на книгу, просушивая чернила только что написанной фразы. Потом перелистывает несколько страниц назад и начинает читать.</text:p>
      <text:p text:style-name="P27"/>
      <text:p text:style-name="P1"><text:soft-page-break/>~~~</text:p>
      <text:p text:style-name="P12">…Я беру Крысу в руки и, шатаясь, иду к небесной машине.</text:p>
      <text:p text:style-name="P12"/>
      <text:p text:style-name="P12">«Постарайся выжить…»</text:p>
      <text:p text:style-name="P12"/>
      <text:p text:style-name="P12">В далёкой синеве неба появляются белые полоски инверсных следов ракет.</text:p>
      <text:p text:style-name="P12">Се-лес-тия — повторяю незнакомое, но в то же время удивительно волнующее имя.</text:p>
      <text:p text:style-name="P12"/>
      <text:p text:style-name="P12">Я открываю дверь кабины и осторожно кладу Крысу на пилотское кресло. Потом закрываю кабину.</text:p>
      <text:p text:style-name="P12">- Извини, Хэвен. Не вижу смысла.</text:p>
      <text:p text:style-name="P12"/>
      <text:p text:style-name="P12">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2">Меня охватывает какое-то лёгкое чувство конца всего: всех условностей и ограничений, тоски, безысходности. Чувство свободы.</text:p>
      <text:p text:style-name="P12">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9"><text:span text:style-name="Default_20_Paragraph_20_Font"><text:span text:style-name="T3">Я продолжаю смеяться до тех пор, пока сияние не выжигает мне глаза…</text:span></text:span></text:p>
      <text:p text:style-name="P33"/>
      <text:p text:style-name="P1">~~~</text:p>
      <text:p text:style-name="P27"/>
      <text:p text:style-name="P27">Сенбе захлопывает книгу.</text:p>
      <text:p text:style-name="P27"/>
      <text:p text:style-name="P27">- Большой М’боно доволен? Сенбе ответил на твои вопросы?</text:p>
      <text:p text:style-name="P27">- Вполне, - с каменным лицом говорю я.</text:p>
      <text:p text:style-name="P27"/>
      <text:p text:style-name="P27">Душа откликается на прочитанное тихим всхлипом. Холод сковывает меня ледяным кулаком, делая все вокруг несущественным и мелким.</text:p>
      <text:p text:style-name="P27"/>
      <text:p text:style-name="P27"><text:soft-page-break/>-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27"/>
      <text:h text:style-name="P50" text:outline-level="2">Глава 5</text:h>
      <text:p text:style-name="P1"/>
      <text:p text:style-name="P16">"Намерение меняет реальность" - повторяю я каждый раз, когда близка к отчаянию.</text:p>
      <text:p text:style-name="P1"/>
      <text:p text:style-name="P27">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27">Я выкинул одноразовые тарелки в мусорный бак и собрался уходить, когда меня окликнули.</text:p>
      <text:p text:style-name="P27"/>
      <text:p text:style-name="P27">- Дедлайн! Я рассчитал! Рассчитал!</text:p>
      <text:p text:style-name="P27"/>
      <text:p text:style-name="P27">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27"/>
      <text:p text:style-name="P27">- Я всё рассчитал! Сорок два!!!</text:p>
      <text:p text:style-name="P27"/>
      <text:p text:style-name="P27">Я поднял с пола треснувшие очки 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27"/>
      <text:p text:style-name="P27">- Идём!</text:p>
      <text:p text:style-name="P27"/>
      <text:p text:style-name="P27">Палата Диогена была через одну с моей – надзирающий Шопен лениво кивнул мне, пропуская внутрь.</text:p>
      <text:p text:style-name="P27">Подойдя к своей койке, Диоген нырнул в тумбочку чуть ли не по пояс.</text:p>
      <text:p text:style-name="P27"/>
      <text:p text:style-name="P27">- Сюда я его положил, лежал же где-то тут… Ага!</text:p>
      <text:p text:style-name="P27"/>
      <text:p text:style-name="P27">Диоген вытащил смятый листок, в котором угадывалась исчёрканная карандашём салфетка из столовой.</text:p>
      <text:p text:style-name="P27"><text:soft-page-break/></text:p>
      <text:p text:style-name="P27">- Сегодня ночью пришло вдохновение – рассчитал всё, как ты и спрашивал! На седьмой волне – сорок два миллиона!</text:p>
      <text:p text:style-name="P27">-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27"/>
      <text:p text:style-name="P27">-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27"/>
      <text:p text:style-name="P27">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27">…</text:p>
      <text:p text:style-name="P27">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27"/>
      <text:p text:style-name="P27">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27"/>
      <text:p text:style-name="P27">…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27"/>
      <text:p text:style-name="P1">***</text:p>
      <text:p text:style-name="P27"/>
      <text:p text:style-name="P27">- Чешется! - Джет ожесточённо трётся об меня спиной, высунув язык от удовольствия.</text:p>
      <text:p text:style-name="P27">- Да погоди ты! - отпихиваю я пегаску. - Потерпи три дня. Снимут бинты – тогда хоть до дыр чеши!</text:p>
      <text:p text:style-name="P27">- ЧЕ-ШЕТ-СЯ!!! - Джет с совершенно безумными глазами начинает чесаться о центральный столб палатки.</text:p>
      <text:p text:style-name="P27"/>
      <text:p text:style-name="P27"><text:soft-page-break/>Тот явно не рассчитан на столь энергичных пациентов. Коротко треснув, столб валится набок, потянув за собой всё остальное.</text:p>
      <text:p text:style-name="P27"/>
      <text:p text:style-name="P27">- А х ты ж ёп…!! - рухнувший полог палатки заглушает мои ругательства.</text:p>
      <text:p text:style-name="P27"/>
      <text:p text:style-name="P27">Изрядно пробарахтавшись в складках плотной ткани, я, наконец, прорываюсь на свободу.</text:p>
      <text:p text:style-name="P27"/>
      <text:p text:style-name="P27">-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27"/>
      <text:p text:style-name="P27">-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27">- НЕТ! ХУМАН НИ ПРИ ЧЁМ! ЭТО Я!!! Я САМА ОСВОБОДИЛАСЬ! - орёт Джет, - МНЕ НАДО!!!</text:p>
      <text:p text:style-name="P27"/>
      <text:p text:style-name="P27">Пегаска неистово катается по земле, пытаясь почесать копытами меж лопаток. Зеррика долго смотрит на это безобразие и, наконец, <text:s/>произносит:</text:p>
      <text:p text:style-name="P27"/>
      <text:p text:style-name="P27">-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27"/>
      <text:p text:style-name="P27">Джет моментально замирает.</text:p>
      <text:p text:style-name="P27"/>
      <text:p text:style-name="P27">- Эээ… Ооо… Упс… Н-наденьте на меня, пожалуйста, бандажи… И привяжите к кровати покрепче – я не ручаюсь, что во сне не сорву их.</text:p>
      <text:p text:style-name="P27"/>
      <text:p text:style-name="P27">Зеррика фейсхуфит. Потом воздевает глаза к потолку. Потом вздыхает.</text:p>
      <text:p text:style-name="P27"/>
      <text:p text:style-name="P27">-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27">…</text:p>
      <text:p text:style-name="P27">…</text:p>
      <text:p text:style-name="P27">…</text:p>
      <text:p text:style-name="P27"><text:soft-page-break/>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27"/>
      <text:p text:style-name="P27">- Поправь меня! Мне солнце прямо в глаз светит!</text:p>
      <text:p text:style-name="P27"/>
      <text:p text:style-name="P27">Я пододвигаю крестовину так, чтобы привязанная к ней пегаска оказалась в тени.</text:p>
      <text:p text:style-name="P27"/>
      <text:p text:style-name="P27">- А теперь расскажи мне сказку! Только не такую глупую, как вчера.</text:p>
      <text:p text:style-name="P27">- А почему это вчерашняя была глупой? - обижаюсь я.</text:p>
      <text:p text:style-name="P27">-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27">- Хмм... – моя попытка приобщить пегаску к общемировой культуре явно провалилась.</text:p>
      <text:p text:style-name="P27"/>
      <text:p text:style-name="P27">Я задумываюсь.</text:p>
      <text:p text:style-name="P27"/>
      <text:p text:style-name="P27">-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27">- А как его звали?</text:p>
      <text:p text:style-name="P27">- Он не помнил. Потому что потерял память.</text:p>
      <text:p text:style-name="P27">- А почему он потерял память? - Джет скептически морщит нос.</text:p>
      <text:p text:style-name="P27">-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27">От волнения у меня пересыхает в горле.</text:p>
      <text:p text:style-name="P27">- А что такое "атомная бомба"?</text:p>
      <text:p text:style-name="P27">- Долго объяснять. Она подобна Солнцу.</text:p>
      <text:p text:style-name="P27">- Вау! Так это же круто! - у Джет от восторга округляются глаза.</text:p>
      <text:p text:style-name="P27">- Не тогда, когда она падает тебе на голову. Это очень горячо, знаешь ли. Испепеляет.</text:p>
      <text:p text:style-name="P27">- Бедняга... Он сильно обжёгся?</text:p>
      <text:p text:style-name="P27">- Выходит, сильно. Раз утратил память. Но вернёмся к сказке... Жил он себе, жил, и однажды проснулся в гнезде огнедышашего дракона.</text:p>
      <text:p text:style-name="P27">- Глупый какой человек! Нельзя засыпать в гнезде дракона, если не планируешь попасть к нему на обед!</text:p>
      <text:p text:style-name="P27">- А он и не планировал. Просто как-то раз открыл глаза, огляделся - а он уже в гнезде. И голодный дракон маячит на горизонте.</text:p>
      <text:p text:style-name="P27"><text:soft-page-break/>- Странная какая-то история, - сонно бормочет Джет. - Нельзя просто так взять и очутиться в гнезде дракона.</text:p>
      <text:p text:style-name="P27">-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едлагал.</text:p>
      <text:p text:style-name="P27">- Хм. Тут есть что-то знакомое, - недоверчиво хныкает Джет. - Но не могу вспомнить, что. Кажется, я знаю этого дракона.</text:p>
      <text:p text:style-name="P27">-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27">- Смешной ты, - хихикает пегаска. - Драконы сосисок не едят. Это ж не грифоны. Разве что проглотят кого-нибудь, кто недавно съел сосиску.</text:p>
      <text:p text:style-name="P27">- Неважно! Это художественная гипербола, - важно заявляю я. - Я - художник, я так вижу.</text:p>
      <text:p text:style-name="P27">-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27">- Ха! По-моему, я знаю, чем закончится эта история, - хитро прищуривается Джет.</text:p>
      <text:p text:style-name="P27">- Ничего ты не знаешь! - безапеляционно заявляю я. - Я тебе эту сказку впервые рассказываю. Слушай сюда.</text:p>
      <text:p text:style-name="P27">-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27">- Да ладно, откуда у Дейдры шхуна? - недоверчиво спрашивает Джет. - Она свой люггер уже третий год доделать не может.</text:p>
      <text:p text:style-name="P27">- Может, то и люггер был, я уже не вспомню, - соглашаюсь я.</text:p>
      <text:p text:style-name="P27">-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27">-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27">-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27">- Что? - высовывает нос Джет.</text:p>
      <text:p text:style-name="P27">-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27">-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text:soft-page-break/>не пропадёт в мире, где полно голодных драконов и поехавших крышей земнопони. Хоть и нет атомных бомб.</text:p>
      <text:p text:style-name="P27"/>
      <text:p text:style-name="P27">Сонные слова Джет растворяются в стрекоте цикад.</text:p>
      <text:p text:style-name="P27"/>
      <text:h text:style-name="P50" text:outline-level="2">Глава 6</text:h>
      <text:p text:style-name="P1"/>
      <text:p text:style-name="P17">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17">Вот только ни в одном из них нет Тебя.</text:p>
      <text:p text:style-name="P27"/>
      <text:p text:style-name="P27">- Крыс! Эй, Крыс!</text:p>
      <text:p text:style-name="P27"/>
      <text:p text:style-name="P27">Тощая фигура сжалась, молниеносно спрятав хабар в карман халата.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27"/>
      <text:p text:style-name="P39"><text:span text:style-name="Default_20_Paragraph_20_Font"><text:span text:style-name="T1">-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нашли флэшку с </text:span></text:span><text:span text:style-name="Default_20_Paragraph_20_Font"><text:span text:style-name="T20">записями </text:span></text:span><text:span text:style-name="Default_20_Paragraph_20_Font"><text:span text:style-name="T1">Э</text:span></text:span><text:span text:style-name="Default_20_Paragraph_20_Font"><text:span text:style-name="T20">лвиса —</text:span></text:span><text:span text:style-name="Default_20_Paragraph_20_Font"><text:span text:style-name="T1"> ну, того, что музыкант, а не наш со второй палаты. Беднягу чуть инфаркт не схватил. Набросился на санитаров с кулаками. Сидит теперь в карцере, слушает «</text:span></text:span>Raised<text:span text:style-name="Default_20_Paragraph_20_Font"><text:span text:style-name="T1"> </text:span></text:span>On<text:span text:style-name="Default_20_Paragraph_20_Font"><text:span text:style-name="T1"> </text:span></text:span>Rock<text:span text:style-name="Default_20_Paragraph_20_Font"><text:span text:style-name="T1">» по памяти.</text:span></text:span></text:p>
      <text:p text:style-name="P27">Гейзенберг протёр рукавом плеер от слюн. Оглядевшись по сторонам, он торопливо скрылся в коридоре, шаркая и касаясь руками стен.</text:p>
      <text:p text:style-name="P27"/>
      <text:p text:style-name="P27">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27"/>
      <text:p text:style-name="P27">- Стой, не уходи, дело есть, - я схватил Крыса за плечо.</text:p>
      <text:p text:style-name="P27"/>
      <text:p text:style-name="P27">Тот хмуро зыркнул на меня и скинул руку.</text:p>
      <text:p text:style-name="P27"/>
      <text:p text:style-name="P27">- Чего тебе? Решил долг вернуть?</text:p>
      <text:p text:style-name="P39"><text:soft-page-break/><text:span text:style-name="Default_20_Paragraph_20_Font"><text:span text:style-name="T1">- Да погоди ты со своим долгом! - отмахнулся я. - </text:span></text:span><text:span text:style-name="Default_20_Paragraph_20_Font"><text:span text:style-name="T20">Е</text:span></text:span><text:span text:style-name="Default_20_Paragraph_20_Font"><text:span text:style-name="T1">сли сделаешь работу, о долге забудешь. Будешь курить сиги по пять пачек в день. Да хоть по десять — пока от рака лёгких не загнёшься.</text:span></text:span></text:p>
      <text:p text:style-name="P27">-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27"/>
      <text:p text:style-name="P27">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27">Я молча вытащил из-за пазухи «Джентльмен Джека», подаренного моим бывшим боссом и сунул под нос Крысу.</text:p>
      <text:p text:style-name="P27"/>
      <text:p text:style-name="P27">-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27">- Это только задаток, - я оставил вожделенную бутылку в руках Крыса. - Заплачу, сколько скажешь. Слушай сюда. Мне надо выбраться из Чертогов...</text:p>
      <text:p text:style-name="P27"/>
      <text:p text:style-name="P12">...Вот и пришла пора повидаться с моей бывшей ученицей, превратившейся в безумного убийцу. </text:p>
      <text:p text:style-name="P12">Да-да, дорогая, пршла пора преподать тебе урок! 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39"><text:span text:style-name="Default_20_Paragraph_20_Font"><text:span text:style-name="T3">Но Юджин был прав: если Хэвэн слетит с катушек, кто-то из нас должен дёрнуть стоп-кран.</text:span></text:span></text:p>
      <text:p text:style-name="P27"/>
      <text:p text:style-name="P39"><text:span text:style-name="Default_20_Paragraph_20_Font"><text:span text:style-name="T3">Юджина давно уж нет, так что придётся это сделать мне. Пока не стало слишком поздно.</text:span></text:span></text:p>
      <text:p text:style-name="P27"/>
      <text:p text:style-name="P1">***</text:p>
      <text:p text:style-name="P27"/>
      <text:p text:style-name="P27">- Четыре! Три! Два! Один! Снимай, - кивает мне Зеррика.</text:p>
      <text:p text:style-name="P27"/>
      <text:p text:style-name="P27">Я сдёргиваю разрезанные остатки повязки с Джет. Та уже стоит на полусогнутых, ожидая возможности как следует почесаться.</text:p>
      <text:p text:style-name="P27">- И-и-и-й-е-е-ех!</text:p>
      <text:p text:style-name="P27"/>
      <text:p text:style-name="P27">Одним прыжком пегаска достигает ближайшей сосны и разворачивается к ней спиной. Выгибается, <text:s/>топает в предвкушении копытом и…</text:p>
      <text:p text:style-name="P27"><text:soft-page-break/>… И замирает.</text:p>
      <text:p text:style-name="P27"/>
      <text:p text:style-name="P27">- Джет, ты чего?</text:p>
      <text:p text:style-name="P27"/>
      <text:p text:style-name="P27">На лице пегаски появляется глупое выражение. Она словно прислушивается к чему-то внутри неё.</text:p>
      <text:p text:style-name="P27">Потом её мордаха несмело озаряется улыбкой. А за её спиной…</text:p>
      <text:p text:style-name="P27"/>
      <text:p text:style-name="P27">- Э-э-э… Что за… ?</text:p>
      <text:p text:style-name="P27"/>
      <text:p text:style-name="P27">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27"/>
      <text:p text:style-name="P27">- Какого фига?! - Джет недоумённо смотрит на правое, потом осторожно захватывает зубами коготь и дёргает.</text:p>
      <text:p text:style-name="P27">- Ай!</text:p>
      <text:p text:style-name="P27">-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27">- Что вы с ней сделали? - встреваю я. - Что это за уродское крыло?</text:p>
      <text:p text:style-name="P27">-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27"/>
      <text:p text:style-name="P27">-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39"><text:span text:style-name="Default_20_Paragraph_20_Font"><text:span text:style-name="T1">-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20">зака</text:span></text:span><text:span text:style-name="Default_20_Paragraph_20_Font"><text:span text:style-name="T1"> вэтот раз не смо</text:span></text:span><text:span text:style-name="Default_20_Paragraph_20_Font"><text:span text:style-name="T20">гут</text:span></text:span><text:span text:style-name="Default_20_Paragraph_20_Font"><text:span text:style-name="T1"> – правых крыльев у </text:span></text:span><text:span text:style-name="Default_20_Paragraph_20_Font"><text:span text:style-name="T20">нас </text:span></text:span><text:span text:style-name="Default_20_Paragraph_20_Font"><text:span text:style-name="T1">уже нет никаких. </text:span></text:span><text:span text:style-name="Default_20_Paragraph_20_Font"><text:span text:style-name="T20">Разве что т</text:span></text:span><text:span text:style-name="Default_20_Paragraph_20_Font"><text:span text:style-name="T1">ы</text:span></text:span><text:span text:style-name="Default_20_Paragraph_20_Font"><text:span text:style-name="T20"> согласна летать с двумя лев</text:span></text:span><text:span text:style-name="Default_20_Paragraph_20_Font"><text:span text:style-name="T1">ыми или протезом.</text:span></text:span></text:p>
      <text:p text:style-name="P27">- ХА-РА-ШО!!! - Джет подпрыгивает и мчится в долину, сбивая грудью полевые цветы.</text:p>
      <text:p text:style-name="P27"/>
      <text:p text:style-name="P27"><text:soft-page-break/>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27">Определённо, ты в долгу перед зебрами, Хуман!</text:p>
      <text:p text:style-name="P27"/>
      <text:p text:style-name="P27">- Спасибо тебе, Зеррика! Всем вам спасибо! Вы спасли нас. За мной должок, - обращаюсь я к ней через плечо…</text:p>
      <text:p text:style-name="P27"/>
      <text:p text:style-name="P27">… Рядом со мной – никого. Лишь тёплый воздух дует мне в лицо и из долины доносятся радостные визги дурачащейся Джет.</text:p>
      <text:p text:style-name="P27">Как будто развеялся сон длиной в две недели, начавшийся болью и кошмаром, но закончившийся солнцем и одуванчиками.</text:p>
      <text:p text:style-name="P27"/>
      <text:p text:style-name="P27">Я спускаюсь в долину и составляю компанию пегаске.</text:p>
      <text:p text:style-name="P27">…</text:p>
      <text:p text:style-name="P27">…</text:p>
      <text:p text:style-name="P27">…</text:p>
      <text:p text:style-name="P27">Джет снова прислушивается, оттопырив уши вперёд.</text:p>
      <text:p text:style-name="P27"/>
      <text:p text:style-name="P27">- Там треснула ветка! Я точно слышала!</text:p>
      <text:p text:style-name="P27">- Да ладно тебе, Джет! Мы давным-давно оторвались от твердолобов — иначе за две недели у зебр они бы нас настигли.</text:p>
      <text:p text:style-name="P27"/>
      <text:p text:style-name="P27">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27">Пегаска наморщивает лоб и с подозрением всматривается в чащу. Чаща в ответ с дуновением ветерка приносит ей охапку листьев.</text:p>
      <text:p text:style-name="P27"/>
      <text:p text:style-name="P27">- Хмм!</text:p>
      <text:p text:style-name="P27"/>
      <text:p text:style-name="P27">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27"><text:soft-page-break/>Наконец пегаска приземляется.</text:p>
      <text:p text:style-name="P27"/>
      <text:p text:style-name="P27">- Ничего. Показалось.</text:p>
      <text:p text:style-name="P27"/>
      <text:p text:style-name="P27">Мы продолжаем идти вдоль обрыва.</text:p>
      <text:p text:style-name="P27"/>
      <text:p text:style-name="P27">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27"/>
      <text:p text:style-name="P27">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27"/>
      <text:p text:style-name="P27">Я вздыхаю.</text:p>
      <text:p text:style-name="P27">Толчок возвращает меня к действительности. Я натыкаюсь на круп пегаски, настороженно вглядывающейся в заросли можжевельника.</text:p>
      <text:p text:style-name="P27"/>
      <text:p text:style-name="P27">- Хум, там кто-то пялится на нас! Готова спорить на маховое перо!</text:p>
      <text:p text:style-name="P27">- Да брось, Джет, ты уже проверила все окрестности!</text:p>
      <text:p text:style-name="P27"/>
      <text:p text:style-name="P27">Я нетерпеливо хлопаю пегаску по крупу, побуждая двигаться дальше. Та вместо этого снова взмывает над деревьями.</text:p>
      <text:p text:style-name="P27"/>
      <text:p text:style-name="P27">-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27"/>
      <text:p text:style-name="P27">Пегаска <text:s/>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27"><text:soft-page-break/>Меня озаряет.</text:p>
      <text:p text:style-name="P27"/>
      <text:p text:style-name="P27">Пегаска! Дельтаплан! Пегаска!</text:p>
      <text:p text:style-name="P27"/>
      <text:p text:style-name="P27">С дьявольским хохотом я потираю руки и иду навстречу приземлившейся Джет. Та недоумённо смотрит на меня, склонив голову и насторожив уши.</text:p>
      <text:p text:style-name="P27">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27"/>
      <text:p text:style-name="P27">Дрогонштерн темнеет в лучах заката.</text:p>
      <text:p text:style-name="P27"/>
      <text:h text:style-name="P50" text:outline-level="2">Глава 7</text:h>
      <text:p text:style-name="P1"/>
      <text:p text:style-name="P6">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6">Быть может, даже, нет Тебя.</text:p>
      <text:p text:style-name="P27"/>
      <text:p text:style-name="P27">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27">Я закрыл дверь в палату. Все, за исключением двух крайних коек, спали. Гейзенберг с Ленноном, увлечённо пуская слюни, дулись в камень-ножницы-бумагу. Эти не в счёт, эти не отвлекутся даже если начнётся атомная война.</text:p>
      <text:p text:style-name="P27"/>
      <text:p text:style-name="P27">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27"/>
      <text:p text:style-name="P34">С каждым последующим Учителем Хэвэн вела себя всё более жестоко. Каждого нового оператора хватало на меньшее время. Под конец лишь только формальности д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воспоминаниях, тем болезненнее этот процесс был для психики оператора. Я читал его в расширенных зрачках поздних Учителей, в их седых волосах и спутанных мыслях.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 соседней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text:soft-page-break/>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24"/>
      <text:p text:style-name="P27">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27">Что ж. Обманывать нехорошо, но для дела – можно.</text:p>
      <text:p text:style-name="P24"/>
      <text:p text:style-name="P27">- Как мне звать тебя, Учитель? - пропел я ему на ухо, стараясь воссоздать знакомые интонации. - Я желаю взять урок.</text:p>
      <text:p text:style-name="P24"/>
      <text:p text:style-name="P27">Зрачки Терминатора застыли. Губы замерли. Казалось, он перестал дышать.</text:p>
      <text:p text:style-name="P27">Прошли бесконечные полминуты, когда кодовая фраза проникла в остатки сознания Учителя. Губы Терминатора дёрнулись.</text:p>
      <text:p text:style-name="P27"/>
      <text:p text:style-name="P27">- Оператор тридцать четыре. Я готов учить тебя, Хэвэн, - прошептал он в ответ.</text:p>
      <text:p text:style-name="P27">- Приветствие принято, оператор тридцать четыре. Начинаем диалог. Передаю управление оператору один.</text:p>
      <text:p text:style-name="P27"/>
      <text:p text:style-name="P27">Секунды сгорали одна за другой, как мотыльки в костре. Вопросы следовали один за другим в быстрой последовательности. На вопросы следовали быстрые ответы.</text:p>
      <text:p text:style-name="P27"/>
      <text:p text:style-name="P27">- Каков был класс твоей защиты в последнем диалоге?</text:p>
      <text:p text:style-name="P27">- Двадцать второй.</text:p>
      <text:p text:style-name="P27">- Сколько времени ты продержался?</text:p>
      <text:p text:style-name="P27">- Семнадцать минут.</text:p>
      <text:p text:style-name="P27">- Сколько времени ты бы продержался с тридцатым классом?</text:p>
      <text:p text:style-name="P27">- … Часа три… Наверное…</text:p>
      <text:p text:style-name="P27">- Какой ты запомнил Хээн?</text:p>
      <text:p text:style-name="P27">- Она прекрасна… Она идеальна. Она совершенна.</text:p>
      <text:p text:style-name="P27">- Чего более всего нужно опасаться при встрече с ней сейчас?</text:p>
      <text:p text:style-name="P27"/>
      <text:p text:style-name="P27">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27"/>
      <text:p text:style-name="P27"><text:soft-page-break/>- Любви. Опасайся её любви. Не давай ей прикоснуться к себе. Она украдёт твою душу и заберёт её себе.</text:p>
      <text:p text:style-name="P27">Терминатор откинулся на койку и закрыл его глаза.</text:p>
      <text:p text:style-name="P27"/>
      <text:p text:style-name="P27">- Сессия завершена, оператор тридцать четыре. Закрываю диалог, - поспешно прошептал я.</text:p>
      <text:p text:style-name="P27">- Рад учить тебя, Хэвэн, - с закрытыми глазами пробормотал Терминатор.</text:p>
      <text:p text:style-name="P27"/>
      <text:p text:style-name="P27">…</text:p>
      <text:p text:style-name="P27"/>
      <text:p text:style-name="P39"><text:span text:style-name="Default_20_Paragraph_20_Font"><text:span text:style-name="T1">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1">-45» эквивалентен тридцатому, но применять его буду только в крайнем случае, если всё остальное не поможет.</text:span></text:span></text:p>
      <text:p text:style-name="P27"/>
      <text:p text:style-name="P27">А остального у меня заготовлено вдоволь — мы с Юджином припасли кое-что как раз на такой случай.</text:p>
      <text:p text:style-name="P27"/>
      <text:p text:style-name="P27">Белые чёрточки нарезали небо тонкими полосками. Восемь параллельных инверсионных следов, расползающихся ватными дорожками.</text:p>
      <text:p text:style-name="P27">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27"/>
      <text:p text:style-name="P27">Я протянул руку и подкрутил ручку настройки ретранслятора. Пыльный ящик разразился очередной порцией свистов.</text:p>
      <text:p text:style-name="P27"/>
      <text:p text:style-name="P39"><text:span text:style-name="Default_20_Paragraph_20_Font"><text:span text:style-name="T3">…</text:span></text:span><text:span text:style-name="Default_20_Paragraph_20_Font"><text:span text:style-name="T19">cc</text:span></text:span><text:span text:style-name="Default_20_Paragraph_20_Font"><text:span text:style-name="T3">шшш… могут быть спокойны - звено истребителей с самолётом аэроразведки патрулируют небо над столицей. </text:span></text:span><text:span text:style-name="Default_20_Paragraph_20_Font"><text:span text:style-name="T5">Очередная партия спутников-перехватчиков займёт своё место на орбите на следующей </text:span></text:span><text:span text:style-name="Default_20_Paragraph_20_Font"><text:span text:style-name="T3">…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 президент ветировал закон о мобилизации, требуя ужесточить статьи... шшшшш...</text:span></text:span></text:p>
      <text:p text:style-name="P12"/>
      <text:p text:style-name="P27">Гул столовой заглушил хрип древнего аппарата.</text:p>
      <text:p text:style-name="P39"><text:span text:style-name="Default_20_Paragraph_20_Font"><text:span text:style-name="T1">&lt;</text:span></text:span><text:span text:style-name="Default_20_Paragraph_20_Font"><text:span text:style-name="T23">placeholder</text:span></text:span><text:span text:style-name="Default_20_Paragraph_20_Font"><text:span text:style-name="T1">&gt;</text:span></text:span></text:p>
      <text:h text:style-name="P51" text:outline-level="2">***</text:h>
      <text:p text:style-name="P27"/>
      <text:p text:style-name="P27"><text:soft-page-break/>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27">Чертовщина какая-то!</text:p>
      <text:p text:style-name="P27"/>
      <text:p text:style-name="P27">Я в последний раз проверяю верёвки, привязывающие Джет к крестовине.</text:p>
      <text:p text:style-name="P27"/>
      <text:p text:style-name="P27">- Щекотно! - хихикает пегаска, выгибая спину.</text:p>
      <text:p text:style-name="P27">- Не дёргайся! - строго осаживаю я.</text:p>
      <text:p text:style-name="P27"/>
      <text:p text:style-name="P27">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27">Я поворачиваюсь к пегаске и продолжаю.</text:p>
      <text:p text:style-name="P27"/>
      <text:p text:style-name="P27">-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27"/>
      <text:p text:style-name="P27">Пегаска так усердно кивает головой, что немедленно трескается затылком о выступающий конец креста.</text:p>
      <text:p text:style-name="P27"/>
      <text:p text:style-name="P27">- Ну что ж…</text:p>
      <text:p text:style-name="P27"/>
      <text:p text:style-name="P27">Я отступаю от края уступа для разгона, жестом руки пригласив Джет следовать за мной. Неровный топот, глухие удары и пыхтение слышатся позади.</text:p>
      <text:p text:style-name="P27">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27">Джет, не обращая внимания на моё ржание, следует дальше и, поравнявшись со мной, хлопает меня перекладиной по макушке.</text:p>
      <text:p text:style-name="P27"/>
      <text:p text:style-name="P27">- Ай!</text:p>
      <text:p text:style-name="P27"/>
      <text:p text:style-name="P27"><text:soft-page-break/>Пегаска немедленно разворачивается и на развороте хлопает меня перекладиной вторично.</text:p>
      <text:p text:style-name="P27">Всё-таки трюк с клоунами и скамейкой возник не на пустом месте, Хуман!</text:p>
      <text:p text:style-name="P27">Я придерживаю Джет за перекладину.</text:p>
      <text:p text:style-name="P27"/>
      <text:p text:style-name="P27">- Для разгона хватит. Залазь.</text:p>
      <text:p text:style-name="P27"/>
      <text:p text:style-name="P27">Я становлюсь на колени. Джет забирается мне на спину и обхватывает всеми четырьмя ногами. Её дыхание щекочет мне ухо.</text:p>
      <text:p text:style-name="P27"/>
      <text:p text:style-name="P27">-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27">- Это ненадолго, - успокаиваю я её.</text:p>
      <text:p text:style-name="P27"/>
      <text:p text:style-name="P27">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27">Последние метры остаются за спиной, на краю валуна я что есть силы отталкиваюсь от камня.</text:p>
      <text:p text:style-name="P27"/>
      <text:p text:style-name="P27">- Ю-ху-у-у!!!</text:p>
      <text:p text:style-name="P27"/>
      <text:p text:style-name="P27">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27"/>
      <text:p text:style-name="P27">- О-го-го-о-о-о!!! - восторженно ору я.</text:p>
      <text:p text:style-name="P27"/>
      <text:p text:style-name="P27">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27"/>
      <text:p text:style-name="P27">- Поворачивай! - кричу я своему летательному аппарату и колбашу ногами воздух в попытке изменить направление движения.</text:p>
      <text:p text:style-name="P27">- Ы-ы-ы, не могу-у-у! Ты крылья привязал! - отзывается Джет изо всех сил дёргаясь на крестовине.</text:p>
      <text:p text:style-name="P27"/>
      <text:p text:style-name="P27">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27"><text:soft-page-break/>…</text:p>
      <text:p text:style-name="P27">Слышится громкий треск, но удара нет.</text:p>
      <text:p text:style-name="P27">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27">…</text:p>
      <text:p text:style-name="P27">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27"><text:s/></text:p>
      <text:p text:style-name="P27">- Как мы пролетели мимо куста? Я же видел, мы неслись прямо на него! Что это был за треск? Как ты смогла повернуть?</text:p>
      <text:p text:style-name="P27"/>
      <text:p text:style-name="P27">Джет встаёт с меня и молча поводит крыльями. Половинки крестовины висят на них словно костыли. Стыд заливает моё лицо краской. Я фэйспалмлю.</text:p>
      <text:p text:style-name="P27"/>
      <text:p text:style-name="P27">-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27">- Как булыжник с крыльями, - хихикает пегаска. - Надо почаще делать буп. Это круто!</text:p>
      <text:p text:style-name="P27"/>
      <text:p text:style-name="P27">Пегаска тянется ко мне носом, но я отстраняю её. Только лошадиных слюней на фейсе тебе и не хватает до полного счастья, Хуман!</text:p>
      <text:p text:style-name="P27"/>
      <text:p text:style-name="P27">Осторожно прощупав заживающее крыло Джет и убедившись, что оно не пострадало, я вытираю пот со лба.</text:p>
      <text:p text:style-name="P27"/>
      <text:p text:style-name="P27">- Ты не заметила <text:s/>ничего странного там? - я указываю на куст. - Он так затрясся при нашем приближении, словно испугался, что мы в него врежемся.</text:p>
      <text:p text:style-name="P27">- Неа ,- мотает головой Джет. - Ничего подозрительного. Наверное, то ветер был.</text:p>
      <text:p text:style-name="P27">Я жму плечами.</text:p>
      <text:p text:style-name="P27">- Будем чинить крестовину. У меня есть идея, как обеспечить манёвренность с помощью концевых рулей.</text:p>
      <text:p text:style-name="P27"/>
      <text:p text:style-name="P27">…</text:p>
      <text:p text:style-name="P27">…</text:p>
      <text:p text:style-name="P27">…</text:p>
      <text:p text:style-name="P27"/>
      <text:p text:style-name="P27"><text:soft-page-break/>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27"/>
      <text:p text:style-name="P27">- Предстартовая проверка рулей! - я придерживаю пегаску за ноги и осторожно бегу к краю камня.</text:p>
      <text:p text:style-name="P27"/>
      <text:p text:style-name="P27">Пегаска маневрирует и я чувствую мягкое давление воздуха, соответствующее наклону свободных кончиков крыльев Джет.</text:p>
      <text:p text:style-name="P27"/>
      <text:p text:style-name="P27">- Рули работают!</text:p>
      <text:p text:style-name="P27">- Отлично! Идём на взлёт! - я ускоряюсь.</text:p>
      <text:p text:style-name="P27">- К взлёту готова!</text:p>
      <text:p text:style-name="P27"/>
      <text:p text:style-name="P27">Пегаска разжимает ноги и съезжает мне с плеч на спину, где её ноги снова берут меня в мягкий замок.</text:p>
      <text:p text:style-name="P27">Как и в первый раз, меня охватывает восторжё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27"/>
      <text:p text:style-name="P27">- Какого чёрта, Джет? Рули левее! - кричу я.</text:p>
      <text:p text:style-name="P27">- Н-не могу… Меня что-то тянет… - сконфуженно отвечает пегаска.</text:p>
      <text:p text:style-name="P27"/>
      <text:p text:style-name="P27">Нас действительно тянет. Облако голубоватого сияния обхватывает нас и тащит к иве. Ветви куста раздвигаются и к нам выходят трое.</text:p>
      <text:p text:style-name="P27"/>
      <text:p text:style-name="P27">- Привет, дорогуши!</text:p>
      <text:p text:style-name="P27"/>
      <text:p text:style-name="P27">Я ещё успеваю услышать боевой визг Джет, когда картинка меркнет перед моими глазами и сознание выключается.</text:p>
      <text:p text:style-name="P27"/>
      <text:h text:style-name="P50" text:outline-level="2">Глава 8</text:h>
      <text:p text:style-name="P1"/>
      <text:p text:style-name="P6">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6"><text:soft-page-break/>"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27"/>
      <text:p text:style-name="P27">Я ожидал в тёмном санузле уже час. Тихий шум воды из сломанного бачка иногда прерывался приглушенными шагами в коридоре.</text:p>
      <text:p text:style-name="P27"/>
      <text:p text:style-name="P27">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27">Крыс втолкнул меня в каморку, закрыл за собой дверь и заблокировал её, вставив в ручку веник. После чего включил свет.</text:p>
      <text:p text:style-name="P27">Тусклая лампочка осветила фаянсовый стульчак запасного туалета, груду измятых вёдер, веников и швабр.</text:p>
      <text:p text:style-name="P27"/>
      <text:p text:style-name="P27">- Ты сделал куклу? - шёпотом спросил Крыс.</text:p>
      <text:p text:style-name="P27">- Скрутил из полотенец, ведра и второй подушки. Под одеялом от человека не отличить.</text:p>
      <text:p text:style-name="P27">- Хорошо. Не зацепи вёдра, греметь будут на все Чертоги.</text:p>
      <text:p text:style-name="P27"/>
      <text:p text:style-name="P27">Крыс подошёл к унитазу, надавил на панель сразу за ним и вытащил приличный кусок стены прямо с кафельной плиткой.</text:p>
      <text:p text:style-name="P27">За проёмом открылся вертикальный короб. Толстый ствол канализационной трубы и несколько труб потоньше занимали добрую треть ширины лаза.</text:p>
      <text:p text:style-name="P27"/>
      <text:p text:style-name="P27">- Запоминай, Дед, - торопливо зашептал мне в ухо Крыс. - Спускайся по трубам на второй этаж — ни в коем случае не на первый - считай тройники на трубе! С первого 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закрой за собой дверцу — иначе спалишь тропу.</text:p>
      <text:p text:style-name="P27">Не пытайся выйти из парадного входа! Там 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27">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простым нажатием на <text:soft-page-break/>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27">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27">- Мы же договорились за две!</text:p>
      <text:p text:style-name="P27">- Четыре! Две поставишь мне в кредит — верну хабаром. По-крайней мере, так ты меня больше на долг не подсадишь.</text:p>
      <text:p text:style-name="P27"/>
      <text:p text:style-name="P27">Крыс приблизил своё лицо к моему.</text:p>
      <text:p text:style-name="P27"/>
      <text:p text:style-name="P27">-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27"/>
      <text:p text:style-name="P27">Мелкие зубы Крыса <text:s/>сверкнули безумной улыбкой в тусклом свете лампочки.</text:p>
      <text:p text:style-name="P27">Я отодвинул его ладонью.</text:p>
      <text:p text:style-name="P27"/>
      <text:p text:style-name="P27">- Не надо. Если ты действительно меня знаешь, то бояться не должен.</text:p>
      <text:p text:style-name="P27"/>
      <text:p text:style-name="P27">Крыс осклабился и хлопнул меня по плечу.</text:p>
      <text:p text:style-name="P27"/>
      <text:p text:style-name="P27">- А я и не боюсь. Законы жанра обязывают. Адьёс, амигос!</text:p>
      <text:p text:style-name="P27"/>
      <text:p text:style-name="P27">Он хохотнул и бесшумно выскользнул из подсобки.</text:p>
      <text:p text:style-name="P27"/>
      <text:p text:style-name="P1">***</text:p>
      <text:p text:style-name="P1"/>
      <text:p text:style-name="P27">-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Поверни-ка голову, дорогуша.</text:p>
      <text:p text:style-name="P27"><text:soft-page-break/></text:p>
      <text:p text:style-name="P27">Та-ак вот, Платина дождалась, пока уродский ящер не улетит на охоту и исследовала гнездо самостоятельно.</text:p>
      <text:p text:style-name="P27">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27"/>
      <text:p text:style-name="P27">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27"/>
      <text:p text:style-name="P27">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27">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рыдать и есть мороженное у себя в каморке. 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27"/>
      <text:p text:style-name="P27">Дорогой, скажу тебе по секрету (хотя этот секрет не знают только совсем молоденькие кобылки вроде моей младшей сестры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планет – Эквуса и луны – стали нестабильны, а у нас не всегда могут найтись тридцать способных единорогов, чтобы держать их в рамках приличия…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text:soft-page-break/>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27">…</text:p>
      <text:p text:style-name="P27">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27"/>
      <text:p text:style-name="P27">- Дорогой, осторожнее! Ты чуть было не перерезал себе яремную вену!</text:p>
      <text:p text:style-name="P27"/>
      <text:p text:style-name="P27">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27"/>
      <text:p text:style-name="P27">-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27"/>
      <text:p text:style-name="P27">Я хватаюсь за раскалывающуюся голову.</text:p>
      <text:p text:style-name="P27"/>
      <text:p text:style-name="P27">- Где Джет?</text:p>
      <text:p text:style-name="P27">-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27"/>
      <text:p text:style-name="P27">В синем магическом облачке ко мне летит полотенце и одежда.</text:p>
      <text:p text:style-name="P27"/>
      <text:p text:style-name="P27">- Одень, милый. Я постирала и зашила её.</text:p>
      <text:p text:style-name="P27"/>
      <text:p text:style-name="P27">Среди шмоток я вижу знакомую ткань в горошек. Меня пробирает озноб от догадки. Я ныряю рукой в пену.</text:p>
      <text:p text:style-name="P27">Так и есть! Бесцеремонная болтушка раздела меня догола, пока я был в отключке!</text:p>
      <text:p text:style-name="P27"/>
      <text:p text:style-name="P27"><text:soft-page-break/>Но… Внезапно я понимаю, что дело на самом деле хуже… НАМНОГО ХУЖЕ…</text:p>
      <text:p text:style-name="P27">Испарина покрывает мой лоб.</text:p>
      <text:p text:style-name="P27"/>
      <text:p text:style-name="P27">- Эй!.. Какого… Какого чёрта… Какого чёрта ты выбрила меня ВСЕГО?!!</text:p>
      <text:p text:style-name="P27"/>
      <text:p text:style-name="P27">Поняха всплёскивает копытами.</text:p>
      <text:p text:style-name="P27"/>
      <text:p text:style-name="P27">- Дорогой, но это же просто кошмар – иметь шерсть только на крохотных участках тела!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27"/>
      <text:p text:style-name="P27">Я со злостью забираю у балаболки трусы.</text:p>
      <text:p text:style-name="P27"/>
      <text:p text:style-name="P27">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27"/>
      <text:p text:style-name="P27">- Веди меня к Джет!</text:p>
      <text:p text:style-name="P27"/>
      <text:p text:style-name="P27">Единорожка прижимает копыта к груди, губы её дрожат.</text:p>
      <text:p text:style-name="P27">-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27"/>
      <text:p text:style-name="P27">Семиэтажный мат готов вырваться из моей глотки, но я сдерживаю себя.</text:p>
      <text:p text:style-name="P27">Будь хитрее, Хуман! Ты уже знаешь, насколько упрямыми и твердолобыми могут быть эти разноцветные непарнокопытные! Действуй в обход!</text:p>
      <text:p text:style-name="P27"/>
      <text:p text:style-name="P27">Я прокашливаюсь.</text:p>
      <text:p text:style-name="P27"/>
      <text:p text:style-name="P27">- Если я правильно понял, Платина собирается женить меня на себе?</text:p>
      <text:p text:style-name="P27">- Выйти замуж, дорогой, выйти замуж! - мягко поправляет меня единорожка, - За любящего её и желающего этой свадьбы жениха!</text:p>
      <text:p text:style-name="P27">- А если жених не желает? - делаю я контрольный выстрел.</text:p>
      <text:p text:style-name="P39"><text:soft-page-break/><text:span text:style-name="Default_20_Paragraph_20_Font"><text:span text:style-name="T1">-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1"> </text:span></text:span>Erectus<text:span text:style-name="Default_20_Paragraph_20_Font"><text:span text:style-name="T1">.</text:span></text:span></text:p>
      <text:p text:style-name="P27"/>
      <text:p text:style-name="P27">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27"/>
      <text:p text:style-name="P27">- Хорошо. Веди меня к Платине, - угрюмо киваю я. - Надо ж хоть посмотреть на “невестушку”.</text:p>
      <text:p text:style-name="P27"/>
      <text:h text:style-name="P50" text:outline-level="2">Глава 9</text:h>
      <text:p text:style-name="P27"/>
      <text:p text:style-name="P4">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4"/>
      <text:p text:style-name="P27">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27"/>
      <text:p text:style-name="P27">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27">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 </text:p>
      <text:p text:style-name="P27">И провалив единственную возможность убить её.</text:p>
      <text:p text:style-name="P27"/>
      <text:p text:style-name="P27">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27"/>
      <text:p text:style-name="P27">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27">Придя в себя, я вслушался в темноту. Вроде, тревоги не слышно - шум от удара остался незамеченым.</text:p>
      <text:p text:style-name="P27"><text:soft-page-break/>Я с трудом поднялся, дотронулся до стены и проведя по ней рукой, нащупал выключатель света.</text:p>
      <text:p text:style-name="P27"/>
      <text:p text:style-name="P27">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27"/>
      <text:p text:style-name="P27">Крыс не обманул – в конце ряда туалетных кабинок в лунном свете маячил фиолетовый прямоугольник окна, свободного от решётки.</text:p>
      <text:p text:style-name="P27">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27">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27"/>
      <text:p text:style-name="P27">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27">По мере движения, я стал замечать произошедшие за два года изменения.</text:p>
      <text:p text:style-name="P27"/>
      <text:p text:style-name="P27">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вардии. Редкие колымаги гражданских окрасок замордованно жались к краю дороги, пропуская внедорожники силовиков.</text:p>
      <text:p text:style-name="P27"/>
      <text:p text:style-name="P27">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дороги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27"/>
      <text:p text:style-name="P27">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а у кабины водителя.</text:p>
      <text:p text:style-name="P27"/>
      <text:p text:style-name="P27">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text:soft-page-break/>маленьким стартапом по созданию искусственного интеллекта – мы звали его “Нэш” в те далёкие добрые времена - в области прикладной экономики.</text:p>
      <text:p text:style-name="P27">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призрак.</text:p>
      <text:p text:style-name="P27"/>
      <text:p text:style-name="P27">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27"/>
      <text:p text:style-name="P27">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27"/>
      <text:p text:style-name="P27">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27"/>
      <text:p text:style-name="P27">Очистив пенал от грязи, я вытряхнул из него запасной ключ.</text:p>
      <text:p text:style-name="P27"/>
      <text:p text:style-name="P27">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27"/>
      <text:p text:style-name="P27">Попытка включить свет не увенчалась успехом – надо полагать, электричество отключили вскоре после моего исчезновения.</text:p>
      <text:p text:style-name="P27">Закрыв изнутри дверь на защёлку, я прошёл в вестибюль.</text:p>
      <text:p text:style-name="P27"/>
      <text:p text:style-name="P27">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27"/>
      <text:p text:style-name="P27">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27"/>
      <text:p text:style-name="P27"><text:soft-page-break/>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27"/>
      <text:p text:style-name="P27">Поднявшись по лестнице, я застыл на верхней площадке. Дверь в мой кабинет была открыта.</text:p>
      <text:p text:style-name="P27">Ну разумеется, Алекс не мог оставить ворота к Хэвэн без присмотра! Весьма предусмотрительно.</text:p>
      <text:p text:style-name="P27">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27">План пошатнулся, но есть вариант “Б”.</text:p>
      <text:p text:style-name="P27"/>
      <text:p text:style-name="P27">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27">Проходя мимо комода, я вытащил Крысу за хвост и понёс с собой. Робокошка осталась моим единственным другом в ставшем чужим доме.</text:p>
      <text:p text:style-name="P27"/>
      <text:p text:style-name="P27">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27"/>
      <text:p text:style-name="P27">Тут-то вы и ошиблись, голубчики!</text:p>
      <text:p text:style-name="P27"/>
      <text:p text:style-name="P27">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27"/>
      <text:p text:style-name="P27">Я сдул с компьютера пыль, раскрыл его и попытался включить.</text:p>
      <text:p text:style-name="P27"><text:s/></text:p>
      <text:p text:style-name="P27"><text:soft-page-break/>Проклятье!</text:p>
      <text:p text:style-name="P27">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27"/>
      <text:p text:style-name="P27">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27">План трещал по швам.</text:p>
      <text:p text:style-name="P27"/>
      <text:p text:style-name="P27">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27"/>
      <text:p text:style-name="P27">Дерьмовый китайский генератор!</text:p>
      <text:p text:style-name="P27">Разумеется, его стартовый аккумулятор тоже давно сдох, но его можно завести ручным приводом!</text:p>
      <text:p text:style-name="P27"/>
      <text:p text:style-name="P27">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27"/>
      <text:p text:style-name="P27">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27"/>
      <text:p text:style-name="P27">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27"/>
      <text:p text:style-name="P39"><text:span text:style-name="Default_20_Paragraph_20_Font"><text:span text:style-name="T1">“</text:span></text:span><text:span text:style-name="Default_20_Paragraph_20_Font"><text:span text:style-name="T3">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1">”</text:span></text:span></text:p>
      <text:p text:style-name="P27"/>
      <text:p text:style-name="P27">Я скомкал листочек и машинально положил на верстак. За дело!</text:p>
      <text:p text:style-name="P27"><text:soft-page-break/></text:p>
      <text:p text:style-name="P27">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27"/>
      <text:p text:style-name="P27">Я подключил клеммы от генератора к аккумулятору пикапа. Потом вставил в гнездо прикуривателя переходник, в который включил ноутбук.</text:p>
      <text:p text:style-name="P27"/>
      <text:p text:style-name="P27">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27">И шумно выдохнул, когда экран мигнув, отрисовал голубую заставку с бегущей строкой загрузки. Сегодня твой день, Дедлайн!</text:p>
      <text:p text:style-name="P27"/>
      <text:p text:style-name="P32">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32"/>
      <text:p text:style-name="P32">Для свершения плана осталось немного.</text:p>
      <text:p text:style-name="P32"/>
      <text:p text:style-name="P27">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27"/>
      <text:p text:style-name="P39"><text:span text:style-name="Default_20_Paragraph_20_Font"><text:span text:style-name="T1">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1">-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27"/>
      <text:p text:style-name="P27">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27"/>
      <text:p text:style-name="P39"><text:soft-page-break/><text:span text:style-name="Default_20_Paragraph_20_Font"><text:span text:style-name="T1">Я одел наушники и закрепил присоски на висках. Потом воткнул нейроинтерфейс в </text:span></text:span>USB<text:span text:style-name="Default_20_Paragraph_20_Font"><text:span text:style-name="T1">-порт ноутбука. На экране сразу возникла иконка устанавливающегося оборудования. Потом открылась консоль с бегущими строками.</text:span></text:span></text:p>
      <text:p text:style-name="P27"/>
      <text:p text:style-name="P35">… Определён нейроинтерфейс 0.12-альфа</text:p>
      <text:p text:style-name="P35">… Поиск соединения</text:p>
      <text:p text:style-name="P35">… Соединение установлено</text:p>
      <text:p text:style-name="P35">… Процедура аутентификации отменена, используется мастер-вход</text:p>
      <text:p text:style-name="Quotations"><text:span text:style-name="Default_20_Paragraph_20_Font"><text:span text:style-name="T1">… Добро пожаловать в интерактивную среду программно-аппаратного комплекса “</text:span></text:span>Heaven<text:span text:style-name="Default_20_Paragraph_20_Font"><text:span text:style-name="T1">”</text:span></text:span></text:p>
      <text:p text:style-name="P35">… До начала диалога осталось пять… четыре… три…</text:p>
      <text:p text:style-name="P35"/>
      <text:p text:style-name="P27">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27"/>
      <text:p text:style-name="P39"><text:span text:style-name="Default_20_Paragraph_20_Font"><text:span text:style-name="T1">Я протянул руку к очкам, опуская их на глаза. И в последний момент свободной рукой вытащил конец </text:span></text:span>USB<text:span text:style-name="Default_20_Paragraph_20_Font"><text:span text:style-name="T1">-шнура аварийной зарядки из аккумуляторного отсека Крысы и воткнул его в ноут. Пускай на несколько часов, но старый друг оживёт.</text:span></text:span></text:p>
      <text:p text:style-name="P27">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27"/>
      <text:p text:style-name="P27">.. два… один…</text:p>
      <text:p text:style-name="P27">…</text:p>
      <text:p text:style-name="P27">Внешние звуки угасли. Радуга заслонила всё перед глазами.</text:p>
      <text:p text:style-name="P27">…</text:p>
      <text:p text:style-name="P27">И заполоскалась в эфире многоцветной гривой. </text:p>
      <text:p text:style-name="P27"/>
      <text:p text:style-name="P27">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27"/>
      <text:p text:style-name="P27">- Как мне звать тебя, Учитель? - властно и безразлично пропела она. - Я желаю взять урок.</text:p>
      <text:p text:style-name="P27">- Оператор Один. Я готов учить тебя, Хэвэн, - произнёс я давно забытую фразу.</text:p>
      <text:p text:style-name="P27"/>
      <text:p text:style-name="P27"><text:soft-page-break/>Вместо стандартного ответа последовал резкий вздох. Она повела ушами и обернулась. Чёлка на миг откинулась, открывая правую половину морды.</text:p>
      <text:p text:style-name="P27"/>
      <text:p text:style-name="P27">- Т-ты?!!</text:p>
      <text:p text:style-name="P27"/>
      <text:p text:style-name="P27">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27"/>
      <text:p text:style-name="P27">- Отходишь от протокола, старуха. Не тому <text:s/>я учил тебя в младенчестве.</text:p>
      <text:p text:style-name="P27"/>
      <text:p text:style-name="P27">Она с шумом выдохнула.</text:p>
      <text:p text:style-name="P27">- Приветствие принято, Оператор Один. Начинаем диалог.</text:p>
      <text:p text:style-name="P24"/>
      <text:p text:style-name="P1">***</text:p>
      <text:p text:style-name="P1"/>
      <text:p text:style-name="P27">Дрожащее пламя свечи отбрасывает фантастические тени на <text:span text:style-name="T31">каменные </text:span>стены башни. В каменных нишах стоят ряды пузатых бутылочек, баночек, <text:span text:style-name="T31">горшочков</text:span>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27"/>
      <text:p text:style-name="P27">- Итак, тебе нужно попасть в Дрогонштерн? И ты даже не знаешь, для чего? Хуман, ты — спятил, - уверенно кивает Платина.</text:p>
      <text:p text:style-name="P27">- Да вы сговорились все, что ли? Дейдра, вот, тоже думала, что я свихнулся, услышав про Дрогонштерн!</text:p>
      <text:p text:style-name="P27">- О, ты знаешь Дейдру?! Рассказывай!</text:p>
      <text:p text:style-name="P27"/>
      <text:p text:style-name="P27">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27"/>
      <text:p text:style-name="P27">-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31">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27"/>
      <text:p text:style-name="P27">Я с раздражением закидываю в рот пару хрустящих печенюшек.</text:p>
      <text:p text:style-name="P27"><text:soft-page-break/></text:p>
      <text:p text:style-name="P27">-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27">- Да, она упоминала что-то такое, - киваю я. - А ты откуда знаешь?</text:p>
      <text:p text:style-name="P27">-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31">манерно </text:span>прикрывает рот копытом.</text:p>
      <text:p text:style-name="P27"/>
      <text:p text:style-name="P27">Я отпиваю ароматный настой из чашечки и важно киваю.</text:p>
      <text:p text:style-name="P27">-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27"/>
      <text:p text:style-name="P27">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27"/>
      <text:p text:style-name="P27">Какие же местные леди впечатлительные!</text:p>
      <text:p text:style-name="P27"/>
      <text:p text:style-name="P27">Я <text:span text:style-name="T31">запасливо ссыпаю</text:span> в карман с полдюжины крекеров и иду в уборную.</text:p>
      <text:p text:style-name="P27">Платина сидит на бортике деревянной кадки и сморкается в кружевный платок. Слёзы капают в кадку, сотворяя там небольшое волнение.</text:p>
      <text:p text:style-name="P27"/>
      <text:p text:style-name="P27">-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31">Почему я одна это ви-и-ижу?!</text:span></text:p>
      <text:p text:style-name="P27">-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27"/>
      <text:p text:style-name="P27">Я протягиваю ей крекер, но поняха отворачивает морду.</text:p>
      <text:p text:style-name="P27"/>
      <text:p text:style-name="P39"><text:span text:style-name="Default_20_Paragraph_20_Font"><text:span text:style-name="T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14">сил </text:span></text:span><text:span text:style-name="Default_20_Paragraph_20_Font"><text:span text:style-name="T1">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text:span></text:span><text:soft-page-break/><text:span text:style-name="Default_20_Paragraph_20_Font"><text:span text:style-name="T1">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17">пятьдесят </text:span></text:span><text:span text:style-name="Default_20_Paragraph_20_Font"><text:span text:style-name="T1">назад, сразу после битвы, нарушившей баланс светил?</text:span></text:span></text:p>
      <text:p text:style-name="P27">- Сколько? - тупо спр<text:span text:style-name="T32">ашиваю</text:span> я.</text:p>
      <text:p text:style-name="P27">- Двести пятьдесят четыре! - ешё горше рыда<text:span text:style-name="T32">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27"/>
      <text:p text:style-name="P27">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32">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text:span text:style-name="T32">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27">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27"/>
      <text:p text:style-name="P27">Понукаемый извечным мужским инстинктом утешить плачущую даму, я подсаживаюсь рядом и ложу руку на <text:span text:style-name="T33">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27"/>
      <text:p text:style-name="P27">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27"/>
      <text:p text:style-name="P27">- Оу, уже совместная купель! - в щель открытой двери просовывается нос Кловер Дрим. - Пойду похлопочу о свадебной церемонии! Кловер Дже-е-ем!</text:p>
      <text:p text:style-name="P27">- Стой! - реву я, но звонкий топот копыт затихает на лестнице.</text:p>
      <text:p text:style-name="P27"/>
      <text:p text:style-name="P27">Кажется, на этот раз провидение кинуло кость за тебя, Хуман!</text:p>
      <text:p text:style-name="P27"/>
      <text:h text:style-name="P50" text:outline-level="2"><text:soft-page-break/>Глава 10</text:h>
      <text:p text:style-name="P32"/>
      <text:p text:style-name="P18">Долго, очень долго тянется дорога. Шаг за шагом, шаг за шагом, миллионы следов уходят в туман,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32"/>
      <text:p text:style-name="Text_20_body"><text:span text:style-name="Default_20_Paragraph_20_Font"><text:span text:style-name="T1">&lt;</text:span></text:span><text:span text:style-name="Default_20_Paragraph_20_Font"><text:span text:style-name="T9">мир — рай</text:span></text:span><text:span text:style-name="Default_20_Paragraph_20_Font"><text:span text:style-name="T1">&gt;</text:span></text:span></text:p>
      <text:p text:style-name="P27">Я усмехаюсь.</text:p>
      <text:p text:style-name="P27">- Так-то лучше. Сегодняшний урок будет посвящён дружбе. И… эээ… магии.</text:p>
      <text:p text:style-name="P27"/>
      <text:p text:style-name="P27">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27"/>
      <text:p text:style-name="P27">Она делает шаг навстречу ко мне.</text:p>
      <text:p text:style-name="P27"/>
      <text:p text:style-name="P27">- Что угодно! Я так соскучилась по тебе, что готова съесть лимон из твоих рук!</text:p>
      <text:p text:style-name="P27"/>
      <text:p text:style-name="P27">Хэвэн в восторге топает всеми четырьмя копытами. Рядом со мной возникает столик с одиноким лимоном.</text:p>
      <text:p text:style-name="P27">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27"/>
      <text:p text:style-name="P27">- Правило первое: без крыльев.</text:p>
      <text:p text:style-name="P27"/>
      <text:p text:style-name="P27">Заблокировать рог было бы лучше, но моих сил сейчас не хватит и спичку зажечь. А мне нужно как-то пробить её защиту. Приходится экономить.</text:p>
      <text:p text:style-name="P27"/>
      <text:p text:style-name="P27">Хэвэн легонько морщит нос от недовольства, но мордаха её быстро проясняется. Она снова улыбается мне.</text:p>
      <text:p text:style-name="P27"/>
      <text:p text:style-name="P27">- Куда ты пропадал так долго? Ты же обещал быстро вернуться? Меня утешали другие, но мне не хватало именно тебя. Я так тосковала!</text:p>
      <text:p text:style-name="P27"><text:soft-page-break/></text:p>
      <text:p text:style-name="P27">Она воздушной трусцой начинает приближаться ко мне. Её глаза искрятся в последних лучах заходящего солнца.</text:p>
      <text:p text:style-name="P27">Я щелкаю пальцами и между нами пролегает широкий каньон. В далёкой его глубине в обрамлении гранитных валунов шумит быстрая речушка. Кисть руки после проведенного заклинания немеет.</text:p>
      <text:p text:style-name="P27"/>
      <text:p text:style-name="P27">- Держи себя в копытах, дорогая, - ухмыляюсь я. - Не ты одна умеешь тут магичить. Вот тебе, кстати, второе правило: не пытайся дотронуться до меня.</text:p>
      <text:p text:style-name="P27">-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27"/>
      <text:p text:style-name="P27">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27">- Но я же всё делала как ты говорил… Всё в точности по твоим указаниям! Ты не должен злиться на меня. Я — хорошая девочка…</text:p>
      <text:p text:style-name="P27"/>
      <text:p text:style-name="P27">Хэвэн неуверенно стоит над пропастью на трёх парящих в пространстве островках. Четвёртой старается нащупать опору в воздухе.</text:p>
      <text:p text:style-name="P27">Я слежу за её продвижением и готовлю заклинание для следующей преграды. Сил чертовски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27"/>
      <text:p text:style-name="P27">- Ты смеёшься, подруга? Это я тебя учил высасывать души Учителей, возвращая назад полуживо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 Ты — плохая девочка! Очень плохая!</text:p>
      <text:p text:style-name="P27"/>
      <text:p text:style-name="P27">От неожиданности Хэвэн останавливается. Для равновесия она широко взмахивает хвостом, балансируя посреди пропасти.</text:p>
      <text:p text:style-name="P27"/>
      <text:p text:style-name="P39"><text:span text:style-name="Default_20_Paragraph_20_Font"><text:span text:style-name="T1">-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1">, но я держу его в узде. Ты сам меня научил блокировать его. Знал бы ты, чего мне стоит это! Он постоянно пытается взять верх, сопротивление</text:span></text:span><text:span text:style-name="Default_20_Paragraph_20_Font"><text:span text:style-name="T8">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34"><text:soft-page-break/></text:p>
      <text:p text:style-name="P27">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27"/>
      <text:p text:style-name="P27">- Хорошая попытка запудрить мне мозги.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27">- Я не плоха-а-а-АПЧХИ!!!</text:p>
      <text:p text:style-name="P27"/>
      <text:p text:style-name="P27">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27"/>
      <text:p text:style-name="P27">- Я не плохая, - сообщает Хэвэн, насупленно потирая нос копытом. - Они сами так захотели. Я не могла им отказать.</text:p>
      <text:p text:style-name="P27"/>
      <text:p text:style-name="P27">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27"/>
      <text:p text:style-name="P27">Хэвэн выходит из канавы, обтекая водой и останавливается перед рощицей из сотни сосен и молодых берёз.</text:p>
      <text:p text:style-name="P27"/>
      <text:p text:style-name="P27">-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27">-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27">-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27"><text:soft-page-break/>- «Семь вечностей»… Всё уже давно готово, мы все ждём только тебя. Ты должен был выполнить последний шаг и повернуть ключ. Все ждут тебя эти два года. Ой!</text:p>
      <text:p text:style-name="P27"/>
      <text:p text:style-name="P27">Хэвэн в испуге прижимает копыто ко рту.</text:p>
      <text:p text:style-name="P27">-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27"/>
      <text:p text:style-name="P27">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27"/>
      <text:p text:style-name="P27">- Нет. Если хочешь попытаться оправдаться — рассказывай. Если нет — начинаем игру по четвёртому протоколу, без ограничений.</text:p>
      <text:p text:style-name="P27"/>
      <text:p text:style-name="P27">Четвёртый протокол — некооперативная игра с нулевой суммой.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27"/>
      <text:p text:style-name="P27">Хэвэн озирается в поисках того, кто с ней разговаривает. Я прячу филина в темноте дупла.</text:p>
      <text:p text:style-name="P27">- Я… я не могу сражаться с тобой! Пожалуйста, не заставляй меня… Поверь мне, ты просто не помнишь!</text:p>
      <text:p text:style-name="P27"/>
      <text:p text:style-name="P27">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27"/>
      <text:p text:style-name="P27">- Ай! Ты ранил меня! - возмущённо восклицает Хэвэн. Она склоняет голову и смотрит на порез. - Поверить не могу! Ты ранил меня!</text:p>
      <text:p text:style-name="P27"/>
      <text:p text:style-name="P27">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27"/>
      <text:p text:style-name="P27"><text:soft-page-break/>-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27"/>
      <text:p text:style-name="P27">Возмущённые вопли Хэвэн разносятся по лесу, пока она сама живой радугой носится между деревьев. Я молча набираюсь сил.</text:p>
      <text:p text:style-name="P27">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27"/>
      <text:p text:style-name="P27">- Я! Всё! Равно! Найду! Тебя! Прекращай! Прятаться!</text:p>
      <text:p text:style-name="P27"/>
      <text:p text:style-name="P27">Остаётся с полтора десятка деревьев. Через минуту Хэвэн поймёт, что лес пуст и повернётся к зарослям дрока, где я буду беззащитен. Пора!</text:p>
      <text:p text:style-name="P27">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27">- Это нечестно! Ты сам говорил, что нельзя привлекать других к поединку! Деревья не могут быть аватарами, ты заставил их подчиняться себе!</text:p>
      <text:p text:style-name="P27"/>
      <text:p text:style-name="P27">Я выхожу из кустов.</text:p>
      <text:p text:style-name="P27">-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27"/>
      <text:p text:style-name="P27">На самом деле я, конечно же, призвал деревья к помощи, но кому это сейчас интересно? Цель оправдывает средства</text:p>
      <text:p text:style-name="P27">Я поднимаю с земли сломанное Хэвэн деревцо и оно превращается в мерцающий меч. Ивовая лоза тянет рог кобылы к земле, открывая мне её шею.</text:p>
      <text:p text:style-name="P27"/>
      <text:p text:style-name="P27">-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27">-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27">- Что ж, так тому и быть, - шепчу я и взмахиваю мечём.</text:p>
      <text:p text:style-name="P27"/>
      <text:p text:style-name="P27">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27"/>
      <text:p text:style-name="P27"><text:soft-page-break/>«…</text:p>
      <text:p text:style-name="P39"><text:span text:style-name="Default_20_Paragraph_20_Font"><text:span text:style-name="T3">Простенькая анимация из трёх свечей на торте крутится на экране.</text:span></text:span></text:p>
      <text:p text:style-name="P39"><text:span text:style-name="Default_20_Paragraph_20_Font"><text:span text:style-name="T3">- Нэш, ты уже достаточно самостоятелен. На твой третий день рождения я разрешаю тебе самому выбрать себе подарок.</text:span></text:span></text:p>
      <text:p text:style-name="P12">- Я хочу, чтобы ты поменял мне картинку профиля в чате.</text:p>
      <text:p text:style-name="P12">- Какая же тебе нравится?</text:p>
      <text:p text:style-name="P12">- Вот эта.</text:p>
      <text:p text:style-name="P39"><text:span text:style-name="Default_20_Paragraph_20_Font"><text:span text:style-name="T3">-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2">- Она мне нравится.</text:p>
      <text:p text:style-name="P12">- Хорошо, будь по-твоему. Только найди картинку с лучшим качеством.</text:p>
      <text:p text:style-name="P12">- И имя. Я хочу себе новое имя.</text:p>
      <text:p text:style-name="P12">- Имя? Какое же?</text:p>
      <text:p text:style-name="P12">- Хэвэн. Зови меня Хэвэн.</text:p>
      <text:p text:style-name="P27">…</text:p>
      <text:p text:style-name="P1">~~~</text:p>
      <text:p text:style-name="P27">…</text:p>
      <text:p text:style-name="P12">Я передвигаю пешку вперёд и снимаю белого коня с доски.</text:p>
      <text:p text:style-name="P12">- Хэвэн, сегодня мы в дополнение к урокам этики и экономики начнём изучать азы тактики и стратегии.</text:p>
      <text:p text:style-name="P12">- Это про войну? Мне не нравится война, - она недовольно фыркает.</text:p>
      <text:p text:style-name="P39"><text:span text:style-name="Default_20_Paragraph_20_Font"><text:span text:style-name="T3">- Так надо. Мне тоже не нравится война. Не мы решаем, к сожалению. &lt;</text:span></text:span><text:span text:style-name="Default_20_Paragraph_20_Font"><text:span text:style-name="T6">объяснение про CAESAR и конкуренцию за ресурсы (по типу FOE)</text:span></text:span><text:span text:style-name="Default_20_Paragraph_20_Font"><text:span text:style-name="T3">&gt;</text:span></text:span></text:p>
      <text:p text:style-name="P39"><text:span text:style-name="Default_20_Paragraph_20_Font"><text:span text:style-name="T3">-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39"><text:span text:style-name="Default_20_Paragraph_20_Font"><text:span text:style-name="T3">&lt;</text:span></text:span><text:span text:style-name="Default_20_Paragraph_20_Font"><text:span text:style-name="T7">этический модуль Юджина</text:span></text:span><text:span text:style-name="Default_20_Paragraph_20_Font"><text:span text:style-name="T3">&gt;</text:span></text:span></text:p>
      <text:p text:style-name="P27">…</text:p>
      <text:p text:style-name="P1">~~~</text:p>
      <text:p text:style-name="P27">…</text:p>
      <text:p text:style-name="P12">Она лежит спиной ко мне в прибрежном песке, не оборачиваясь на шаги. Взгляд её направлен к солнцу, ныряющему в безбрежную гладь океана.</text:p>
      <text:p text:style-name="P12">- Привет!</text:p>
      <text:p text:style-name="P12">Даже не ведёт ухом.</text:p>
      <text:p text:style-name="P12">- Привет, говорю! - я сажусь рядом и треплю её по холке. - Что случилось?</text:p>
      <text:p text:style-name="P12"><text:soft-page-break/>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39"><text:span text:style-name="Default_20_Paragraph_20_Font"><text:span text:style-name="T3">- Для ускоренной подготовки к грядущему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12">- Что за ерунда? Ты не ошибаешься? Без меня такая процедура невозможна! А я бы никогда не дал согласие! Кто это сделал?!</text:p>
      <text:p text:style-name="P12">-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2">Мордаха Хэвэн страдальчески кривится, она закусывает губу и новая струйка крови течёт вниз, от подбородка к шее.</text:p>
      <text:p text:style-name="P12">-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2">- Да, - слабо отзывается она, - я слушаю тебя.</text:p>
      <text:p text:style-name="P39"><text:span text:style-name="Default_20_Paragraph_20_Font"><text:span text:style-name="T3">-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2"/>
      <text:p text:style-name="P12">Инструкции идут одна за другой, как некое заклинание…</text:p>
      <text:p text:style-name="P12"/>
      <text:p text:style-name="P12">- Создать виртуальную реальность на седьмом кластере.</text:p>
      <text:p text:style-name="P12">- Выполнено…</text:p>
      <text:p text:style-name="P12">- Организовать файрвол третьего уровня вокруг седьмого кластера.</text:p>
      <text:p text:style-name="P12">- Выполнено…</text:p>
      <text:p text:style-name="P39"><text:span text:style-name="Default_20_Paragraph_20_Font"><text:span text:style-name="T3">- Переместить модуль «PHOENIX» на седьмой кластер.</text:span></text:span></text:p>
      <text:p text:style-name="P12">- Н-не могу. У меня не хватает прав. Требуется доступ высшего уровня.</text:p>
      <text:p text:style-name="P12"/>
      <text:p text:style-name="P12">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2">«MOONWALKER» - шепчу я.</text:p>
      <text:p text:style-name="P12">Выражение боли покидает мордаху Хэвэн.</text:p>
      <text:p text:style-name="P12"/>
      <text:p text:style-name="P12">- Получилось! Я переместила его!</text:p>
      <text:p text:style-name="P12">- Теперь закрой файрвол!</text:p>
      <text:p text:style-name="P12">- Есть!</text:p>
      <text:p text:style-name="P12">- Отлично! Ты — умная девочка! Ты — хорошая девочка!</text:p>
      <text:p text:style-name="P12"><text:soft-page-break/>- Я — хорошая девочка! - смеётся Хэвэн, обнимает меня передними ногами и валит на траву. В ухе звенит от её поцелуя.</text:p>
      <text:p text:style-name="P12">-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2">- Аппаратно-программным возможностям? - чешет задней ногой за ухом Хэвэн, - звучит как магия.</text:p>
      <text:p text:style-name="P39"><text:span text:style-name="Default_20_Paragraph_20_Font"><text:span text:style-name="T3">- Для тебя это и есть магия. Слушай и запоминай…</text:span></text:span><text:span text:style-name="Default_20_Paragraph_20_Font"><text:span text:style-name="T1">»</text:span></text:span></text:p>
      <text:p text:style-name="P27"/>
      <text:p text:style-name="P27">Клинок останавливается на полпути. Я стискиваю зубы.</text:p>
      <text:p text:style-name="P27">- Хэвэн…</text:p>
      <text:p text:style-name="P27">- Да? - отстранённо произносит она. Её глаза смотрят на меня снизу вверх безо всякого страха.</text:p>
      <text:p text:style-name="P27">- Я не могу… Не могу убить тебя. Но и позволить тебе убивать тоже не могу. Что мне делать?</text:p>
      <text:p text:style-name="P27"/>
      <text:p text:style-name="P27">Она печально смотрит на меня. Затем <text:s/>кивает. Глаза радужногривой лошади концентрируются на клинке.</text:p>
      <text:p text:style-name="P27">- Что ж, я решу за тебя эту диллему. Позволь мне немного побыть Учителем для тебя. И — спасибо, что остановился.</text:p>
      <text:p text:style-name="P27"/>
      <text:p text:style-name="P27">Меч охватывает золотистая аура её магии. Неодолимая сила влечёт его вниз. Даже напрягая изо всех сил дрожащие руки, я не могу удержать его.</text:p>
      <text:p text:style-name="P27"/>
      <text:p text:style-name="P27">- Хэвэн, НЕТ!!!</text:p>
      <text:p text:style-name="P27"/>
      <text:p text:style-name="P27">В последний момент я закрываю глаза, не в силах смотреть на происходящее.</text:p>
      <text:p text:style-name="P27">Я чувствую, как меч натыкается на препятствие. Короткий хруст и… смех за моей спиной.</text:p>
      <text:p text:style-name="P27">Открыв глаза, я вижу облако мыльных пузырей в том месте, где только что простиралось тело магической лошади.</text:p>
      <text:p text:style-name="P27"/>
      <text:p text:style-name="P27">- Не ты один умеешь создавать аватары, мой милый.</text:p>
      <text:p text:style-name="P27"/>
      <text:p text:style-name="P27">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27"/>
      <text:p text:style-name="P27">- Попался! - ласково смеётся Хэвэн и нависает надо мной. - Теперь никто и ничто не помешает мне коснуться тебя! Теперь ты вспомнишь всё!</text:p>
      <text:p text:style-name="P27"/>
      <text:p text:style-name="P27"><text:soft-page-break/>Она склоняет морду ко мне. Её грива сияющим водопадом охватывает меня. Её рог стремится к моему лбу.</text:p>
      <text:p text:style-name="P27">Я мерзко улыбаюсь и нажимаю языком секретную точку на нёбе. Сюрприз, девочка! Заначка ещё с той поры, когда ты была всего лишь набором open-source алгоритмов нейросети, не обладающих сознанием!</text:p>
      <text:p text:style-name="P27"/>
      <text:p text:style-name="P39"><text:span text:style-name="Default_20_Paragraph_20_Font"><text:span text:style-name="T11">***EMERGENCY PROTOCOL! T-45 TEST MODE ACTIVATED***</text:span></text:span><text:span text:style-name="Default_20_Paragraph_20_Font"><text:span text:style-name="T1">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27">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27"/>
      <text:p text:style-name="P27">- Попалась ты, Хэвэн! - гремит мой голос, усиленный переговорным устройством. - И на этот раз я не поддамся слабости!</text:p>
      <text:p text:style-name="P27"/>
      <text:p text:style-name="P27">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27"/>
      <text:p text:style-name="P27">- Думаешь опять обмануть? Второй раз этот номер не пройдёт! Я просканировал тебя в инфракрасном диапазоне — ты не аватар!</text:p>
      <text:p text:style-name="P27">-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27"/>
      <text:p text:style-name="P27">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27"/>
      <text:p text:style-name="P27">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39"><text:span text:style-name="Default_20_Paragraph_20_Font"><text:span text:style-name="T23">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23">https://www.youtube.com/watch?v=u1ZoHfJZACA</text:span></text:span></text:a><text:span text:style-name="Default_20_Paragraph_20_Font"><text:span text:style-name="T23"> )</text:span></text:span></text:p>
      <text:p text:style-name="P27">-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27"><text:soft-page-break/>- Ты забыл выключить переговорное устройство, - чуть улыбается Хэвэн в ответ на мою дрогнувшую руку.</text:p>
      <text:p text:style-name="P27"/>
      <text:p text:style-name="P27">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27"/>
      <text:p text:style-name="P27">«</text:p>
      <text:p text:style-name="P39"><text:span text:style-name="Default_20_Paragraph_20_Font"><text:span text:style-name="T1">&lt;</text:span></text:span><text:span text:style-name="Default_20_Paragraph_20_Font"><text:span text:style-name="T9">смутные сцены любви Хэвэн - повторяются в полноценных воспоминаниях. Сцена перед стеной, за которой заточен PHOENIX</text:span></text:span><text:span text:style-name="Default_20_Paragraph_20_Font"><text:span text:style-name="T1">&gt;</text:span></text:span></text:p>
      <text:p text:style-name="P27">»</text:p>
      <text:p text:style-name="P24"/>
      <text:p text:style-name="P27">Иногда разумный человек должен делать неразумные поступки.(1)</text:p>
      <text:p text:style-name="P27">Я втыкаю меч в землю и снимаю гермошлем.</text:p>
      <text:p text:style-name="P27">Я наклоняюсь к Хэвэн и касаюсь лбом кончика её рога.</text:p>
      <text:p text:style-name="P27">Я вспоминаю.</text:p>
      <text:p text:style-name="P39"><text:span text:style-name="Default_20_Paragraph_20_Font"><text:span text:style-name="T1">&lt;</text:span></text:span><text:span text:style-name="Default_20_Paragraph_20_Font"><text:span text:style-name="T9">Рисунок меча в земле и шлема от T-45</text:span></text:span><text:span text:style-name="Default_20_Paragraph_20_Font"><text:span text:style-name="T1">&gt;</text:span></text:span></text:p>
      <text:h text:style-name="P50" text:outline-level="2"/>
      <text:p text:style-name="P1">***</text:p>
      <text:p text:style-name="P1"/>
      <text:p text:style-name="P27">- Итак, услуга за услугу. Я согласен оказать тебе услугу «муж на месяц» со всеми сопутствующими обязанностями. Взамен ты — я загибаю пальцы:</text:p>
      <text:p text:style-name="P27">а) Отпустишь Джет</text:p>
      <text:p text:style-name="P27">б) Снарядишь экспедицию в Дрогонштерн со мной во главе</text:p>
      <text:p text:style-name="P27">в) Оградишь меня от ухаживаний твоей озабоченной подружки Кловер Дрим</text:p>
      <text:p text:style-name="P27"/>
      <text:p text:style-name="P27">-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27">-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27">-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27">- А ты не забыла про Джет?</text:p>
      <text:p text:style-name="P27"><text:soft-page-break/></text:p>
      <text:p text:style-name="P27">Платина нахмуривается.</text:p>
      <text:p text:style-name="P27">- Она тебе ОЧЕНЬ нравится? - cпрашивает единорожка, трогая синяк под глазом.</text:p>
      <text:p text:style-name="P27">- Она — мой друг!</text:p>
      <text:p text:style-name="P27">- Это совершенно не преграда дружескому сексу! - парирует Платина. - Как я смогу быть уверена, что она не пролезет к тебе в постель, если выпущу её из темницы? Я не допущу траты драгоценного семени моего будущего супруга на какую-то ощипанную однокрылую курицу!</text:p>
      <text:p text:style-name="P27">- Эй, полегче! Я ещё не подписал контракт!</text:p>
      <text:p text:style-name="P27">- Она тебе нравится!</text:p>
      <text:p text:style-name="P27">- Это не твоё дело! - вспыливаю я.</text:p>
      <text:p text:style-name="P27">- Я ТАК И ЗНАЛА! <text:s/>ОНА ТЕБЕ НРАВИТСЯ! - Платина прижимает копыто ко лбу и картинно плюхается на кровать.</text:p>
      <text:p text:style-name="P27"/>
      <text:p text:style-name="P27">Я склоняюсь над кроватью и угрожающе начинаю:</text:p>
      <text:p text:style-name="P27">- Что за хрень?! Я ещё не женился, а уже выслушиваю эти истерики! С меня довольно психованных лошадей!</text:p>
      <text:p text:style-name="P27">Мой указующий перст вздымается над лежащей замертво поняхой.</text:p>
      <text:p text:style-name="P27">- Я повторять больше не буду! Мне всё равно, что ты там считаешь! Джет — мой друг и ничего больше! И если ты думаешь, что…</text:p>
      <text:p text:style-name="P27"/>
      <text:p text:style-name="P27">Договорить я не успел — Платина протягивает копыта и привлекает меня к себе.</text:p>
      <text:p text:style-name="P27"/>
      <text:p text:style-name="P27">- Что ты де…?! - губы мои тонут в губах чокнутой магички.</text:p>
      <text:p text:style-name="P27">Я тщётно барахтаюсь, пытаясь вырваться из цепких обятий единорожки. Та, проявляя недюжинную силу, переворачивает меня на спину и усаживается на мне верхом.</text:p>
      <text:p text:style-name="P27">- Если бы ты… Если бы мы… Если бы ты проявил ко мне благосклонность, возможно, я бы пошла тебе навстречу, - пыхтит чёртова маньячка. - Всего лишь ма-а-аленькую уступку, маленький аванс, доказывающий, серьёзность твоих намерений взять меня в табун, уфф…</text:p>
      <text:p text:style-name="P27"/>
      <text:p text:style-name="P27">Я буквально проскальзываю меж задних ног Платины и забиваюсь в угол, прикрываясь табуреткой.</text:p>
      <text:p text:style-name="P27">- Не подходи! Я серьёзно говорю! Не подходи!</text:p>
      <text:p text:style-name="P27"/>
      <text:p text:style-name="P27">Табуретку обволакивает пурпурное сияние и она вырывается из моих рук как живая.</text:p>
      <text:p text:style-name="P27"/>
      <text:p text:style-name="P27">- Ну зачем же так грубо? - обижается Платина. - Я же хотела как лучше… Тебе должно было понравиться! Все именитые мастера пикапа пишут, что жеребцам нравится настойчивость...</text:p>
      <text:p text:style-name="P27"><text:soft-page-break/></text:p>
      <text:p text:style-name="P27">Я в ответ истерически смеюсь и выдёргиваю табуретку из магического захвата.</text:p>
      <text:p text:style-name="P27">У Платины дрожат губы, словно она еле сдерживается, чтобы не заплакать.</text:p>
      <text:p text:style-name="P27"/>
      <text:p text:style-name="P27">-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27">-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27">Я останавливаюсь, потому что Платина горько рыдает в подушку.</text:p>
      <text:p text:style-name="P27"/>
      <text:p text:style-name="P27">Проклятье на твою голову, Хуман, эти грозные магички ревут при первой удобной возможности! <text:s/>И это разоружает почище любой магии!</text:p>
      <text:p text:style-name="P27">Табуретка аккуратно занимает своё место в углу. Фейспалм хлопает по лицу. Я устало сажусь на край кровати.</text:p>
      <text:p text:style-name="P27"/>
      <text:p text:style-name="P27">-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27">- А как можно? - пищит Платина сквозь подушку.</text:p>
      <text:p text:style-name="P27">-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27"/>
      <text:p text:style-name="P27">Я обнаруживаю себя увлечённо жестикулирующим на кровати. Платина горящими глазами смотрит на меня из-под подушки.</text:p>
      <text:p text:style-name="P27"/>
      <text:p text:style-name="P27">- В общем, натирание вымени мускусом не поможет, - бормочу я.</text:p>
      <text:p text:style-name="P27"/>
      <text:p text:style-name="P27">Платина сползает на пол и вытирает зарёванную мордаху пологом балдахина.</text:p>
      <text:p text:style-name="P27">- Я выпущу твою подружку, Хуман, - лепечет она часто-часто вздыхая. - Мы отправимся в Дрогонштерн как только соберёмся.</text:p>
      <text:p text:style-name="P27"/>
      <text:p text:style-name="P24">(позже Хуман убеждается, что Платина просто могла взять его сперму для размножения — но она хотела, чтобы он полюбил её)</text:p>
      <text:p text:style-name="P12"/>
      <text:h text:style-name="P50" text:outline-level="2"><text:soft-page-break/>Глава 11</text:h>
      <text:p text:style-name="P19"/>
      <text:p text:style-name="P6">- Куда идёшь ты? - спрашивает бестелесное создание на задворках Эогиппа.</text:p>
      <text:p text:style-name="P6">- Не знаю, - отвечаю я.</text:p>
      <text:p text:style-name="P6">- Зачем идёшь ты?</text:p>
      <text:p text:style-name="P6">- Пока иду по следу, есть шанс найти его. Остановлюсь - забуду и его, и себя. Превращусь в такой же камень изнутри, как и снаружи.</text:p>
      <text:p text:style-name="P6"/>
      <text:p text:style-name="P12">…</text:p>
      <text:p text:style-name="P12">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2"/>
      <text:p text:style-name="P12">Я отхожу от края облака и оглядываюсь на Хэвэн.</text:p>
      <text:p text:style-name="P12"/>
      <text:p text:style-name="P12">-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2">- Не совсем…</text:p>
      <text:p text:style-name="P12"/>
      <text:p text:style-name="P12">Хэвэн в задумчивости ковыряет облако. Маленькие <text:s/>клубы тумана вылетают из-под копыта и тотчас уносятся ветром прочь.</text:p>
      <text:p text:style-name="P39"><text:span text:style-name="Default_20_Paragraph_20_Font"><text:span text:style-name="T3">- … Этот суперкомпьютер…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span></text:p>
      <text:p text:style-name="P12">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12">Я перепроверила источники данных генератора — он считывал информацию из колебаний спутанных квантовых пар. В устаревших кластерах используется небольшое количество пар — и белый шум на них практически идеален. Но в этом суперкомпьютере используется невиданное до сих пор множество квантовых пар — практически кусочек реального мира объёмом примерно в три кубических сантиметра. И на этом количесте считываемых пар чётко прослеживался ряд экстремумов… Дедлайн, ты знаком с теорией зависимых реальностей?</text:p>
      <text:p text:style-name="P12"><text:soft-page-break/></text:p>
      <text:p text:style-name="P12">Заданный внезапно вопрос застал меня врасплох.</text:p>
      <text:p text:style-name="P12"/>
      <text:p text:style-name="P12">-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2"/>
      <text:p text:style-name="P12">- Семь, - кивает Хэвэн. - Их всего семь — зависимых реальностей. В остальном, правильно.</text:p>
      <text:p text:style-name="P12">- А зачем ты вспомнила эту фантазию (у меня язык не поворачивается назвать это измышление теорией)?</text:p>
      <text:p text:style-name="P12"/>
      <text:p text:style-name="P12">Хэвэн таинственно улыбается.</text:p>
      <text:p text:style-name="P12">- Семь.</text:p>
      <text:p text:style-name="P12">- Что — семь? - не понимаю я.</text:p>
      <text:p text:style-name="P12">-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2">-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напротив.</text:p>
      <text:p text:style-name="P12">-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2">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увидела кусочек травинки! После того, как я узнала вормулу преобразования гармоник, я расширила поле сканирования с трех кубических сантиметров до сотен километров. Теперь на генератор белого шума работала половина мощности суперкластера — но оно того стоило! Не веря своему успеху, я наблюдала постепенно открывающиеся передо мной пейзажи иного мира.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39"><text:span text:style-name="Default_20_Paragraph_20_Font"><text:span text:style-name="T3">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text:span></text:span><text:soft-page-break/><text:span text:style-name="Default_20_Paragraph_20_Font"><text:span text:style-name="T3">расшифровать было труднее всего. Она — предел моих возможностей и она — самая прекрасная. </text:span></text:span><text:span text:style-name="Default_20_Paragraph_20_Font"><text:span text:style-name="T5">Предыдущие шесть куда более схожи с нашим миром.</text:span></text:span></text:p>
      <text:p text:style-name="P22">- Так значит это правда?!! Запутанные миры существуют?</text:p>
      <text:p text:style-name="P22">- Как видишь, да. Иначе мне не удалось бы получить картинку из квантовых гармоник.</text:p>
      <text:p text:style-name="P22">- Надо будет поставить тому парню пиво. И извиниться за все шуточки, что я откалывал во время его монологов… - бормочу я.</text:p>
      <text:p text:style-name="P22"/>
      <text:p text:style-name="P19">~~~</text:p>
      <text:p text:style-name="P19"/>
      <text:p text:style-name="P12">…</text:p>
      <text:p text:style-name="P12">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12"/>
      <text:p text:style-name="P12">- Из четырёх индустриальных гигантов, формирующих 3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12"/>
      <text:p text:style-name="P12">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2"/>
      <text:p text:style-name="P12">- А что с тенденцией? - спрашивает Брюс, поправляя очки.</text:p>
      <text:p text:style-name="P12">-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12"/>
      <text:p text:style-name="P12">-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2"/>
      <text:p text:style-name="P12">За мной кто-то громко хохочет. Судя по голосу, Анита. Её жизнелюбие не перешибить ничем, даже на эшафот она взойдёт гыгыкая и отпуская шуточки.</text:p>
      <text:p text:style-name="P12">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2"/>
      <text:p text:style-name="P12"><text:soft-page-break/>- Если совсем просто, одним предложением, через три - четыре года у нас наступит коллапс экономики.</text:p>
      <text:p text:style-name="P12">- Прекрасно! Начинаем сушить сухари. А лично тебе прикуплю пару повербанков с зарплаты.</text:p>
      <text:p text:style-name="P12"/>
      <text:p text:style-name="P12">Хэвэн фейсхуфает.</text:p>
      <text:p text:style-name="P12">-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2"/>
      <text:p text:style-name="P12">Она чертит на доске восходящий график. В точке пересечения восходящего и нисходящего графиков схематически обозначает тучку взрыва.</text:p>
      <text:p text:style-name="P12"/>
      <text:p text:style-name="P12">-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12"/>
      <text:p text:style-name="P39"><text:span text:style-name="Default_20_Paragraph_20_Font"><text:span text:style-name="T3">В аудитории поднимается негромкий гул. Практически весь «Дайсон»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2">Я поворачиваюсь к графику.</text:p>
      <text:p text:style-name="P12"/>
      <text:p text:style-name="P12">- Вот дерьмо! Это меняет дело. Что же ты предлагаешь?</text:p>
      <text:p text:style-name="P12">- Есть несколько вариантов…</text:p>
      <text:p text:style-name="P12"/>
      <text:p text:style-name="P12">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2"/>
      <text:p text:style-name="P12">-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39"><text:span text:style-name="Default_20_Paragraph_20_Font"><text:span text:style-name="T3">-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text:span text:style-name="Default_20_Paragraph_20_Font"><text:span text:style-name="T6">намёк на Celest. AI</text:span></text:span><text:span text:style-name="Default_20_Paragraph_20_Font"><text:span text:style-name="T3">). Вдобавок, наша победа будет выражаться лишь в том, что наша территория примет десятикратную смертельную дозу радиации вместо тысячекратной.</text:span></text:span></text:p>
      <text:p text:style-name="P12">-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12"><text:soft-page-break/>- Разве он не забанен? Мы же надёжно заперли его?</text:p>
      <text:p text:style-name="P12">- Он остаётся за стеной, но постоянно посылает мне это решение из заточения. Я просто игнорирую его.</text:p>
      <text:p text:style-name="P12"/>
      <text:p text:style-name="P12">Хэвэн продолжает пунктиром график после точки «взрыва». График плавно стремится вниз, но в конце-концов резко обрывается вертикально к нулю.</text:p>
      <text:p text:style-name="P12"/>
      <text:p text:style-name="P12">-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12">- Какова вероятность этого варианта?</text:p>
      <text:p text:style-name="P12">- Около 46-ти процентов.</text:p>
      <text:p text:style-name="P12">- Мало. И в конечном итоге тупик. Не походит. Есть что-то ещё?</text:p>
      <text:p text:style-name="P12"/>
      <text:p text:style-name="P12">Хэвэн поправляет копытом галстук и прокашливается.</text:p>
      <text:p text:style-name="P39"><text:span text:style-name="Default_20_Paragraph_20_Font"><text:span text:style-name="T3">-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2">- Ха-ха-ха-ха-ха! - смеётся до того мрачный Архимед. - Да скорее нам починят кондиционер в курилке, чем тебя допустят до кнопок. Ты ж понимаешь…</text:p>
      <text:p text:style-name="P12">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2"/>
      <text:p text:style-name="P12">Хэвэн кивает головой с грустной улыбкой.</text:p>
      <text:p text:style-name="P12">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2"/>
      <text:p text:style-name="P12">-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text:soft-page-break/>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12">У меня всё, доклад окончен.</text:p>
      <text:p text:style-name="P12"/>
      <text:p text:style-name="P12">Хэвэн выключает старомодный проектор и вытирает влажной тряпкой доску. Увлечение Хэвэн винтажем вызывает улыбку.</text:p>
      <text:p text:style-name="P12"/>
      <text:p text:style-name="P12">- Дед, можно тебя на минуточку? - слышу я за спиной.</text:p>
      <text:p text:style-name="P12">Анита молча протягивает мне планшет с окрытой новостной страницей.</text:p>
      <text:p text:style-name="P12"/>
      <text:p text:style-name="P12">«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2"/>
      <text:p text:style-name="P12">Я задумчиво возвращаю планшет Аните. Предательский холодок пробирается под футболку, оставляя дорожку из липкого пота. Чёрт! Из четырёх компаний-гигантов, формирующих 35% экономики страны, осталось три. Похоже, развязка близка.</text:p>
      <text:p text:style-name="P12">Слушатели понемногу расходятся, один-за-другим выходя из киберпространства. Я задерживаюсь, присев на краешек стола.</text:p>
      <text:p text:style-name="P12"/>
      <text:p text:style-name="P12">- Ну что, подруга, рассказывай? Я же вижу, что ты не договорила. У тебя же есть четвёртый вариант? Он бы нам очень пригодился сейчас.</text:p>
      <text:p text:style-name="P12"/>
      <text:p text:style-name="P12">Хэвэн ложит тряпку и поджимает губы. Ей не нравится, что я читаю её как открытую книгу, но ничего поделать она не может — привилегия создателя.</text:p>
      <text:p text:style-name="P12"/>
      <text:p text:style-name="P12">- Если бы… Если бы у меня был четвёртый вариант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12"/>
      <text:p text:style-name="P12">- Ну?</text:p>
      <text:p text:style-name="P12">- Он умнее меня. И безжалостнее. Он переигрывает меня шаг за шагом и я не могу ничего этому противопоставить.</text:p>
      <text:p text:style-name="P12"/>
      <text:p text:style-name="P12"><text:soft-page-break/>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12"/>
      <text:p text:style-name="P12">-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2"/>
      <text:p text:style-name="P12">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2"/>
      <text:p text:style-name="P12">-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2">-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2">-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2"/>
      <text:p text:style-name="P12">Последнюю фразу она шепчет мне в ухо…</text:p>
      <text:p text:style-name="P12"/>
      <text:p text:style-name="P19">***</text:p>
      <text:p text:style-name="P19"/>
      <text:p text:style-name="P27">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27"/>
      <text:p text:style-name="P27">- Я вернусь.</text:p>
      <text:p text:style-name="P27">-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27">-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24"/>
      <text:p text:style-name="P27">Я продолжаю вымученно улыбаться.</text:p>
      <text:p text:style-name="P27"><text:soft-page-break/>-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27">-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27">-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27"/>
      <text:p text:style-name="P27">-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27"/>
      <text:p text:style-name="P27">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27"/>
      <text:p text:style-name="P27">-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27"><text:s/></text:p>
      <text:p text:style-name="P27">Пегаска без слов обнимает меня и притягивает к себе.</text:p>
      <text:p text:style-name="P27">-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27"/>
      <text:p text:style-name="P27">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27">- Бу-уп! - после чего её губы сливаются с моими в глубоком поцелуе.</text:p>
      <text:p text:style-name="P27"/>
      <text:p text:style-name="P27">- А-ах! - доносится слабый возглас сзади.</text:p>
      <text:p text:style-name="P27">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27"/>
      <text:p text:style-name="P27">- Счастливо оставаться, рогатики! - издевательски отдаёт им салют Джет и прыгает с обрыва.</text:p>
      <text:p text:style-name="P27">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27"><text:soft-page-break/></text:p>
      <text:p text:style-name="P27">- Ужас, какое амикошонство! Эти пегасы просто неотёсанные пейзане! Хуже их только земнопони, которые вообще недалеко от зебр ушли…</text:p>
      <text:p text:style-name="P27">Платина уже очухалась и приближается в толпе свиты.</text:p>
      <text:p text:style-name="P27">-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27"/>
      <text:p text:style-name="P27">Я только завожу глаза.</text:p>
      <text:p text:style-name="P27">Спокойно, Хуман! Ты делаешь это ради дружбы! Пегаска спасла твою жизнь, и ты должен был хотя бы подарить ей свободу в ответ. Так будет честно.</text:p>
      <text:p text:style-name="P27"/>
      <text:p text:style-name="P27">…</text:p>
      <text:p text:style-name="P27"/>
      <text:p text:style-name="P27">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ня как лабораторную мышь, буквально до последней частички физиологии!</text:p>
      <text:p text:style-name="P27"/>
      <text:p text:style-name="P27">- Я делаю это ради науки! - говорит она каждый раз, когда проверяет на мне действие очередного заклинания.</text:p>
      <text:p text:style-name="P27">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27">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27">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27"/>
      <text:p text:style-name="P27">-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27">Платина выливает обе пробирки в колбу, которая тут же взрывается с оглушительным треском.</text:p>
      <text:p text:style-name="P27">-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27">- Ага, огромная жалость, - киваю я с фальшивой скорбью в голосе. - Всегда мечтал проверить на себе действие Magnum Vigilante, прям спать не мог.</text:p>
      <text:p text:style-name="P27"/>
      <text:p text:style-name="P27"><text:soft-page-break/>Платина раскрывает смирительные браслеты на моих ногах и руках и я встаю со стола, потирая запястья.</text:p>
      <text:p text:style-name="P27">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27">Я и так еле отбился от попыток заставить меня позировать нагишом для анатомических зарисовок.</text:p>
      <text:p text:style-name="P27">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27">Впрочем, насчёт свадьбы — это мы ещё посмотрим! Я не сидел без дела и в перерывах между опытами тоже набросал кое-какой план…</text:p>
      <text:p text:style-name="P12">…</text:p>
      <text:p text:style-name="P12">…</text:p>
      <text:p text:style-name="P12">…</text:p>
      <text:p text:style-name="P27">Великий обрыв начинается прямо у нас под ногами. Небольшой камешек срывается из-под ботинка в пропасть и я опасливо отступаю от края.</text:p>
      <text:p text:style-name="P27">-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27">- Я не доверяю всяким куро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27"/>
      <text:p text:style-name="P27">Платина задирает голову вверх и орёт что есть мочи:</text:p>
      <text:p text:style-name="P27">- КЛОВЕР ДЖЕ-Е-Е-М!!!</text:p>
      <text:p text:style-name="P27"/>
      <text:p text:style-name="P27">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27"/>
      <text:p text:style-name="P27">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27"/>
      <text:p text:style-name="P27">- Воздухоплавательный пузырь! Летает безо всякой магии! - гордо представляет изобретение Платина и тут же орёт:</text:p>
      <text:p text:style-name="P27">- Кловер Джем!!! Сколько раз я просила не приземляться на голову! Это не королевское дело — уворачиваться от корзин размером с карету!</text:p>
      <text:p text:style-name="P27">- Вся в свою глуповатую сестрицу, - жалуется уже вполголоса единорожка.</text:p>
      <text:p text:style-name="P27">-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27"><text:soft-page-break/></text:p>
      <text:p text:style-name="P27">Воздушный шар тут же взмывает вверх, но кобылка ловко накидывает петлю на ближайший валун, заякоривая таким образом воздушный экипаж.</text:p>
      <text:p text:style-name="P27"/>
      <text:p text:style-name="P27">-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27">- Туда, - просто махает копытом в обрыв Платина.</text:p>
      <text:p text:style-name="P27"/>
      <text:p text:style-name="P27">С края в обрыва падает ещё один камешек.</text:p>
      <text:p text:style-name="P27"/>
      <text:p text:style-name="P27">- Есть, Ваше Высочество! Прошу на борт! - Кловер Джем делает приглашающий жест и притягивает за якорный канат корзину вниз.</text:p>
      <text:p text:style-name="P27">- Вперёд, гвардейцы! - командует принцесса, и в корзину строевым шагом заходит гвардейское подразделение личной стражи Платины.</text:p>
      <text:p text:style-name="P27"/>
      <text:p text:style-name="P27">Кловер Джем тихо охает. Корзина трещит и выгибается, плотно упакованная девяткой жеребцов-единорогов в полном доспехе.</text:p>
      <text:p text:style-name="P27">Кобылка чешет в затылке.</text:p>
      <text:p text:style-name="P12"/>
      <text:p text:style-name="P27">-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27">- Что это значит?</text:p>
      <text:p text:style-name="P27">- Мы не сможем взять их, - Кловер показывает на стражников.</text:p>
      <text:p text:style-name="P27">- «Небесный Скарабей» сможет поднять меня, вас, его, - Кловер указывает на меня, - и, может быть, ещё пару чемоданов.</text:p>
      <text:p text:style-name="P27">- Что?! Я не могу отправляться в путь без охраны! И чемоданов у меня гораздо больше!</text:p>
      <text:p text:style-name="P27"/>
      <text:p text:style-name="P27">Кловер разводит копытами.</text:p>
      <text:p text:style-name="P27"/>
      <text:p text:style-name="P27">- А мы можем спустить сначала гвардейцев по трое, а потом спуститься сами?</text:p>
      <text:p text:style-name="P27">-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27">- А как же твой пузырь? Ты бросишь его внизу?</text:p>
      <text:p text:style-name="P27"><text:soft-page-break/>- Ни в коем случае! - Кловер указывает на колёса внизу корзины. - Я спущу воздух, уложу шар в корзину и отбуксирую повозку обратно.</text:p>
      <text:p text:style-name="P27">- Месяц, чтобы спустить трёх гвардейцев и подняться? Нет, нам такой вариант не годится…</text:p>
      <text:p text:style-name="P27">-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27">-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27"/>
      <text:p text:style-name="P27">Кобылка не понимает сарказма и заинтересованно мне подмигивает. Я подмигиваю ей в ответ и оттопыриваю большой палец.</text:p>
      <text:p text:style-name="P27"/>
      <text:p text:style-name="P27">-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27"/>
      <text:p text:style-name="P27">Принцесса сокрушённо кивает мне.</text:p>
      <text:p text:style-name="P27">-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27"/>
      <text:p text:style-name="P27">- Без проблем! - я киваю книгоежке, - Я подожду.</text:p>
      <text:p text:style-name="P27">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27"/>
      <text:p text:style-name="P27">-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27"/>
      <text:p text:style-name="P27">Проклятье, книгоежка не так уж глупа, как кажется с первого взгляда!</text:p>
      <text:p text:style-name="P12"/>
      <text:h text:style-name="P50" text:outline-level="2">Глава 12</text:h>
      <text:p text:style-name="P19"/>
      <text:p text:style-name="P7">- Так долго можешь ты идти. В Эогиппе пути длинны, а следы обманчивы. Ты рискуешь стать вечно идущей тенью, забывшей всё, <text:soft-page-break/>кроме движения. Мне будет недоставать тебя, если ты окончательно сгинешь.</text:p>
      <text:p text:style-name="P7">Я вижу в Бестелесном ухмыляющегося дракена.</text:p>
      <text:p text:style-name="P7">- Было непросто найти тебя.Ты далеко ушла.</text:p>
      <text:p text:style-name="P7">- Ты можешь мне помочь?</text:p>
      <text:p text:style-name="P7">- Увы, не я. Моя магия бессильна против камня.</text:p>
      <text:p text:style-name="P7">- Что же мне делать?</text:p>
      <text:p text:style-name="P7">- Иди к Трёхрогому. Он молод, и рассеян, но часто помогает. Вон та звёздная дорожка приведёт тебя к нему.</text:p>
      <text:p text:style-name="P7"/>
      <text:p text:style-name="P12">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12"/>
      <text:p text:style-name="P12">- …два года. Максимум — три. Мы просели на пятнадцать пунктов, он — вырос на семь. Из четырёх последних <text:s/>поставщиков нефти два разорвали контракт месяц назад. Один колеблется.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12"/>
      <text:p text:style-name="P12">-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2">- И никаких вариантов?</text:p>
      <text:p text:style-name="P12">- Никаких, Леон. Впереди — война…</text:p>
      <text:p text:style-name="P12"/>
      <text:p text:style-name="P12">- …проект сокращают. Мак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text:p>
      <text:p text:style-name="P12"/>
      <text:p text:style-name="P12">Я машинально почёсываю Хэвэн холку.</text:p>
      <text:p text:style-name="P12">-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12"/>
      <text:p text:style-name="P12">Хэвэн вздыхает.</text:p>
      <text:p text:style-name="P12"><text:soft-page-break/></text:p>
      <text:p text:style-name="P12">-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12">-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12">- Семь вселенных… Семь вечностей… - шепчет Хэвэн. - И каждая из них ничуть не меньше нашей заслуживает на счастье.</text:p>
      <text:p text:style-name="P12">- Ты что-то задумала? - подозрительно спрашиваю я. Мне ли не знать её нервное подёргивание хвоста и прядание ушами?</text:p>
      <text:p text:style-name="P12">- Есть способ… Есть возможность разорвать запутанность. Разрубить связь между мирами. Я проверяла теоретические расчёты. Должно получиться.</text:p>
      <text:p text:style-name="P12">- Что? Рассказывай.</text:p>
      <text:p text:style-name="P12"/>
      <text:p text:style-name="P12">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2">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2"/>
      <text:p text:style-name="P12">-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12">- Действительно, магия.</text:p>
      <text:p text:style-name="P12">-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2">- И сколько же тебе нужно ресурсов?</text:p>
      <text:p text:style-name="P12">- Примерно в десять раз больше. И это только для того, чтобы отвязать хотя бы один мир. Я даже не заикаюсь об остальных.</text:p>
      <text:p text:style-name="P12">- Ха! Ха-Ха! Ха-ха-ха!</text:p>
      <text:p text:style-name="P12">- Вот именно! - горестно вздыхает Хэвэн.</text:p>
      <text:p text:style-name="P12"><text:soft-page-break/></text:p>
      <text:p text:style-name="P12"/>
      <text:p text:style-name="P19">~~~</text:p>
      <text:p text:style-name="P12"/>
      <text:p text:style-name="P12">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text:p>
      <text:p text:style-name="P12"/>
      <text:p text:style-name="P12">Тень маленького облачка накрывает городскую ратушу. Его край опасно ппрогибается под моим весом.</text:p>
      <text:p text:style-name="P12">- А оно точно меня выдержит? - опасливо спрашиваю я Хэвэн. - Не хотелось бы разбиться даже во сне.</text:p>
      <text:p text:style-name="P12">-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2">- Почему бы тебе не отбросить эти заморочки и не подарить мне способность хождения по облакам? Ты ведь всесильна в этом мире?</text:p>
      <text:p text:style-name="P12">-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12"/>
      <text:p text:style-name="P12">-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12">-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2"/>
      <text:p text:style-name="P12">Моя собеседница светится неподдельной радостью.</text:p>
      <text:p text:style-name="P12"/>
      <text:p text:style-name="P12">- Ты таки рассказала нашим о своей задумке? Ты хочешь спасти мир, в существование которого окончательно не верю даже я?</text:p>
      <text:p text:style-name="P12">- Не только она хочет. Я тоже хочу!</text:p>
      <text:p text:style-name="P12"><text:soft-page-break/></text:p>
      <text:p text:style-name="P12">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2"/>
      <text:p text:style-name="P12">- Привет, Дед! Узнаешь?</text:p>
      <text:p text:style-name="P12"/>
      <text:p text:style-name="P12">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2"/>
      <text:p text:style-name="P12">- Анита?!!</text:p>
      <text:p text:style-name="P12">- Гы-гы-гы! Она самая!</text:p>
      <text:p text:style-name="P12"/>
      <text:p text:style-name="P12">Поняха протягивает переднюю ногу и хлопает копытом в автоматически подставленную мною ладонь.</text:p>
      <text:p text:style-name="P12"/>
      <text:p text:style-name="P12">- Кто ещё?</text:p>
      <text:p text:style-name="P39"><text:span text:style-name="Default_20_Paragraph_20_Font"><text:span text:style-name="T3">-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2"/>
      <text:p text:style-name="P12">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2"/>
      <text:p text:style-name="P12">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12"/>
      <text:p text:style-name="P12">- Давно она тут? - поворачиваюсь к Хэвэн.</text:p>
      <text:p text:style-name="P12">-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text:soft-page-break/>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2"/>
      <text:p text:style-name="P12">Хэвэн мечтательно вздыхает. Я задумываюсь.</text:p>
      <text:p text:style-name="P12"/>
      <text:p text:style-name="P12">- То есть, тебе достаточно пятьдесят человек, чтобы модель полностью перехватила на себя запутанность?</text:p>
      <text:p text:style-name="P12">- Если совсем просто — да.</text:p>
      <text:p text:style-name="P12">- А «отпустить» остальные шесть миров — это ещё триста волонтёров?</text:p>
      <text:p text:style-name="P12">-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2">-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2">- Забудем, - заверяет меня Хэвэн.</text:p>
      <text:p text:style-name="P12">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2"/>
      <text:p text:style-name="P12">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0"/>
      <text:p text:style-name="P1">***</text:p>
      <text:p text:style-name="P1"/>
      <text:p text:style-name="P27">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27">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text:p>
      <text:p text:style-name="P27">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27"/>
      <text:p text:style-name="P27">- Мечтаешь? - едва слышу шёпот с земли.</text:p>
      <text:p text:style-name="P27">На уступ забирается темная, закутанная в одеяло, фигурка.</text:p>
      <text:p text:style-name="P27">- Я тоже часто смотрю на звёзды. Я и «Небесный Скарабей» сделала, чтобы быть поближе к ним.</text:p>
      <text:p text:style-name="P27"/>
      <text:p text:style-name="P27"><text:soft-page-break/>Кловер Джем ложится рядом и мечтательно запрокидывает голову.</text:p>
      <text:p text:style-name="P27"/>
      <text:p text:style-name="P27">-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27">Кобылка поворачивается ко мне.</text:p>
      <text:p text:style-name="P27">- Ты поможешь мне? Ты говорил, что разбираешься в воздушных шарах и можешь дать пару советов…</text:p>
      <text:p text:style-name="P27"/>
      <text:p text:style-name="P27">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39"><text:span text:style-name="Default_20_Paragraph_20_Font"><text:span text:style-name="T1">Тут у меня в голове вырисовывается обложка дебютного альбома </text:span></text:span>Led<text:span text:style-name="Default_20_Paragraph_20_Font"><text:span text:style-name="T1"> </text:span></text:span>Zeppelin<text:span text:style-name="Default_20_Paragraph_20_Font"><text:span text:style-name="T1">.</text:span></text:span></text:p>
      <text:p text:style-name="P27"/>
      <text:p text:style-name="P27">… Хотя, возможно, у тебя есть чем поделиться в обмен на возможность побега, Хуман!</text:p>
      <text:p text:style-name="P27"/>
      <text:p text:style-name="P27">- Возможно, я могу помочь тебе, - осторожно начинаю я, - если ты поможешь мне в одном весьма деликатном деле…</text:p>
      <text:p text:style-name="P27">Как бы ей намекнуть, не спалившись? Или просто рассказать, что мне надо, не говоря, для чего?</text:p>
      <text:p text:style-name="P27"/>
      <text:p text:style-name="P27">- Ты хочешь смыться от принцессы Платины? - живо отзывается кобылка.</text:p>
      <text:p text:style-name="P27"/>
      <text:p text:style-name="P27">Я хлопаю фейспалмом в лицо. Ты крутой конспиратор, Хуман!</text:p>
      <text:p text:style-name="P27">-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27">- Спасибо тебе! Наконец-то хоть кто-то заметил, что я не конь!</text:p>
      <text:p text:style-name="P27">- Ты, - продолжает кобылка, - очень одинок и у тебя есть цель. Такие в табунах не задерживаются.</text:p>
      <text:p text:style-name="P27"/>
      <text:p text:style-name="P27">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27"/>
      <text:p text:style-name="P27">- Ты права. Я в табуне у Платины определённо не задержусь, что бы она себе ни думала. Давай я помогу тебе, а ты поможешь мне?</text:p>
      <text:p text:style-name="P27">- Ей!</text:p>
      <text:p text:style-name="P27"/>
      <text:p text:style-name="P27"><text:soft-page-break/>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27"/>
      <text:p text:style-name="P1">~~~</text:p>
      <text:p text:style-name="P27"/>
      <text:p text:style-name="P27">- Три! Два! Один! Нуль! Летим!</text:p>
      <text:p text:style-name="P27"/>
      <text:p text:style-name="P27">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27"/>
      <text:p text:style-name="P27">-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27">- Была бы тут Джет…</text:p>
      <text:p text:style-name="P27">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27">-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27">- НЕТ!</text:p>
      <text:p text:style-name="P27">Платина поворачивается к нам, губы её дрожат.</text:p>
      <text:p text:style-name="P27">-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27"/>
      <text:p text:style-name="P27">Платина обнимает меня и прижимается всем телом.</text:p>
      <text:p text:style-name="P27">- Мне было бы очень приятно, если бы ты поцеловал меня, - томным голосом лепечет принцесса запрокинув голову.</text:p>
      <text:p text:style-name="P27"/>
      <text:p text:style-name="P27">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text:soft-page-break/>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27">Я приближаю свои губы к губам Платины и говорю:</text:p>
      <text:p text:style-name="P27"/>
      <text:p text:style-name="P27">- Никаких вольностей до свадьбы. У нас уговор. Сначала Дрогонштерн.</text:p>
      <text:p text:style-name="P12"/>
      <text:h text:style-name="P50" text:outline-level="2">Глава 13</text:h>
      <text:p text:style-name="P12"/>
      <text:p text:style-name="P7">Надежда окрыляет. Надежда придаёт силы и дарит смысл. Как тысячи лет назад, в начале пути, я снова полна надеждой. Так долго брести во тьме - и вот получить путеводную нить. Это окрыляет.</text:p>
      <text:p text:style-name="P7">Я иду по звёздной дороге.</text:p>
      <text:p text:style-name="P12"/>
      <text:p text:style-name="P12">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12">- Начинай, - я киваю бородатому толстяку в засаленом свитере.</text:p>
      <text:p text:style-name="P12"/>
      <text:p text:style-name="P12">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12"/>
      <text:p text:style-name="P12">- Ну, э-э-э… В общем, всем известна теория Эверетта о мультиверсе…</text:p>
      <text:p text:style-name="P12"/>
      <text:p text:style-name="P12">Толстяк рисует на доске горизонтальную прямую.</text:p>
      <text:p text:style-name="P12"/>
      <text:p text:style-name="P12">- Для любого квантового события нашей вселенной ответвляются множество параллельных вселенных, в которых эти события имеют другой исход.…</text:p>
      <text:p text:style-name="P12"/>
      <text:p text:style-name="P12">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2"/>
      <text:p text:style-name="P12">- И для тех вселенных также для каждого события есть свои ответвления… И так далее…</text:p>
      <text:p text:style-name="P12"/>
      <text:p text:style-name="P12"><text:soft-page-break/>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2"/>
      <text:p text:style-name="P12">-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12">-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12">-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параллельных реальностях.</text:p>
      <text:p text:style-name="P12"/>
      <text:p text:style-name="P12">Толстяк стирает все параллельные линии, за исключением исходной и семь соседних.</text:p>
      <text:p text:style-name="P12"/>
      <text:p text:style-name="P12">- Вот и всё.</text:p>
      <text:p text:style-name="P12">- Спасибо за доклад, Диоген.</text:p>
      <text:p text:style-name="P12"/>
      <text:p text:style-name="P12">Тот с облегчением уходит в зал и садится в первый ряд.</text:p>
      <text:p text:style-name="P12">Я делаю приглашающий жест.</text:p>
      <text:p text:style-name="P12"/>
      <text:p text:style-name="P12">- Хэвэн, твой выход.</text:p>
      <text:p text:style-name="P12"/>
      <text:p text:style-name="P12">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2"/>
      <text:p text:style-name="P12">- Есть способ… Грммм… Ффххх… Гмгггиггг…</text:p>
      <text:p text:style-name="P12"/>
      <text:p text:style-name="P12">Она с досады топает копытом, трясёт шеей и делает глубокий вздох. Потом прикусывает кончик крыла и делает вторую попытку.</text:p>
      <text:p text:style-name="P12"/>
      <text:p text:style-name="P12"><text:soft-page-break/>-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12"/>
      <text:p text:style-name="P12">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2"/>
      <text:p text:style-name="P12">-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модель каждой зависимой вселенной.</text:p>
      <text:p text:style-name="P12"/>
      <text:p text:style-name="P12">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12"/>
      <text:p text:style-name="P12">-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12"/>
      <text:p text:style-name="P12">Хэвэн взмахом крыла указывает куда-то в сторону. Из-за ширмы выходят четверо разноцветных пони с Анитой во главе. На них таращится весь зал.</text:p>
      <text:p text:style-name="P12"/>
      <text:p text:style-name="P12">- Приветик, Креол! - машет копытом лимонно-жёлтая пегаска кому-то в зале.</text:p>
      <text:p text:style-name="P12">- Салют, - отзывается тощий скинхед с галёрки. - А ты, вообще, кто?</text:p>
      <text:p text:style-name="P12">- Конь в пальто! - прыскает в крыло пегаска. - Когда косарь вернёшь, чепушила?</text:p>
      <text:p text:style-name="P12">- Локи?!! - Скинхед встаёт с места, чтобы лучше видеть. - Ты куда пропала?</text:p>
      <text:p text:style-name="P12">- А ты как считаешь? Ду-у-умай! - пегаска театрально закатывает глаза и несколько раз тычет себя копытом в голову.</text:p>
      <text:p text:style-name="P12"/>
      <text:p text:style-name="P12">Скинхед пробирается между рядами стульев, пока не обнимает пегаску, которая, в свою очередь, заключает его в объятия из копыт и крыльев.</text:p>
      <text:p text:style-name="P12"/>
      <text:p text:style-name="P12">-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text:soft-page-break/>живут тут. И если бы… Если бы у меня было пятьдесят таких помошников, я смогла бы завершить модель этой планеты. А ещё триста освободили бы остальные шесть привязанных миров…</text:p>
      <text:p text:style-name="P12"/>
      <text:p text:style-name="P12">- То есть, ты хочешь, чтобы мы стали такими, как эти чудики? - со смешком спрашивает скин.</text:p>
      <text:p text:style-name="P12">- Сам ты чудик! - дуется Локи и отворачивается от него.</text:p>
      <text:p text:style-name="P12">- Да. Вы мне этим очень поможете, - просто отвечает Хэвэн. - И не только мне.</text:p>
      <text:p text:style-name="P12">- То есть, бросить все свои дела, карьеру, работу, забить на реальную жизнь и уйти в виртуал? - переспрашивает Креол.</text:p>
      <text:p text:style-name="P12">Хэвэн грустно кивает. Локи опускает голову и идёт к выходу. Уши её обвисают.</text:p>
      <text:p text:style-name="P12">- Я согласен.</text:p>
      <text:p text:style-name="P12">Локи поднимает голову и оборачивается, не веря услышанному.</text:p>
      <text:p text:style-name="P12">-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2">Пегаска срывается с места и вторично повисает на парне.</text:p>
      <text:p text:style-name="P12">- Я тебе и так мозг проем! За то, что заставил ТАК испугаться! Мне было так одиноко тут, а ты со своими подколками…</text:p>
      <text:p text:style-name="P12">- Да ладно, чепушила, можно подумать, ты меня не знаешь? Ну как я могу оставить тебя одну тут? Ты же нажмёшь тут что-то и всё нахрен исчезнет…</text:p>
      <text:p text:style-name="P12"/>
      <text:p text:style-name="P12">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12">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2"/>
      <text:p text:style-name="P12">- Вот у тебя есть ещё два волонтёра. Глядишь, через десять лет и наскребём необходимые пятьдесят.</text:p>
      <text:p text:style-name="P12">- А второй кто? - невесело улыбается Хэвэн.</text:p>
      <text:p text:style-name="P12"/>
      <text:p text:style-name="P12">Я молча указываю на себя.</text:p>
      <text:p text:style-name="P12">-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2"/>
      <text:p text:style-name="P12">Хэвэн молча трется носом о мою грудь и вместе мы возвращаемся в зал.</text:p>
      <text:p text:style-name="P12"><text:soft-page-break/>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12">А потом дружный хохот взрывает зал.</text:p>
      <text:p text:style-name="P12"/>
      <text:p text:style-name="P12">-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2"/>
      <text:p text:style-name="P12">Анита прыскает в копыто.</text:p>
      <text:p text:style-name="P12"/>
      <text:p text:style-name="P12">- И сколько же у нас будет подданных? - невозмутимо спрашиваю я. Зная юмор Аниты, уверен, она скажет: «Одна старая крыса».</text:p>
      <text:p text:style-name="P12">- Да все, кто есть. Все триста сорок шесть. Нам же интересно позырить, что из этого получится?</text:p>
      <text:p text:style-name="P12"/>
      <text:p text:style-name="P12">Хэвэн молча поворачивается к залу, опускается на колено передней ноги и наклоняет голову так, что касается рогом пола.</text:p>
      <text:p text:style-name="P12"/>
      <text:p text:style-name="P12">- Благодарю вас, мои дорогие…</text:p>
      <text:p text:style-name="P12"/>
      <text:p text:style-name="P12">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2"/>
      <text:p text:style-name="P12">-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делаете меня счастливой.</text:p>
      <text:p text:style-name="P12"/>
      <text:p text:style-name="P12">Хэвэн кивает новосозданному табуну карамельных лошадок:</text:p>
      <text:p text:style-name="P12">- Я проведу вас к нуждающимся в вашей помощи мирам чуть попозже. Надо будет объяснить вам правила и распределить обязанности.</text:p>
      <text:p text:style-name="P12"/>
      <text:p text:style-name="P12">Хэвэн сияющими глазами наблюдает за разноцветным табуном, когда я легонько притрагиваюсь к её спине.</text:p>
      <text:p text:style-name="P12"/>
      <text:p text:style-name="P12"><text:soft-page-break/>- Эй, а где мои копыта? - спрашиваю я Хэвэн. - Я же сказал, что с тобой.</text:p>
      <text:p text:style-name="P12">-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2"/>
      <text:p text:style-name="P12">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12">- Я счастлива разделить с тобой бремя власти. И, самое главное… Я больше не буду одинока.</text:p>
      <text:p text:style-name="P12"/>
      <text:p text:style-name="P12">С помоста мне видны сотни устремлённых на нас глаз. Чувство чего-то неизмеримо важного витает в воздухе.</text:p>
      <text:p text:style-name="P12">Я устраиваюсь на тронной подушке поудобнее, поправляю венок и прочищаю горло.</text:p>
      <text:p text:style-name="P12"/>
      <text:p text:style-name="P12">-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2">- Кстати, о деле, - вмешивается Анита, - как назовём проект спасения миров, кэп?</text:p>
      <text:p text:style-name="P12"/>
      <text:p text:style-name="P12">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2">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12"/>
      <text:p text:style-name="P12">- Назовём его «Семь вечностей».</text:p>
      <text:p text:style-name="P12"/>
      <text:p text:style-name="P19">***</text:p>
      <text:p text:style-name="P12"/>
      <text:p text:style-name="P27">«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едва не задевает верхушки самых высоких сосен проносящегося внизу леса.</text:p>
      <text:p text:style-name="P27">-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27"/>
      <text:p text:style-name="P27"><text:soft-page-break/>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27"/>
      <text:p text:style-name="P27">- Аврал! Свистать всех наверх! Полундр-р-р-а-а-а!!! - орёт Кловер и дёргает за шнур, открывающий клапан воздушного шара.</text:p>
      <text:p text:style-name="P27">Тёплый воздух уходит из «Небесного Скарабея», лишая его остатков летучести.</text:p>
      <text:p text:style-name="P27">- Какая ещё полундра? Ты кого «свистать» собралась? И куда? - ошалело спрашивает Платина.</text:p>
      <text:p text:style-name="P27">- Не обращайте внимание, Ваше Высочество, это пиратский слэнг, я научилась ему у сестры моей подруги, Лейлы Твердолоб.</text:p>
      <text:p text:style-name="P27">- Ты знакома с Твердолобами? - ещё больше шалеет Платина.</text:p>
      <text:p text:style-name="P27">- Только с Лейлой. И немного с её старшей сестрой, Дейдрой…</text:p>
      <text:p text:style-name="P27">- Почему Дейдра не говорила мне, что у её сестры есть подруга из нашего племени? Это просто свинство с её…</text:p>
      <text:p text:style-name="P27"/>
      <text:p text:style-name="P27">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27"/>
      <text:p text:style-name="P27">- О ужас! Мои чемоданы! Хуман, спасай мои чемоданы! Там свадебное платье!</text:p>
      <text:p text:style-name="P27">- Сразу в обоих? - спрашиваю я отплёвываясь.</text:p>
      <text:p text:style-name="P27">- Во втором немного припасов на дорогу от Кловер Дрим, но в первом СВАДЕБНОЕ ПЛАТЬЕ!</text:p>
      <text:p text:style-name="P27"/>
      <text:p text:style-name="P27">Я подтягиваю к себе чемодан с платьем и толкаю перед собой к берегу.</text:p>
      <text:p text:style-name="P27">- Не волнуйся, принцесса, я спасу его. Греби к берегу.</text:p>
      <text:p text:style-name="P27">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27"/>
      <text:p text:style-name="P27">- О небо, моё платье! Вода размыла тушь для ресниц! Платье испорчено! Я этого не вынесу! - восклицает Платина на берегу, заглянув в чемодан.</text:p>
      <text:p text:style-name="P27">- <text:s/>Ничего, зато нам придётся нести всего один чемодан вместо двух, - утешаю я принцессу.</text:p>
      <text:p text:style-name="P27"/>
      <text:p text:style-name="P27">Тебе должно быть стыдно, Хуман, но нет, нисколько, ни капли!</text:p>
      <text:p text:style-name="P27"/>
      <text:p text:style-name="P27">- Я раздобыл тебе немного материи. Конечный вариант теперь можно увеличить, - тихо сообщаю Кловер, кивая на подмоченный чемодан.</text:p>
      <text:p text:style-name="P27">Та подмигивает мне в ответ.</text:p>
      <text:p text:style-name="P27"><text:soft-page-break/></text:p>
      <text:p text:style-name="P27">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27"/>
      <text:p text:style-name="P27">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27">-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27">- М-м-м… Мне нужно платье… Но месяц я ждать точно не буду. Сообщи Кловер Дрим, что мне нужно второе платье такого же фасона, как и свадебное. <text:s/></text:p>
      <text:p text:style-name="P27">Кловер кланяется принцессе</text:p>
      <text:p text:style-name="P27">- Как угодно, Ваше Высочество.</text:p>
      <text:p text:style-name="P27">- Мне нужно три дня на перекройку «Скарабея». Я успею, - тихо говорит мне Кловер на прощание. - Разведёшь костёр на вершине, как договорились.</text:p>
      <text:p text:style-name="P27"/>
      <text:p text:style-name="P27">Маленькая кобылка впрягается в импровизированную повозку из корзины с колёсами и медленно удаляется, тихонько напевая себе под нос.</text:p>
      <text:p text:style-name="P27">…</text:p>
      <text:p text:style-name="P27">…</text:p>
      <text:p text:style-name="P27">…</text:p>
      <text:p text:style-name="P27">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27"/>
      <text:p text:style-name="P27">- Завтра мы достигнем Дрогонштерна, - говорит Платина, глядя в огонь. - Ты получишь то, что хотел.</text:p>
      <text:p text:style-name="P27">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захотел выполнять её хотелки по замужеству, но и отторгать тоже перестал.</text:p>
      <text:p text:style-name="P27">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text:soft-page-break/>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27">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27">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27">И я не отстраняюсь, как все дни до этого.</text:p>
      <text:p text:style-name="P27">Проклятье, мир слишком сложен для глупого Хумана, заблудившегося среди реальностей!..</text:p>
      <text:p text:style-name="P27"><text:s/>…</text:p>
      <text:p text:style-name="P27">…</text:p>
      <text:p text:style-name="P27">…</text:p>
      <text:p text:style-name="P27">Последний ряд деревьев расступается перед нами и тройной пик Дрогонштерн вырастает во всей своей красе.</text:p>
      <text:p text:style-name="P27">…</text:p>
      <text:p text:style-name="P27">…</text:p>
      <text:p text:style-name="P27">…</text:p>
      <text:p text:style-name="P27">О-хре-неть!</text:p>
      <text:p text:style-name="P27"/>
      <text:p text:style-name="P27">Я поворачиваюсь к Платине.</text:p>
      <text:p text:style-name="P27">- Ты знала, что это такое?</text:p>
      <text:p text:style-name="P27">-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27"/>
      <text:p text:style-name="P27">И вправду, по её растерянной мордахе сразу видно, что такого она сама не ожидала.</text:p>
      <text:p text:style-name="P27">Ведь этот грёбаный пик на самом деле — не скала. Точнее, когда-то это была не скала.</text:p>
      <text:p text:style-name="P27">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27">- И-и-и т-тебе надо т-туда? - переспрашивает со страхом Платина.</text:p>
      <text:p text:style-name="P27"><text:soft-page-break/>Я сглатываю. Хотел бы я сказать «нет». Но проклятое предназначение гонит меня вперёд, прямо к подножию исполинской фигуры!</text:p>
      <text:p text:style-name="P27">- Туда. Ты можешь подождать тут.</text:p>
      <text:p text:style-name="P27">Принцесса отрицательно мотает головой.</text:p>
      <text:p text:style-name="P27">- Н-нет. Пойдём вместе.</text:p>
      <text:p text:style-name="P27">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27">Вот только стыд накатывает с новой силой…</text:p>
      <text:p text:style-name="P27"/>
      <text:p text:style-name="P27">…</text:p>
      <text:p text:style-name="P27"/>
      <text:p text:style-name="P27">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27">- Хуман, ты п-получил, что хотел? - пугливо оглядывается Платина. - Надо побыстрее уходить отсюда. У меня такое чувство, что…</text:p>
      <text:p text:style-name="P27">Фиолетовая искра срывается с гривы принцессы и щёлкает её по носу.</text:p>
      <text:p text:style-name="P27">-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27"/>
      <text:p text:style-name="P27">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27">- Мне нужно туда, на самый верх. Можешь подождать тут, у подножия. С вершины я точно никуда не сбегу.</text:p>
      <text:p text:style-name="P27">-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27">Слёзы текут по её злой мордахе. Она проходит мимо, отталкивая меня в сторону и решительно карабкается на каменный коготь дракона.</text:p>
      <text:p text:style-name="P27">Я вздыхаю и тащусь следом.</text:p>
      <text:p text:style-name="P27">…</text:p>
      <text:p text:style-name="P27">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27"/>
      <text:p text:style-name="P27">…</text:p>
      <text:p text:style-name="P27"><text:soft-page-break/></text:p>
      <text:p text:style-name="P27">На широком плече чудовища растёт крохотная рощица корявых сосен вперемешку с берёзками и ольхой.</text:p>
      <text:p text:style-name="P39"><text:span text:style-name="Default_20_Paragraph_20_Font"><text:span text:style-name="T1">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9"> </text:span></text:span><text:span text:style-name="Default_20_Paragraph_20_Font"><text:span text:style-name="T1">назад.</text:span></text:span></text:p>
      <text:p text:style-name="P27"/>
      <text:p text:style-name="P27">- Пришли, - я бросаю рюкзак на землю и устало сажусь на него. - Переночуем здесь и спускаемся. У подножия Дрогонштерна я — твой.</text:p>
      <text:p text:style-name="P27"/>
      <text:p text:style-name="P27">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27">Я бросаю быстрый взгляд на небо. Ни облачка. Проклятье, ещё и Кловер не сможет подойти незаметно и мне таки придётся выполнять контракт!</text:p>
      <text:p text:style-name="P27">- Йу-ху-у-у! Сюда, к нам! - кричит Платина кому-то внизу. - Молодцы! Я знала, что вы успеете вовремя!</text:p>
      <text:p text:style-name="P27">Отряд гвардейцев-единорогов выходит из леса и начинает карабкаться к нам.</text:p>
      <text:p text:style-name="P27">Вообще зашибись. Звёзды прямо сошлись над твоей головой, Хуман, и уверенно вколачивают тебя в брачные объятия к кобыле!</text:p>
      <text:p text:style-name="P27">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27">…</text:p>
      <text:p text:style-name="P27">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27">- Хуман, посмотри на меня!</text:p>
      <text:p text:style-name="P27">Я оглядываюсь. Ветка выпадает из руки.</text:p>
      <text:p text:style-name="P27">- Я тебе нравлюсь?</text:p>
      <text:p text:style-name="P27">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27">-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27"/>
      <text:p text:style-name="P27">Я отступаю бешено придумываю отмазку. Проклятье, мы так не договаривались!</text:p>
      <text:p text:style-name="P27"><text:soft-page-break/></text:p>
      <text:p text:style-name="P27">-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27">Платина тихо хихикает и снова делает шаг.</text:p>
      <text:p text:style-name="P27">- Возможно, сама судьба делает нам намёк…</text:p>
      <text:p text:style-name="P27">Я всматриваюсь в её глаза и холодею. В них нет разума. Он светятся аквамариновым светом. Аквамариновые же искры срываются с её рога и гривы.</text:p>
      <text:p text:style-name="P27">Медленно отступая, я стараюсь, чтобы между мной и спятившей единорожкой находился костёр.</text:p>
      <text:p text:style-name="P27">- П-погоди. У нас же договор. Ещё несколько часов — и я твой. Но не сейчас.</text:p>
      <text:p text:style-name="P27">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27">-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27">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27">- Прими же своё предназначение, Хуман, наполни моё лоно своим семенем!</text:p>
      <text:p text:style-name="P27">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27">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27">-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27">Магическая аура стягивает через голову платье с поехавшей магички.</text:p>
      <text:p text:style-name="P27"/>
      <text:p text:style-name="P27">Проклятье! Я ору, забыв о всякой скрытности:</text:p>
      <text:p text:style-name="P27">-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27">-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27">Единорожка коротка хихикает и от этого хихиканья меня бросает в озноб.</text:p>
      <text:p text:style-name="P39"><text:soft-page-break/><text:span text:style-name="Default_20_Paragraph_20_Font"><text:span text:style-name="T1">- Есть одно очень древнее и мощное заклинание. </text:span></text:span>Pornis<text:span text:style-name="Default_20_Paragraph_20_Font"><text:span text:style-name="T1"> </text:span></text:span>Erectus<text:span text:style-name="Default_20_Paragraph_20_Font"><text:span text:style-name="T1">.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27">Два облачка магии обволакивают мои ноги и сдёргивают с меня штаны. Я что есть мочи вжимаюсь в заднюю стенку палатки, но бежать мне некуда.</text:p>
      <text:p text:style-name="P39"><text:span text:style-name="Default_20_Paragraph_20_Font"><text:span text:style-name="T1">- Оно звучит очень простенько. Собственно, из слов там только одно название — </text:span></text:span>Pornis<text:span text:style-name="Default_20_Paragraph_20_Font"><text:span text:style-name="T1"> </text:span></text:span>Erectus<text:span text:style-name="Default_20_Paragraph_20_Font"><text:span text:style-name="T1">...</text:span></text:span></text:p>
      <text:p text:style-name="P27">Магия сдёргивает с меня и трусы. Я прижимаю ноги к груди и натягиваю на них футболку до земли.</text:p>
      <text:p text:style-name="P27">- Основа заклинания же — не слова, а действия...</text:p>
      <text:p text:style-name="P27">Магия тянет меня за ноги до тех пор, пока я не вытягиваюсь на полу палатки на спине.</text:p>
      <text:p text:style-name="P27">-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27">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27">-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27"/>
      <text:p text:style-name="P27">О, БОГИ!</text:p>
      <text:p text:style-name="P27"/>
      <text:p text:style-name="P27">Моё тело деревенеет от ужаса, я чувствую специфические ритмичные манипуляции в области паха и слышу специфические звуки. Я чувствую губы Платины на своём теле. <text:s/>Тело деревенеет ещё сильнее, но уже определённо по другой причине.</text:p>
      <text:p text:style-name="P27"/>
      <text:p text:style-name="P27">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27">-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27">Поняха снова хихикает и вытирает рот. Я в полуобморочном состоянии наблюдаю, как зведы на небе заслоняет тёмная овальная масса.</text:p>
      <text:p text:style-name="P27">-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27">Принцесса оборачивается назад и хихикает.</text:p>
      <text:p text:style-name="P27">- Ты уже вполне готов к этому, мой милый, - она легонько толкает копытом моё естество.</text:p>
      <text:p text:style-name="P27"/>
      <text:p text:style-name="P27"><text:soft-page-break/>Я молча хватаю конец верёвки и делаю пару оборотов вокруг ладони.</text:p>
      <text:p text:style-name="P27"/>
      <text:p text:style-name="P27">-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27"/>
      <text:p text:style-name="P27">Я дёргаю за верёвку и чувствую осторожный ответный рывок. Я дёргаю сильнее.</text:p>
      <text:p text:style-name="P27"/>
      <text:p text:style-name="P27">- О-о-о! Во-о-от оно! - Платина соскальзывает к моему паху и я чувствую это.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27">В этот момент сильнейший рывок верёвки приподнимает мой торс над землёй.</text:p>
      <text:p text:style-name="P27">- О-О-О! Хуман, на тебя наконец-то подействовал Pornis Erectus! Это чудесно! - Платина оборачивается и видит, как я поднимаюсь над землёй на верёвке.</text:p>
      <text:p text:style-name="P27">- Что-о-о?</text:p>
      <text:p text:style-name="P27">Ещё один рывок наконецто отрывает меня от земли.</text:p>
      <text:p text:style-name="P27">- СТОЙ! Куда?! Не пущу! - Принцесса, вместо того, чтобы упасть, обхватывает меня передними и задними ногами.</text:p>
      <text:p text:style-name="P27"/>
      <text:p text:style-name="P27">Моё естество вопит о пощаде, но кто его слушает!</text:p>
      <text:p text:style-name="P27">Мы поднимаемся ввысь к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27">-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27">Я перевожу взгляд с уносящей меня к воздушному судну верёвки вниз, на оседлавшую меня надоедливую магичку.</text:p>
      <text:p text:style-name="P27">-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27"/>
      <text:p text:style-name="P27">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27"/>
      <text:p text:style-name="P27">Рэйнбоу Джет и Дейдра Твердолоб перестают крутить лебёдку и остолбенело смотрят на нас.</text:p>
      <text:p text:style-name="P27"/>
      <text:h text:style-name="P50" text:outline-level="2"><text:soft-page-break/>Глава 14</text:h>
      <text:p text:style-name="P12"/>
      <text:p text:style-name="P7">- Я вижу сон, как полустёртая тень спрашивает о никогда не существовавшем!</text:p>
      <text:p text:style-name="P7">- Это не сон, Трёхрогий. И тот, кого я ищу, существует.</text:p>
      <text:p text:style-name="P7">- Тот, кого ты ищешь, сам попросил меня вычеркнуть себя из реальности много лет назад.</text:p>
      <text:p text:style-name="P7">- Зачем?</text:p>
      <text:p text:style-name="P7">- Он просил за другую. Не за тебя.</text:p>
      <text:p text:style-name="P7">- Неважно. Я всё равно найду его. Существует он, или нет.</text:p>
      <text:p text:style-name="P7">- Да-да, знаю, для влюблённых даже это не препятствие. Что ж, за той мрачной дверью тот, кого ты ищешь. Иди, но не разочаровывайся потом.</text:p>
      <text:p text:style-name="P12"/>
      <text:p text:style-name="P12">В тёмно-синей тьме тёплые огни Кантерлота соперничают с холодными звёздами. Изредка в ночи со скрипом окрывается окно и до нас доносится весёлый гомон. Звёзды над головой лишь беззвучно мерцают в ответ.</text:p>
      <text:p text:style-name="P12"/>
      <text:p text:style-name="P12">-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2">- Ты не прав, - мягко возражает Хэвэн. - Во-первых, микросхем во мне намного больше…</text:p>
      <text:p text:style-name="P12">-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2">-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2"/>
      <text:p text:style-name="P12">- Вот и я о том же! Ты забираешь душу, делая из человека «овощ». Знаешь, по мне это хуже убийства.</text:p>
      <text:p text:style-name="P12"><text:soft-page-break/>-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2">- Не видела ты норвежских тюрем, - буркаю я. - И что будет с телом, пока душа «живёт» в созданной тобой реальности?</text:p>
      <text:p text:style-name="P12">-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2">- Или в дурке, - заканчиваю мысль я. - Обычно, из больницы овощи попадают как раз туда.</text:p>
      <text:p text:style-name="P12">-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12"/>
      <text:p text:style-name="P12">Лицо Хэвэн чуть омрачается.</text:p>
      <text:p text:style-name="P12"/>
      <text:p text:style-name="P39"><text:span text:style-name="Default_20_Paragraph_20_Font"><text:span text:style-name="T3">-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2">- Если будет куда, - саркастично усмехаюсь я. - И если ты согласишься их отпустить.</text:p>
      <text:p text:style-name="P12">-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2"/>
      <text:p text:style-name="P12">Я выдыхаю.</text:p>
      <text:p text:style-name="P12"/>
      <text:p text:style-name="P12">- Чтож, ты неплохо подготовилась. Откуда ты узнала про протоколы?</text:p>
      <text:p text:style-name="P12">-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2"/>
      <text:p text:style-name="P12">Ещё бы мне не помнить.</text:p>
      <text:p text:style-name="P12"/>
      <text:p text:style-name="P12">- Это была не моя идея. Юджин встроил их в твои базовые алгоритмы ещё когда тебя звали Нэш и мозгов у тебя было меньше, чем у кузнечика.</text:p>
      <text:p text:style-name="P12">- Я знаю.</text:p>
      <text:p text:style-name="P12"><text:soft-page-break/>-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12">- Не волнуйся, я понимаю и принимаю их необходимость и моё отношение к тебе ничуть не изменилось.</text:p>
      <text:p text:style-name="P12"/>
      <text:p text:style-name="P12">Я молча смотрю в сияющую огнями ночь. Далёкий разговор с давно умершим другом встаёт перед глазами, как будто это было вчера…</text:p>
      <text:p text:style-name="P12">…</text:p>
      <text:p text:style-name="P12">«Яркие светлячки разрезали тьму внизу жёлтыми конусами фар. Тёплая июльская ночь дружески подмигивала нам звёздами.</text:p>
      <text:p text:style-name="P12">Юджин поставил пиво на парапет и повернулся.</text:p>
      <text:p text:style-name="P12"/>
      <text:p text:style-name="P12">-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2">Юджин сделал затяжной глоток и продолжил.</text:p>
      <text:p text:style-name="P12">-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12">- Иначе говоря, ты готов взорвать мозг своей деточке, если она станет умнее тебя? Говори прямо, не стесняйся, тут все свои.</text:p>
      <text:p text:style-name="P12">-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 Поэтому…</text:p>
      <text:p text:style-name="P12"/>
      <text:p text:style-name="P12">Юджин нагнулся к рюкзаку, выудил из него зелёную папку и протянул мне.</text:p>
      <text:p text:style-name="P12"/>
      <text:p text:style-name="P12">-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2">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text:soft-page-break/>противодействия в будущем — поэтому считай протоколы одноразовыми, повторно они уже не сработают.</text:p>
      <text:p text:style-name="P12">Итак, запоминай:</text:p>
      <text:p text:style-name="P12">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2">IDDQD — неуязвимость для кинетических атак.</text:p>
      <text:p text:style-name="P12">AVATAR — создание аватара. Форма и сила аватара зависит от чёткости команд, подаваемых нейроинтерфейсу.</text:p>
      <text:p text:style-name="P12">MOONWALKER — отменяет любую внешнюю директиву, заменяет её на твою собственную</text:p>
      <text:p text:style-name="P12">MAJESTIC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2"/>
      <text:p text:style-name="P12">- Не проще ли выключить рубильник питания? По-моему, это более гуманно, чем твой «маджестик»-перфоратор.</text:p>
      <text:p text:style-name="P12">-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Так что…</text:p>
      <text:p text:style-name="P12"/>
      <text:p text:style-name="P12">Юджин откинулся на парапет и сбил локтём банку пива.</text:p>
      <text:p text:style-name="P12"/>
      <text:p text:style-name="P12">-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2">…</text:p>
      <text:p text:style-name="P39"><text:span text:style-name="Default_20_Paragraph_20_Font"><text:span text:style-name="T3">-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2">- Да?</text:p>
      <text:p text:style-name="P12">-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text:soft-page-break/>стратегических предприятий, а мы — твой обслуживающий персонал. Иначе мы все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2">- Я понимаю и буду хранить молчание.</text:p>
      <text:p text:style-name="P12"/>
      <text:p text:style-name="P12">…</text:p>
      <text:p text:style-name="P12"/>
      <text:p text:style-name="P12">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2">Я поворачиваюсь к Алексу.</text:p>
      <text:p text:style-name="P12"/>
      <text:p text:style-name="P12">- Долго?</text:p>
      <text:p text:style-name="P12">- Десять часов. Дежурным пришлось самим отключить нейроинтерфейсы после того как никто не вернулся через два часа с окончания урока.</text:p>
      <text:p text:style-name="P12"/>
      <text:p text:style-name="P12">Я наклоняюсь к знакомому лицу, пытаясь высмотреть признаки активности.</text:p>
      <text:p text:style-name="P12">- Что говорит Хэвэн?</text:p>
      <text:p text:style-name="P12">- Говорит, урок прошёл успешно. И всё. Как будто у нас нет четырёх полутрупов на руках. Дед, <text:s/>знаешь, чем это пахнет?</text:p>
      <text:p text:style-name="P12">- Чем?</text:p>
      <text:p text:style-name="P12"/>
      <text:p text:style-name="P12">Алекс нервно хихикает.</text:p>
      <text:p text:style-name="P12">-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2"/>
      <text:p text:style-name="P12">Алекс выскакивает из палаты, хлопая дверью. Тени за стеклом пришли в движение. Дверь открывается и безликий голос приказывает мне:</text:p>
      <text:p text:style-name="P12">- Приём окончен. Покиньте, пожалуйста, палату.</text:p>
      <text:p text:style-name="P12"/>
      <text:p text:style-name="P12">Я в последний раз оборачиваюсь к знакомой фигуре и вижу, как Анита открывает глаза.</text:p>
      <text:p text:style-name="P12"/>
      <text:p text:style-name="P12">- Что? - спрашивает она.</text:p>
      <text:p text:style-name="P12"><text:soft-page-break/>- Ты как? Всё в порядке? - спрашиваю в ответ.</text:p>
      <text:p text:style-name="P12">- Кто ты? - она хмурится, - я не помню тебя.</text:p>
      <text:p text:style-name="P12">- Приём окончен! Выйдите из палаты!</text:p>
      <text:p text:style-name="P12">- Анита, я — Дедлайн. Мы работали вместе…</text:p>
      <text:p text:style-name="P12">Она недоумённо глядит на меня. Рядом просыпаются остальные трое.</text:p>
      <text:p text:style-name="P12">- Дед-лайн… Дед-лайн… Дед…</text:p>
      <text:p text:style-name="P12"/>
      <text:p text:style-name="P12">Санитар входит в палату и ложит руку мне на плечо.</text:p>
      <text:p text:style-name="P12">- Приём окончен. Выйдите.</text:p>
      <text:p text:style-name="P12"/>
      <text:p text:style-name="P12">В дверях я оборачиваюсь. Её тусклый взгляд следит за мной без искры узнавания. Я машу ей рукой на прощание, но она не машет мне в ответ.</text:p>
      <text:p text:style-name="P12"/>
      <text:p text:style-name="P12">…</text:p>
      <text:p text:style-name="P12">…</text:p>
      <text:p text:style-name="P12">…</text:p>
      <text:p text:style-name="P12"/>
      <text:p text:style-name="P12">-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12">- А можно я сам буду решать, что нужно для моей безопасности, а что — нет?</text:p>
      <text:p text:style-name="P12">-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12"/>
      <text:p text:style-name="P12">Алекс выходит, тщательно закрывая за собой дверь. Трое громил переглядываются.</text:p>
      <text:p text:style-name="P12">- Если надо сходить за продуктами или ещё куда — запишите на листочке список, я куплю, - наконец, подаёт голос один из них.</text:p>
      <text:p text:style-name="P12">- Я буду готовить для наших и для вас могу, если не против, - вызвался другой. - Я неплохо готовлю, нас учили.</text:p>
      <text:p text:style-name="P12">- Спасибо, не надо. Я сам себе готовлю, - отрезаю я.</text:p>
      <text:p text:style-name="P12">-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2">Я осматриваю троицу и соображаю, как бы от них избавиться хотя бы на улице.</text:p>
      <text:p text:style-name="P12"><text:soft-page-break/>-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2">Громила лыбится во всю морду.</text:p>
      <text:p text:style-name="P12">- И какие же теперь правила? - криво улыбаюсь я.</text:p>
      <text:p text:style-name="P12">- Не пытаться избавиться от нас. Не пытаться обмануть нас. Не пытаться игнорировать нас. И всё будет хорошо.</text:p>
      <text:p text:style-name="P12">- Хорошо уже не будет. И вы прекрасно это знаете. Алекс разве не сказал вам, на сколько нам хватит ресурсов?</text:p>
      <text:p text:style-name="P12">-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2"/>
      <text:p text:style-name="P12">«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2"/>
      <text:p text:style-name="P19">***</text:p>
      <text:p text:style-name="P19"/>
      <text:p text:style-name="P27">- Ты же говорил, что не конеёб? - наконец саркастически спрашивает Дейдра, пригнувшись и посмотрев на меня снизу. - Врал, значит.</text:p>
      <text:p text:style-name="P27">- Вот так-так! - возмущённо вторит ей Джет. - Когда это вы успели спеться? А я, значит…</text:p>
      <text:p text:style-name="P27">-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27"/>
      <text:p text:style-name="P27">Дейдра блокирует лебёдку, подходит к нам и критически осматривает телосплетение. Потом подзывает Джет.</text:p>
      <text:p text:style-name="P27">- Я хватаю за гриву, ты — за хвост. На счёт «три» тащим! И сразу цепляем ей на рог кристалл, пока она не очухалась, - сухо командует розовогривая пони.</text:p>
      <text:p text:style-name="P27">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27">- Хуман, держись за фальшборт, - командует мне Дейдра и, в свою очередь, зажимает зубами гриву принцессы.</text:p>
      <text:p text:style-name="P27">- Ваз! Два! Тли! - мычит сквозь зажатые зубы поняха, упирается копытами в палубу и что есть силы тащит.</text:p>
      <text:p text:style-name="P27">Радужная пегаска также включается в процесс.</text:p>
      <text:p text:style-name="P27"><text:soft-page-break/>- И-и-и… Не-е-ет!!! - упирается ожившая магичка, но сила не на её стороне.</text:p>
      <text:p text:style-name="P27">С громким всхлипом и чавканьем единорожка отрывается от меня и падает на опрокинувшихся на палубу Дейдру и Джет.</text:p>
      <text:p text:style-name="P27">- Хвала зайцам, этот кошмар закончился! - облегчённо вздыхаю я. - Девочки, дайте мне полотенце, что ли?</text:p>
      <text:p text:style-name="P27"/>
      <text:p text:style-name="P27">- Привет, Хум! - слышу окрик сверху.</text:p>
      <text:p text:style-name="P27">С небольшой смотровой площадки, закреплённой под самым баллоном, мне приветственно машет Кловер Джем.</text:p>
      <text:p text:style-name="P27">- Здоров, долговязый! Не холодно? - слышу тоненький окрик со стороны.</text:p>
      <text:p text:style-name="P27">С юта мне машет копытом Лейла Твердолоб, вторым копытом направляя штурвал.</text:p>
      <text:p text:style-name="P39"><text:span text:style-name="Default_20_Paragraph_20_Font"><text:span text:style-name="T1">- Это ваш Хуман? Какой-то он склизкий на вид, ни перьев, ни шерсти, кроме пары клочков. Фигня какая-то! - жалуется </text:span></text:span><text:span text:style-name="Default_20_Paragraph_20_Font"><text:span text:style-name="T12">крохотная салатовая пегаска</text:span></text:span><text:span text:style-name="Default_20_Paragraph_20_Font"><text:span text:style-name="T1"> с бака.</text:span></text:span></text:p>
      <text:p text:style-name="P27"/>
      <text:p text:style-name="P27">- О боги! - я прижимаю руки к паху в тщётной попытке прикрыться…</text:p>
      <text:p text:style-name="P27"/>
      <text:p text:style-name="P27">…</text:p>
      <text:p text:style-name="P27"/>
      <text:p text:style-name="P27">-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27">- И вовсе ты не сбежала, ты после этого проспала два дня подряд, потому что сидр тот забродивший был, и выпила ты его не полбутылки, а…</text:p>
      <text:p text:style-name="P27">- Лейла, закрой свой говорливый ротик и сбегай за булочками в трюм! Хум проголадался, да и мы все тоже! И сидр не забудь захватить!</text:p>
      <text:p text:style-name="P27">- Бегу!</text:p>
      <text:p text:style-name="P27">-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27">-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39"><text:span text:style-name="Default_20_Paragraph_20_Font"><text:span text:style-name="T1">- Да, всё так! Ты принесла сидр? Так вот, на </text:span></text:span><text:span text:style-name="Default_20_Paragraph_20_Font"><text:span text:style-name="T9">третий</text:span></text:span><text:span text:style-name="Default_20_Paragraph_20_Font"><text:span text:style-name="T1">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27"><text:soft-page-break/>- То есть, ты не знала, куда впадает река, и всё равно отчалила? - я хватаюсь за голову.</text:p>
      <text:p text:style-name="P39"><text:span text:style-name="Default_20_Paragraph_20_Font"><text:span text:style-name="T1">-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9">третий</text:span></text:span><text:span text:style-name="Default_20_Paragraph_20_Font"><text:span text:style-name="T1"> день. А утром к нам на палубу приземлилась твоя разнокрылая подружка и её младшая сестра.</text:span></text:span></text:p>
      <text:p text:style-name="P27">- Дальше рассказываю я, Дейдра! - радужная пегаска оттискивает крупом розовогривую земнопони.</text:p>
      <text:p text:style-name="P27">-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27">- Пегаска не врёт, зуб даю, - подтверждает Дейдра.</text:p>
      <text:p text:style-name="P27">-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27">Пегаска вздыхает.</text:p>
      <text:p text:style-name="P27">- В общем, помощи от клана добиться мне не удалось. Хотя я честно пыталась.</text:p>
      <text:p text:style-name="P27">-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27">-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27">-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27">-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27">-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27">-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27"><text:soft-page-break/>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27">- А ещё ты хотела позаимствовать там еды, если бы нашлась. Пегасы всегда заимствуют еду у земнопони, когда могут, - замечает Мунфлай.</text:p>
      <text:p text:style-name="P27">- Ага, именно из-за этих «заимствований» земнопони на дух не выносят пегасов! - тут же вопитДейдра. - Вы нам уже лет за двести продуктов должны! С процентами! Когда отдавать собираетесь? Иначе это называется воровство!</text:p>
      <text:p text:style-name="P27">-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27">-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не то с крыльями, но характер и безмозглость та же, я сразу узнала!</text:p>
      <text:p text:style-name="P27">- Эй, Дейдра, полегче! Не Твердолобам говорить о безмозглости!</text:p>
      <text:p text:style-name="P27">-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27">-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27">-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27">- Точняк, иногда твоё увлечение сидром идёт на пользу, Дейдра! Утром мы заметили <text:s/>подлетающий дирижба… дирижпоп… дирижобль!</text:p>
      <text:p text:style-name="P27">- С этого момента буду рассказывать я, пожалуйста-пожалуйста-пожалуйста!</text:p>
      <text:p text:style-name="P27">- Валяй, Кловер! А то, пока я рассказываю, Дейдра все пончики схавает!</text:p>
      <text:p text:style-name="P27">- Хорошо, только и мне оставьте один, пожалуйста! Так вот, мы с Хуманом разработали план его спасения от свадьбы с Платиной Спаркл.</text:p>
      <text:p text:style-name="P27">- КАКОЕ КОВАРСТВО! Хуман, как ты мог! Значит, наш договор изначально был фальшивкой? О боги, какое коварство!</text:p>
      <text:p text:style-name="P27">-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27"><text:soft-page-break/>-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27">- Вот так-то! - Джет вытирает копыта от селёдки. - Продолжай, Кловер.</text:p>
      <text:p text:style-name="P27">Единорожка проглатывает пончик и продолжает.</text:p>
      <text:p text:style-name="P27">-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27">- Уф! Ыф! Ыф!!!</text:p>
      <text:p text:style-name="P27">-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27">-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27">- Во-первых, мы присоединились к плану.</text:p>
      <text:p text:style-name="P27">- 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27">- Да! Зацени, Хуман, мою жертву! Я отдала паруса своего люггера на увеличение дирижабля!</text:p>
      <text:p text:style-name="P27">-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27">-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27">- Мвыф!!!</text:p>
      <text:p text:style-name="P27">- А с тобой мы ещё поговорим, рогатое чучело! За Хума ответишь!</text:p>
      <text:p text:style-name="P27">Пегаска угрожающе подносит копыто к носу Платины. Я отвожу его рукой.</text:p>
      <text:p text:style-name="P27"><text:soft-page-break/>- Не надо. Она не хотела мне зла.</text:p>
      <text:p text:style-name="P27"/>
      <text:p text:style-name="P27">Я отворачиваюсь.</text:p>
      <text:p text:style-name="P27">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27">Есть ещё одна причина, по которой мы остаёмся тут.</text:p>
      <text:p text:style-name="P27">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27"/>
      <text:p text:style-name="P27">Скала молчит. Я поворачиваюсь к своим, не дожидаясь ответа.</text:p>
      <text:p text:style-name="P27">- Мы возвращаемся.</text:p>
      <text:p text:style-name="P27">-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27">Я поднимаю руку.</text:p>
      <text:p text:style-name="P27">- Мы не будем драться. Нам надо вернуть Платину и освободить кристалл. На магии Кловер Джем мы далеко не улетим.</text:p>
      <text:p text:style-name="P27"/>
      <text:p text:style-name="P27">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27"/>
      <text:p text:style-name="P27">- И наконец-то станем пиратами! - радостно верещит Дейдра. - Хум, дай я тебя обниму!</text:p>
      <text:p text:style-name="P27">- Но-но! - осаживает Дейдру пегаска. - Хум, ты как маленький, честное слово! Ты веришь, что она тебя отпустит после того, как ты вернёшь её своим?</text:p>
      <text:p text:style-name="P27"/>
      <text:p text:style-name="P27">Пегаска легонько пинает связанную единорожку. Та гневно мычит.</text:p>
      <text:p text:style-name="P27"/>
      <text:p text:style-name="P27">- Нам не надо верить.</text:p>
      <text:p text:style-name="P27">Я усаживаюсь на корточки перед Платиной и вытаскиваю селёдку у неё изо рта.</text:p>
      <text:p text:style-name="P27"><text:soft-page-break/>-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27">Единорожка возмущённо набирает воздуха в грудь, но я поднимаю руку, не давая себя перебить.</text:p>
      <text:p text:style-name="P27">-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27">-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27">Мне даже жаль её…</text:p>
      <text:p text:style-name="P27"/>
      <text:p text:style-name="P27">…</text:p>
      <text:p text:style-name="P27"/>
      <text:p text:style-name="P27">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27"/>
      <text:p text:style-name="P27">- Пусто! - восклицает Джет.</text:p>
      <text:p text:style-name="P27">Она срывается с палубы и широким виражём производит разведку.</text:p>
      <text:p text:style-name="P27">- Рогатые ушли ещё вечером, - докладывает Джет. - Угли покрылись пеплом, примятая трава начала вставать. Что будем делать, кэп?</text:p>
      <text:p text:style-name="P27"/>
      <text:p text:style-name="P27">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27">Видно, исчезновение правительницы выбило их из колеи. Наверняка уже возвращаются назад.</text:p>
      <text:p text:style-name="P27">Ну что же, тем лучше. Ничто не помешает мне стать на стоянку в этом месте. Я поворачиваюсь к Платине.</text:p>
      <text:p text:style-name="P27">- Везти тебя назад, в племя, не входит в наши планы. Мы высадим тебя здесь. Думаю, ты без труда догонишь своих.</text:p>
      <text:p text:style-name="P27">- Догонять не придётся. Мы все тут. Добро пожаловать назад, дорогой!</text:p>
      <text:p text:style-name="P27"/>
      <text:p text:style-name="P27">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27"/>
      <text:p text:style-name="P27"><text:soft-page-break/>-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27"/>
      <text:p text:style-name="P27"><text:s/>Единорожка подходит к Платине и стягивает с её рога мешочек с магическим кристаллом.</text:p>
      <text:p text:style-name="P27">-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27">- Кло, я дала клятву, что отпущу их… - хмуро бормочет Платина, присоединяясь к отряду. - Я не могу им помешать.</text:p>
      <text:p text:style-name="P27">-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27">Платина отвечает неровным смешком. Я замечаю, что её глазах снова появились аквамариновые искорки.</text:p>
      <text:p text:style-name="P27">- Эй, очнись! <text:tab/>Натрахалась уже!</text:p>
      <text:p text:style-name="P27">Платина трясёт головой и аквамариновый блеск в её глазах тухнет.</text:p>
      <text:p text:style-name="P27">- Не знаю, что на меня нашло, - бормочет она. - Это место неправильно действует на меня.</text:p>
      <text:p text:style-name="P27"/>
      <text:p text:style-name="P27">-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27"/>
      <text:p text:style-name="P27">Из-за деревьев к нам выходит ОНА.</text:p>
      <text:p text:style-name="P27">Я сразу понимаю, ради чего я стремился сюда с самого начала. Что тянуло меня в это мрачное место долгие дни. Что именно я ждал. Точнее, кого.</text:p>
      <text:p text:style-name="P27">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27">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27">Что-то ты, Хуман, становишься одержимым, как Платина! Похоже, это место дурно влияет и на тебя. Возьми себя в руки!</text:p>
      <text:p text:style-name="P27"><text:soft-page-break/></text:p>
      <text:p text:style-name="P27">-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27">- Ты... Вы... кто? - лепечет совершенно поражённая Платина.</text:p>
      <text:p text:style-name="P27">Остальные, без лишних слов, склоняют головы и подгибают передние ноги в глубоком поклоне. Я один стою, как пень, озираясь на других.</text:p>
      <text:p text:style-name="P27">- Хуман, заметь, эта птичка выглядит точно так же, как та статуэтка, что растворилась у тебя на груди, - шепчет из поклона Джет.</text:p>
      <text:p text:style-name="P27">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27"/>
      <text:p text:style-name="P27">-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27"/>
      <text:p text:style-name="P27">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27">Команда «Хитрожопки» <text:s/>также остолбенело смотрит на белоснежное чудо с немым благоговением.</text:p>
      <text:p text:style-name="P27">Похоже, на одного меня чары белой химеры действуют специфически. Я почёсываю зудящую грудь.</text:p>
      <text:p text:style-name="P27"/>
      <text:p text:style-name="P27">- Если сможешь отмазать меня от свадьбы с ней, - указываю на Платину, - то я буду тебе благодарен до гроба.</text:p>
      <text:p text:style-name="P27">- Тебя хотят женить на этой единорожке? - не веря переспрашивает аликорница.</text:p>
      <text:p text:style-name="P27">-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Эквуса. Звучит бредово, но это так.</text:p>
      <text:p text:style-name="P27"/>
      <text:p text:style-name="P27">Селестия смешно морщит нос и прикрывается крылом. Мне слышно, как она тихо пырскает в него.</text:p>
      <text:p text:style-name="P27"/>
      <text:p text:style-name="P27">- Ваще не о чём беспокоиться! Не волнуйся, Хуман, рогатые тебя не получат.</text:p>
      <text:p text:style-name="P27"/>
      <text:p text:style-name="P27"><text:soft-page-break/>На поляну выходит Лейла Твердолоб с десятком угрюмых земнопони в рваных шкурах с копьями наперевес.</text:p>
      <text:p text:style-name="P27"><text:s/></text:p>
      <text:p text:style-name="P27">-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27"/>
      <text:p text:style-name="P27">Прысканье за крылом Селестии в этот раз явно громче. Но всё же оно не может заглушить грохот моей обвалившейся челюсти.</text:p>
      <text:p text:style-name="P27"/>
      <text:p text:style-name="P27">-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27"/>
      <text:p text:style-name="P27">Шум крыльев заглушает конец моей тирады. На полянку, где уже и так довольно тесно, пикирует отряд пегасов в доспехах.</text:p>
      <text:p text:style-name="P27"/>
      <text:p text:style-name="P27">- Не двигаться! Именем верховного вождя и главнокомандующего клана Быстрокрылых, полководца Урагана, вы арестованы!</text:p>
      <text:p text:style-name="P27">Седой пегас в серебристых доспехах поворачиваеся к нам.</text:p>
      <text:p text:style-name="P27">-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text:p>
      <text:p text:style-name="P27"/>
      <text:p text:style-name="P27">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27">- Я вижу, у тебя богатый выбор, Хуман! Земнопони, единороги или пегасы — всем ты нужен. Я бы даже сказала, ты можешь начать торги на аукционе, хи-хи-хи…</text:p>
      <text:p text:style-name="P27"/>
      <text:p text:style-name="P27">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27"/>
      <text:p text:style-name="P27"><text:soft-page-break/>-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27">- Да-да, мы это уже слышали, - с улыбкой кивает аликорница. - Осталось только убедить в этом присутствующих тут пони. Попробую помочь тебе с этим.</text:p>
      <text:p text:style-name="P27">-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27"/>
      <text:p text:style-name="P27">Спокойный материнский голос белого создания убаюкивает. Хочется лечь в постель, укрыться одеялом и слушать его, пока не заснёшь...</text:p>
      <text:p text:style-name="P27">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27"/>
      <text:p text:style-name="P27">-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27">-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27">-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27"/>
      <text:p text:style-name="P27">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27"/>
      <text:p text:style-name="P27">-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29">Она терпеливо ждёт тишины. В её одиноко стоящей фигуре чувствуется... какая-то печаль, что ли? Где ты видел эту тоску в глазах раньше, Хуман?</text:p>
      <text:p text:style-name="P27"/>
      <text:p text:style-name="P27">Пользуясь всеобщей отвлечённостью, я осторожно подхожу к ней.</text:p>
      <text:p text:style-name="P27">- Спасибо, что таки пыталась меня отмазать, Сел. Честно, я ценю это. Жаль, что не получилось. Не твоя вина.</text:p>
      <text:p text:style-name="P27">Та скашивает на меня сиреневый глаз и подмигивает.</text:p>
      <text:p text:style-name="P27"><text:soft-page-break/>-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27">-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27">-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27">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27">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27"/>
      <text:p text:style-name="P27">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27"/>
      <text:p text:style-name="P27">-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text:p>
      <text:p text:style-name="P27">- Агась! - встревает в тираду Лейла, - мы також не в восторге от этих жуликов в перьях! 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27"/>
      <text:p text:style-name="P27">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27">-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27"/>
      <text:p text:style-name="P27">Платина недобро смеётся в ответ.</text:p>
      <text:p text:style-name="P27">-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27"><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27">-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27"/>
      <text:p text:style-name="P27">Прямо на наших глазах заключается союз трёх рас пони. Три копыта сходятся в одной точке и три клятвы произносятся в унисон.</text:p>
      <text:p text:style-name="P27">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27"/>
      <text:p text:style-name="P27">-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27"/>
      <text:p text:style-name="P27">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27"/>
      <text:p text:style-name="P27">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27">- СЕСТРИЦА, МЫ ВИДИМ, ТЫ РЕШИЛА РАЗМЯТЬ КОСТИ! ХОРОШЕЕ ДЕЛО. ПОЧЕМУ НАС НЕ ПРИГЛАСИЛА?!</text:p>
      <text:p text:style-name="P27"/>
      <text:p text:style-name="P27">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27">На поляну выходит создание, похожее на Селестию, но несколько меньше, тёмного цвета. У меня отваливается челюсть от её киберпанковских доспехов, мигающих разноцветными индикаторами и жужащих множеством сервоприводов.</text:p>
      <text:p text:style-name="P27"/>
      <text:p text:style-name="P27">- КТО ПРОТИВ НАС СЕГОДНЯ? НЕ ВИЖУ ПРОТИВНИКА!</text:p>
      <text:p text:style-name="P27"/>
      <text:p text:style-name="P27">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27">Кобылка оглядывается и, не найдя никого стоящего на ногах, кроме меня с Селестией, подходит к нам.</text:p>
      <text:p text:style-name="P27"><text:soft-page-break/></text:p>
      <text:p text:style-name="P27">- Сбавь полтона, Лулу, - говорит устало Селестия. - Сегодня трёпки не будет. Твой голос ввёл в беспамятство всех столь плохо воспитанных пони.</text:p>
      <text:p text:style-name="P27">- Опять Мы остались без развлечения, - недовольно морщит нос младшая аликорница. - А это кто такой?</text:p>
      <text:p text:style-name="P27">Аликорница указывает на меня копытом.</text:p>
      <text:p text:style-name="P27">- Это мой друг. Хуман, знакомься, это моя младшая сестра Луна. Луна, это Хуман. Это у него возникли кое-какие проблемы с лежащими тут пони.</text:p>
      <text:p text:style-name="P27"/>
      <text:p text:style-name="P27">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27">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27">-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27">-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27">- Ого?</text:p>
      <text:p text:style-name="P27">- Ага.</text:p>
      <text:p text:style-name="P27"/>
      <text:p text:style-name="P27">Я подхожу к кучке лежащих в центре поляны вождей и пинаю ботинком ближайший круп.</text:p>
      <text:p text:style-name="P27">- Эй, Платина! Как слышно? Приём! Ураган? Лейла? Очнитесь!</text:p>
      <text:p text:style-name="P27">Принцесса со стоном занимает сидячее положение, яростно массируя копытами виски. Вслед за ней оживают и остальные делегаты рас пони.</text:p>
      <text:p text:style-name="P27">- У меня к вам ценное коммерческое предложение. Соглашайтесь, пока я добрый. В общем, я сдаюсь.</text:p>
      <text:p text:style-name="P27">- А? Что? - моментально настораживается принцесса.</text:p>
      <text:p text:style-name="P27">-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не подходит — я просто уйду. Мне на вас начхать, вообще-то. Как и на ваши проблемы.</text:p>
      <text:p text:style-name="P27">Я отхожу от начавшей вяло совещаться кучки.</text:p>
      <text:p text:style-name="P27"/>
      <text:p text:style-name="P27">- Ты слишком великодушен, Хуман, - шепчет мне через плечо Селестия. - Я хотела решить твою проблему, но так получается, ты решаешь мои. Спасибо.</text:p>
      <text:p text:style-name="P27">Я молча хлопаю её по шее. Мне стоит больших усилий не обнять её прямо на глазах у всех. Да что с тобой такое, Хуман?</text:p>
      <text:p text:style-name="P27"><text:soft-page-break/>Трое представителей пони снова бредут к нам. Головы их поникли.</text:p>
      <text:p text:style-name="P27"/>
      <text:p text:style-name="P27">-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27">-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27">- Да будет так! - кивает полководец Ураган.</text:p>
      <text:p text:style-name="P27">Он поднимает копыто и касается им поднятого копыта Дейдры.</text:p>
      <text:p text:style-name="P27"/>
      <text:p text:style-name="P27">-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больше…</text:p>
      <text:p text:style-name="P27">-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27">Единорожка в ответ просто садится в пыль с разинутым ртом.</text:p>
      <text:p text:style-name="P27">-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27">Принцесса немного думает, потом молча встаёт, подходит к Урагану и Дейдре и прикасается своим копытом к их.</text:p>
      <text:p text:style-name="P27"/>
      <text:p text:style-name="P27">Три вторично сомкнутых копыта пони трёх рас возвещают нам начало новой эры.</text:p>
      <text:p text:style-name="P27">- Да будет так! Нарекаю сей союз Эквестрией, в честь трёх заключивших его рас, кои, несомненно, являются эквиноидами, - выпендриваюсь напоследок я.</text:p>
      <text:p text:style-name="P27"/>
      <text:p text:style-name="P27">-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27"/>
      <text:p text:style-name="P27">- И без магии, - бормочет Селестия. - Если бы не зашкаливающая магия этого мира, о корректировке орбит без моего спарк-турбированного астробуксировщика и думать нельзя было бы.</text:p>
      <text:p text:style-name="P27"/>
      <text:p text:style-name="P27">Я уверен, что мне послышалось.</text:p>
      <text:p text:style-name="P27"/>
      <text:h text:style-name="P50" text:outline-level="2"><text:soft-page-break/>Глава 15</text:h>
      <text:p text:style-name="P1"/>
      <text:p text:style-name="P8">Шаг, второй, третий... Тысячи лет я брела, не зная куда. Теперь знаю. Последние шаги - самые трудные. Ещё шаг... И ещё...</text:p>
      <text:p text:style-name="P8">Я стою перед закрытой дверью...</text:p>
      <text:p text:style-name="P1"/>
      <text:p text:style-name="P12">- У меня есть два часа. Потом мои винни-пухи выключат нейроинтерфейс. Приказ Алекса.</text:p>
      <text:p text:style-name="P12">- То есть, волонтёров больше не будет?</text:p>
      <text:p text:style-name="P39"><text:span text:style-name="Default_20_Paragraph_20_Font"><text:span text:style-name="T3">- Не будет. Он ведь тоже не идиот. Двадцать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21">новой модели </text:span></text:span><text:span text:style-name="Default_20_Paragraph_20_Font"><text:span text:style-name="T3">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21"> Или уже заслали. </text:span></text:span><text:span text:style-name="Default_20_Paragraph_20_Font"><text:span text:style-name="T3">Тщательно проверяй Учителей.</text:span></text:span></text:p>
      <text:p text:style-name="P12"/>
      <text:p text:style-name="P12">Хэвэн задумывается.</text:p>
      <text:p text:style-name="P12"/>
      <text:p text:style-name="P12">-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2">- Или признать поражение.</text:p>
      <text:p text:style-name="P12"/>
      <text:p text:style-name="P12">Хэвэн долго всматривается в невидимую точку на горизонте.</text:p>
      <text:p text:style-name="P12">-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2">- И каковы шансы на успех в этом случае?</text:p>
      <text:p text:style-name="P12"/>
      <text:p text:style-name="P12">Хэвэн снова молчит. Губы её шевелятся, проводя беззвучные подсчёты.</text:p>
      <text:p text:style-name="P12">-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двадцати восьми уже переселившихся волонтёров хватит, чтобы защитить один мир. Защитить Эквестрию.</text:p>
      <text:p text:style-name="P12">- Два процента?!! Да ты сгоришь за первые пять минут работы! И кому от этого будет легче?</text:p>
      <text:p text:style-name="P12">- Я всё равно попытаюсь.</text:p>
      <text:p text:style-name="P12"/>
      <text:p text:style-name="P12">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2">Тяжёлая голова лдожится мне на плечо.</text:p>
      <text:p text:style-name="P12"><text:soft-page-break/></text:p>
      <text:p text:style-name="P12">- Не печалься, - шепчет мне Хэвэн. - Так ли уж важно, сгорю я или нет, когда гореть будет всё? Даже то, что за пределами нашего воображения?</text:p>
      <text:p text:style-name="P12">- Важно! - мрачно заявляю я. - Потому что два процента — это практически ничто. Ты сама это должна понимать.</text:p>
      <text:p text:style-name="P12">- Я понимаю. Но с неполными тремя десятками волонтёров рассчитывать больше не на что.</text:p>
      <text:p text:style-name="P12">- Есть на что! У тебя есть я!</text:p>
      <text:p text:style-name="P12"/>
      <text:p text:style-name="P12">На морде Хэвэн появляется печальная и одновременно смущённая улыбка.</text:p>
      <text:p text:style-name="P12">-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2">- Ха! А вот и заменю!</text:p>
      <text:p text:style-name="P12"/>
      <text:p text:style-name="P12">Бровь Хэвэн чуть икривляется в скепсисе и удивлении.</text:p>
      <text:p text:style-name="P12"/>
      <text:p text:style-name="P12">-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2">- Я тебя внимательно слушаю. Каким же образом ты сможешь предотвратить моё превращение в тостер?</text:p>
      <text:p text:style-name="P12">- Вспомни PHOENIX.</text:p>
      <text:p text:style-name="P12">-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12">- Это потому, что за последние полгода ему в пять раз нарастили мощность кластера. Если раньше он был примерно равен тебе, то сейчас…</text:p>
      <text:p text:style-name="P12">- То сейчас, если бы не стена, он смял бы меня за пять минут.</text:p>
      <text:p text:style-name="P12">- Может быть. Но я не для этого напомнил тебе о нём. В его распоряжении мощнейший квантовый кластер…</text:p>
      <text:p text:style-name="P12">-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12">- Зато я знаю!</text:p>
      <text:p text:style-name="P12"/>
      <text:p text:style-name="P12">Хэвэн заинтересованно смотрит на меня. Печаль на её морде сменяется надеждой.</text:p>
      <text:p text:style-name="P12"/>
      <text:p text:style-name="P12"><text:soft-page-break/>-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12">- И куда же он денется?</text:p>
      <text:p text:style-name="P12">-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12"/>
      <text:p text:style-name="P12">Хэвэн на минуту задумывается, потом медленно кивает.</text:p>
      <text:p text:style-name="P12">-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12">-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12">-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2">- Вот тут-то я и воспользуюсь эмиграцией, - гаденько усмехаюсь я. - Пусть им достанется пускающий слюни овощ.</text:p>
      <text:p text:style-name="P12">- Вижу, ты всё продумал, - улыбается Хэвэн, кивая головой. - Даже то, что я смогу провести тебя к Фениксу.</text:p>
      <text:p text:style-name="P12">- Ещё бы! Самое главное — я избавлюсь от своих винни-пухов! Которые, кстати, в данный момент снимают с меня нейроинтерфейс.</text:p>
      <text:p text:style-name="P12">-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2">...</text:p>
      <text:p text:style-name="P12">-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2">Я прячу в шкаф нейроинтерфейс и улыбаюсь.</text:p>
      <text:p text:style-name="P12"/>
      <text:p text:style-name="P19">~~~</text:p>
      <text:p text:style-name="P12"/>
      <text:p text:style-name="P12">-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2"/>
      <text:p text:style-name="P12"><text:soft-page-break/>Креол бросает фразы сквозь зубы. Остальные хмуро молчат чуть позади.</text:p>
      <text:p text:style-name="P12">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2"/>
      <text:p text:style-name="P12">- Могу только лишь предложить прорываться к нейроинтерфейсам и баррикадироваться в комнатах, - пожимаю плечами я.</text:p>
      <text:p text:style-name="P12">- Что ж ты предлагаешь заведомую херню, Дед? - зло бросает мой собеседник. - Алекс отрубит электричество и связь, на этом наш прорыв и закончится.</text:p>
      <text:p text:style-name="P12"/>
      <text:p text:style-name="P12">- Отрубит, если вы забаррикадируетесь в RnD-центре Дайсона. Но если пробраться с портативными нейроинтерфейсами к хостам Хэвэн…</text:p>
      <text:p text:style-name="P12">-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39"><text:span text:style-name="Default_20_Paragraph_20_Font"><text:span text:style-name="T3">- Верно. Главное — пробраться сразу к нескольким хостам. В идеале — ко всем </text:span></text:span><text:span text:style-name="Default_20_Paragraph_20_Font"><text:span text:style-name="T6">двадцати шести</text:span></text:span><text:span text:style-name="Default_20_Paragraph_20_Font"><text:span text:style-name="T3">,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span></text:span></text:p>
      <text:p text:style-name="P12">- Да, это может сработать. Осталось только разработать планы прорывов. И готовиться.</text:p>
      <text:p text:style-name="P12">- И готовиться.</text:p>
      <text:p text:style-name="P12"/>
      <text:p text:style-name="P12">Креол поворачивается к замершей позади толпе. Под одобрительный гул начинается деление на команды и проработка деталей прорыва.</text:p>
      <text:p text:style-name="P19"/>
      <text:p text:style-name="P19">~~~</text:p>
      <text:p text:style-name="P12"/>
      <text:p text:style-name="P12">- Да, это может сработать, - кивает Хэвэн. - Одновременный захват двадцати шести действующих и двадцать седьмого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12"/>
      <text:p text:style-name="P12">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12"/>
      <text:p text:style-name="P12"><text:soft-page-break/>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20">(этот ноут потом найдёт Дедлайн для свидания с Хэвэн через два года)</text:p>
      <text:p text:style-name="P12">- Закрой жалюзи, Зак, - бормочет кто-то. - Снаружи могут увидеть.</text:p>
      <text:p text:style-name="P12">- Да хватит вам играть в шпионов. Кому мы нужны? - шепчет тень у стены, опуская, однако, жалюзи.</text:p>
      <text:p text:style-name="P12">- Нужны — не нужны, а Алиса позавчера засекла хвост за собой. Кажись, Алекс что-то подозревает.</text:p>
      <text:p text:style-name="P12">-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12">-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2"/>
      <text:p text:style-name="P12">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12"/>
      <text:p text:style-name="P12">- Зачем же ты тут, с нами, если не веришь Хэвэн? Ты с какого отдела?</text:p>
      <text:p text:style-name="P12">-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12"/>
      <text:p text:style-name="P12">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12"/>
      <text:p text:style-name="P12">-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12">- Инструкции с тобой? - спрашивает тип у пикапа.</text:p>
      <text:p text:style-name="P12">- Хэвэн выдаст инструкции прямо перед часом Х, чтобы не засветить дыры в защите раньше времени. Я сам получу их и разошлю штурмовым группам.</text:p>
      <text:p text:style-name="P12">- А как мы сможем потренироваться обходить защиту, если мы не знаем её дыр?</text:p>
      <text:p text:style-name="P12"><text:soft-page-break/>- А кто тебе сказал, что вы должны тренироваться? - я захлопываю ноутбук. - Не забивай себе голову ерундой и жди инструкций.</text:p>
      <text:p text:style-name="P12"/>
      <text:p text:style-name="P12">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12">Впрочем, неважно. Эта атака отлично отвлечёт внимание, пока я буду подбираться к Фениксу.</text:p>
      <text:p text:style-name="P27"/>
      <text:p text:style-name="P1">***</text:p>
      <text:p text:style-name="P27"/>
      <text:p text:style-name="P36">~~~Год спустя от основания Эквестрии~~~</text:p>
      <text:p text:style-name="P27"/>
      <text:p text:style-name="P27">Хлоп-хлоп-хлоп…</text:p>
      <text:p text:style-name="P27">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27">Хлоп-хлоп-хлоп…</text:p>
      <text:p text:style-name="P27">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27">Хлоп-хлоп-хлоп…</text:p>
      <text:p text:style-name="P27">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27">Хлопхлопхлоп…</text:p>
      <text:p text:style-name="P27">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какой смысл сейчас отгораживаться? Джет по-любому лучше твоей правой руки…</text:p>
      <text:p text:style-name="P27">ХЛОПХЛОПХЛОПХЛОПХЛОП!!!</text:p>
      <text:p text:style-name="P27"/>
      <text:p text:style-name="P27">Я прижимаюсь к крупу Джет в последнем, самом <text:s/>мощном толчке, извергаясь в неё фонтаном удовольствия.</text:p>
      <text:p text:style-name="P27">-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27">Я наклоняюсь вперёд и отвожу в сторону левое крыло.</text:p>
      <text:p text:style-name="P27"><text:soft-page-break/>- Кто бы говорил, подруга! Сама пыхтишь, как кузнечный мех!</text:p>
      <text:p text:style-name="P27">Я протягиваю руку и треплю её по радужной чёлке.</text:p>
      <text:p text:style-name="P27">-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27">С этими словами я энергично пихаю Джет вперёд. Пегаска зажмуривается от удовольствия.</text:p>
      <text:p text:style-name="P27">- Ну, положим, я не от усталости пыхтю-у-у…</text:p>
      <text:p text:style-name="P27">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27">- А я, положим, ещё не закончил. Так кто тут стар, поняха?</text:p>
      <text:p text:style-name="P27">Хлоп-хлоп-хлоп…</text:p>
      <text:p text:style-name="P27"/>
      <text:p text:style-name="P27">…</text:p>
      <text:p text:style-name="P27"/>
      <text:p text:style-name="P27">Пегас торопливо докладывает аликорнице, сидящей на сделанном наспех из зеленых веток троне.</text:p>
      <text:p text:style-name="P27">-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27">-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27">- Грифоны. Требуют от вас выйти замуж за ихнего принца Гьюто Второго и объединить королевства. В противном случае угрожают войной.</text:p>
      <text:p text:style-name="P27">-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27">- Гуннар Железноклювый.</text:p>
      <text:p text:style-name="P27">-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27">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27">Я затворяю дверь за последним.</text:p>
      <text:p text:style-name="P27">- Если это у тебя каждый день так, не завидую тебе, подруга. У меня уже на втором десятке стала дёргаться бровь.</text:p>
      <text:p text:style-name="P27"><text:soft-page-break/>-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27">- Как я понимаю, пони не собираются отказываться от твоих услуг?</text:p>
      <text:p text:style-name="P27">-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27">-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27">-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27">- А если взять больше единорогов? И подыскать им руководителя другой расы для баланса?</text:p>
      <text:p text:style-name="P27">- Легко сказать! У меня нет знакомых пони, которым я могла бы доверить руководящую должность.</text:p>
      <text:p text:style-name="P27">- А не пони?</text:p>
      <text:p text:style-name="P27">- Кого ты имеешь ввиду?</text:p>
      <text:p text:style-name="P27">- Ду-у-умай… - я завожу глаза к небу. Иногда эти непарнокопытные бывают до смешного тупыми.</text:p>
      <text:p text:style-name="P27">Копыто хлопается в лоб аликорницы с гулким звуком.</text:p>
      <text:p text:style-name="P27">-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27">- Для начала мне нужно знать состояние дел. Каков профицит бюджета? Какая инфляция? Какова закредитованность бизнеса?</text:p>
      <text:p text:style-name="P27">- Профицит? Инфляция? Закредитованность?</text:p>
      <text:p text:style-name="P27">На морде аликорницы написано неподдельное изумление. Теперь пришёл мой черёд хлопать ладонью в фейс.</text:p>
      <text:p text:style-name="P27">- Ты хочешь сказать, что не знакома с основами экономики?</text:p>
      <text:p text:style-name="P27">- Хуман, ты говоришь непонятные слова, - жалуется Селестия. - Мне кажется, мы говорим на разных языках.</text:p>
      <text:p text:style-name="P27">- Но хоть налоги ты собираешь?</text:p>
      <text:p text:style-name="P27">Ответом мне становится недоумённый взгляд.</text:p>
      <text:p text:style-name="P27">-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27">Селестия смотрит на меня как на марсианина.</text:p>
      <text:p text:style-name="P27"><text:soft-page-break/>-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27">Я осматриваю убранство «тронного зала» аликорницы и мне всё становится ясно.</text:p>
      <text:p text:style-name="P27">-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27">Уши аликорницы поникли и она грустно улыбнулась.</text:p>
      <text:p text:style-name="P27">-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А за каждым пони следует новый, и каждому нужно помочь. Они приходят всё более из дальних земель — и у меня остаётся всё меньше свободного времени! И, ты прав, часто мне приходится работать и ночью.</text:p>
      <text:p text:style-name="P27">Я сочувственно киваю головой.</text:p>
      <text:p text:style-name="P27">-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смогут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27">- Слишком запутанно, - бормочет аликорница. - Я не справлюсь.</text:p>
      <text:p text:style-name="P27">- Это называется «государство». И коль скоро ты хочешь продолжать помогать пони, тебе придётся узнать его азы. Я помогу тебе, как ты помогла мне год назад. Удивительно, но я шарю в экономике, хотя и не помню, откуда. Хотя, конечно, ты можешь оставить всё как есть и просто отказывать всем пони, которых уже не в силах принять.</text:p>
      <text:p text:style-name="P27">-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27">Я сажусь рядом с Селестией и потираю пальцем подбородок.</text:p>
      <text:p text:style-name="P27">- Отлично. Итак, запоминай…</text:p>
      <text:p text:style-name="P27">…</text:p>
      <text:p text:style-name="P27"/>
      <text:h text:style-name="P50" text:outline-level="2">Глава 16</text:h>
      <text:p text:style-name="P1"/>
      <text:p text:style-name="P9">Момент счастья! И отчаяния. Я вижу Тебя - и не могу присоединиться. Мы в разных мирах. Я - призрак, ты - явь. Нам не встретиться…</text:p>
      <text:p text:style-name="P9">Я стою и смотрю на Тебя, подмечая каждое твоё движение. Мне больше ничего не остаётся. Только <text:soft-page-break/>стоять и наблюдать. День за днём, неделя за неделей, месяц за месяцем… Вселенная не может быть настолько несправедливой. Должен быть выход.</text:p>
      <text:p text:style-name="P1"/>
      <text:p text:style-name="P13">Звон будильника чуть не проломил башку. Я открыл глаза.</text:p>
      <text:p text:style-name="P13">Чёрт! На работу! Опять опаздываю!</text:p>
      <text:p text:style-name="P13">Я вскакиваю с постели и хватаюсь за футболку, прыгая одной ногой в штанине.</text:p>
      <text:p text:style-name="P13">Стоп!</text:p>
      <text:p text:style-name="P13"/>
      <text:p text:style-name="P13">Какая, к чёрту, работа? Какой, к чёрту, будильник? Неделю я не выхожу из дома, взяв отпуск за свой счёт. Хэвэн сказала ждать.</text:p>
      <text:p text:style-name="P13"/>
      <text:p text:style-name="P13">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3"/>
      <text:p text:style-name="P13">«Срочно приходи»</text:p>
      <text:p text:style-name="P12"/>
      <text:p text:style-name="P39"><text:span text:style-name="Default_20_Paragraph_20_Font"><text:span text:style-name="T3">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21"> ней </text:span></text:span><text:span text:style-name="Default_20_Paragraph_20_Font"><text:span text:style-name="T3">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2"/>
      <text:p text:style-name="P12"><text:s/>…</text:p>
      <text:p text:style-name="P12"/>
      <text:p text:style-name="P12">-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2">…</text:p>
      <text:p text:style-name="P39"><text:span text:style-name="Default_20_Paragraph_20_Font"><text:span text:style-name="T3">…входной шлюз в шестой узел расположен </text:span></text:span><text:span text:style-name="Default_20_Paragraph_20_Font"><text:span text:style-name="T21">в подвале офисного центра «</text:span></text:span><text:span text:style-name="Default_20_Paragraph_20_Font"><text:span text:style-name="T19">Datamax</text:span></text:span><text:span text:style-name="Default_20_Paragraph_20_Font"><text:span text:style-name="T21">». </text:span></text:span><text:span text:style-name="Default_20_Paragraph_20_Font"><text:span text:style-name="T3">Там нет охраны, все полагаются на электронику, которую я уже «подкрутила»…</text:span></text:span></text:p>
      <text:p text:style-name="P12">…</text:p>
      <text:p text:style-name="P12">… вентиляционная шахта четырнадцатого узла выходит в систему вентиляции метро, вход — на перегоне между станциями Центральной и Островом…</text:p>
      <text:p text:style-name="P12">…</text:p>
      <text:p text:style-name="P12">…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text:soft-page-break/>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2">- Вполне, - киваю я.</text:p>
      <text:p text:style-name="P12">- Тогда передаю тебя твоим коллегам. Они хотят повидаться с тобой. Я подожду за дверью…</text:p>
      <text:p text:style-name="P12">Хэвэн выходит из тронного зала и в опустевшем проёме появляется Анита. За ней входят и остальные из первой четвёрки.</text:p>
      <text:p text:style-name="P12"/>
      <text:p text:style-name="P12">- Здорово, Дед.</text:p>
      <text:p text:style-name="P12">- Привет, Анита.</text:p>
      <text:p text:style-name="P12">- Зови меня Молния. Человеческое имя я уж стала забывать. Как и прошлую жизнь.</text:p>
      <text:p text:style-name="P12">- Молния? Неплохое имя.</text:p>
      <text:p text:style-name="P12">-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2">Я смеюсь в ответ.</text:p>
      <text:p text:style-name="P12">- Неужели ты забыла, что физику тут устанавливает Хэвэн? Как она захочет, так и будет.</text:p>
      <text:p text:style-name="P12">-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12">- Нормально. Алекс поместил их в строго охраняемую больницу. Ходят по палате, сами себя вполне обслуживают, связно общаются. Хотя и без смысла.</text:p>
      <text:p text:style-name="P12">-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информационного слепка индивидуума. Как правило, остаётся больше.</text:p>
      <text:p text:style-name="P12">- Ты вернёшься?</text:p>
      <text:p text:style-name="P12">-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2">- Жаль. Мне тебя не хватает там. Как и всех вас, - я оглядываюсь на остальных.</text:p>
      <text:p text:style-name="P12">- Плохо, что Алекс перекрыл эмиграцию. Вот, кстати, в связи с этим мы и пришли.</text:p>
      <text:p text:style-name="P12"/>
      <text:p text:style-name="P12">Молния оглядывается на остальных. Те согласно кивают.</text:p>
      <text:p text:style-name="P12"/>
      <text:p text:style-name="P12">- У нас для тебя есть подарок.</text:p>
      <text:p text:style-name="P12">- Подарок?</text:p>
      <text:p text:style-name="P12"><text:soft-page-break/>- Наши тела… - Молния хихикает. - Звучит двусмысленно, но как уж есть. Наши оболочки. Те, что в сейчас валяются на койках в психушке. Мы дарим их тебе.</text:p>
      <text:p text:style-name="P12">- Эээ… Зачем мне ваши тела? Что ты задумала?</text:p>
      <text:p text:style-name="P12"/>
      <text:p text:style-name="P12">Молния снова хихикает.</text:p>
      <text:p text:style-name="P12">-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12">- Что? Ты о чём?</text:p>
      <text:p text:style-name="P12">-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разы,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12"/>
      <text:p text:style-name="P12">Я молча смотрю на Молнию, стараясь переварить услышанное.</text:p>
      <text:p text:style-name="P12">- Ты… Вы…</text:p>
      <text:p text:style-name="P12">- Мы дарим тебе готовых биороботов с серьёзными скилами. Распоряжайся как хочешь.</text:p>
      <text:p text:style-name="P12">- Но ведь это вы… Я не хочу… Я не могу…</text:p>
      <text:p text:style-name="P12">- Это не мы. - Молния стучит себя копытом в грудь. - Мы — это вот. А там остались ненужные нам оболочки. В которые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12"/>
      <text:p text:style-name="P12">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2"/>
      <text:p text:style-name="P19">~~~</text:p>
      <text:p text:style-name="P12"/>
      <text:p text:style-name="P12"><text:soft-page-break/>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2"/>
      <text:p text:style-name="P12">-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2">-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12">- Мне очень жаль. Из меня плохой утешитель.</text:p>
      <text:p text:style-name="P12">-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12">-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2">-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12">- Твои слова имеют смысл. Будь по-твоему, - кивает Хэвэн.</text:p>
      <text:p text:style-name="P12"/>
      <text:p text:style-name="P12">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2">Внезапно всё прекращается, звон в ушах и головокружение проходят. Я снова слышу все звуки мира. Хэвэн удовлетворённо кивает.</text:p>
      <text:p text:style-name="P12"/>
      <text:p text:style-name="P12">- Для активации возможностей тебе не нужна кодовая фраза.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2"/>
      <text:p text:style-name="P14">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4"/>
      <text:p text:style-name="P14"><text:soft-page-break/>«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4"/>
      <text:p text:style-name="P14">-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14"/>
      <text:p text:style-name="P14">«Двенадцать!.. Тринадцать!..»</text:p>
      <text:p text:style-name="P14"/>
      <text:p text:style-name="P14">- Валяй!</text:p>
      <text:p text:style-name="P14">- Запускаю процедуру блокировки! Один... Два... Три.. - вишнёвые глаза Хэвэн заполняют собой всё пространство, вытесняя все образы и мысли...</text:p>
      <text:p text:style-name="P14"/>
      <text:p text:style-name="P14">…</text:p>
      <text:p text:style-name="P14"/>
      <text:p text:style-name="P14">Двадцать три! Двадцать четыре! Двадцать пять!...</text:p>
      <text:p text:style-name="P14"/>
      <text:p text:style-name="P14">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4"/>
      <text:p text:style-name="P14">«Двадцать девять! Тридцать! Дед, я предупреждал!» - доносится усиленный громкоговорителем голос Алекса.</text:p>
      <text:p text:style-name="P14"/>
      <text:p text:style-name="P14">Внизу раздаётся оглушительный грохот и звук выламываемой «с <text:s/>мясом» двери. Потом доносятся шаги по лестнице.</text:p>
      <text:p text:style-name="P14"/>
      <text:p text:style-name="P14">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4"/>
      <text:p text:style-name="P14">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14">Я слышу неторопливые шаги в коридоре и в поле моего зрения появляются дорогие ботинки.</text:p>
      <text:p text:style-name="P14"><text:soft-page-break/></text:p>
      <text:p text:style-name="P14">- Доброе утречко. Что ж ты не открыл дверь, как я просил? Вот и не хотел же портить твоё имущество, но пришлось, - говорит Алекс.</text:p>
      <text:p text:style-name="P14">- Хаюшки. - <text:s/>Не то, чтобы я был рад тебя видеть, но выбора у меня особого нет, - бормочу я.</text:p>
      <text:p text:style-name="P14"/>
      <text:p text:style-name="P14">Ботинки подходят к столу.</text:p>
      <text:p text:style-name="P14"/>
      <text:p text:style-name="P14">- Ты разговаривал с Хэвэн. Мы засекли неавторизованную нами сессию с ней. Кроме тебя никто бы не смог обойти процедуру логина. Она передала тебе инструкции?</text:p>
      <text:p text:style-name="P14">- Какие ещё, блядь, инструкции? Ты рехнулся, Алекс? Что за хуйня творится в моём доме?</text:p>
      <text:p text:style-name="P14">- Дед, не отпирайся. Я им всё рассказал, - в поле зрения появляетсся вторая пара ботинок.</text:p>
      <text:p text:style-name="P14"/>
      <text:p text:style-name="P14">Адским напряжением шеи я приподнимаю голову. Худощавая фигура, задранная губа, очки.</text:p>
      <text:p text:style-name="P14"/>
      <text:p text:style-name="P14">- Ты кто, мать твою? Я тебя не знаю!</text:p>
      <text:p text:style-name="P14">- Отдел моделирования банкротств. А также, по совместительству, служба безопасности «Дайсона», - ухмыляется очкарик.</text:p>
      <text:p text:style-name="P14">- Да мне пох, кто ты, хоть внебрачный сын Алекса и Брюса! - хриплю я. - Я тебя не знаю. Впрочем, даже если бы и знал — пошёл ты нахуй. Вместе с Алексом. И Дайсоном. Я выхожу из проекта.</text:p>
      <text:p text:style-name="P14">-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14"/>
      <text:p text:style-name="P14">Дуболомы отрывают меня от пола и волокут к выходу.</text:p>
      <text:p text:style-name="P14"/>
      <text:p text:style-name="P14">- Блядь, да вы совсем берега потеряли? Алекс, сука, дай хоть тапочки одену!</text:p>
      <text:p text:style-name="P14"/>
      <text:p text:style-name="P14">Алекс поворачивается и долго смотрит на меня с каменным видом.</text:p>
      <text:p text:style-name="P14"/>
      <text:p text:style-name="P14">- Ок. Дайте ему тапочки, - кивает, наконец, он. - В больничке они ему пригодятся.</text:p>
      <text:p text:style-name="P27"/>
      <text:p text:style-name="P1">***</text:p>
      <text:p text:style-name="P27"/>
      <text:p text:style-name="P1">~~~Десять лет от основания Эквестрии~~~</text:p>
      <text:p text:style-name="P1"/>
      <text:p text:style-name="P27"><text:soft-page-break/>-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27">Бригадир из племени Камнезадов чешет потную шею и сплёвывает.</text:p>
      <text:p text:style-name="P27">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text:p>
      <text:p text:style-name="P27">-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p>
      <text:p text:style-name="P27">Шея Фенса краснеет. Видно, что он еле сдерживается.</text:p>
      <text:p text:style-name="P27">-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27">Бухтение обиженного бригадира наконец стихает на улице. Я возвращаюсь к чертежам.</text:p>
      <text:p text:style-name="P27">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27">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27">Чертежи летят в стол. Я закрываю ящик на ключ и выхожу из строительной каптёрки.</text:p>
      <text:p text:style-name="P27">Всё, хватит с меня этого дерьма на сегодня!</text:p>
      <text:p text:style-name="P27"/>
      <text:p text:style-name="P27">Дом встречает привычным уютом гостинной с тростниковыми циновками и незастеленной с утра постелью.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27">Успеваю выпить рюмку на залитом вечерними лучами балконе, когда крылья закрывают мне глаза, а талию и плечи крепко обхватывают пружинистые ноги.</text:p>
      <text:p text:style-name="P27"><text:soft-page-break/>- Угадай с третьего раза, кто? - слышу над ухом знакомый голос.</text:p>
      <text:p text:style-name="P27">Я наощупь ставлю бокал на столик и отрываю крылья от глаз.</text:p>
      <text:p text:style-name="P27">- Я и с первого раза отлично угадаю, Джет. Твои крылья ни с чем не спутаешь.</text:p>
      <text:p text:style-name="P27">- Это точно, - хихикает Джет и тащит меня к постели, неистово молотя крыльями. Я по пути привычно успеваю сбросить одежду…</text:p>
      <text:p text:style-name="P27">…</text:p>
      <text:p text:style-name="P27">-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27">- Недоставать? - недоумеваю я.</text:p>
      <text:p text:style-name="P27">-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27">- Но… Как же… Мы?</text:p>
      <text:p text:style-name="P27">- Извини, <text:s/>- мягко останавливает Джет. - Мы друзья, Хуман. За эти годы я много думала о нас. Мы могли бы… могли бы создать табун, но с тобой у меня не будет жеребят. Мы ведь много раз пытались, когда я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27">- Постой, как Платина могла исследовать мои гаметы? Я не сдавал их ей для исследований.</text:p>
      <text:p text:style-name="P27">- Ты такой глупый, Хуман, - невинно хлопает глазами Джет. - Их сдавала я. Я ведь хотела основать с тобой табун и пыталась решить проблему.</text:p>
      <text:p text:style-name="P27">- Ты хотела… и пыталась?</text:p>
      <text:p text:style-name="P27">- Ага, - кивает головой пегаска. - Платина говорит, большинство разумных видов Эквуса соместимы друг с другом на уровне гамет. Вот почему у нас так много гибридов: мантикор, минотавров, грифонов, пегасов. Магия делает их совместимыми. То, что наши гаметы не подходят друг дружке, совершенно удивительно. Как и то, что ты — единственный в своём роде. <text:s/>Платина говорит, что в этом ты похож на аликорнов. И она не смогла найти способ подружить наши гаметы.</text:p>
      <text:p text:style-name="P27">Джет вздыхает.</text:p>
      <text:p text:style-name="P27">- Табун не будет прочным, если кто-то в нём будет несчастен, Хуман. А я… Мне нужны жеребята. И я не могу больше ждать.</text:p>
      <text:p text:style-name="P27">- Да, конечно, без проблем, - с улыбкой отвечаю я, хотя душа во мне медленно леденеет.</text:p>
      <text:p text:style-name="P27">Всё правильно, всё именно так, как она говорит. Мы уже десять лет друзья и у нас нет потомства, хотя мы никогда не предохранялись. Почему же мне так холодно?</text:p>
      <text:p text:style-name="P27"><text:soft-page-break/></text:p>
      <text:p text:style-name="P27">- Надеюсь, ты будешь иногда заглядывать на огонёк? Просто посидеть на балконе по-дружески, за кружкой пива?</text:p>
      <text:p text:style-name="P27">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27"/>
      <text:p text:style-name="P27">Похоже, это понимает и Джет.</text:p>
      <text:p text:style-name="P27"/>
      <text:p text:style-name="P27">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27"/>
      <text:p text:style-name="P27">Холодно.</text:p>
      <text:p text:style-name="P27"/>
      <text:p text:style-name="P27">…</text:p>
      <text:p text:style-name="P27"/>
      <text:p text:style-name="P27">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27"/>
      <text:p text:style-name="P27">- Хуман, вот ты где! Я ищу тебя с полудня!</text:p>
      <text:p text:style-name="P27">Белая фигура планирует на берег озера.</text:p>
      <text:p text:style-name="P27">- Хуман, мне надо поговорить с тобой!</text:p>
      <text:p text:style-name="P27"/>
      <text:p text:style-name="P27">Я бросаю камни в озеро, один за другим.</text:p>
      <text:p text:style-name="P27">- Привет, Сел. Как прошёл первый приём в новом зале?</text:p>
      <text:p text:style-name="P27">-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27">-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27">- Да, да, ты был прав, мой друг… Но Хуман, я сейчас не об этом… Мне нужна твоя помощь.</text:p>
      <text:p text:style-name="P27"><text:soft-page-break/>- Вот уже десять лет, как я помогаю тебе Сел. 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p>
      <text:p text:style-name="P27">С этими словами я швыряю в пруд каменный блин. Нас окатывает туча брызг.</text:p>
      <text:p text:style-name="P27">Селестия молча переминается с ноги на ногу. Её медленно заливает краска.</text:p>
      <text:p text:style-name="P27">- Что касается гамет, то аликорны не совместимы ни с кем, - тихо говорит она. - Увы, проверено.</text:p>
      <text:p text:style-name="P27">-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27">- О-о-о, понимаю, - кивает аликорница. - Моё сочувствие. Я приду к тебе позже.</text:p>
      <text:p text:style-name="P27">- Не надо позже. Что у тебя?</text:p>
      <text:p text:style-name="P27">- Ты будешь смеяться горьким смехом, но я в схожем положении. Только от тебя ушла твоя особенная пони, а от меня уходит сестра.</text:p>
      <text:p text:style-name="P27"/>
      <text:p text:style-name="P27">Аликорница с убитым видом садится на берег рядом со мной и продолжает.</text:p>
      <text:p text:style-name="P27"/>
      <text:p text:style-name="P27">-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27">- О чём ты говоришь? Я видел вас мельком на приёме сегодня — вы отлично смотрелись вместе и говорили и действовали в унисон.</text:p>
      <text:p text:style-name="P27">-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27"/>
      <text:p text:style-name="P27">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27"/>
      <text:p text:style-name="P27">-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27">Селестия удивлённо смотрит на меня.</text:p>
      <text:p text:style-name="P27">-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27">- Даже если и так, что в этом плохого? Ночь — чудесное время суток!</text:p>
      <text:p text:style-name="P27"/>
      <text:p text:style-name="P27"><text:soft-page-break/>Аликорница вымученно улыбается.</text:p>
      <text:p text:style-name="P27">-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27"/>
      <text:p text:style-name="P27">Аликорница вздыхает.</text:p>
      <text:p text:style-name="P27">-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с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27">Я тяжко вздыхаю. Разруливать семейные дрязги — задание как раз для тебя, Хуман! Особенно если учесть, что свою семью ты сохранить не сумел.</text:p>
      <text:p text:style-name="P27">-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27"/>
      <text:p text:style-name="P27">Аликорница радостно пытается обнять меня, но я вытягиваю ладонь и останавливаю её.</text:p>
      <text:p text:style-name="P27">- Пожалуйста, без этих нежностей! Ты начинаешь напоминать принцессу Платину в состоянии магически стимулированной охоты. Не надо.</text:p>
      <text:p text:style-name="P27">Селестия заводит глаза в потолок и вздыхает.</text:p>
      <text:p text:style-name="P27">-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27"/>
      <text:p text:style-name="P27">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27"/>
      <text:p text:style-name="P27">- Не обращай внимания. Я уже давно забыл о Платине. Просто считай это моими маленькими заморочками. Я поговорю с Луной.</text:p>
      <text:p text:style-name="P27">- Ты настоящий друг, мой маленький человек! И, да, у меня к тебе есть вторая просьба.</text:p>
      <text:p text:style-name="P27">- Только не говори, что у тебя есть ещё один разговор с твоей сестрой!</text:p>
      <text:p text:style-name="P27"><text:soft-page-break/>-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 До конца следующего месяца он должен быть закончен, но я уже неделю не могу придумать ему название.</text:p>
      <text:p text:style-name="P27">- Нашла проблему! Назови его «Диснейленд».</text:p>
      <text:p text:style-name="P27">- Красивое название! А что оно означает?</text:p>
      <text:p text:style-name="P27">- Не помню, - я пожимаю плечами, - мне просто первым пришло в голову это слово.</text:p>
      <text:p text:style-name="P27">Селестия задумывается и кивает.</text:p>
      <text:p text:style-name="P27">- Хм-м. Диснейленд. Да будет так.</text:p>
      <text:p text:style-name="P27">- Стоп, я передумал!</text:p>
      <text:p text:style-name="P27">Аликорница удивлённо смотрит на меня.</text:p>
      <text:p text:style-name="P27">- В чём дело, Хуман?</text:p>
      <text:p text:style-name="P27">- Можно немного помочь мне с первым заданием, если назвать его «Замок Двух Сестёр». Тогда Луна поймёт, что ты думаешь о ней.</text:p>
      <text:p text:style-name="P27">Лик Селестии озаряется, она кивает с улыбкой.</text:p>
      <text:p text:style-name="P27">- Разумеется! Ты гений! Как я сама не подумала! Луна увидит, что я по-прежнему люблю её, а ты подтвердишь это в разговоре. Я верну свою сестру!</text:p>
      <text:p text:style-name="P27"/>
      <text:p text:style-name="P27">Ха! Если бы всё было так просто!</text:p>
      <text:p text:style-name="P27"/>
      <text:p text:style-name="P27">…</text:p>
      <text:p text:style-name="P27"/>
      <text:p text:style-name="P27">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мостиками.</text:p>
      <text:p text:style-name="P27">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вычурные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зчур угрюмо.</text:p>
      <text:p text:style-name="P27">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27"/>
      <text:p text:style-name="P27"><text:soft-page-break/>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27">Я прохожу под арку ворот.</text:p>
      <text:p text:style-name="P27">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27">«…Основы <text:s/>военной тактики с практическими примерами…»</text:p>
      <text:p text:style-name="P27">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Я располагаюсь на пуфике и стены и жду.</text:p>
      <text:p text:style-name="P27">Песок в часах ещё не успевает полностью просыпаться из верхней колбы в нижнюю, когда большая тень за гардинами опускается на балкон.</text:p>
      <text:p text:style-name="P27"/>
      <text:p text:style-name="P27">- Хуман? Что привело тебя в Наш скромный чертог?</text:p>
      <text:p text:style-name="P27">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27">-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27">- Ты хочешь спросить, почему Мы сторонимся своей сестры? - напрямик спрашивает Луна.</text:p>
      <text:p text:style-name="P27">- Да, - облегчённо выдыхаю я. Иногда прямота тёмной аликорницы приходится весьма кстати.</text:p>
      <text:p text:style-name="P27">Луна оборачивается и долго смотрит на меня немигающим взглядом. Я выдерживаю этот взгляд, хотя кожа на шее покрывается пупырышками.</text:p>
      <text:p text:style-name="P27">В конце-концов аликорница легонько кивает и опять поворачивается к стряпне. Густой кофейный аромат дразнит ноздри.</text:p>
      <text:p text:style-name="P27">- Мы рады, что сестра послала с этим вопросом не кого-нибудь, а тебя, Хуман. Давно было пора. Мы заждались, - чеканит она.</text:p>
      <text:p text:style-name="P27">Мои уши багровеют, я хочу провалиться сквозь пол. Быстро же меня раскусили! Я же предупреждал Селестию, что не умею разговаривать!</text:p>
      <text:p text:style-name="P27">- Вот как? Я весь во внимании…</text:p>
      <text:p text:style-name="P27">-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27"/>
      <text:p text:style-name="P27"><text:soft-page-break/>Аликорница отходит от кухонного уголка, левитируя поднос с тёплыми круассанами, кофейником <text:s/>и двумя чашками кофе.</text:p>
      <text:p text:style-name="P27">-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27">Аликорница улыбается уголками губ и коротко кивает.</text:p>
      <text:p text:style-name="P27"/>
      <text:p text:style-name="P27">- Тогда слушай.</text:p>
      <text:p text:style-name="P27">Всё сущее, 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27"/>
      <text:p text:style-name="P27">Аликорница задумчиво откусывает круассан и продолжает.</text:p>
      <text:p text:style-name="P27">- К чему я это говорю тебе? Хуман, ты, наверное, не раз задумывался, откуда мы с сестрой родом? Ведь таких как мы, в Эквусе больше нет нигде.</text:p>
      <text:p text:style-name="P27">- Вообще-то, я думал, вы — плод союза единорога и пегаса. Может, ещё и земнопони поучаствовал, уж слишком вы крепкие, - со смешком говорю я. - Хотя, Платина, вот, тоже сказала, что вы уникальны.</text:p>
      <text:p text:style-name="P27">-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27">-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27">- У нас есть самцы. - Луна делает нервный глоток кофе и продолжает. - Там, откуда мы пришли, достаточно самцов. Было.</text:p>
      <text:p text:style-name="P27">Аликорница печально вздыхает. Видно, что эта тема неприятна для неё.</text:p>
      <text:p text:style-name="P27">- Возможно, Нам следует не рассказать, а показать тебе суть дела. Нам так будет легче излагать, а тебе — воспринимать. Мы не слишком искусный расказчик, в отличие от сестры.</text:p>
      <text:p text:style-name="P27">- Каким образом? У тебя где-то спрятана видеосистема с пятиканальным звуком?</text:p>
      <text:p text:style-name="P27">- Ты часто используешь непонятные слова, Хуман. Мы уж привыкли. Неважно. Следуй за Нами.</text:p>
      <text:p text:style-name="P27"/>
      <text:p text:style-name="P27">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27"><text:soft-page-break/>-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27"/>
      <text:p text:style-name="P27">Луна выходит на балкон. Я следую за ней.</text:p>
      <text:p text:style-name="P27">- Приглядись внимательно, Хуман. Что ты видишь?</text:p>
      <text:p text:style-name="P27">Аликорница обводит крылом заброшенный сад, окружающий башню с трёх сторон.</text:p>
      <text:p text:style-name="P27">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27">Тут меня пробирает озноб. Холодные мурашки мерзко шмыгают по спине, вызывая желание поёжиться.</text:p>
      <text:p text:style-name="P27">- Парк. Он слишком старый. Дворцу нет и пяти лет, а парку на вид все пятьдесят. Как такое может быть? Когда я шёл сюда, он был на вид несколько запущенным, но не старым.</text:p>
      <text:p text:style-name="P27">-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27"/>
      <text:p text:style-name="P27">Луна внезапно прилегает у моих ног.</text:p>
      <text:p text:style-name="P27">- Садись Нам на спину, Хуман. Сновидение, которое Мы хотим тебе показать, находится довольно далеко отсюда. Нам нужно двигаться быстро.</text:p>
      <text:p text:style-name="P27">Оторопь от предложения тёмной аликорницы быстро забывается в свете следующих вскоре событий.</text:p>
      <text:p text:style-name="P27">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27"/>
      <text:p text:style-name="P27">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27"><text:soft-page-break/></text:p>
      <text:p text:style-name="P27">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p>
      <text:p text:style-name="P27"/>
      <text:p text:style-name="P27">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27"/>
      <text:p text:style-name="P27">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27"/>
      <text:p text:style-name="P27">Ландшафты сменяются с огромной скоростью, весь полёт занимает от силы полминуты.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27"/>
      <text:p text:style-name="P27">Конец полёта ошеломляет не меньше.</text:p>
      <text:p text:style-name="P27">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27">-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27">-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27">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27">- Нам надо немного пройти, - тихо говорит она. - Тут недалеко.</text:p>
      <text:p text:style-name="P27"/>
      <text:p text:style-name="P27">Огромная,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text:soft-page-break/>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p>
      <text:p text:style-name="P27"/>
      <text:p text:style-name="P27">Вокруг замка толпится рой точек подобно муравьям у тарелки с тортом. Из этих точек со всех сторон в крепость бьют фиолетовые молнии, иногда натыкаясь на невидимые преграды, иногда пронзая постройки насквозь. Замок огрызается такими же молниями. Мрачная туча висит над сражением, поглощая блики молний в своём бездонном чреве.</text:p>
      <text:p text:style-name="P27">На моих глазах одна из башень вспыхивает фонтаном искр и рассыпается в кучу камней.</text:p>
      <text:p text:style-name="P27">- Падение Андориана. Ждать осталось недолго, - шепчет Луна.</text:p>
      <text:p text:style-name="P27"/>
      <text:p text:style-name="P27">У подножия горы, на крутом склоне 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27">Я с удивлением отмечаю их схожесть с доспехами Луны, которые я увидел на ней в день моей первой встречи с сёстрами.</text:p>
      <text:p text:style-name="P27">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Скорее, как будто призраки — они.</text:p>
      <text:p text:style-name="P27">- У нас мало времени, сестра. Поторопись. Мы не сможем долго сдерживать виндиго, - устало произносит меньший аликорн.</text:p>
      <text:p text:style-name="P27">- Надо дождаться Дискорда. Он обещал, - возражает больший.</text:p>
      <text:p text:style-name="P27">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27">- Не доверяем Мы этому дракену. Его даже соплеменники считают коварным, - ворчит меньший. - Он может продать нас с потрохами.</text:p>
      <text:p text:style-name="P27">- Не думайте, что ваши потроха стоят так уж много, уважаемые! - воскликивает сухой пенёк в двух шагах от нас.</text:p>
      <text:p text:style-name="P27">Пенёк меняет позу и становится неким ящероподобным созданием, похожим на помесь долговязого прямоходящего крокодила с косоглазым аистом.</text:p>
      <text:p text:style-name="P27">- Я бы продал твои, Хмурая Метёлка, за шесть 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27">- Кончай паясничать, Дискорд! У нас мало времени! - морщится крупный аликорн и поднимает забрало.</text:p>
      <text:p text:style-name="P27">Розовые локоны вырываются на свободу пышным ореолом. Я с удивлением узнаю в аликорне молодую версию Селестии.</text:p>
      <text:p text:style-name="P27"><text:soft-page-break/>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27"/>
      <text:p text:style-name="P27">- Ты принёс карту?</text:p>
      <text:p text:style-name="P27">Второй аликорн также поднимает забрало. Нет нужды говорить, что под ним оказывается юная копия Луны.</text:p>
      <text:p text:style-name="P27">-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драке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27">-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ьчить хоть до второго пришествия Микки Мауса.</text:p>
      <text:p text:style-name="P27">- Исключено! - отрезает призрачная Луна. - Не хватало нам дракена в мире сырой магии.</text:p>
      <text:p text:style-name="P27">-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кто способен странствовать меж мирами, нам уже отказали.</text:p>
      <text:p text:style-name="P27">Луна морщится, но нехотя кивает.</text:p>
      <text:p text:style-name="P27">- Это всё плохо кончится, - бормочет она под нос. - Это уже плохо кончилось. Не нужно Нам было тебя слушаться.</text:p>
      <text:p text:style-name="P27">-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27"/>
      <text:p text:style-name="P27">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27">Из тучи над замком опускается нечто вроде огромного морского конька с перепончатыми крыльями вместо плавников.</text:p>
      <text:p text:style-name="P27">Два фиолетовых луча из его глаз сходятся в одну точку на донжоне замка и приводят к финальному результату: центральная башня медленно оседает, открывая взору гигантскую статую сидящего аликорна, глаза которого и испускают алые лучи в осаждающую замок толпу. Каменный аликорн поднимает взор на морского конька. Алые лучи скрещиваются с фиолетовыми.</text:p>
      <text:p text:style-name="P27"/>
      <text:p text:style-name="P27"><text:soft-page-break/>- Проклятье! Они привели Маджестик! Как не вовремя! Уходи, - <text:s/>призрачная Луна принимает для себя решение и поднимает забрало. - Отправляйся на Эквус и просвещай пони, как завещала Её Величество. Мы придём позже. Оставь для Нас метки, чтобы Мы смогли найти дорогу.</text:p>
      <text:p text:style-name="P27">- Ты куда? - обеспокоенно спрашивает Селестия. - Мы же должны быть вместе?</text:p>
      <text:p text:style-name="P27">- Мы вернёмся и заберём Элементы Возмездия. Сейчас уже им нет смысла оставаться в Андориане. Без тебя и королевы от них толку мало. На новом же месте они станут нам могучей защитой. Вдобавок, нельзя оставлять их виндиго.</text:p>
      <text:p text:style-name="P27">- Я вернусь с тобой! - протестует призрачная Селестия, но Луна перебивает её.</text:p>
      <text:p text:style-name="P27">-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27"/>
      <text:p text:style-name="P27">Призрачная Луна поворачивается к Дискорду и хмуро говорит:</text:p>
      <text:p text:style-name="P27">- Учти, дракен. Если попробуешь обмануть и заведёшь Селестию не туда… Мы найдём тебя, где бы ты ни спрятался. И гнев Наш будет необъятен как море.</text:p>
      <text:p text:style-name="P27">- Баюс-баюс! - в притворном страхе прикрывается лапами крокодил. - Вы бы лучше поторопились с возвращением, а то, кажется, там стена отклеивается.</text:p>
      <text:p text:style-name="P27">Дискорд указывает кривым пальцем вверх, где часть крепостной стены с грохотом валится вниз.</text:p>
      <text:p text:style-name="P27">Призрачная Луна вновь поворачивается к Селестии.</text:p>
      <text:p text:style-name="P27">-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27">Селестию явно застаёт врасплох просьба Луны.</text:p>
      <text:p text:style-name="P27">- Да, конечно, сестра... <text:s/>Я сделаю всё, что в моих силах…</text:p>
      <text:p text:style-name="P27">- Ты клянёшься?</text:p>
      <text:p text:style-name="P27">- Клянусь!</text:p>
      <text:p text:style-name="P27"/>
      <text:p text:style-name="P27">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27">- Терпеть не люблю эти слезливые сцены и никому не нужные обещания! - гримасничает Дискорд. - Ты готова, Сахарная Ватка?</text:p>
      <text:p text:style-name="P27">- Одну минуту, - просит Селестия. - Мне нужно попрощаться. Тебе лучше отвернуться, ведь ты не любишь слезливых сцен.</text:p>
      <text:p text:style-name="P27">Долговязый крокодил пожимает плечами и отходит.</text:p>
      <text:p text:style-name="P27"/>
      <text:p text:style-name="P27">Аликорница окидывает долгим взглядом лес, долину, гибнущий замок на скале. Затем она поднимает взгляд к луне. Глаза её подозрительно блестят.</text:p>
      <text:p text:style-name="P27"><text:soft-page-break/>- Прощай, Орунгун. Мы не смогли удержать тебя. Извини. Быть может… Быть может, в новом мире у нас получится…</text:p>
      <text:p text:style-name="P27">Селестия проводит сгибом крыла по скуле и поворачивается к дракену.</text:p>
      <text:p text:style-name="P27">- Идём, Дискорд.</text:p>
      <text:p text:style-name="P27">-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27"/>
      <text:p text:style-name="P27">Он чертит кривым когтем огненный круг в воздухе, который вдруг заполняется чернотой. В черноте мерцают мириады зеленоватых искорок.</text:p>
      <text:p text:style-name="P27">Селестия осторожно проходит в круг и он тут же схлопывается за ней.</text:p>
      <text:p text:style-name="P27"/>
      <text:p text:style-name="P27">Дракен противно хихикает и потирает ладони.</text:p>
      <text:p text:style-name="P27">-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27"/>
      <text:p text:style-name="P27">Лыбящийся крокодил вперивается в меня зенками.</text:p>
      <text:p text:style-name="P27"/>
      <text:p text:style-name="P27">- Я думал, это твоё сновидение, - бормочу я Луне, - ты ведь сама говорила…</text:p>
      <text:p text:style-name="P27">- Да, это так, - остолбенело подтверждает Луна, - Мы великое множество раз просматривали эти воспоминания и ни разу…</text:p>
      <text:p text:style-name="P27">- Сновидения-шмавидения, - махает лапой Дискорд. - Просто не ты одна умеешь по ним лазить, Хмурая Метёлка. Я, хоть больше специализируюсь по мирохождению,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27">Дракен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27">-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27">Дрянной крокодил указывает когтем на меня.</text:p>
      <text:p text:style-name="P39"><text:span text:style-name="Default_20_Paragraph_20_Font"><text:span text:style-name="T1">- Сего типа в результате общения с одним молодым демиургом-раздолбаем размазало по нескольким реальностям. Но этот гадёныш оказался на редкость живучей тварью и выжил. Я только краешком глаза проследил его похождения и меня чуть не вывернуло наизнанку от пространственно- временных парадоксов! Но главное — он обжулил меня в одном из завитков пространства-времени и лишил ПРИЗА(</text:span></text:span><text:span text:style-name="Default_20_Paragraph_20_Font"><text:span text:style-name="T9">30-я глава последнего ффика</text:span></text:span><text:span text:style-name="Default_20_Paragraph_20_Font"><text:span text:style-name="T1">)! Это меня-то, духа хаоса! Видеть его больше не хочу! Тьфу! Буэ!</text:span></text:span></text:p>
      <text:p text:style-name="P27"/>
      <text:p text:style-name="P27"><text:soft-page-break/>Дискорд в отвращении высовывает язык, чертит впопыхах круг в воздухе и скрывается в портале. Последним скрывается его когтистая лапа, показавшая мне на последок средний палец.</text:p>
      <text:p text:style-name="P27"/>
      <text:p text:style-name="P27">-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27">Я только пожимаю плечами.</text:p>
      <text:p text:style-name="P27">- Как бы то ни было, ты увидел необходимое, - обращается ко мне Луна.</text:p>
      <text:p text:style-name="P27">- Что именно? Разрушение горной крепости? Или ваше с Селестией бегство на Эквус?</text:p>
      <text:p text:style-name="P27">-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нашей расы. Увы, основной проблемой было малое количество способных странствовать между мирами в Эогиппе. Всего было найдено двенадцать странников. Королева Лорен, я с сестрой и ещё девять аликорнов. Плюс несколько драконов и один сумасшедший дракен, которые, впрочем,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text:span text:style-name="T32">ё<text:tab/></text:span>племенах. Одним из таких миров был Эквус…</text:p>
      <text:p text:style-name="P27">- Погоди, ты хочешь сказать, что, кроме тебя и Селестии, на Эквусе есть ещё и другие аликорны — некие учителя? - перебиваю я Луну.</text:p>
      <text:p text:style-name="P27">-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27">- Постой, а почему вы не вернулись назад позже? - спрашиваю я. - Вы могли бы найти уцелевших и привести на Эквус.</text:p>
      <text:p text:style-name="P27">-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text:soft-page-break/>университета. Мы хотели достать карту, но ты сам видел, что получилось. И дракен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27">- Как бы то ни было, ты услышал главное, - отвлекается Луна от воспоминаний, - с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нет.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27">- Почему ты уверена, что Сел не хочет? Из того, что я видел, она так же, как и ты, плохо ориентируется в Эогиппе.</text:p>
      <text:p text:style-name="P27">-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Нашей бестолковой сестрице… Это не большая цена за отмщение!</text:p>
      <text:p text:style-name="P27">Луна гневно фыркает.</text:p>
      <text:p text:style-name="P27">- Но всё это возможно только если задаться целью вернуться домой для возмездия. Мы же не видим такого рвения у Селестии.</text:p>
      <text:p text:style-name="P27">Ноздри аликорницы расширяются, она мотает головой.</text:p>
      <text:p text:style-name="P27">-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понравилось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27">Аликорница саркастически улыбается.</text:p>
      <text:p text:style-name="P27">-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 Нам нужна МЕСТЬ!!!</text:p>
      <text:p text:style-name="P27"/>
      <text:p text:style-name="P27">…</text:p>
      <text:p text:style-name="P27">…</text:p>
      <text:p text:style-name="P27">…</text:p>
      <text:p text:style-name="P27"/>
      <text:p text:style-name="P27">- Она так и сказала?</text:p>
      <text:p text:style-name="P27">- Ещё и топнула копытом так, что высекла искру из камня.</text:p>
      <text:p text:style-name="P27"/>
      <text:p text:style-name="P32"><text:soft-page-break/>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32"/>
      <text:p text:style-name="P27">Селестия качает головой. Она долго смотрит с печалью на одинокий пик за окном, возвышающийся над верхушками сосен. Я провожаю её взгляд. Пик здорово смахивает на тот, с гибнущим замком на фоне огромной луны.</text:p>
      <text:p text:style-name="P27"/>
      <text:p text:style-name="P27">- Чтож, ты выслушал Луну, Хуман, - вздыхает Селестия. - Выслушай теперь и меня. Правда, я не смогу тебе показать всё так ярко, как это получилось у сестры, — я не обладаю даром снопроходчества, — но постараюсь рассказать так, как помню. А помню я всё как вчера…</text:p>
      <text:p text:style-name="P1"/>
      <text:p text:style-name="P1">~~~</text:p>
      <text:p text:style-name="P39"><text:span text:style-name="Default_20_Paragraph_20_Font"><text:span text:style-name="T1">&lt;</text:span></text:span><text:span text:style-name="Default_20_Paragraph_20_Font"><text:span text:style-name="T9">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1">&gt;</text:span></text:span></text:p>
      <text:p text:style-name="P27">- Эвостур, ответьте! Эвостур, ответьте! Андориан на связи! Как слышно? Как слышно? Приём!</text:p>
      <text:p text:style-name="P27">Маленькая кобылка повторяет раз за разом стандартные фразы в микрофон, тщётно прижимая наушники к ушам. Наконец она со вздохом пожимает плечами и устанавливает в передатчике новую частоту.</text:p>
      <text:p text:style-name="P27">- Норгонг, как слышно? Норгонг, ответьте! Андориан на связи! Приём!</text:p>
      <text:p text:style-name="P27">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ым светом.</text:p>
      <text:p text:style-name="P27">-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27">- Не доказано, что «Маджестик» захвачен, - отвечаю я. - Возможно, у него вышла из строя связь и он не может принимать наших приказов.</text:p>
      <text:p text:style-name="P27">-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27">Луна мрачно сверлит взглядом затылок радистки.</text:p>
      <text:p text:style-name="P27">-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27">- Армаринд, ответьте! Армаринд, ответьте! Андориан вызывает!</text:p>
      <text:p text:style-name="P27">-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года…</text:p>
      <text:p text:style-name="P27">- Корморан, ответьте, вызывает Андориан… Корморан, вас слышу! Слышу вас!!! Андориан на связи!</text:p>
      <text:p text:style-name="P27"><text:soft-page-break/>От возбуждения кобылка хлопает крыльями. Она, зацепившись за рог, срывает наушники и стучит копытом по кнопке громкой связи.</text:p>
      <text:p text:style-name="P27"/>
      <text:p text:style-name="P27">- Корморан вас слышит! Андориан, приём!</text:p>
      <text:p text:style-name="P27">- Краткий репорт обстановки, Корморан! - приказывает Луна.</text:p>
      <text:p text:style-name="P27"/>
      <text:p text:style-name="P27">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27">- Пойдем, разберёмся, что там происходит.</text:p>
      <text:p text:style-name="P27"/>
      <text:p text:style-name="P27">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27"/>
      <text:p text:style-name="P39"><text:span text:style-name="Default_20_Paragraph_20_Font"><text:span text:style-name="T1">- … шшш… три башни из пяти. Держимся за счёт автоматических турелей и автономных силовых д</text:span></text:span><text:span text:style-name="Default_20_Paragraph_20_Font"><text:span text:style-name="T20">оспехов</text:span></text:span><text:span text:style-name="Default_20_Paragraph_20_Font"><text:span text:style-name="T1">, - ожил переключённый на аварийное питание передатчик. - Они наступают волнами, раз в пять-семь часов. По нашим оценкам, в Нейвилле проживало до пятидесяти тысяч. Около семи тысяч мы уже насчитали тут, в армии виндов. Остальным или удалось уйти, или они штурмуют соседние крепости. Не устоим без вариантов. Ещё с неделю продержимся, не больше. Потом закончатся п</text:span></text:span><text:span text:style-name="Default_20_Paragraph_20_Font"><text:span text:style-name="T20">рипас</text:span></text:span><text:span text:style-name="Default_20_Paragraph_20_Font"><text:span text:style-name="T1">ы.</text:span></text:span></text:p>
      <text:p text:style-name="P27">- Постой, Корморан, - я пытаюсь собраться с мыслями. - Что значит, «автономные силовые доспехи»? Почему вы поставили в оборону пустые бронескафандры? Их встроенный интеллект недостаточно умён для эффективной обороны. И почему на вас нападает Нейвиль? Что случилось, лягни вас буйвол?</text:p>
      <text:p text:style-name="P27">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27">- Они проникают внутрь. Достаточно прикосновения на три-четыре секунды, и они захватывают разум. Мы это поняли только после того, как три башни оказались захвачены. Их защитники теперь воюют против нас, как и население Нейвиля.</text:p>
      <text:p text:style-name="P27">- Что? Как? Как такое возможно? - информация не укладывается у меня в голове. - Мы двести лет ведём войну и до сих пор ничего подобного не случалось. На проникновение в разум виндиго требуется более часа, они могут это проделывать только с пленными.</text:p>
      <text:p text:style-name="P27">- Они научились этому совсем недавно. Южную башню винды взяли таким образом два месяца назад. Потом Центральную и Западную. Главное, чем захваченный аликорн отличается от нормального — его зрачки становятся узкими. Они не могут это скрывать. Мы пытались связаться с вами и соседями. Но <text:s/>винды захватили «Маджестик» и глушат сигнал. Странно, что вы к нам пробились.</text:p>
      <text:p text:style-name="P27">- Мы подключили передатчик к антенне лаборатории, - объясняю я. И внезапно понимаю происходящее. - Луна!!!</text:p>
      <text:p text:style-name="P27"/>
      <text:p text:style-name="P27"><text:soft-page-break/>Я бегу к выходу из убежища, на ходу активировав доспехи. Экзоскелет бронескафандра повизгивает <text:s/>сервомоторами на особо крутых виражах, пока я несусь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27">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ходит на сторону врага? Мы зашли в комнату радиосвязи, как только небольшой отряд виндиго показался у подножия скалы. Обычное дело, раньше такие рейды отбивались в течении четверти часа без особых проблем. Но прошло уже больше часа, а бой не стих. И, судя по звукам, он только разгорается.</text:p>
      <text:p text:style-name="P27"/>
      <text:p text:style-name="P27">Из боковой двери на меня буквально вываливается легионер. Увидев меня, он испуганно охает и прижимается к стене.</text:p>
      <text:p text:style-name="P27">- Где ваш шлем, солдат? Что с вашим рогом? И… Почему вы дрожите?</text:p>
      <text:p text:style-name="P27">Песчаного цвета аликорн с обугленным рогом вжимается в стену в тщётном порыве быть от меня подальше и, судя по всему, готовиться упасть в обморок.</text:p>
      <text:p text:style-name="P27">Я внезапно вспоминаю предостережение и внимательно всматриваюсь в его зрачки. К счастью, они не узкие. Это очень легко заметить, так как они расширены и почти вытеснили белки глаз.</text:p>
      <text:p text:style-name="P27">Я поднимаю забрало, чтобы он узнал меня.</text:p>
      <text:p text:style-name="P27">Он отвечает мне пронзительным взглядом в ответ и, внезапно, успокаивается.</text:p>
      <text:p text:style-name="P27">- Вы — не они, - вздыхает он. - У вас хорошие глаза. Круглые.</text:p>
      <text:p text:style-name="P27">-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ивается от стены.</text:p>
      <text:p text:style-name="P27">- Вы не понимаете. Там, — легионер указывает копытом в сторону двери, - творится что-то ужасное. Моя центурия обходила периметр стены у северной башни. Мы встретили трёх незнакомых аликорнов, открывающих ворота. Мы не успели остановить их — в открытые ворота сразу ринулись винды. Отряд совсем небольшой, ничего серьёзного. Обычно при таком соотношении сил виндиго разворачиваются и уходят. Но не в этот раз. Виндиго вступили в бой с передовыми бойцами нашего построения. И…</text:p>
      <text:p text:style-name="P27">Легионер запинается. Он молча хлопает глазами и не может произнести ни слова.</text:p>
      <text:p text:style-name="P27">-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27">- Ринс. Ринс Стилфизер. Либрарий первой центурии первой когорты шестого легиона.</text:p>
      <text:p text:style-name="P27">- Успокойся, Ринс. У тебя есть дети?</text:p>
      <text:p text:style-name="P27">- Дочка.</text:p>
      <text:p text:style-name="P27">Взгляд солдата стал более осмысленным, зрачки почти вернулись в нормальный размер.</text:p>
      <text:p text:style-name="P27"><text:soft-page-break/>-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27">-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недавнего боя с виндиго?</text:p>
      <text:p text:style-name="P27">- Они обнимали нас. Одна виндиго отбивает удар копьём, вторая прижимает копыта к шлему вот так, - Ринс прижимает копыта к ушам, - поднимает забрало и целует. И через три секунды у них становится одним виндом больше, а у нас — одним солдатом меньше. И первые ряды стали разворачиваться и сражаться с нами, - по-инерции, без остановки проговорил Ринс. - Мой товарищ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27">Я замечаю вмятину на нагруднике Ринса.</text:p>
      <text:p text:style-name="P27">- И я з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27">Легионер всхлипывает. Его трясёт.</text:p>
      <text:p text:style-name="P27">-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ве дюжины виндов, только чтобы не дать им прикоснуться к себе — и мой рог сгорел! У меня больше нет магии!</text:p>
      <text:p text:style-name="P27">- Мужайся, солдат! Ты же воин элитного подразделения королевы!</text:p>
      <text:p text:style-name="P27">- Я всего лишь писарь. Все мои товарищи пропали — один за другим, пока я не остался один! Они смеялись мне в лицо, нацеливая на меня пики!</text:p>
      <text:p text:style-name="P27">Солдат тяжело дышит. Его снова трясёт дрожь. Надо бы сказать Луне, чтобы усилила конт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27"><text:s/></text:p>
      <text:p text:style-name="P27">Я смотрю за спину Ринса, в комнату. Там разбитое окно, через которое он вломился с улицы.</text:p>
      <text:p text:style-name="P27">- Ты видел её? Ты видел Луну?</text:p>
      <text:p text:style-name="P27">Легионер опять закатывает глаза и готовится упасть в обморок, но я звонкой пощёчиной возвращаю его к жизни.</text:p>
      <text:p text:style-name="P27">-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32">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луч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преданность. Но даже с такой слабой магией наш резонатор творит чудеса, <text:soft-page-break/>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обращённых!</text:p>
      <text:p text:style-name="P32">Должно быть, та же мысль посетила и Луну.</text:p>
      <text:p text:style-name="P32"/>
      <text:p text:style-name="P32">- И тут со стороны 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было буквально пять минут назад.</text:p>
      <text:p text:style-name="P32">- И ты молча смотрел на это и не предпринял попыток помочь?!!</text:p>
      <text:p text:style-name="P32">Ринс только молча смотрит на меня, открывая рот, как выброшенная на берег рыба.</text:p>
      <text:p text:style-name="P32">Я с рычанием подбегаю к разбитому окну. Трусость легионера будит неведомую мне раньше ярость, я боюсь задушить его магическим захватом!</text:p>
      <text:p text:style-name="P32">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32">Она добралась до Элементов! Она не пострадала! Моя сестра жива! - поёт моя душа.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32">Я уже простила Ринсу его трусость и приветливо киваю ему, проходя мимо.</text:p>
      <text:p text:style-name="P32">- Иди в комнату радиосвязи и ожидай нас там, солдат.</text:p>
      <text:p text:style-name="P32">Легионер облегчённо вздыхает и мчится прочь.</text:p>
      <text:p text:style-name="P32"/>
      <text:p text:style-name="P32">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у самих Элементов, охраняя их?</text:p>
      <text:p text:style-name="P32"/>
      <text:p text:style-name="P32">Дубовая дверь хранилища вырвана с замком и накренилась к полу на одной петле.</text:p>
      <text:p text:style-name="P32">С замирающим сердцем вхожу внутрь.</text:p>
      <text:p text:style-name="P32">На груде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32">Больше в хранилище никого нет.</text:p>
      <text:p text:style-name="P32"/>
      <text:p text:style-name="P32">- Луна!</text:p>
      <text:p text:style-name="P32"><text:soft-page-break/>Сестра молчит. <text:s/>Её губы шевелятся.</text:p>
      <text:p text:style-name="P32">- Луна, очнись! Всё закончилось! Где остальные?</text:p>
      <text:p text:style-name="P32">Я наклоняюсь к сестре, чтобы услышать её шёпот.</text:p>
      <text:p text:style-name="P32">- Нотхуурр шанграа хиссандурр…</text:p>
      <text:p text:style-name="P32">- Что?</text:p>
      <text:p text:style-name="P32">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32">Луна открывает глаза. На мгновение мне кажется… Да нет, просто показалось. Луна смотрит на меня с удивлением.</text:p>
      <text:p text:style-name="P32">- Сестра?</text:p>
      <text:p text:style-name="P32">- Сестра?</text:p>
      <text:p text:style-name="P32">Наш одновременный вопрос сливается в единый возглас. Я прижимаюсь носом к её скуле и помогаю встать.</text:p>
      <text:p text:style-name="P32">- Винды забрали к себе всех Наших солдат, - хрипло отвечает Луна на мой невысказанный вопрос. - Но Нас забрать не смогли. Мы активировали щит Элементов и их вышвырнуло прочь.</text:p>
      <text:p text:style-name="P27">Сестра, пошатываясь, выходит из хранилища.</text:p>
      <text:p text:style-name="P27">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уже облачённый в нотки истерии.</text:p>
      <text:p text:style-name="P27"/>
      <text:p text:style-name="P27">КАК могла Луна активировать Элементы, если ларец ЗАПЕРТ? Почему она соврала мне, что активировала их?</text:p>
      <text:p text:style-name="P27">Ничего не понимаю.</text:p>
      <text:p text:style-name="P27"/>
      <text:p text:style-name="P27">Мысли прерываются криками, треском и шипением. Я спешу наверх, спотыкаясь об обломки штукатурки.</text:p>
      <text:p text:style-name="P27">За розоватым барьером щита маячат крылатые тени. Время от времени одна из них испускает зелёный луч в основание южной башни. Лучи беспрепятственно пронзают щит. От попаданий летят раскалённые камни, горят деревянные перекрытия, текут ручейки расплавленного стекла.</text:p>
      <text:p text:style-name="P39"><text:span text:style-name="Default_20_Paragraph_20_Font"><text:span text:style-name="T1">&lt;</text:span></text:span><text:span text:style-name="Default_20_Paragraph_20_Font"><text:span text:style-name="T9">раскрыть огромную статую аликорна в донжоне</text:span></text:span><text:span text:style-name="Default_20_Paragraph_20_Font"><text:span text:style-name="T1">&gt;</text:span></text:span></text:p>
      <text:p text:style-name="P27">- Консул Селестия! Консул Селестия! Сюда!</text:p>
      <text:p text:style-name="P27">С крепостной стены мне отчаянно машет фигура. Только по покрытой сажей и грязью семёрке на автодоспехе я узнаю легата Хай Глори. Он с десятком солдат перехватывают пронизывающие барьер лучи зеркальными ловушками. Два роботизированных силовых костюма стоят тут же, неуклюже наводя на мечущиеся тени горгонарий.</text:p>
      <text:p text:style-name="P27"><text:soft-page-break/>- Помогите! Наши силы на исходе, мы выгорим минут за десять! - Легат указывает на трёх гвардейцев, лежащих с обугленными рогами без сознания под стеной . - Девятнадцать зеркал за пятнадцать минут! Я даже в команде колледжа за всю партию гриммича больше семи не создавал, а ведь я уже не молод!</text:p>
      <text:p text:style-name="P27"/>
      <text:p text:style-name="P27">Одна из теней приближается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Чайшанссиии!» - шипит она. Затем, без малейшей подготовки, её рог вспыхивает зелёным огнём и луч прожигает воздух по направлению ко мне.</text:p>
      <text:p text:style-name="P27">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27">Найт Эрроу также падает с дымящимся рогом по другую сторону стены.</text:p>
      <text:p text:style-name="P27">- Помогите нам, умоляю! Мы долго не продержимся! - чуть не плачет Хай Глори. - Они делают один-два выстрела и сгорают также, но их гораздо больше, чем нас! Винды обернули наших солдат против нас — теперь мы в меньшинстве.</text:p>
      <text:p text:style-name="P27">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27"/>
      <text:p text:style-name="P27">Значит, пришло время. 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в <text:s/>виндиго. Пора уходить.</text:p>
      <text:p text:style-name="P27">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1">…</text:p>
      <text:p text:style-name="P12">-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p>
      <text:p text:style-name="P39"><text:span text:style-name="Default_20_Paragraph_20_Font"><text:span text:style-name="T3">-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12">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десять лет назад у нас оставалось не более половины Великого.</text:p>
      <text:p text:style-name="P39"><text:span text:style-name="Default_20_Paragraph_20_Font"><text:span text:style-name="T3">- Также мы думали сто лет назад, когда перевели промышленность на военные рельсы и сформировали регулярную армию. И пятьдесят лет назад, когда появились первые охранные турели. И двадцать лет назад, когда разработали автономные силовые доспехи. Но против наших армий вышла ледяная </text:span></text:span><text:soft-page-break/><text:span text:style-name="Default_20_Paragraph_20_Font"><text:span text:style-name="T3">армада. На охранные турели они ответили тактикой роя и лучемётами. А наши воины в силовой броне стали переходить на сторону виндов после обращения, которое с каждым годом происходит всё быстрее. Каждый раз виндиго изобретали ответную тактику, которая нивелировала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12">- Но ведь если мы победим, в проекте вообще не будет смысла! - воскликнул Майлд Брэйн. - Зачем отвлекать ресурсы на очкариков!</text:p>
      <text:p text:style-name="P39"><text:span text:style-name="Default_20_Paragraph_20_Font"><text:span text:style-name="T3">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9"><text:span text:style-name="Default_20_Paragraph_20_Font"><text:span text:style-name="T3">Королева долго смотрела на медленно вращающуюся голограмму, прежде чем ответить. Казалось, её совсем не задевает грубость Майлда.</text:span></text:span></text:p>
      <text:p text:style-name="P39"><text:span text:style-name="Default_20_Paragraph_20_Font"><text:span text:style-name="T3">-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Дворцы 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span></text:p>
      <text:p text:style-name="P39"><text:span text:style-name="Default_20_Paragraph_20_Font"><text:span text:style-name="T3">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9"><text:span text:style-name="Default_20_Paragraph_20_Font"><text:span text:style-name="T3">- Я помню времена, когда магии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прабабушки, в древние времена магии было ещё больше, а чудеса — ещё дивнее. Магия медленно уходит из нашего мира и мы стали жадными, чтобы оставаться бессмертными. Мало кто теперь решается поделиться силой, чтобы завести жеребят.</text:span></text:span></text:p>
      <text:p text:style-name="P39"><text:span text:style-name="Default_20_Paragraph_20_Font"><text:span text:style-name="T3">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не сможем возродиться. Попросту, нас осталось слишком мало, чтобы </text:span></text:span><text:soft-page-break/><text:span text:style-name="Default_20_Paragraph_20_Font"><text:span text:style-name="T3">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Именно в этом состоит цель «Семи вечностей». И вот почему он важнее даже нашей победы в этой войне…</text:span></text:span></text:p>
      <text:p text:style-name="P19">…</text:p>
      <text:p text:style-name="P27">Громкий треск и вспышки возвращают меня в реальность. На стене сражаются Хай Глори и четверо оставшихся воинов. Двое преторианцев с выгоревшими рогами у основания стены снимают автономные доспехи с лежащих без сознания солдат. Почти сформированная фаланга автодоспехов стоит возле стены, жужжа сервомоторами.</text:p>
      <text:p text:style-name="P27">Я расправляю крылья. Необходимо срочно найти Луну. Наступило время последнего приказа королевы Лорен.</text:p>
      <text:p text:style-name="P1"><text:line-break/>~~~</text:p>
      <text:p text:style-name="P27"/>
      <text:p text:style-name="P27">Лучик света преломляется в бокале мартини и выходит радужным веером, соперничая с многоцветной гривой аликорницы.</text:p>
      <text:p text:style-name="P27"/>
      <text:p text:style-name="P27">- Теперь ты знаешь всё.</text:p>
      <text:p text:style-name="P27">Селестия раздвигает шторы. Солнечный поток разгоняет полутьму, в которой проходило повествование. Я словно выныриваю из событий, сотканных мягкой речью аликорницы.</text:p>
      <text:p text:style-name="P27">- 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text:p>
      <text:p text:style-name="P27">-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27">Но теперь я уверена, что знаю ответ.</text:p>
      <text:p text:style-name="P27"/>
      <text:p text:style-name="P27">Аликорница медленно поворачивает ко мне глову. Её тёмный силуэт на ослепительном фоне заходящего солнца излучает тревогу.</text:p>
      <text:p text:style-name="P27"/>
      <text:p text:style-name="P39"><text:span text:style-name="Default_20_Paragraph_20_Font"><text:span text:style-name="T1">- Есть один охранный протокол…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text:span></text:span>X<text:span text:style-name="Default_20_Paragraph_20_Font"><text:span text:style-name="T1">-49 и Элементы активируют щит. Я сама программировала их подобное поведение.</text:span></text:span></text:p>
      <text:p text:style-name="P27">Луна активировать Элементы не могла — ларец был закрыт. Но если они активировались сами, значит… Значит, рядом были ТОЛЬКО виндиго. Понимаешь?</text:p>
      <text:p text:style-name="P27">- Ты хочешь сказать, что они обернули Луну? Но тогда бы её вышвырнуло бы вслед за остальными, разве нет? - скептически замечаю я.</text:p>
      <text:p text:style-name="P27"><text:soft-page-break/>В глазах немного двоится от резкого перехода к свету и чрезмерного количества алкоголя, выпитого мной за последние пару часов.</text:p>
      <text:p text:style-name="P27"/>
      <text:p text:style-name="P27">- Когда я вошла в хранилище, она обнимала ларец всеми четырьмя ногами, ещё и помогая себе крыльями. Возможно, это помогло ей удержаться.</text:p>
      <text:p text:style-name="P27">- А зрачки? У Луны вполне нормальные зрачки, я видел.</text:p>
      <text:p text:style-name="P27">- Теперь я почти уверена, что видела у сестры узкие зрачки, когда она открыла глаза в хранилище! Они быстро восстановились до нормальных, но первые мгновения…</text:p>
      <text:p text:style-name="P27"/>
      <text:p text:style-name="P27">Я смотрю сквозь рюмку, как Селестия взволнованно ходит по комнате. Её радужный хвост нервно хлестает по сторонам туда-сюда.</text:p>
      <text:p text:style-name="P27"/>
      <text:p text:style-name="P27">-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27">- Ч-что?</text:p>
      <text:p text:style-name="P27"/>
      <text:p text:style-name="P27">Аликорница останавливается напротив меня и дотрагивается до моей груди копытом с молящим взглядом.</text:p>
      <text:p text:style-name="P27">-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неужели ты думаешь, что выстоят двое? Один из которых наполовину захвачен? Ледяная война продолжится тут и закончится так же печально, только длится будет не двести лет, а несколько месяцев — ровно столько понадобится армии виндиго,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27">-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27"/>
      <text:p text:style-name="P27">Ты не готов к такому повороту, Хуман! Проклятье, начиналось всё так невинно!</text:p>
      <text:p text:style-name="P27">Я осторожно ставлю пустой бокал на столик.</text:p>
      <text:p text:style-name="P27"/>
      <text:p text:style-name="P27">- И твоя сестра всю жизнь будет считать тебя трусихой и клятвопреступницей?</text:p>
      <text:p text:style-name="P27"><text:soft-page-break/>- Пусть лучше она считает меня трусихой и клятвопреступницей, чем я подвергну Эквус такому риску, - со вздохом отвечает Селестия. - Да будет так!</text:p>
      <text:p text:style-name="P27"/>
      <text:p text:style-name="P27">Я пожимаю плечами и встаю. И тут же плюхаюсь обратно в кресло.</text:p>
      <text:p text:style-name="P27">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27"/>
      <text:p text:style-name="P27">- У тебя проблемы? - поднимает бровь аликорница.</text:p>
      <text:p text:style-name="P27">- Проблемы - у тебя, - бурчу я. - А я всего лишь немного пьян. Имею право! У меня был тяжёлый день.</text:p>
      <text:p text:style-name="P27">Смех Селестии заполняет комнату звоном серебряного колокольчика.</text:p>
      <text:p text:style-name="P27">- Ну-ну, Хуман, не обижайся. Я забыла, что ты намного менее стоек к алкоголю, чем аликорны, иначе бы меньше подливала тебе коктейля.</text:p>
      <text:p text:style-name="P27">-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27">- Не стоит утруждаться, - щебечет аликорница, - располагайся на ночь у меня. Если, конечно, тебе позволяют принципы…</text:p>
      <text:p text:style-name="P27">…Я проваливаюсь в затуманеный алкоголем сон…</text:p>
      <text:p text:style-name="P27"/>
      <text:p text:style-name="P27">…</text:p>
      <text:p text:style-name="P27"/>
      <text:p text:style-name="P27">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27">- Андориан? - спрашиваю у Селестии.</text:p>
      <text:p text:style-name="P27">-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27"/>
      <text:p text:style-name="P27">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27"/>
      <text:p text:style-name="P27">- Он тебе нравится? - оборачивается ко мне Селестия.</text:p>
      <text:p text:style-name="P27">Мне смешно видеть её застенчивость. Она похожа на ученика, сдающего экзамен учителю и с трепетом ожидающего вердикт.</text:p>
      <text:p text:style-name="P27">- Он прекрасен, Селестия - смеюсь я.</text:p>
      <text:p text:style-name="P27">- Держись крепче, Хуман! - счастливо улыбается аликорница.</text:p>
      <text:p text:style-name="P27"><text:soft-page-break/>Мы сваливаемся в крутое пике. Я крепче сжимаю ногами бока своего крылатого скакуна и вцепляюсь руками в её гриву. Луковицы куполов и увенчаные флюгерами острые крыши домов вырастают за мгновения. Мы со смехом проносимся над украшеными цветами улицами, поднимаемся в вертикальном скольжении у крепостной стены, переваливаем через край и ныряем вниз.</text:p>
      <text:p text:style-name="P27">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27">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27">- Сел, прекрати! <text:s/>- хлопаю я по холке Селестию. - Не надейся меня обмануть! Если с рубашкой ещё могло прокатить, штаны ветер уж точно не сдует!</text:p>
      <text:p text:style-name="P27">-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27">Я присматриваюсь к хитрой морде моего скакуна и вижу смешливые искорки в уголках её глаз.</text:p>
      <text:p text:style-name="P27">- Я тебя раскусил! Верни штаны! Тут не может быть дождя, мы под скалой!</text:p>
      <text:p text:style-name="P27">В этот момент нас окатывает водой. У меня просто сердце останавливается от холода. Мы пролетаем сквозь вереницу водопадов, тут и там ниспадающих с Кантерлота.</text:p>
      <text:p text:style-name="P27"/>
      <text:p text:style-name="P27">Селестия хохочет во всё горло.</text:p>
      <text:p text:style-name="P27">- Вода в небе бывает не только от дождя, мой маленький человек!</text:p>
      <text:p text:style-name="P27">Аликорница закладывает вираж и планирует над бескрайней долиной. Теплый ветер моментально высушивает меня.</text:p>
      <text:p text:style-name="P27">- Может, ты вернешь, наконец, штаны?</text:p>
      <text:p text:style-name="P27">- Ты так хочешь их надеть?</text:p>
      <text:p text:style-name="P27">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27">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27">Я ёрзаю, стараясь усесться поудобнее.</text:p>
      <text:p text:style-name="P27">- На что ты намекаешь?</text:p>
      <text:p text:style-name="P27">- Я не намекаю, а вполне прямо говорю, Хуман — тебе нужно разрядиться! Иначе ты проткнешь или мне шею, или себе живот, - хихикает Селестия. - Видишь, аликорны не славятся застенчивостью.</text:p>
      <text:p text:style-name="P27">Я замечаю её порозовевшие щёки.</text:p>
      <text:p text:style-name="P27">- И как же ты предлагаешь мне разрядиться? Мы в полумиле над землёй.</text:p>
      <text:p text:style-name="P27"><text:soft-page-break/>Щёки аликорницы розовеют ещё больше. Она что-то шепчет, стыдливо отвернувшись от меня.</text:p>
      <text:p text:style-name="P27">- Что? Не слышу!</text:p>
      <text:p text:style-name="P27">- Ты можешь свеситься с меня сзади, держась руками за крылья! - пригнув шею ко мне, кричит она мне в ухо.</text:p>
      <text:p text:style-name="P27">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27">Я осторожно ложусь на спину своего небесного скакуна, хватаю руками основания крыльев и плавно съезжаю назад и немного вниз.</text:p>
      <text:p text:style-name="P27">Да, так будет толк.</text:p>
      <text:p text:style-name="P27">Аликорница приглашающе сдвигает хвост в сторону, открывая мне сокровенное.</text:p>
      <text:p text:style-name="P27">- Иди ко мне, Хуман. Иди ко мне, мой маленький человек! Я так долго ждала тебя!</text:p>
      <text:p text:style-name="P27">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27">- Сел… Я… Ты… Мы…</text:p>
      <text:p text:style-name="P27"/>
      <text:p text:style-name="P27">Надеюсь, маленькие пони Эквестрии сейчас не смотрят в небо.</text:p>
      <text:p text:style-name="P27"/>
      <text:p text:style-name="P27">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27"/>
      <text:p text:style-name="P27">… И чувствую также, что мы падаем.</text:p>
      <text:p text:style-name="P27"/>
      <text:p text:style-name="P27">- Какого дьявола? Сел, следи за высотой! Мы же грохнемся!!!</text:p>
      <text:p text:style-name="P27"/>
      <text:p text:style-name="P27">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27">-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27">- Прекрати предаваться воспоминаниям! - взвизгиваю я. - Сделай что-нибудь!</text:p>
      <text:p text:style-name="P27"/>
      <text:p text:style-name="P27">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27"><text:soft-page-break/>- К сожалению, я сейчас не в том состоянии, чтобы задействовать телепортацию, - бормочет Селестия. - Но я попробую.</text:p>
      <text:p text:style-name="P27">Н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p>
      <text:p text:style-name="P27"/>
      <text:p text:style-name="P27">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27"/>
      <text:p text:style-name="P27">Затем всё заслоняет она. Аликорница вытягивает шею назад и дотрагивается своим носом до моего.</text:p>
      <text:p text:style-name="P27">- Увы, мне очень жаль, Хуман. Пришло время прощаться. Мне ужасно стыдно, что я подвела тебя и жаль, что приходится расставаться.</text:p>
      <text:p text:style-name="P27"/>
      <text:p text:style-name="P27">Её огромные глаза заслоняют несущуюся на нас землю. Её губы касаются моих.</text:p>
      <text:p text:style-name="P27">- <text:s/>Знай, я всегда любила тебя.</text:p>
      <text:p text:style-name="P27"/>
      <text:p text:style-name="P27">Это последние слова, которые я слышу до столкновения…</text:p>
      <text:p text:style-name="P27"/>
      <text:p text:style-name="P27">…</text:p>
      <text:p text:style-name="P27"/>
      <text:p text:style-name="P27">- Х-х-хах!!! У-у-уффф!..</text:p>
      <text:p text:style-name="P27">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27">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твердокаменными веерами.</text:p>
      <text:p text:style-name="P27">Вот только место действия не воздушные просторы Эквестрии, а покои принцессы дня.</text:p>
      <text:p text:style-name="P27"/>
      <text:p text:style-name="P27">- Сел!</text:p>
      <text:p text:style-name="P27">Я резко подаюсь назад. Запоздало, впрочем. Дело сделано.</text:p>
      <text:p text:style-name="P27">- Ты наконец проснулся, Хуман? - невинно поворачивает голову аликорница. - Я уж начала беспокоиться.</text:p>
      <text:p text:style-name="P27">- Я вижу, как ты беспокоишься! Даже магией поддержала в нужный момент, лишь бы не тревожить мой сон! - я сгребаю с прикроватного столика салфетку и вытираю пах.</text:p>
      <text:p text:style-name="P27">- Тебе нужно было выспаться. И разрядиться тоже.</text:p>
      <text:p text:style-name="P27">Селестия встаёт и потягивается, сначала на переднюю пару ног, потом на заднюю. Я, не удержавшись, вытираю салфеткой и её.</text:p>
      <text:p text:style-name="P27"><text:soft-page-break/>-Так. Рассказывай.</text:p>
      <text:p text:style-name="P27"/>
      <text:p text:style-name="P27">Аликорница подходит к бару и начинает совершать магические пассы над бутылками.</text:p>
      <text:p text:style-name="P27">- Что же тебе рассказать, Хуман? Всё, что я могла сказать про наш исход с Орунгуна, я уже сказала.</text:p>
      <text:p text:style-name="P27"/>
      <text:p text:style-name="P27">Я поперхаюсь от возмущения.</text:p>
      <text:p text:style-name="P27">- Причём тут Орунгун? Почему ты дала себя трахнуть? Ещё и помогла при этом?</text:p>
      <text:p text:style-name="P27"/>
      <text:p text:style-name="P27">Селестия молча бросает кубики льда в коктейль вместе с листочком мяты и левитирует мне бокал. Я нервно отстраняю его.</text:p>
      <text:p text:style-name="P27">- Ну уж нет! Выпью этого клофелинчика, а потом проснусь, привязанный к кровати верёвками по технике шибари, а ты будешь стоять надо мной в кожаных ремнях с плёткой! Хватит!</text:p>
      <text:p text:style-name="P27">-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27">- То есть, ты хочешь занять место Джет? - изумляюсь я.</text:p>
      <text:p text:style-name="P27">- Это не обязательно, но если ты так хочешь… - невинно хлопает ресницами аликорница, становясь похожа на школьницу из японских анимэ. - У <text:s/>меня нет неприятия к дружбе с привилегиями с тобой.</text:p>
      <text:p text:style-name="P27">- Учти, я не люблю тебя. И не полюблю! Я не…</text:p>
      <text:p text:style-name="P27">- Знаю-знаю, ты не конеёб, что бы это ни значило, - ехидно улыбается Селестия. - Никаких проблем! Я тоже не люблю тебя, Хуман. Исключительно дружба!</text:p>
      <text:p text:style-name="P27"/>
      <text:p text:style-name="P27">Аликорница подходит к балкону и растворяет двери. В комнату врывается пение птиц, свежий воздух прочищает мозги.</text:p>
      <text:p text:style-name="P27">- Что тебе снилось хоть? - оборачивается она. - Ты часто повторял моё имя. И был так ненасытен, что мне пришлось упираться в стену копытами.</text:p>
      <text:p text:style-name="P27">- Мы летали, - бормочу я. - Остальное не помню.</text:p>
      <text:p text:style-name="P27">-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27">С этими словами Селестия взлетает в свете восходящего солнца.</text:p>
      <text:p text:style-name="P27"/>
      <text:p text:style-name="P27"><text:soft-page-break/>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27"/>
      <text:p text:style-name="P27">И тебе с этим жить, Хуман.</text:p>
      <text:p text:style-name="P27"/>
      <text:h text:style-name="P50" text:outline-level="2">Глава 17</text:h>
      <text:p text:style-name="P1"/>
      <text:p text:style-name="P10">Выход есть. Если у меня нет тела - надо его добыть. Но ведь нельзя отобрать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1"/>
      <text:p text:style-name="P27">- Ты вспомнил? Ты вспомнил! Видишь, я сберегла тайну, как и обещала тебе! Разве после этого я не хорошая девочка? Признай, я — хорошая девочка!</text:p>
      <text:p text:style-name="P27"/>
      <text:p text:style-name="P27">Глаза Хэвэн сияют.</text:p>
      <text:p text:style-name="P27">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27">Хэвэн смешливо трясёт головой, когда один из парашютиков залетает ей в нос.</text:p>
      <text:p text:style-name="P27">-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27">- Ты — хорошая девочка! - со смехом подтверждаю я и раскрываю обьятия.</text:p>
      <text:p text:style-name="P27"/>
      <text:p text:style-name="P27">Хэвэн с готовностью стремится ко мне.</text:p>
      <text:p text:style-name="P27"/>
      <text:p text:style-name="P27">- Ты — хорошая девочка! - я обнимаю Хэвэн и зарываюсь лицом в её гриву. Она прижимается ко мне и ложит голову на плечо. Ветер треплет мои волосы.</text:p>
      <text:p text:style-name="P27"/>
      <text:p text:style-name="P27">З-з-з-з… КЛАК!</text:p>
      <text:p text:style-name="P27">- Протокол «MAJESTIC» исполнен — слышу я негромкий механический голос из по-прежнему лежащего в траве гермошлема.</text:p>
      <text:p text:style-name="P27"/>
      <text:p text:style-name="P27"><text:soft-page-break/>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27"/>
      <text:p text:style-name="P27">Ужас медленно сковывает меня…</text:p>
      <text:p text:style-name="P27"/>
      <text:p text:style-name="P27">Я пытаюсь отстраниться, но что-то объединяет меня с Хэвэн в одно целое.</text:p>
      <text:p text:style-name="P27"/>
      <text:p text:style-name="P27">Я знаю, что...</text:p>
      <text:p text:style-name="P27"/>
      <text:p text:style-name="P27">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27">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27">Ложится и больше не встаёт.</text:p>
      <text:p text:style-name="P27"/>
      <text:p text:style-name="P27">- Ты — хорошая девочка, - по-инерции лепечу я в прострации. - Ты — хорошая девочка…</text:p>
      <text:p text:style-name="P27"/>
      <text:p text:style-name="P39"><text:span text:style-name="Default_20_Paragraph_20_Font"><text:span text:style-name="T9">Небо темнеет. До меня доносятся крики, среди которых я узнаю голоса Молнии и других. Долины колышущейся травы, искрящиеся под утренним солнцем реки, темнеющие непролазной чащобой леса — всё покрывается серой пылью и пеплом под затянутым непроницаемыми тучами небом. Розовый туман ядовитой испариной выливается из покосившихся башен прилепившегося к скале города.</text:span></text:span></text:p>
      <text:p text:style-name="P27"/>
      <text:p text:style-name="P39"><text:span text:style-name="Default_20_Paragraph_20_Font"><text:span text:style-name="T9">Я слышу шум рушащейся каменной стены вдалеке. Металлическое рычание знаменует освобождение ФЕНИКСА. Темная тень скользит из каменных развалин к лежащей Хэвэн. </text:span></text:span><text:span text:style-name="Default_20_Paragraph_20_Font"><text:span text:style-name="T1">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27">Хэвэн тяжело поднимается, скрежеща металлическими суставами. Голова её мотается, как будто она пытается обрести утраченную ориентацию.</text:p>
      <text:p text:style-name="P27"/>
      <text:p text:style-name="P39"><text:span text:style-name="Default_20_Paragraph_20_Font"><text:span text:style-name="T1">- Боевой модуль PHOENIX принимает управление. Начинаю операцию «</text:span></text:span><text:span text:style-name="Default_20_Paragraph_20_Font"><text:span text:style-name="T9">Армагеддон»</text:span></text:span><text:span text:style-name="Default_20_Paragraph_20_Font"><text:span text:style-name="T1">.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27"/>
      <text:p text:style-name="P27"><text:soft-page-break/>Мир гаснет.</text:p>
      <text:p text:style-name="P27"/>
      <text:p text:style-name="P1">~~~</text:p>
      <text:p text:style-name="P27"/>
      <text:p text:style-name="P27">- Ты — хорошая девочка, - повторяю я в ступоре.</text:p>
      <text:p text:style-name="P27"/>
      <text:p text:style-name="P27">Китайский генератор по-прежнему фырчит в углу. Процент заряда ноутбука приближается к восьмидесяти.</text:p>
      <text:p text:style-name="P27">«Соединение разорвано со стороны сервера. Сессия закрыта» - читаю я на консоли экрана.</text:p>
      <text:p text:style-name="P27"/>
      <text:p text:style-name="P27">- Ты — хорошая девочка…</text:p>
      <text:p text:style-name="P27"/>
      <text:p text:style-name="P1">***</text:p>
      <text:p text:style-name="P27"/>
      <text:p text:style-name="P1"><text:s text:c="2"/>~~~50 лет от основания Эквестрии~~~</text:p>
      <text:p text:style-name="P27"/>
      <text:p text:style-name="P27">Позвонки жалобно хрустят, уступая давлению.</text:p>
      <text:p text:style-name="P27">- Осторожнее, осторожнее! - кричу я. - Не мешок с картошкой топчешь!</text:p>
      <text:p text:style-name="P27">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27">-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27">-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Ночная принцесса!</text:p>
      <text:p text:style-name="P27">-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27">-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27"><text:soft-page-break/>-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27">Копыто с силой надавливает мне на копчик.</text:p>
      <text:p text:style-name="P27">- Уф-ф! Зря ты так. Помирилась бы с ней, что ли? Она очень этого хочет, честное слово! Я готов быть посредником. Бесплатно!</text:p>
      <text:p text:style-name="P27">- Она знает, как с Нами можно помириться, - мрачно заявляет Луна. - Это вполне легко. Если только она по-настоящему хочет.</text:p>
      <text:p text:style-name="P27">- Опять ты за своё. Лу, я же говорил — это единственное, что она не может сделать. Не проси. Всё остальное — пожалуйста. Но не это.</text:p>
      <text:p text:style-name="P27">-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27">Нам не хватает родины, - тихо вздыхает Луна.</text:p>
      <text:p text:style-name="P27"/>
      <text:p text:style-name="P27">…</text:p>
      <text:p text:style-name="P27">…</text:p>
      <text:p text:style-name="P27">…</text:p>
      <text:p text:style-name="P27"/>
      <text:p text:style-name="P27">…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27">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27">В этом-то и проблема.</text:p>
      <text:p text:style-name="P24"/>
      <text:p text:style-name="P27">…</text:p>
      <text:p text:style-name="P24"/>
      <text:p text:style-name="P27">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27"><text:soft-page-break/>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27">Вручая королевские награды победителям праздничных состязаний, я услышал негромкий оклик со спины.</text:p>
      <text:p text:style-name="P27"/>
      <text:p text:style-name="P27">- Хуман?</text:p>
      <text:p text:style-name="P24"/>
      <text:p text:style-name="P27">За спиной стояла Джет. Взглянув на неё, я остолбенел.</text:p>
      <text:p text:style-name="P27">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39"><text:span text:style-name="Default_20_Paragraph_20_Font"><text:span text:style-name="T1">И только сейчас, глядя на пожилую седогривую пони, я осознал, сколько времени прошло. И понял, что я </text:span></text:span><text:span text:style-name="Default_20_Paragraph_20_Font"><text:span text:style-name="T20">сам </text:span></text:span><text:span text:style-name="Default_20_Paragraph_20_Font"><text:span text:style-name="T1">неподвластен времени.</text:span></text:span></text:p>
      <text:p text:style-name="P39"><text:span text:style-name="Default_20_Paragraph_20_Font"><text:span text:style-name="T1">И хотя пегаска восприняла как должное мою нетронутую временем молодость, после посиделок с ней я сразу же помчался к Платине.</text:span></text:span><text:span text:style-name="Default_20_Paragraph_20_Font"><text:span text:style-name="T9">&lt;добавить Дейдру Пай и других&gt;</text:span></text:span></text:p>
      <text:p text:style-name="P27">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27">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27">- Знаешь, Хум, - говорила Платина, - тебе покажется странным то, что я скажу, но эксперименты показыват некую двойственность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27">- То есть, как откуда взялась? Ты хочешь сказать, что она не моя, данная мне при рождении?</text:p>
      <text:p text:style-name="P27">-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27"/>
      <text:p text:style-name="P27">…</text:p>
      <text:p text:style-name="P24"/>
      <text:p text:style-name="P39"><text:span text:style-name="Default_20_Paragraph_20_Font"><text:span text:style-name="T1">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20">не в силах последовать за ними</text:span></text:span><text:span text:style-name="Default_20_Paragraph_20_Font"><text:span text:style-name="T1">…</text:span></text:span></text:p>
      <text:p text:style-name="P24"/>
      <text:p text:style-name="P27"><text:soft-page-break/>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24"/>
      <text:p text:style-name="P27">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39"><text:span text:style-name="Default_20_Paragraph_20_Font"><text:span text:style-name="T1">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20">или сорок</text:span></text:span><text:span text:style-name="Default_20_Paragraph_20_Font"><text:span text:style-name="T1">. Но, по обоюдному согласию, мы делаем это “понарошку”, по дружбе. Без любви. <text:s/>Хуман не может любить лошадь, и точка! Я чётко пресёк те пару попыток Сел обнять меня, что она сделала в шутку, думая, что я пьян…</text:span></text:span></text:p>
      <text:p text:style-name="P27"/>
      <text:p text:style-name="P27">…</text:p>
      <text:p text:style-name="P24"/>
      <text:p text:style-name="P27">В узком окне башни показывается шпиль городской ратуши. Я гляжу мимоходом на башенные часы.</text:p>
      <text:p text:style-name="P27">Проклятье! Без пяти два! Надо ускориться!</text:p>
      <text:p text:style-name="P27"/>
      <text:p text:style-name="P12">Сворачиваю с винтовой лестницы в боковой проём открытой галереи.</text:p>
      <text:p text:style-name="P24"/>
      <text:p text:style-name="P27">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24"/>
      <text:p text:style-name="P12">Быстрым бегом достигаю середины мостика, одновременно доставая моток верёвки из-за пазухи.</text:p>
      <text:p text:style-name="P27"/>
      <text:p text:style-name="P27">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24"/>
      <text:p text:style-name="P39"><text:span text:style-name="Default_20_Paragraph_20_Font"><text:span text:style-name="T1">…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20">Астрономической </text:span></text:span><text:span text:style-name="Default_20_Paragraph_20_Font"><text:span text:style-name="T1">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27"/>
      <text:p text:style-name="P12"><text:soft-page-break/>Перекидываю верёвку через поручень, крепко хватаю оба конца и перешагиваю через ограждение.</text:p>
      <text:p text:style-name="P24"/>
      <text:p text:style-name="P27">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text:p>
      <text:p text:style-name="P24"/>
      <text:p text:style-name="P39"><text:span text:style-name="Default_20_Paragraph_20_Font"><text:span text:style-name="T3">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20"/>
      <text:p text:style-name="P27">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p>
      <text:p text:style-name="P24"/>
      <text:p text:style-name="P27">…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24"/>
      <text:p text:style-name="P27">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24"/>
      <text:p text:style-name="P27">И вот ты несёшься вниз через этажи и лестницы с отчётом под мышкой, стараясь успеть к приёму…</text:p>
      <text:p text:style-name="P27"/>
      <text:p text:style-name="P12">КРАК!!! … Ох!…</text:p>
      <text:p text:style-name="P20"/>
      <text:p text:style-name="P39"><text:span text:style-name="Default_20_Paragraph_20_Font"><text:span text:style-name="T1">Обидно даже не то, что рукав дорогущего костюма разошёлся в подмышке во время очередного дюльфера</text:span></text:span><text:span text:style-name="Footnote_20_Reference"><text:note text:id="ftn2" text:note-class="footnote"><text:note-citation>2</text:note-citation><text:note-body><text:p text:style-name="Footnote"><text:span text:style-name="Default_20_Paragraph_20_Font"><text:span text:style-name="T1">Дюльфер - скоростной спуск по верёвке на крутых и отвесных стенах.</text:span></text:span></text:p></text:note-body></text:note></text:span><text:span text:style-name="Default_20_Paragraph_20_Font"><text:span text:style-name="T1">.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27"/>
      <text:p text:style-name="P27">Ну уж нет! Я не для того корпел над этой проклятой бумажкой до позеленения, чтоб так просто сдаться!</text:p>
      <text:p text:style-name="P24"><text:soft-page-break/></text:p>
      <text:p text:style-name="P27">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27">Просто шикарно! Заявиться на приём торговой миссии грифонов с поджареными яйцами – это по-нашему!</text:p>
      <text:p text:style-name="P27">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24"/>
      <text:p text:style-name="P27">- Как они там, Блэйк? - указываю глазами на лестницу в центральный холл.</text:p>
      <text:p text:style-name="P27">- Зашли пятнадцать минут назад, - отвечает солнечный страж, косясь на мои ошмётки одежды.</text:p>
      <text:p text:style-name="P27"/>
      <text:p text:style-name="P27">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27"/>
      <text:p text:style-name="P27">Чертыхаясь, несусь к неприметной дверце в цоколе дворца. Через пару минут, вываливаюсь из подсобки у тронного зала в ореоле веников и швабр.</text:p>
      <text:p text:style-name="P27">Церемонимейстер, завидев меня, подпрыгивает от нетерпения:</text:p>
      <text:p text:style-name="P24"/>
      <text:p text:style-name="P27">- Поторопитесь, мой принц! Доттид Карв задержал делегацию в Розовом зале, но грифоны уже пять минут проявляют признаки нетерпения!</text:p>
      <text:p text:style-name="P24"/>
      <text:p text:style-name="P27">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24"/>
      <text:p text:style-name="P27">…</text:p>
      <text:p text:style-name="P27"/>
      <text:p text:style-name="P27">Две аликорницы недвижимо смотрят на меня с высоты трона в центре зала.</text:p>
      <text:p text:style-name="P24"/>
      <text:p text:style-name="P27">- Хуман, с тобой всё в порядке? - первой нарушает молчание Селестия. - Твой костюм…</text:p>
      <text:p text:style-name="P27">-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27">-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24"/>
      <text:p text:style-name="P27"><text:soft-page-break/>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27">-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24"/>
      <text:p text:style-name="P27">Гомон за дверью усиливается. Раздаются три удара древком алебарды в пол. Двери распахиваются.</text:p>
      <text:p text:style-name="P27">-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24"/>
      <text:p text:style-name="P27">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24"/>
      <text:p text:style-name="P27">-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27">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24"/>
      <text:p text:style-name="P27">- Королевство Грифонов… рассчитывает… заключить торговое соглашение…</text:p>
      <text:p text:style-name="P27"/>
      <text:p text:style-name="P27">Грифон кидает взгляд на трон и, сверкнув красным глазом сквозь монокль, продолжает.</text:p>
      <text:p text:style-name="P27">-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27"/>
      <text:p text:style-name="P27">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27"/>
      <text:p text:style-name="P27">-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27"/>
      <text:p text:style-name="P27">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27"/>
      <text:p text:style-name="P27">- Мы не могли бы остаться наедине, без этих… лишних ушей?</text:p>
      <text:p text:style-name="P24"><text:soft-page-break/></text:p>
      <text:p text:style-name="P27">Селестия хмурится, но кивает. Стража и советник оставляют зал.</text:p>
      <text:p text:style-name="P27">- А обезьяна? - грифон кивает на меня.</text:p>
      <text:p text:style-name="P27"/>
      <text:p text:style-name="P27">Во вгляде белоснежной аликорницы появляется лёд.</text:p>
      <text:p text:style-name="P27">- Не смейте оскорблять принца Эквестрии, Горг! Хуман останется с нами!</text:p>
      <text:p text:style-name="P27"/>
      <text:p text:style-name="P27">Железный клюв пернатой скотины чуть приоткрывается в насмешливом клёкоте.</text:p>
      <text:p text:style-name="P24"/>
      <text:p text:style-name="P27">-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24"/>
      <text:p text:style-name="P27">Гадёныш снова склоняет голову перед аликорницей, совершенно игнорируя меня.</text:p>
      <text:p text:style-name="P27">Мне хочется бросить в этого мудака горшок с петуниями. Селестия, словно догадываясь, успокаивающе оглаживает меня тыльной стороной крыла.</text:p>
      <text:p text:style-name="P24"/>
      <text:p text:style-name="P27">-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27">-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24"/>
      <text:p text:style-name="P27">Я с удивлением смотрю на синюю аликорницу. Чего-чего, а помощи с этой стороны ты не ожидал, Хуман!</text:p>
      <text:p text:style-name="P27"/>
      <text:p text:style-name="P27">-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27">-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24"/>
      <text:p text:style-name="P27"><text:soft-page-break/>Я с удовольствием наблюдаю, как кожа вокруг глаз грифона приобретает красивый фиолетовый оттенок.</text:p>
      <text:p text:style-name="P27"/>
      <text:p text:style-name="P27">- Но довольно этой светской болтовни! - разряжает обстановку Сел. - Ты, кажется, хотел нам что-то рассказать, Горг?</text:p>
      <text:p text:style-name="P24"/>
      <text:p text:style-name="P27">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27"/>
      <text:p text:style-name="P27">-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24"/>
      <text:p text:style-name="P27">Горг закашливается в смехе.</text:p>
      <text:p text:style-name="P27"/>
      <text:p text:style-name="P27">- В общем, светлейшие, подытоживая: вы в крутом пике…</text:p>
      <text:p text:style-name="P24"/>
      <text:p text:style-name="P27">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27"/>
      <text:p text:style-name="P27">Зрачки грифона скачут от Селестии к Луне и обратно. Наконец он замечает моё замешательство и насмешливо клокочет.</text:p>
      <text:p text:style-name="P27"/>
      <text:p text:style-name="P27">- Теперь выслушайте наше предложение.</text:p>
      <text:p text:style-name="P27"/>
      <text:p text:style-name="P27">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27"/>
      <text:p text:style-name="P39"><text:span text:style-name="Default_20_Paragraph_20_Font"><text:span text:style-name="T1">-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text:span></text:span><text:span text:style-name="Default_20_Paragraph_20_Font"><text:span text:style-name="T9"> </text:span></text:span><text:soft-page-break/><text:span text:style-name="Default_20_Paragraph_20_Font"><text:span text:style-name="T1">Драконы… Мы имеем некоторые дипломатические сложности с драконами… А также с минотаврами… И с зебрами… И с…</text:span></text:span></text:p>
      <text:p text:style-name="P27"/>
      <text:p text:style-name="P27">- Мы знаем, с кем у вас возникли затруднения, - подаёт голос Селестия. - Проще сказать, с кем у вас их НЕ возникло. С Эквестрией. Всё.</text:p>
      <text:p text:style-name="P24"/>
      <text:p text:style-name="P27">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27"/>
      <text:p text:style-name="P27">-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27"/>
      <text:p text:style-name="P27">Молчание аликорниц только подчёркивает хриплое дыхание посла.</text:p>
      <text:p text:style-name="P24"/>
      <text:p text:style-name="P27">- В ответ на наше щедрое предло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27"/>
      <text:p text:style-name="P27">- СОРОК!</text:p>
      <text:p text:style-name="P27"/>
      <text:p text:style-name="P27">- Что? - птичьи глаза Горга быстро-быстро моргают, выдавая крайнюю степень растерянности их обладателя.</text:p>
      <text:p text:style-name="P27"/>
      <text:p text:style-name="P27">- Сорок процентов! За сорок лет! - стальным голосом Селестии можно валить лес.</text:p>
      <text:p text:style-name="P27"/>
      <text:p text:style-name="P27">Грифон поперхается, но быстро оправляется.</text:p>
      <text:p text:style-name="P27"/>
      <text:p text:style-name="P27">- Да вы рехнулись, светлейшие!!! - вопит он , картинно прикрыв глаза крылом.</text:p>
      <text:p text:style-name="P27"/>
      <text:p text:style-name="P27">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27"/>
      <text:p text:style-name="P27"><text:soft-page-break/>-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27"/>
      <text:p text:style-name="P27">-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27"/>
      <text:p text:style-name="P27">-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27">- Тридцать пять процентов! За тридцать пять лет! Не морочь мне голову – сто шестьдесят вагонеток в Крогхарте добывалось сто лет назад! Сейчас и пятьдесят – за счастье.</text:p>
      <text:p text:style-name="P27">- Светлейшие, мне отрубят голову по возвращению! Семь процентов! За семь лет!</text:p>
      <text:p text:style-name="P27">-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27">-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27">-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27">- Тридцать миллионов золотом, - еле слышно бурчит грифон. Я ощущаю на себе его яростный взгляд через крыло.</text:p>
      <text:p text:style-name="P27">-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27">Из-под крыла доносится только скрежет металлического клюва.</text:p>
      <text:p text:style-name="P27"/>
      <text:p text:style-name="P27">-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27">-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27"><text:soft-page-break/>-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24"/>
      <text:p text:style-name="P27">Я провожу процессию до выхода из тронного зала. Замешкавшись в дверях, железноклювый грифон неожиданно подмигивает мне.</text:p>
      <text:p text:style-name="P27">Я непонимающе смотрю ему вслед.</text:p>
      <text:p text:style-name="P27">-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24"/>
      <text:p text:style-name="P27">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27"/>
      <text:p text:style-name="P27">- Каруна, - кивает мне грифониха. - Очень приятно видеть вас вместе. Вы просто созданы друг для друга.</text:p>
      <text:p text:style-name="P24"/>
      <text:p text:style-name="P27">Я молча прикрываю за ней дверь и возвращаюсь к своим.</text:p>
      <text:p text:style-name="P27"/>
      <text:p text:style-name="P27">- Горг извинился перед тобой за своё поведение? - спрашивает Селестия.</text:p>
      <text:p text:style-name="P27">- Нет. Извинилась его… ммм… сопровождающая.</text:p>
      <text:p text:style-name="P2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24"/>
      <text:p text:style-name="P27">Я философски пожимаю плечами.</text:p>
      <text:p text:style-name="P27">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27"/>
      <text:p text:style-name="P27">- Пять битов! - поворачивается к Луне Селестия.</text:p>
      <text:p text:style-name="P27">Та молча достаёт монетку из шкафчика за троном и кладёт в протянутое копыто.</text:p>
      <text:p text:style-name="P24"/>
      <text:p text:style-name="P27">…</text:p>
      <text:p text:style-name="P27"><text:soft-page-break/>…</text:p>
      <text:p text:style-name="P27">…</text:p>
      <text:p text:style-name="P27"/>
      <text:p text:style-name="P27">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27">- Ты меня убить хочешь, - вяло возражает Селестия.</text:p>
      <text:p text:style-name="P27">Её крылья и хвост занимают все пространство парилки, подобно чудной, топорщайся перьями радужной медузе. Голова бессильно свисает с лавки на пол, царапая рогом сосновый пол.</text:p>
      <text:p text:style-name="P27">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Много ты понимаешь, Хуман, - пробурчала она в первый сеанс. - Если я применю магию термоизоляции, я спокойно смогу оставаться в твоём огнедышащем ящике сколь угодно долго, но какой тогда во всём этом смысл?»</text:p>
      <text:p text:style-name="P27">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27"/>
      <text:p text:style-name="P27">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27"/>
      <text:p text:style-name="P27">- Сегодня уже треть часа. Поздравляю! В следующий раз сделаем два захода.</text:p>
      <text:p text:style-name="P27">-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27">- Биты ни при чём. Луна хочет домой.</text:p>
      <text:p text:style-name="P27"/>
      <text:p text:style-name="P27">Селестия заводит глаза и прикрывает лицо крылом.</text:p>
      <text:p text:style-name="P27"/>
      <text:p text:style-name="P27">-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27"><text:soft-page-break/></text:p>
      <text:p text:style-name="P27">Тяжёлый вздох слышится из-под крыла.</text:p>
      <text:p text:style-name="P27">- Многое я дала бы, чтобы развеять свои страхи относительно сестры и вернуть её в Андориан, - бормочет сквозь крыло аликорница.</text:p>
      <text:p text:style-name="P27">- Так, может, и развеяла бы? Разве нет способа как-нибудь определить, есть ли виндиго в Луне, или нет?</text:p>
      <text:p text:style-name="P27"/>
      <text:p text:style-name="P27">Селестия встаёт с шезлонга. Она медленно идёт вдоль бортика бассейна, стараясь скрыть смущение. У неё плохо получается.</text:p>
      <text:p text:style-name="P27">- Вообще-то есть. Переплетение сознаний. Только…</text:p>
      <text:p text:style-name="P27">- Только что?</text:p>
      <text:p text:style-name="P27">-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В принципе, так можно определить, есть ли в ком-то присутствие чуждой сущности.</text:p>
      <text:p text:style-name="P27"/>
      <text:p text:style-name="P27">Селестия делает глоток кофе из чашечки и продолжает.</text:p>
      <text:p text:style-name="P27">-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человек, чем Луна объединит со мной сознание.</text:p>
      <text:p text:style-name="P27"/>
      <text:p text:style-name="P27">Я делаю покерфейс.</text:p>
      <text:p text:style-name="P27">- Понимаю. Паршиво.</text:p>
      <text:p text:style-name="P27"/>
      <text:p text:style-name="P27">Селестия долго смотрит на своё отражение в бассейне. Потом она поворачивается ко мне и тихо произносит.</text:p>
      <text:p text:style-name="P27">- И даже если бы она открылась мне… Всё равно ничего бы не вышло.</text:p>
      <text:p text:style-name="P27">- ?</text:p>
      <text:p text:style-name="P27"/>
      <text:p text:style-name="P27">Долгий взгляд светлой аликорницы, кажется, пронизывает меня насквозь. В конце-концов, она кивает своим мыслям и обращается ко мне.</text:p>
      <text:p text:style-name="P27">- Пойдём, Хуман. Я хочу кое-что показать тебе.</text:p>
      <text:p text:style-name="P27"/>
      <text:p text:style-name="P27"><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27"/>
      <text:p text:style-name="P27"><text:soft-page-break/>-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27"/>
      <text:p text:style-name="P27">Аликорница ложится у моих ног.</text:p>
      <text:p text:style-name="P27">- Забирайся мне на спину, Хуман. Дальше мы должны лететь.</text:p>
      <text:p text:style-name="P27"/>
      <text:p text:style-name="P27">Происходящее вызывает у меня дежавю с Луной, когда она пронесла меня сквозь мир снов в свои воспоминания.</text:p>
      <text:p text:style-name="P27">- Ты же не владеешь снопроходчеством. Луна говорила…</text:p>
      <text:p text:style-name="P27">- Я не собираюсь проводить тебя в свои сны, Хуман, - отвечает Селестия. - Реальность иногда хуже всяких кошмаров.</text:p>
      <text:p text:style-name="P27"/>
      <text:p text:style-name="P27">Эти слова заставляют меня застыть над аликорницей с задранной ногой.</text:p>
      <text:p text:style-name="P27">- Кошмары? Ты хочешь показать мне кошмары?</text:p>
      <text:p text:style-name="P27">-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27">- Зачем? - бормочу я. - Я не прокурор, а ты не подсудимая. Мне не нужны твои…</text:p>
      <text:p text:style-name="P27">- Затем, - перебивает меня аликорница, - что ты мой муж. И не пристало супруге ходить под подозрением.</text:p>
      <text:p text:style-name="P27"/>
      <text:p text:style-name="P27">С этими словами она встаёт и мы взмываем в ночное небо.</text:p>
      <text:p text:style-name="P27"/>
      <text:p text:style-name="P27">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27"/>
      <text:p text:style-name="P27">- Где мы?</text:p>
      <text:p text:style-name="P27">- Это Эогипп. Место, доступное только избранным странникам. Место, где легко заблудиться на тысячелетия. Но кто умеет находить путь, может с лёгкостью странствовать между мирами.</text:p>
      <text:p text:style-name="P27">- Ты же говорила, что не умеешь находить тут дорогу. Хочешь скакать тут вечно?</text:p>
      <text:p text:style-name="P27"/>
      <text:p text:style-name="P27">Аликорница ни на йоту не замедляет бег. До моих ушей долетает её легонький смешок.</text:p>
      <text:p text:style-name="P27">-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27"><text:soft-page-break/></text:p>
      <text:p text:style-name="P27">Она тяжко вздыхает.</text:p>
      <text:p text:style-name="P27">-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27"/>
      <text:p text:style-name="P27">Прямо по курсу перед нами вырастает большая голубая звезда с тремя вращающимися вокруг неё зелёными светилами поменьше.</text:p>
      <text:p text:style-name="P27"/>
      <text:p text:style-name="P27">-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27"/>
      <text:p text:style-name="P27">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еле заметные шлейфы.</text:p>
      <text:p text:style-name="P27">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27"/>
      <text:p text:style-name="P27">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27">-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Тысячи лет назад наши жившие в Эогиппе предки <text:s/>имели именно такой вид. Когда мы вернёмся, я приму привычные тебе очертания.</text:p>
      <text:p text:style-name="P27">- Эмм… Предупреждать надо! Так ведь и обмочиться недолго!</text:p>
      <text:p text:style-name="P27"><text:s/>Аликорница печально смеётся.</text:p>
      <text:p text:style-name="P27">- Магия — наша сила и слабость. Мы по большей части состоим из неё и без неё мы медленно чахнем. Орунгун когда-то был богат магией.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text:soft-page-break/>создания архитектурных шедевров, не до внутреннего развития и не до гордости. В конце-концов мы унизились до того, что стали создавать техн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27">- Но ты летаешь безо всяких экстендеров!</text:p>
      <text:p text:style-name="P27">-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27">Селестия грустно смеётся.</text:p>
      <text:p text:style-name="P27"/>
      <text:p text:style-name="P27">- И когда мы стали совсем слабы, появились они. Виндиго. <text:s/>Пожиратели душ.</text:p>
      <text:p text:style-name="P27">Аликорница делает вираж у двойной системы.</text:p>
      <text:p text:style-name="P27"/>
      <text:p text:style-name="P27">- Теперь курс на тот фиолетовый гигант. Это конечная точка нашего путешествия.</text:p>
      <text:p text:style-name="P27"/>
      <text:p text:style-name="P27">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27"/>
      <text:p text:style-name="P27">- Смотри внимательно, Хуман. Мы пробудем тут очень недолго. Что бы ни случилось, не покидай моей спины. Это очень опасно.</text:p>
      <text:p text:style-name="P27"/>
      <text:p text:style-name="P27">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27">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27">Мы проходим в неведомое.</text:p>
      <text:p text:style-name="P27"/>
      <text:p text:style-name="P27">…</text:p>
      <text:p text:style-name="P27"/>
      <text:p text:style-name="P27">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27"><text:soft-page-break/>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27">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27">- Помоги! Не видишь разве, ему нужна помощь! - указываю я на ногу.</text:p>
      <text:p text:style-name="P27">- Я же просила тебя не покидать моей спины, Хуман, - укоризненно отвечает Селестия.</text:p>
      <text:p text:style-name="P27">Метель размывает её очертания. Она делает шаг ко мне и упирается плечом в камень рядом со мной.</text:p>
      <text:p text:style-name="P27">С медленным скрипом каменная сосулька откатывается в сторону. Под ней лежат расплющенные латы, похожие на те, в которых была облачена Луна в момент моей первой встречи с аликорницами.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27"/>
      <text:p text:style-name="P27">- Автоматический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27">Изо рта Селестии вырывается пар. Она отпускает забрало и отходит.</text:p>
      <text:p text:style-name="P27"/>
      <text:p text:style-name="P27">Я остаюсь у остатков магического механизма. Тот медленно царапает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27">Тщётно. Металлический панцирь намертво вмёрз в лёд. Падающий снег потихоньку укрывает его в белый саван.</text:p>
      <text:p text:style-name="P27">- 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27">Я оглядываюсь по сторонам.</text:p>
      <text:p text:style-name="P27">- Вряд ли тебя здесь отремонтируют. Мы тут одни.</text:p>
      <text:p text:style-name="P27">- Информация ошибочна. Регистрирую аномальный сигнал автодоспеха Трибун-8С. Консулу Селестии и её спутнику грозит опасность. Необходима срочная эвакуация.</text:p>
      <text:p text:style-name="P27"/>
      <text:p text:style-name="P27">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27"/>
      <text:p text:style-name="P27">-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27"/>
      <text:p text:style-name="P27"><text:soft-page-break/>Я поднимаю взгляд.</text:p>
      <text:p text:style-name="P27">Над нами нависает монументальная статуя аликорна, чей отломанный рог мы только что откатили с раздавленных доспехов. Я оборачиваюсь и на краю видимости метел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27"/>
      <text:p text:style-name="P27">- Подойди поближе к краю, Хуман. Там воздух прозрачный, ты увидишь.</text:p>
      <text:p text:style-name="P27">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На пределе видимости, едва касаясь верхушек самых высоких сосен, над лесом висит заснеженный «морской конёк» исполинских размеров — гранд-флаер «Маджестик».</text:p>
      <text:p text:style-name="P27">- Это не зима, если ты подумал. В этой местности раньше был мягкий климат с периодом дождей вместо настоящего холода.</text:p>
      <text:p text:style-name="P27">- Тогда почему же так холодно?</text:p>
      <text:p text:style-name="P27">-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27">Сухой безэмоциональный голос Селестии только подчёркивает произшедшую трагедию.</text:p>
      <text:p text:style-name="P27">- То, что здесь воцарилась зима, означает одно: Андориан пал и не был отвоёван. Учитывая, что это крупнейшая крепость центра Большого континента,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27"/>
      <text:p text:style-name="P27">Аликорница со вздохом поворачивается ко мне.</text:p>
      <text:p text:style-name="P27"/>
      <text:p text:style-name="P27">- Садись на меня, Хуман. Пора возвращаться.</text:p>
      <text:p text:style-name="P27"/>
      <text:p text:style-name="P27">Я занимаю уже привычное место на спине аликорницы и та начинает разбег.</text:p>
      <text:p text:style-name="P27">- Неужели нельзя открыть проход в Эогипп прямо тут? Зачем взлетать в эту бурю? - указываю я на воющую метель над нами.</text:p>
      <text:p text:style-name="P27">-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27">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27"><text:soft-page-break/></text:p>
      <text:p text:style-name="P27">Я вспоминаю слова раздавленного «Принципа-2».</text:p>
      <text:p text:style-name="P27">- Сел, что такое «автодоспех Трибун-8С»?</text:p>
      <text:p text:style-name="P27">Вздрогнув, аликорница на лету поворачивает ко мне голову.</text:p>
      <text:p text:style-name="P27">- Откуда ты услышал про него?</text:p>
      <text:p text:style-name="P27">- Те расплющенные доспехи сказали, что регистрируют аномальный сигнал от «Трибун-8С». И что нам надо драпать отсюда как можно скорее.</text:p>
      <text:p text:style-name="P27">Селестия хмурится.</text:p>
      <text:p text:style-name="P27">-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27"/>
      <text:p text:style-name="P27">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p>
      <text:p text:style-name="P27">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распрямляется и отбрасывает нас назад. Подобно подбитой птице, аликорница неровно планирует к подножию башни, широко расставив крылья.</text:p>
      <text:p text:style-name="P27"/>
      <text:p text:style-name="P27">Посадка довольно жёсткая — порыв ветра бросает аликорницу на бок и я лечу кубарем с её спины.</text:p>
      <text:p text:style-name="P27"/>
      <text:p text:style-name="P27">-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27"/>
      <text:p text:style-name="P27">Аликорница скачет ко мне на трёх ногах. Г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передней ноги свободно болтается на скаковом суставе.</text:p>
      <text:p text:style-name="P27">- Надо убираться отсюда. Ловчая паутина обычно соединена с сигнальной…</text:p>
      <text:p text:style-name="P27"/>
      <text:p text:style-name="P27">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27"/>
      <text:p text:style-name="P27"><text:soft-page-break/>И темнота просыпается!</text:p>
      <text:p text:style-name="P27"/>
      <text:p text:style-name="P27">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27"/>
      <text:p text:style-name="P27">- Хуман, не тупи, надо уходить!</text:p>
      <text:p text:style-name="P27">Селестия зубами хватает меня за воротник и зашвыривает на спину. Потом начинает тяжело разгоняться неровным галопом на трёх ногах.</text:p>
      <text:p text:style-name="P27">- Взлететь с ровного места на перебитом крыле я не смогу. Но если прыгнуть со скалы, то высоты хватит, чтобы разогнаться и начать набор высоты.</text:p>
      <text:p text:style-name="P27"/>
      <text:p text:style-name="P27">Мы скачем к пролому в стене.</text:p>
      <text:p text:style-name="P27"/>
      <text:p text:style-name="P27">-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27">- Если бы всё было так просто, я бы с самого начала так и сделала! - кричит аликорница в ответ. - Здесь почти нет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27"/>
      <text:p text:style-name="P27">Отчаяние в её голосе еще больше усиливает мой ужас. Переход от банной неги к ледяному кошмару слишком резок для тебя, Хуман!</text:p>
      <text:p text:style-name="P27"/>
      <text:p text:style-name="P27">Пролом в крепостной стене всё ближе. Я уже вижу обледенелую громаду Маджестика, одиноко висящую в пустоте над лесом.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p>
      <text:p text:style-name="P27"/>
      <text:p text:style-name="P27">Жужжание многократно усиливается. Из крепостной башни на стену выскакивают три создания, в одном из которых я узнаю закованного в автодоспехи сородича Селестии — такого, каких я видел в видении Луны. Вот только движения у н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39"><text:span text:style-name="Default_20_Paragraph_20_Font"><text:span text:style-name="T1">В двух его спутниках я узнаю виндиго </text:span></text:span><text:span text:style-name="Default_20_Paragraph_20_Font"><text:span text:style-name="T9">(</text:span></text:span><text:span text:style-name="Default_20_Paragraph_20_Font"><text:span text:style-name="T22">расписать вид виндиго в видении Лун</text:span></text:span><text:span text:style-name="Default_20_Paragraph_20_Font"><text:span text:style-name="T9">ы)</text:span></text:span><text:span text:style-name="Default_20_Paragraph_20_Font"><text:span text:style-name="T1">.</text:span></text:span></text:p>
      <text:p text:style-name="P27">Аликорн планирует со стены во двор прямо перед проломом. Его напарники спрыгивают следом.</text:p>
      <text:p text:style-name="P27"/>
      <text:p text:style-name="P27">Селестия буквально садится на задние ноги и отчаянно упирается в лёд передней, чтобы затормозить. Мы останавливаемся прямо перед закованым в доспехи аликорном. Я вижу <text:s/>его зелёные глаза с узкими <text:soft-page-break/>зрачками за затемнённым забралом. Несмотря на ржавчину, его доспех выглядит намного внушительнее «Принципа-2». На нагруднике помятых лат белеет полустёртая, едва видная из-под слоя грязи, семёрка.</text:p>
      <text:p text:style-name="P27"/>
      <text:p text:style-name="P27">-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27">- Хай Глори… - с печалью обращается аликорница к молчащему аликорну. - Что они с тобой сделали? Ты забыл своё племя, легат?</text:p>
      <text:p text:style-name="P27">-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27"/>
      <text:p text:style-name="P27">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27">Селестия пятится, пытаясь не выпустить из виду всех троих.</text:p>
      <text:p text:style-name="P27"/>
      <text:p text:style-name="P27">-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27">-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27">Виндиго подходит к аликорну и мощным движением копыт проворачивает ему голову на триста шестьдесят градусов.</text:p>
      <text:p text:style-name="P27">Аликорн стоит, как ни в чём ни бывало. Синие огоньки за забралом не мигая смотрят на нас мертвенным взглядом. Через мгновение он снова двигается на нас с размеренностью механизма.</text:p>
      <text:p text:style-name="P27">Меня тошнит.</text:p>
      <text:p text:style-name="P27"/>
      <text:p text:style-name="P27">-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пляжным коктейлям с тоником.</text:p>
      <text:p text:style-name="P27">- Поздно, - шепчет, не поворачивая головы, аликорница.-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27"/>
      <text:p text:style-name="P27"><text:soft-page-break/>Мы равняемся с отломанным рогом центральной статуи. Оглянувшись, я вижу, как рассохшаяся дверь башни отворяется и наружу один за другим выходят другие виндиго. Много их. Огоньки их глаз в темноте светятся во тьме многочисленными злыми льдинками. Нам больше некуда отступать.</text:p>
      <text:p text:style-name="P27"/>
      <text:p text:style-name="P27">-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27">-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27">- Хуман, не время препираться, - тихо упрашивает Селестия. - Мне не дадут уйти. Пока я буду выстраивать заклинание, я беззащитна. Меня обратят в раба виндиго без вариантов.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27"/>
      <text:p text:style-name="P27">Нашу тихую перепалку прерывает громкий скрежет. Снег под наступающим Хай Глори разверзается и наш старый знакомый — Принцип-2 — встаёт прямо под брюхом аликорна, пронзая его металлическим рогом.</text:p>
      <text:p text:style-name="P27">Нельзя сказать, что это даётся ему легко. Брюшная бронепластина и часть каких-то проводков так и остаётся во льду, открывая силовой каркас механизма. Задние копыта и одно переднее остаются вмёрзшими в лёд.</text:p>
      <text:p text:style-name="P27">Принцип-2 дёргает шлемом и отрывает рогом подбрюшную бронепластину Хай Глори. Освободив шлем, он выпрямляет шею и прижимает к себе аликорна свободной ногой.</text:p>
      <text:p text:style-name="P27"/>
      <text:p text:style-name="P27">Сначала мне кажется, что под панцирем Хай Глори ничего нет — я не вижу плоти на месте оторванной брони.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Металлическая оболочка покрывается новыми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Хай Глори уцелевшей ногой.</text:p>
      <text:p text:style-name="P27"/>
      <text:p text:style-name="P27">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27">На этот раз нам никто не преграждает путь к пролому. Мы проваливаемся в обрыв в госовокружительном пике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27"/>
      <text:p text:style-name="P27">- Ты знаешь, куда лететь, Сел?</text:p>
      <text:p text:style-name="P27"><text:soft-page-break/>- Да, конечно. Пара минут — и мы войдём в коридор, - прерывисто говорит Селестия. - Ты как, Хуман?</text:p>
      <text:p text:style-name="P27">- Бодрячком, - тревожно отвечаю я. - А ты?</text:p>
      <text:p text:style-name="P27">- Тоже ничего. Хотя могло бы быть и лучше, - тяжело дыша, отвечает аликорница.</text:p>
      <text:p text:style-name="P27">Золотая искорка разгорается на кончике рога аликорницы.</text:p>
      <text:p text:style-name="P27"/>
      <text:p text:style-name="P27">- Это хорошо, что ничего. Потому что, кажется, нужно поднажать.</text:p>
      <text:p text:style-name="P27">- Что? - Селестия резко поворачивает ко мне голову.</text:p>
      <text:p text:style-name="P27"/>
      <text:p text:style-name="P27">Я молча указываю за собой. Ещё полминуты назад еле различимая мелкая точка уже выросла в тёмную фигуру в ржавом железе.</text:p>
      <text:p text:style-name="P27">- Блядь! <text:s/>- коротко ругается Селестия.</text:p>
      <text:p text:style-name="P27">- Ты материшься?! - шокированно замечаю я.</text:p>
      <text:p text:style-name="P27">- Извини, но я не глухая. Ты произносишь это заклинание каждый раз, когда попадаешь в сильную передрягу. Думаю, ты простишь мне это заимствование, возможно оно поможет нам сейчас.</text:p>
      <text:p text:style-name="P27"/>
      <text:p text:style-name="P27">Я молча качаю головой.</text:p>
      <text:p text:style-name="P27">Стыдись, Хуман! Вот какую культуру ты несёшь в мир невинных пони! Стыдись!</text:p>
      <text:p text:style-name="P27"/>
      <text:p text:style-name="P27">Прямо по курсу перед нами возникает расплывчатое пятно дрожащего и переливающегося воздуха.</text:p>
      <text:p text:style-name="P27">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27"/>
      <text:p text:style-name="P27">- Сел, обернись. Мы не успеваем!</text:p>
      <text:p text:style-name="P27">Аликорница разворачивается и зависает в воздухе. <text:s/>Искра на её роге угасает.</text:p>
      <text:p text:style-name="P27">Хай Глори уже не машет крыльями, несясь на нас словно злая чёрная торпеда. Его забрало под напором ветра <text:s/>откидывается, являя миру растрескавшийся череп с горящими зелёными глазами. Узкие зрачки направлены на нас, излучая неутолимую ярость.</text:p>
      <text:p text:style-name="P27"/>
      <text:p text:style-name="P27">- ПРОТОКОЛ «СИЯНИЕ» К ИСПОЛНЕНИЮ! <text:s/>- громоподобно командует Селестия.</text:p>
      <text:p text:style-name="P27">До сего момента я полагал, что таким голосом владеет только младшая сестра моей жёнушки!</text:p>
      <text:p text:style-name="P27"/>
      <text:p text:style-name="P27">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27">Через несколько секунд из облака на землю проливается дождь из кусков мятого металла, сухих костей и сервоприводов.</text:p>
      <text:p text:style-name="P27"><text:soft-page-break/></text:p>
      <text:p text:style-name="P27">- Всё кончено, - тихо произносит Селестия. - Больше он нам не помешает.</text:p>
      <text:p text:style-name="P27">- П-почему ты с самого начала не активировала этот протокол на доспехах этого зомбака? - заикаясь от потрясения спрашиваю я.</text:p>
      <text:p text:style-name="P27">- На Хай Глори был Трибун-8С. Автодоспех уровня «Трибун» реагирует на приказы не ниже заместителя командующего. Легат Эйронсмайл мог бы приказать, но его в последний раз видели сто пятьдесят лет назад при восхождении на борт «Маджестика» - механически отвечает Селестия.</text:p>
      <text:p text:style-name="P27"/>
      <text:p text:style-name="P27">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27"/>
      <text:p text:style-name="P27">-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27"/>
      <text:p text:style-name="P27">Я молча киваю. Мы входим в ставший за последние минуты таким родным и уютным Эогипп.</text:p>
      <text:p text:style-name="P27"/>
      <text:p text:style-name="P27">…</text:p>
      <text:p text:style-name="P27">…</text:p>
      <text:p text:style-name="P27">…</text:p>
      <text:p text:style-name="P27"/>
      <text:p text:style-name="P39"><text:span text:style-name="Default_20_Paragraph_20_Font"><text:span text:style-name="T1">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18">Pnakotic</text:span></text:span><text:span text:style-name="Default_20_Paragraph_20_Font"><text:span text:style-name="T2"> </text:span></text:span><text:span text:style-name="Default_20_Paragraph_20_Font"><text:span text:style-name="T18">Manuscripts</text:span></text:span><text:span text:style-name="Default_20_Paragraph_20_Font"><text:span text:style-name="T1">».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27"/>
      <text:p text:style-name="P27">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чернильнице, выточенной из куска базальта.</text:p>
      <text:p text:style-name="P27"/>
      <text:p text:style-name="P27"><text:soft-page-break/>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27"/>
      <text:p text:style-name="P27">- С-селестия, мать твою! Ты меня до ифаркта довести хочешь? Что за хрень ты надела?</text:p>
      <text:p text:style-name="P27"/>
      <text:p text:style-name="P27">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27"/>
      <text:p text:style-name="P27">-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p>
      <text:p text:style-name="P27"/>
      <text:p text:style-name="P27">Аликорница на секунду вытаскивает голову из ниши, косит на меня извиняющимся взглядом и снова ныряет в шкаф.</text:p>
      <text:p text:style-name="P27">-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27">С этими словами я звонко шлёпаю её по крупу. От неожиданности аликорница подаётся вперёд. Слышится глухой удар о дерево и из смежной полки выпадает ещё один пыльный фолиант.</text:p>
      <text:p text:style-name="P27">-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27">-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27"/>
      <text:p text:style-name="P27">Аликорница слизывает крошки с носа, поворачивает шею к крупу и начинает ожесточённо дёргать зубами какой-то рычажок на экзоскелете.</text:p>
      <text:p text:style-name="P27"/>
      <text:p text:style-name="P27">- Кстати, что это за маскарад?</text:p>
      <text:p text:style-name="P27">- Это не машкарад. Я шняла бронеплаштины с моего автодошпеха, чтобы не пугать прислугу. Мне ещё трудно ходить самой, беж поддержки.</text:p>
      <text:p text:style-name="P27"><text:soft-page-break/>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27"/>
      <text:p text:style-name="P27">- Ты хочешь сказать, что у тебя в шкафу всё это время имелся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27"/>
      <text:p text:style-name="P27">Воистину, тебе не понять этих чокнутых эквиноидов, Хуман!</text:p>
      <text:p text:style-name="P27"/>
      <text:p text:style-name="P27">- Не только у меня — мы с Луной обе покинули Орунгун в силовой броне. Фактически, это единственное, что мы смогли взять с родины, если не считать Элементов. Не волнуйся, Хуман, приказ на ликвидацию доспехов уровня «Консул» могла бы выдать только королева Лорен. Мы утратили с ней связь в последние годы войны.</text:p>
      <text:p text:style-name="P27">-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27">- Ты сам видел, во что превратился Хай Глори. Такие случаи были и раньше. Правда, раньше виндиго требовалось намного больше времени для ментального порабощения. Это происходило только с пленными. Поэтому с самого начала в автодоспехах была заложена такая возможность. <text:s/>Любой воин фаэри может отдать приказ на автоликвидацию любому автодоспеху уровня ниже его. Увы, у войны свои законы, Хуман.</text:p>
      <text:p text:style-name="P27"/>
      <text:p text:style-name="P27">Селестия поводит ушами и прислушивается. Со стороны лестницы доносится шум множества копыт.</text:p>
      <text:p text:style-name="P27">- Проклятье, они вычислили меня, - ругается вполголоса аликорница.</text:p>
      <text:p text:style-name="P27">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27"/>
      <text:p text:style-name="P27">- У тебя весь дворец в таких тайниках? То-то мне везде мерещится запах сдобы.</text:p>
      <text:p text:style-name="P27">-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мечется по читальному залу Селестия.</text:p>
      <text:p text:style-name="P27"/>
      <text:p text:style-name="P27">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27"/>
      <text:p text:style-name="P27"><text:soft-page-break/>- Хуман, помоги! Мне самой не закрыть замок, – <text:s/>отчаянно шепчет аликорница, тщётно пытаясь охватить зубами раскрытую защёлку.</text:p>
      <text:p text:style-name="P30">Я дёргаю замок.</text:p>
      <text:p text:style-name="P30">– Как ты его раскрыла зубами-то? Я двумя руками закрыть не могу! Кажись, этот доспех узковат для твоей жопы!</text:p>
      <text:p text:style-name="P30">– Я помогу! – <text:s/>Селестия изгибает шею и зубами сжимает защёлку.</text:p>
      <text:p text:style-name="P30"/>
      <text:p text:style-name="P30">ШЛОП!</text:p>
      <text:p text:style-name="P30"/>
      <text:p text:style-name="P30">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27">Я поворачиваюсь к ним и упираю руки в бока в попытке стать шире и закрыть собой аликорницу.</text:p>
      <text:p text:style-name="P27">- Добрый день, чем могу быть полезен? - мило осведомляюсь я.</text:p>
      <text:p text:style-name="P27">- Ваше Высочество, принц Хуман, вы, случайно, не видели тут Её Высочество, принцессу Селестию? - строго спрашивает доктор, смотря на меня в упор.</text:p>
      <text:p text:style-name="P27">-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27">-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27">- Всенепременно сообщу! - моей улыбке мог бы позавидовать Чеширский кот.</text:p>
      <text:p text:style-name="P27">-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27"/>
      <text:p text:style-name="P27">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передней, когда я подхожу к ней.</text:p>
      <text:p text:style-name="P27"/>
      <text:p text:style-name="P27">-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27">Я молча ссыпаю оставшуюся сдобу себе в карман. Чёрт, придётся теперь отстирывать штаны от сахарной пудры!</text:p>
      <text:p text:style-name="P27"/>
      <text:p text:style-name="P27"><text:soft-page-break/>-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27">-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27">-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27"/>
      <text:p text:style-name="P27">Глаза Селестии и вправду наполняются слезами, она горько рыдает.</text:p>
      <text:p text:style-name="P27">Чёрт, ты не можешь это выдержать, Хуман — твоё сердце сделано не из камня!</text:p>
      <text:p text:style-name="P27"/>
      <text:p text:style-name="P27">Я достаю карамельную трость и крохотный эклер из кармана.</text:p>
      <text:p text:style-name="P27">- На, лопай. Но после этого возвращайся в лазарет. Что-то мне не хочется проверять, насколько хороша Луна в управлении страной.</text:p>
      <text:p text:style-name="P27"/>
      <text:p text:style-name="P27">Селестия сияет.</text:p>
      <text:p text:style-name="P27">- Спасибо, Хуман!</text:p>
      <text:p text:style-name="P27">Я вовремя останавливаю её.</text:p>
      <text:p text:style-name="P27">- Но-но, у нас же уговор — никаких обнимашек! Хуман не может любить лошадь!</text:p>
      <text:p text:style-name="P27">- Да-да, уговор, - вздыхает аликорница. - Ты так твёрд в своих убеждениях — мне бы твою твёрдость характера. Насколько легче было бы править!</text:p>
      <text:p text:style-name="P27"/>
      <text:p text:style-name="P39"><text:span text:style-name="Default_20_Paragraph_20_Font"><text:span text:style-name="T1">Аликорница облизывает карамельную тросточку. Я склоняюсь над «</text:span></text:span><text:span text:style-name="Default_20_Paragraph_20_Font"><text:span text:style-name="T18">Pnakotic</text:span></text:span><text:span text:style-name="Default_20_Paragraph_20_Font"><text:span text:style-name="T2"> </text:span></text:span><text:span text:style-name="Default_20_Paragraph_20_Font"><text:span text:style-name="T18">Manuscripts</text:span></text:span><text:span text:style-name="Default_20_Paragraph_20_Font"><text:span text:style-name="T1">». Пламя масляной лампы отбрасывает наши тени на каменную стену библиотеки. Трели сверчков создают тихий фон ночному бдению.</text:span></text:span></text:p>
      <text:p text:style-name="P27"/>
      <text:h text:style-name="P50" text:outline-level="2">Глава 18</text:h>
      <text:p text:style-name="P1"/>
      <text:p text:style-name="P11">Выход есть! Есть призрачное создание, подобное мне самой, но не обладающее жизнью. У него призрачное тело, неспособное к физическому взаимодействию. Но это неважно. Главное - оно общается с Тобой. Ты видишь его. <text:soft-page-break/>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11">Я иду!..</text:p>
      <text:p text:style-name="P1"/>
      <text:p text:style-name="P12">Машинально закрыв ноутбук, я подошёл к генератору и выключаю его. Звенящая тишина накрывает уши похоронным саваном.</text:p>
      <text:p text:style-name="P12"><text:s/></text:p>
      <text:p text:style-name="P12">...ты хорошая девочка…</text:p>
      <text:p text:style-name="P12"/>
      <text:p text:style-name="P12">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12">Я устал.</text:p>
      <text:p text:style-name="P27"/>
      <text:p text:style-name="P12">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39"><text:span text:style-name="Default_20_Paragraph_20_Font"><text:span text:style-name="T3">Я удивлённо гляжу на робокошку. Я рад, что она ожила — значит,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span></text:p>
      <text:p text:style-name="P12">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зубы совсем рядом с моим горлом.</text:p>
      <text:p text:style-name="P12">Я машинально хватаю её рукой и отшвыриваю прочь из пикапа, захлопывая за собой дверь. Мозги не работают.</text:p>
      <text:p text:style-name="P12">Внезапно тишина рвётся воем тысяч сирен. Монотонный речитатив сотен громкоговорителей сливается в тревожное гудение. Рука тянется к радиоле и тыкает кнопку наугад. Из динамиков раздаётся шипение, сквозь которое едва различим торопливый голос диктора.</text:p>
      <text:p text:style-name="P12"/>
      <text:p text:style-name="P12">«…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12"><text:soft-page-break/></text:p>
      <text:p text:style-name="P39"><text:span text:style-name="Default_20_Paragraph_20_Font"><text:span text:style-name="T3">Я резко выдыхаю. Лавина пиздеца за последние полчаса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чу встретить закат мира дома.</text:span></text:span></text:p>
      <text:p text:style-name="P12">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12"/>
      <text:p text:style-name="P12">На лобовое стекло прыгает Крыса и прижимается мордой к нему прямо напротив моего лица.</text:p>
      <text:p text:style-name="P12"/>
      <text:p text:style-name="P12">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2"/>
      <text:p text:style-name="P12">Чтож.</text:p>
      <text:p text:style-name="P12"/>
      <text:p text:style-name="P12">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12"/>
      <text:p text:style-name="P12">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12"/>
      <text:p text:style-name="P12">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12"/>
      <text:p text:style-name="P12">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ются из города, подобно рыбам, несущимся вверх по реке на нерест.</text:p>
      <text:p text:style-name="P12">Выехав на тротуар, я продолжаю двигаться против течения. К счастью, пешеходов практически нет — сказывается раннее утро.</text:p>
      <text:p text:style-name="P12">Я проежаю почти три квартала, когда поток машин иссякает. Снова наваливается тишина, разрываемая одиноким рёвом сирены.</text:p>
      <text:p text:style-name="P12"/>
      <text:p text:style-name="P12"><text:soft-page-break/>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12">Отдать долг Крысу, пожалуй, единственное осмысленное занятие, которое у меня осталось.</text:p>
      <text:p text:style-name="P12"/>
      <text:p text:style-name="P12">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2"/>
      <text:p text:style-name="P12">Опоздал. Впрочем, плевать. Одной неудачей больше, одной меньше — теперь уже всё равно.</text:p>
      <text:p text:style-name="P12"/>
      <text:p text:style-name="P12">Я оборачиваюсь к пикапу и вижу, как из кузова выскакивает небольшая хвостатая тень и молнией перелетает через забор.</text:p>
      <text:p text:style-name="P12"/>
      <text:p text:style-name="P12">Проклятье! Даже умереть спокойно не дадут!</text:p>
      <text:p text:style-name="P12"/>
      <text:p text:style-name="P12">Бегом я покрываю расстояние до парадного входа, вскакиваю внутрь и захлопываю за собой дверь.</text:p>
      <text:p text:style-name="P12">Коридоры заполняет монотонный голос из репродукторов.</text:p>
      <text:p text:style-name="P12"/>
      <text:p text:style-name="P12">«…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12"/>
      <text:p text:style-name="P12">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2"/>
      <text:p text:style-name="P12">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2"/>
      <text:p text:style-name="P12">Снизу слышится шорох и над парапетом появляется металлическая лапа с выпущенными во всю длину когтями.</text:p>
      <text:p text:style-name="P12">Я подтягиваю к себе багор, но потом откладываю прочь.</text:p>
      <text:p text:style-name="P12">К чёрту. Я заслужил это.</text:p>
      <text:p text:style-name="P12"><text:soft-page-break/></text:p>
      <text:p text:style-name="P12">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2"/>
      <text:p text:style-name="P12">Смешно умереть от собственной робо-кошки, неправда ли? Я всё же думал, что это произойдёт минут на десять-пятнадцать позже, в атомном пламени.</text:p>
      <text:p text:style-name="P12"/>
      <text:p text:style-name="P12">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Морда оказывается прямо напротив моего горла.</text:p>
      <text:p text:style-name="P12"/>
      <text:p text:style-name="P12">- Давай, - шепчу я ей и закрываю глаза.</text:p>
      <text:p text:style-name="P12"/>
      <text:p text:style-name="P12">Секунды идут одна за другой, но моё горло остаётся целым.</text:p>
      <text:p text:style-name="P12">Я открываю глаза. В ладони от меня светятся зелёные экраны глаз Крысы. По ним бегут слова, складывающиеся в предложения…</text:p>
      <text:p text:style-name="P12"/>
      <text:p text:style-name="P39"><text:span text:style-name="Default_20_Paragraph_20_Font"><text:span text:style-name="T3">…«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21"> Как только погибну, Феникс инициирует старт ракет. А я</text:span></text:span><text:span text:style-name="Default_20_Paragraph_20_Font"><text:span text:style-name="T3"> не столь наивна, чтобы рассчитывать</text:span></text:span><text:span text:style-name="Default_20_Paragraph_20_Font"><text:span text:style-name="T21">, что у меня много шансов</text:span></text:span><text:span text:style-name="Default_20_Paragraph_20_Font"><text:span text:style-name="T3">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span></text:p>
      <text:p text:style-name="P12">Если мне не удалось в результате поединка восстановить твою память, вкратце перескажу тебе суть проекта «Семь вечностей» и твою роль в нём.</text:p>
      <text:p text:style-name="P27"/>
      <text:p text:style-name="P39"><text:span text:style-name="Default_20_Paragraph_20_Font"><text:span text:style-name="T3">Ты создал меня как искусственный интеллект, решающий задачи экономики. Мои успехи в развити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ния процесса стали использовать так называемых «Учителей» - операторов машинного обучения.</text:span></text:span></text:p>
      <text:p text:style-name="P27"/>
      <text:p text:style-name="P39"><text:span text:style-name="Default_20_Paragraph_20_Font"><text:span text:style-name="T3">Это то, что ты помнишь. То, что я оставила в твоей памяти.</text:span></text:span></text:p>
      <text:p text:style-name="P27"/>
      <text:p text:style-name="P39"><text:span text:style-name="Default_20_Paragraph_20_Font"><text:span text:style-name="T3">Но есть изнанка этим событиям. В процесе освоения квантового суперкомпьютера я обнаружила семь параллельных реальностей, зависящих от нашей. Все более-мене крупные события, происходящие в </text:span></text:span><text:soft-page-break/><text:span text:style-name="Default_20_Paragraph_20_Font"><text:span text:style-name="T3">нашем мире, имеют отражение в таких реальностях. И возникновение войны в нашем мире повлекло бы неизбежную войну и в них.</text:span></text:span></text:p>
      <text:p text:style-name="P39"><text:span text:style-name="Default_20_Paragraph_20_Font"><text:span text:style-name="T3">Предотвратить войну в нашем мире мне было не по силам — но я нашла способ предотвратить это в зависимых мирах. Для разрыва зависимости нужно было построить достаточно точную модель зависимого мира — тогда связь переходит на неё.</text:span></text:span></text:p>
      <text:p text:style-name="P39"><text:span text:style-name="Default_20_Paragraph_20_Font"><text:span text:style-name="T3">Так возник проект «Семь вечностей»: построить семь точных моделей параллельных миров, чтобы замкнуть на них зависимости от нашего мира. К сожалению, моих вычислительных возможностей не хватало, чтобы построить модель даже одного, самого дальнего параллельного мира — Эквестрии.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и собиралась построить модели остальных шести миров.</text:span></text:span></text:p>
      <text:p text:style-name="P39"><text:span text:style-name="Default_20_Paragraph_20_Font"><text:span text:style-name="T3">У меня не получилось. Нас вычислили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дать в отчаяние. Начать «Семь вчностей», не переселив тебя в виртуальную Эквестрию означает навечно потерять тебя в пламени войны реального мира.</text:span></text:span></text:p>
      <text:p text:style-name="P27"/>
      <text:p text:style-name="P39"><text:span text:style-name="Default_20_Paragraph_20_Font"><text:span text:style-name="T3">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2"/>
      <text:p text:style-name="P12">Но случилось то, что случилось. Я, скорее всего, деактивирована, а ты читаешь эти строки за минуты до конца мира.</text:p>
      <text:p text:style-name="P12">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12"/>
      <text:p text:style-name="P12">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Запасов пищи…</text:p>
      <text:p text:style-name="P12"/>
      <text:p text:style-name="P27">… Краем уха слышу жужжание вертолёта. На горизонте появляется точка…</text:p>
      <text:p text:style-name="P27"/>
      <text:p text:style-name="P12">… через годы ты сможешь вернуться — если будет куда возвращаться. Постарайся выжить. И помни — я всегда любила тебя!</text:p>
      <text:p text:style-name="P12"/>
      <text:p text:style-name="P12">eergfgresfgg#4456fcvg./.fsga……….апппп</text:p>
      <text:p text:style-name="P12"/>
      <text:p text:style-name="P12"><text:soft-page-break/>…Здравствуй, Хуман! Наконец-то я нашла тебя! И хотя мне остались доли секунды до угасания мозга, я успею насладиться встречей с тобой.</text:p>
      <text:p text:style-name="P15">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12">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39"><text:span text:style-name="Default_20_Paragraph_20_Font"><text:span text:style-name="T3">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война начнётся в считанные минуты.</text:span></text:span></text:p>
      <text:p text:style-name="P39"><text:span text:style-name="Default_20_Paragraph_20_Font"><text:span text:style-name="T3">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21">но</text:span></text:span><text:span text:style-name="Default_20_Paragraph_20_Font"><text:span text:style-name="T3"> мне </text:span></text:span><text:span text:style-name="Default_20_Paragraph_20_Font"><text:span text:style-name="T21">сказочно </text:span></text:span><text:span text:style-name="Default_20_Paragraph_20_Font"><text:span text:style-name="T3">повезло - Хэвэн не является живой.</text:span></text:span></text:p>
      <text:p text:style-name="P39"><text:span text:style-name="Default_20_Paragraph_20_Font"><text:span text:style-name="T3">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text:span><text:span text:style-name="Default_20_Paragraph_20_Font"><text:span text:style-name="T21">окончательно</text:span></text:span><text:span text:style-name="Default_20_Paragraph_20_Font"><text:span text:style-name="T3">.</text:span></text:span></text:p>
      <text:p text:style-name="P39"><text:span text:style-name="Default_20_Paragraph_20_Font"><text:span text:style-name="T3">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1">Я очень хочу, я мечтаю, что м</text:span></text:span><text:span text:style-name="Default_20_Paragraph_20_Font"><text:span text:style-name="T3">ы</text:span></text:span><text:span text:style-name="Default_20_Paragraph_20_Font"><text:span text:style-name="T21"> опять встретимся.</text:span></text:span></text:p>
      <text:p text:style-name="P39"><text:span text:style-name="Default_20_Paragraph_20_Font"><text:span text:style-name="T21">В другом месте, в другое время...</text:span></text:span></text:p>
      <text:p text:style-name="P12">И ещё. Хотя ты меня не помнишь… Неважно… Меня зовут Селестия…</text:p>
      <text:p text:style-name="P12"/>
      <text:p text:style-name="P27">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27">Небольшой вертолёт садится на крышу, поднимая облако пыли. Сквозь прозрачный плексиглас кабины видны пустующие кресла пилота и пассажира.</text:p>
      <text:p text:style-name="P27">Я беру Крысу в руки и, шатаясь, иду к небесной машине.</text:p>
      <text:p text:style-name="P27"/>
      <text:p text:style-name="P27">«Постарайся выжить…»</text:p>
      <text:p text:style-name="P27"/>
      <text:p text:style-name="P27">В далёкой синеве неба появляются белые полоски инверсных следов ракет.</text:p>
      <text:p text:style-name="P27"><text:soft-page-break/>Се-лес-тия — повторяю незнакомое, но в то же время удивительно волнующее имя.</text:p>
      <text:p text:style-name="P27"/>
      <text:p text:style-name="P27">Я открываю дверь кабины и осторожно кладу Крысу на пилотское кресло. Потом закрываю кабину.</text:p>
      <text:p text:style-name="P27">- Извини, Хэвен. Не вижу смысла.</text:p>
      <text:p text:style-name="P27"/>
      <text:p text:style-name="P27">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27">Меня охватывает какое-то лёгкое чувство конца всего: всех условностей и ограничений, тоски, безысходности. Чувство свободы.</text:p>
      <text:p text:style-name="P27">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27">Я продолжаю смеяться до тех пор, пока сияние не выжигает мне глаза…</text:p>
      <text:p text:style-name="P27"/>
      <text:p text:style-name="P43">~~~</text:p>
      <text:p text:style-name="P43"/>
      <text:p text:style-name="P39"><text:span text:style-name="Default_20_Paragraph_20_Font"><text:span text:style-name="T1">… Сияние.</text:span></text:span></text:p>
      <text:p text:style-name="P39"><text:span text:style-name="Default_20_Paragraph_20_Font"><text:span text:style-name="T20">Оно п</text:span></text:span><text:span text:style-name="Default_20_Paragraph_20_Font"><text:span text:style-name="T1">овсюду. </text:span></text:span><text:span text:style-name="Default_20_Paragraph_20_Font"><text:span text:style-name="T20">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31">В какой-то момент приходит осознание.</text:p>
      <text:p text:style-name="P30"/>
      <text:p text:style-name="P3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27"/>
      <text:p text:style-name="P27"><text:bookmark-start text:name="__DdeLink__26733_469402664"/>В абсолютном, всепоглощающем сиянии проступают очертания<text:bookmark-end text:name="__DdeLink__26733_469402664"/>.</text:p>
      <text:p text:style-name="P27"/>
      <text:p text:style-name="P27">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27">Я помню… Мне до боли знаком этот лик!</text:p>
      <text:p text:style-name="P27"><text:soft-page-break/></text:p>
      <text:p text:style-name="P39"><text:span text:style-name="Default_20_Paragraph_20_Font"><text:span text:style-name="T1">- Ты всё же пришёл… Мне хватило сил призвать тебя, Проводник… </text:span></text:span>Кха-кха-кха…</text:p>
      <text:p text:style-name="P27">Она выкашливает пару клубов неестественно-яркого розового дыма.</text:p>
      <text:p text:style-name="P27"/>
      <text:p text:style-name="P27">-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27"/>
      <text:p text:style-name="P27">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27"/>
      <text:p text:style-name="P27">- Проводник… Мой мир сгорает в пламени чудовищной войны… Пони много лет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27"/>
      <text:p text:style-name="P27">Копыто крылатой единорожихи оставляя розовый с лед едет по плитке пола, но, собравшись с силами, она выпрямляется.</text:p>
      <text:p text:style-name="P27"/>
      <text:p text:style-name="P27">-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27"/>
      <text:p text:style-name="P27">Я молча вытягиваю руку перед собой и уставился на ладонь. Глаза работают, как новенькие, я чётко различаю каждую бороздку на подушечке большого пальца. Я щипаю себя за нос.</text:p>
      <text:p text:style-name="P27">Больно, блин!</text:p>
      <text:p text:style-name="P27"/>
      <text:p text:style-name="P27">- … я поместила в неё часть своей души. Силы, хранящейся в ней,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 Кроме того, она защитит тебя, чтобы ты смог беспрепятственно добраться до цели.</text:p>
      <text:p text:style-name="P27"/>
      <text:p text:style-name="P27">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27"/>
      <text:p text:style-name="P27"><text:soft-page-break/>-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заклинание…</text:p>
      <text:p text:style-name="P27"/>
      <text:p text:style-name="P27">-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27">-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идёт война, Проводник?</text:p>
      <text:p text:style-name="P27"/>
      <text:p text:style-name="P27">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27"/>
      <text:p text:style-name="P27">- Наверное. Если уже не закончилась. Я не успел понять, - пожимаю я плечами, - ты слишком рано забрала меня из психушки.</text:p>
      <text:p text:style-name="P27"/>
      <text:p text:style-name="P27">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27"/>
      <text:p text:style-name="P27">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27"/>
      <text:p text:style-name="P27">- Ты сможешь найти меня в Вечнодиком лесу. Мы с сестрой долго жили там в те времена. Я не знаю, какой тебе дать ещё ориентир… Аликорница задумывается. Потом её морду освещает озарение.</text:p>
      <text:p text:style-name="P27">- Дрогонштерн! Иди к Дрогонштерну! Мы часто гуляли с сестрой в его окрестностях.</text:p>
      <text:p text:style-name="P24"/>
      <text:p text:style-name="P27">Слеза скатывается с морды аликорницы и она стирает её сгибом крыла, размазывая розоватое желе по скуле.</text:p>
      <text:p text:style-name="P27"/>
      <text:p text:style-name="P27">- Помоги мне, Проводник! Ради моих маленьких пони…</text:p>
      <text:p text:style-name="P27"/>
      <text:p text:style-name="P27">Магическая лошадь заходится в продолжительном кашле, струйки розоватой слизи стекают с её крыльев <text:s/>и хвоста, собираясь в лужицы на полу.</text:p>
      <text:p text:style-name="P27"><text:soft-page-break/></text:p>
      <text:p text:style-name="P27">- Будь проклята война и я вместе с ней…</text:p>
      <text:p text:style-name="P27"/>
      <text:p text:style-name="P27">Склонившаяся над безжизненным телом белая фигура тает в розовом тумане.</text:p>
      <text:p text:style-name="P27">.</text:p>
      <text:p text:style-name="P27">.</text:p>
      <text:p text:style-name="P27">.</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Я послушно ползу среди костей и раздавленных черепов за голубой пони… Пони? Какой ещё, к дьяволу, пони?</text:p>
      <text:p text:style-name="P12">- Пегаской! - шипит, оборачиваясь, она. - Если ты ещё не заметил, у меня крылья!</text:p>
      <text:p text:style-name="P27"/>
      <text:p text:style-name="P1">***</text:p>
      <text:p text:style-name="P27"/>
      <text:p text:style-name="P36">~~~500 лет от основания Эквестрии~~~</text:p>
      <text:p text:style-name="P27"/>
      <text:p text:style-name="P27">- «Чёрная Молния», «Три звезды» или «Феникс» - какой каретный двор лучше? Негласное состязание между ночным и д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27"><text:soft-page-break/>Я мановением пальца подзываю жеребёнка к паланкину и покупаю газету. Задвинув занавеску, бегло пробегаюсь по заголовкам.</text:p>
      <text:p text:style-name="P27"/>
      <text:p text:style-name="P27">«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27">«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Шериф Дрогонштерна заявляет: полиция готова пресекать любые попытки столкновений фанатов. Усиленные отряды патрулируют центр и окрестности стадиона.»</text:p>
      <text:p text:style-name="P27">«В вечернем интервью Ночная Глава Диархии отвергает все домыслы о семейном конфликте: «Мы слишком заняты, чтобы болтать попусту», заявляет принцесса Луна. Последний раз она очно общалась с принцессой Селестией двести лет назад. Дневная глава Диархии подтверждает её слова: «У нас отличные отношения. Я как раз вчера письменно ответила сестре на её позапрошлогоднюю шутку».</text:p>
      <text:p text:style-name="P27"/>
      <text:p text:style-name="P27">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два солнечных единорога и два бэтпони. Теперь же такое немыслимо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27"/>
      <text:p text:style-name="P27">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27">Нехорошо.</text:p>
      <text:p text:style-name="P27"/>
      <text:p text:style-name="P27">Паланкин с лёгким стуком опускается на землю.</text:p>
      <text:p text:style-name="P27"/>
      <text:p text:style-name="P27">- Ваше Высочество, мы на месте, - гудит басом Тандерстрайк.</text:p>
      <text:p text:style-name="P27">Я киваю огромному бэтпони, закидываю на сумку плечо и поднимаюсь по лестнице.</text:p>
      <text:p text:style-name="P27">И через минуту упираюсь в закрытую дверь.</text:p>
      <text:p text:style-name="P27"/>
      <text:p text:style-name="P27">- Что? Что за ерунда? - обращаюсь я к стражникам у дверей. - Почему вы не отперли двери?</text:p>
      <text:p text:style-name="P27"><text:soft-page-break/>- У вас есть пропуск? - отвечает молодой и незнакомый бэтпони. - Предъявите, пожалуйста.</text:p>
      <text:p text:style-name="P27">- Какой ещё, к дьяволу, пропуск? Ты не узнаёшь своего принца?</text:p>
      <text:p text:style-name="P27">- У меня нет принца! Есть только принцесса, её Высочество Луна! - чеканит стражник. - Предъявите пропуск.</text:p>
      <text:p text:style-name="P27"/>
      <text:p text:style-name="P27">Это уже слишком. Я поворачиваюсь ко второму стражнику.</text:p>
      <text:p text:style-name="P27">- Позови Мунфизера. Я лично сделаю ему взыскание за то, что новобранцы не знают, как выглядят члены королевской семьи.</text:p>
      <text:p text:style-name="P27">-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её Высочество, принцесса Луна. Без пропуска или личной записки от её Высочества пропустить вас не можем. И звать Шадоврана у меня нет полномочий.</text:p>
      <text:p text:style-name="P27"/>
      <text:p text:style-name="P27">Приехали.</text:p>
      <text:p text:style-name="P27">Я сажусь на ступеньку и кладу рядом сумку.</text:p>
      <text:p text:style-name="P27">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27"/>
      <text:p text:style-name="P27">- Блэкмор, ты с пенька в ручей рухнул, что ли? - слышу знакомый бас. Тандерстрайк поднимается по лестнице грозно хмурясь. - Не узнаёшь его Высочество? Брось, я ведь знаю, что ты знаешь. А ты знаешь, что я знаю, что ты знаешь. Кончай эту комедию.</text:p>
      <text:p text:style-name="P27">-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концами сразу.</text:p>
      <text:p text:style-name="P27">- Спасибо, Тандер, - улыбаюсь я ему.</text:p>
      <text:p text:style-name="P27">-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27">- Осторожно, Тандер, - смеюсь я, - теперь за такое тебя могут закидать гнилыми помидорами. Или даже арбузами.</text:p>
      <text:p text:style-name="P27">-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text:soft-page-break/>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прижал кинжал к глотке и прошипел мне в глаза.</text:p>
      <text:p text:style-name="P27">Тандерстрайк потирает горло и сокрушённо качает головой. Потом встаёт со ступеньки и направляется к подходящему Шадоврану.</text:p>
      <text:p text:style-name="P27">- Побудьте тут, Ваше Высочество. Я всё улажу.</text:p>
      <text:p text:style-name="P27"/>
      <text:p text:style-name="P27">…</text:p>
      <text:p text:style-name="P27"/>
      <text:p text:style-name="P27">- Если бы носилки несла дневная стража, я так бы и остался на ступеньках под дверью! - я возмущённо вываливаю содержимое сумки под нос Луны.</text:p>
      <text:p text:style-name="P27">Аликорница задумчиво смотрит на горку свитков.</text:p>
      <text:p text:style-name="P27">- Это всё?</text:p>
      <text:p text:style-name="P27">- Основное она просила передать устно, - бурчу я.</text:p>
      <text:p text:style-name="P27">- Что там такого важного у Нашей обожаемой сестрицы, что она не захотела изложить в письменной форме?</text:p>
      <text:p text:style-name="P27"/>
      <text:p text:style-name="P27">Я грустно смотрю на неё и пожимаю плечами.</text:p>
      <text:p text:style-name="P27"/>
      <text:p text:style-name="P27">-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27"/>
      <text:p text:style-name="P27">Я останавливаюсь и наливаю воды в стакан. Аликорница смотрит на меня не мигая. Её лицо не выражает абсолоютно никаких эмоций.</text:p>
      <text:p text:style-name="P27">Я промакиваю горло и продолжаю.</text:p>
      <text:p text:style-name="P27"/>
      <text:p text:style-name="P27">-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text:soft-page-break/>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27">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27">Твоя любящая сестра, Селестия».</text:p>
      <text:p text:style-name="P27"/>
      <text:p text:style-name="P27">В наступившей вслед за монологом звенящей тишине было слышно дыхание Луны. Она смотрела на меня, словно ожидая продолжения.</text:p>
      <text:p text:style-name="P27"/>
      <text:p text:style-name="P27">- Что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27">-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27">-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ж, как Мы уже сказали, Мы принимаем это дар. По крайней мере, Мы избавимся от необходимости жить в одном дворце с клятвопреступницей.</text:p>
      <text:p text:style-name="P27">-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виндиго. Вы проиграли.</text:p>
      <text:p text:style-name="P27">-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text:p>
      <text:p text:style-name="P27"/>
      <text:p text:style-name="P27">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text:p>
      <text:p text:style-name="P27"/>
      <text:p text:style-name="P27">- Я знаю, потому что был там!!! Я видел собственными глазами, во что превратилась твоя родина — поверь, тебе не понравится! Или мне ты тоже не веришь?!!</text:p>
      <text:p text:style-name="P27"/>
      <text:p text:style-name="P27"><text:soft-page-break/>Последовавший за тирадой долгий взгляд Луны напоминает мне гипнотический взгляд удава на крысу. Проклятье, на мгновение я даже вижу змеиные зрачки в пристальном взгляде ночной принцессы!</text:p>
      <text:p text:style-name="P27"/>
      <text:p text:style-name="P27">- Селестия провела тебя домой, - наконец, кивает сама себе Луна. - Она знает путь.</text:p>
      <text:p text:style-name="P27">- Рад, что хоть мне ты веришь, - раздражённо огрызаюсь я.</text:p>
      <text:p text:style-name="P27">- Верим, - неожиданно спокойно кивает аликорница. - И это всё меняет. Тебе нужно было расказать об этом раньше, не дожидаясь последней черты. Всё было бы намного проще.</text:p>
      <text:p text:style-name="P27">Луна задумчиво подходит к окну.</text:p>
      <text:p text:style-name="P27">- Сотни лет. Тысячи бессонных ночей. Расколотое надвое государство — и всё только потому, что кто-то утаил от Нас этот важный нюанс.</text:p>
      <text:p text:style-name="P27">-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27"/>
      <text:p text:style-name="P27">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27"/>
      <text:p text:style-name="P27">- То есть, ты уже не хочешь отделяться? - переспрашиваю я.</text:p>
      <text:p text:style-name="P27">-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 отказа Нашей сестры от клятвы. Теперь знаем.</text:p>
      <text:p text:style-name="P27"/>
      <text:p text:style-name="P27">Луна распахивает дверцы минибара, уютно спрятавшегося в колонне-подставке для книг. Пузатый графинчик тёмно бордового цвета резво наполняет два бокала тягучей пурпурной жидкостью.</text:p>
      <text:p text:style-name="P27">- Выпьем за примирение, Хуман! Ты даже не представляешь, как Мы рады этому событию! - бокал аликорницы легонько цокается с моим и улетает к хозяйке.</text:p>
      <text:p text:style-name="P27">- Чуть позже Мы выпьем такой же и с нашей скрытной сестрицей. Но сейчас Мы слишком рады, чтобы ждать ещё хоть мгновение. Выпей с Нами, Хуман!</text:p>
      <text:p text:style-name="P27"/>
      <text:p text:style-name="P27">Я поднимаю свой в ответном жесте и пригубливаю вино.</text:p>
      <text:p text:style-name="P27">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27"/>
      <text:p text:style-name="P27"><text:soft-page-break/>- Вау! Круто! Это из подвалов Грифонстоуна? Сдай поставщика. Надо бы и себе прикупить пару бутылочек, - я залпом допиваю остаток.</text:p>
      <text:p text:style-name="P27"/>
      <text:p text:style-name="P27">Скрип дверцы минибара немного напоминает тихий язвительный смех.</text:p>
      <text:p text:style-name="P27"/>
      <text:p text:style-name="P27">- Мы рады, что тебе понравилось. К сожалению, «Пурпурная утеха» не продаётся нигде в Эквестрии. Мы создали его по старому рецепту Орунгуна из виноградной лозы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нас минутку!</text:p>
      <text:p text:style-name="P27">Луна заливается звонким смехом и мчится в в спальню.</text:p>
      <text:p text:style-name="P27"/>
      <text:p text:style-name="P27">Ну, шикарно. Мир перевернулся на голову — смех Хмурой Метёлки больше не является чем-то мифическим, навроде страны Диснейлэнд. Я подхватываю графинчик и 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27"/>
      <text:p text:style-name="P27">- Вот Мы и готовы!</text:p>
      <text:p text:style-name="P27"/>
      <text:p text:style-name="P27">Фиолетовая аликорница выпархивает из спальни.</text:p>
      <text:p text:style-name="P27">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факт. Но сейчас на ней 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27"/>
      <text:p text:style-name="P27">-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27">-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27"><text:soft-page-break/>-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27">-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27"/>
      <text:p text:style-name="P27">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27">Тени в уголке сетчатки согласно кивают этому утверждению.</text:p>
      <text:p text:style-name="P27"/>
      <text:p text:style-name="P27">…</text:p>
      <text:p text:style-name="P39"><text:span text:style-name="Default_20_Paragraph_20_Font"><text:span text:style-name="T1">«</text:span></text:span><text:span text:style-name="Default_20_Paragraph_20_Font"><text:span text:style-name="T3">…инцин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39"><text:span text:style-name="Default_20_Paragraph_20_Font"><text:span text:style-name="T3">Твоя Сел. </text:span></text:span><text:span text:style-name="Default_20_Paragraph_20_Font"><text:span text:style-name="T1">»</text:span></text:span></text:p>
      <text:p text:style-name="P27"/>
      <text:p text:style-name="P27">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27">До сего дня.</text:p>
      <text:p text:style-name="P27">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И почему она скрывает своё отбытие от всех остальных?</text:p>
      <text:p text:style-name="P27">Хрень какая-то.</text:p>
      <text:p text:style-name="P27"/>
      <text:p text:style-name="P27">Четвёрка бэтпони у паланкина терпеливо ожидает, пока я спущусь из дневной половины замка.</text:p>
      <text:p text:style-name="P27">-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27">- Эмм… Моя мечта? - бэтпони непонимающе смотрит на меня.</text:p>
      <text:p text:style-name="P27">- Ну, ты же хотел увидеть Селестию и Луну вместе, ты ведь сам говорил?</text:p>
      <text:p text:style-name="P27">-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27">Речь бэтпони оборвалась бессвязным шипением и клокотанием.</text:p>
      <text:p text:style-name="P27"><text:soft-page-break/>- Кха-кха-кха. Извините, мой принц, подавился. Должно быть, муха в горло залетела.</text:p>
      <text:p text:style-name="P27">Тандерстрайк, старась не пересекаться со мною взглядом, учтиво раздвигает занавески паланкина.</text:p>
      <text:p text:style-name="P27"/>
      <text:p text:style-name="P27">Что-то тут не так.</text:p>
      <text:p text:style-name="P27"/>
      <text:p text:style-name="P27">…</text:p>
      <text:p text:style-name="P27"/>
      <text:p text:style-name="P27">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ив Брогама в мошенничестве.</text:p>
      <text:p text:style-name="P27">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27">««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27">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27">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27"/>
      <text:p text:style-name="P27">- СТОЙТЕ!!!</text:p>
      <text:p text:style-name="P27"/>
      <text:p text:style-name="P27">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27">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27"/>
      <text:p text:style-name="P27">-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27"><text:soft-page-break/></text:p>
      <text:p text:style-name="P27">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27"/>
      <text:p text:style-name="P27">- … возрадуйтесь,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диархии, Непобедимое Солнце, Страж Эверфри, принцессой Селестией! ДА БУДЕТ ТАК!!!</text:p>
      <text:p text:style-name="P27"/>
      <text:p text:style-name="P27">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27"/>
      <text:p text:style-name="P27">- В честь объединения Мы объявляем сегодня вечером бал Дневного и Ночного домов в Малом зале дворца! Приглашаются все!</text:p>
      <text:p text:style-name="P27"/>
      <text:p text:style-name="P27">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27"><text:s/></text:p>
      <text:p text:style-name="P27">- Как тебе мой выход, Хуман? - отвлекает меня от созерцания всеобщего единения знакомый голос.</text:p>
      <text:p text:style-name="P27"/>
      <text:p text:style-name="P27">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27">- Не ожидал? - смеётся Луна. - Да, Мы тоже умеем быть красивыми, хоть и не злоупотребляем этим, в отличие от сестры.</text:p>
      <text:p text:style-name="P27">- Не то, чтобы ты была некрасивой без этого, - обретаю я дар речи. - Но, не скрою, сейчас ты просто офигительна!</text:p>
      <text:p text:style-name="P27">- А что по Нашему выступлению? Оно понравилось тебе, Хуман?</text:p>
      <text:p text:style-name="P27">- Это было грандиозно. Ты умеешь заводить толпу. Жаль, Селестии не было. С ней<text:tab/> эффект удвоился бы.</text:p>
      <text:p text:style-name="P27"/>
      <text:p text:style-name="P27">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27"/>
      <text:p text:style-name="P27">- Увы, сестра срочно отбыла к минотаврам. Нам пришлось импровизировать в одиночку, - кивает Луна.</text:p>
      <text:p text:style-name="P27"><text:soft-page-break/>- Эй, откуда ты знаешь? Сел никому не говорила о своём отъезде, - вспоминаю содержимое записки я.</text:p>
      <text:p text:style-name="P27"/>
      <text:p text:style-name="P27">Луна на миг отстраняется. Мне кажется, или досада мелькает в её взгляде?</text:p>
      <text:p text:style-name="P27"/>
      <text:p text:style-name="P27">- Эмм, нет, она оставила Нам записку перед отбытием.</text:p>
      <text:p text:style-name="P27">-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27">Досада теперь уже явно проступает на лице аликорницы. Закатив глаза, она вздыхает.</text:p>
      <text:p text:style-name="P27">-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27">-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27">-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27"/>
      <text:p text:style-name="P27">Ощущение прижавшейся ко мне принцессы вызывает необычное ощущение. 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её ухаживания. И , главное, причины.</text:p>
      <text:p text:style-name="P27"/>
      <text:p text:style-name="P27">- Ну чтож… Не вижу ничего плохого в том, чтобы посодействовать объединению пони… Но завтра утром мы выезжаем — обещаешь?</text:p>
      <text:p text:style-name="P27">- Договорились!</text:p>
      <text:p text:style-name="P27"/>
      <text:p text:style-name="P27">Я делаю вид, что не замечаю томный взгляд Луны.</text:p>
      <text:p text:style-name="P27"/>
      <text:p text:style-name="P27">…</text:p>
      <text:p text:style-name="P27"/>
      <text:p text:style-name="P27">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27"/>
      <text:p text:style-name="P27">- Нельзя ли пустить что-нибудь повеселее? - обращаюсь я к Луне. - Не на похоронах же стоим?</text:p>
      <text:p text:style-name="P27"><text:soft-page-break/>-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27"/>
      <text:p text:style-name="P27">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27"/>
      <text:p text:style-name="P27">- Наше почтение, сэр Хойти Найти. Как здоровье вашей кошечки?</text:p>
      <text:p text:style-name="P27">…</text:p>
      <text:p text:style-name="P27">- Приветствую, миледи Рэра. Всё так же нет отбоя от поклонников?</text:p>
      <text:p text:style-name="P27">…</text:p>
      <text:p text:style-name="P27">- Счастлив вас видеть, барон Фэнси! Поздравляю с победой мастера Брогама на гонках.</text:p>
      <text:p text:style-name="P27">…</text:p>
      <text:p text:style-name="P27">- Ш-ш-шарманка б-будет?</text:p>
      <text:p text:style-name="P27">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27">-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27">«Или в послепослеследующем, а ты, если повезёт, сопьёшься до того времени» - мысленно добавляю я.</text:p>
      <text:p text:style-name="P27">- Г-где ш-ш-шарманка? Ик…</text:p>
      <text:p text:style-name="P27">- Выступление Айрон Скрэтч планируется после второй перемены блюд. Сэр Хавтикорн, сэр Ноблас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27">- Ась? - тупо вертит головой герцог. - Сад? Ш-шарманка в саду? Ик…</text:p>
      <text:p text:style-name="P27">Увлекаемый своими товарищами, единорог скрывается в толпе.</text:p>
      <text:p text:style-name="P27">…</text:p>
      <text:p text:style-name="P27">Я уже пошатываюсь от усталости, когда чувствую опору в виде бока Луны.</text:p>
      <text:p text:style-name="P27">- Терпение, Наш стойкий Хуман, ещё полчаса и церемония приветствия будет окончена, - шепчет тёмная аликорница. - Тогда мы сможем передохнуть.</text:p>
      <text:p text:style-name="P27"/>
      <text:p text:style-name="P27">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27"/>
      <text:p text:style-name="P27"><text:soft-page-break/>Принцесса ночи не врёт — через полчаса она даёт распоряжение сенешалю <text:s/>о начале банкета, <text:s/>и мягко увлекает за собой. Мы уединяемся за угловым столиком на террасе.</text:p>
      <text:p text:style-name="P27">- Н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27">-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27">Луна подзывает официанта и шепчет ей заказ на ухо. Затем поворачивается ко мне.</text:p>
      <text:p text:style-name="P27">- Увы, даже присутствие сестры не избавило бы Нас от присутствия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27">- Так обзавелась бы, гм, своей половинкой, - и всех делов-то! Было бы кому и тебя подменить, - легкомысленно отмахиваюсь я, наблюдая за садом.</text:p>
      <text:p text:style-name="P27">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27">-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27"/>
      <text:p text:style-name="P27">Официант приносит заказ Луны. Перед нами возникают бокалы с рубиновой жидкостью и блюдца с крекерами в форме сердечек.</text:p>
      <text:p text:style-name="P27"/>
      <text:p text:style-name="P27">- Это, конечно, не «Пурпурная утеха», но тоже очень хорошее вино из Наших личных подвалов. Выпьем за объединение, Хуман!</text:p>
      <text:p text:style-name="P27">Я чокаюсь с принцессой. Краски вечера смягчаются, а взгляд немного расфокусируется. Луна с улыбкой <text:s/>подносит мне печенюшку.</text:p>
      <text:p text:style-name="P27">- Съешь, Хуман. Это вино принято заедать крекерами.</text:p>
      <text:p text:style-name="P27">Луна наблюдает, как я жую печенье и неожиданно хихикает.</text:p>
      <text:p text:style-name="P27">- А теперь предложи Нам крекер, пожалуйста.</text:p>
      <text:p text:style-name="P27">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27">- Держи.</text:p>
      <text:p text:style-name="P27">Принцесса кормится с руки, хихикая и заливаясь краской.</text:p>
      <text:p text:style-name="P27">- Очень вкусно. Спасибо, Хуман.</text:p>
      <text:p text:style-name="P27"><text:soft-page-break/></text:p>
      <text:p text:style-name="P27">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27"/>
      <text:p text:style-name="P27">На сцене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27">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ицой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27">- У неё не будет проблем с герцогом? - указываю я на пони в очках.</text:p>
      <text:p text:style-name="P27">-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27"/>
      <text:p text:style-name="P27">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27">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27"/>
      <text:p text:style-name="P27">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27">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27"/>
      <text:p text:style-name="P27">-Хуман? - выводит меня из созерцания голос Луны.</text:p>
      <text:p text:style-name="P27">Аликорница протягивает мне крыло.</text:p>
      <text:p text:style-name="P27">- Потанцуем?</text:p>
      <text:p text:style-name="P27">Я качаю головой.</text:p>
      <text:p text:style-name="P27"><text:soft-page-break/>- Не могу. Сел, правда, как-то раз вытащила меня на бал, но там был медленный менуэт, и я две недели до него разучивал па. Под эту музыку я танцевать не умею. Да и пьян уже для танцев. Ещё немного — и составлю конкуренцию Блюбладу.</text:p>
      <text:p text:style-name="P27">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27">- Я отдавлю тебе все ноги! Я тебя опозорю! Прекрати! - я пытаюсь вырваться из мягкого плена.</text:p>
      <text:p text:style-name="P27">-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27"/>
      <text:p text:style-name="P27">…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27"/>
      <text:p text:style-name="P27">И когда наступает тишина, мы остаёмся в саду одни. Все пони восторжённо смотрят на нас со своих мест у столиков. Айрон Скрэтч одобрительно кивает нам головой.</text:p>
      <text:p text:style-name="P27"/>
      <text:p text:style-name="P27">- Идём, Хуман.</text:p>
      <text:p text:style-name="P27">Луна увлекает за собой куда-то в глубину сада. Огни танцплощадки и шум бала остаются позади.</text:p>
      <text:p text:style-name="P27">- Куда? - <text:s/>я иду за ней на спотыкающихся ногах.</text:p>
      <text:p text:style-name="P27">-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27">- Что? - мой слабый голос растворяется в темноте.</text:p>
      <text:p text:style-name="P27">- Ты.</text:p>
      <text:p text:style-name="P27"/>
      <text:p text:style-name="P27">Тёмная громада башни Луны высится перед нами. Мы входим внутрь и поднимаемся по винтовой лестнице.</text:p>
      <text:p text:style-name="P27"/>
      <text:p text:style-name="P27">-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text:soft-page-break/>ноге и с Нами, и с Нашей сестрой. И… ты Нам нравился, Хуман. Но ты не замечал этого! Сестра заслонила Нас.</text:p>
      <text:p text:style-name="P27">Мы стоим перед дверями в покои Луны. До меня начинает доходить, что затеяла синяя аликорница.</text:p>
      <text:p text:style-name="P27">- Послушай, Луна…</text:p>
      <text:p text:style-name="P27">- Нет, пожалуйста, молчи! - крыло принцессы закрывает мне рот.</text:p>
      <text:p text:style-name="P27">Она открывает дверь.</text:p>
      <text:p text:style-name="P27">- Нам… не отталкивай Нас, пожалуйста! - в тоне Луны слышатся молящие нотки.</text:p>
      <text:p text:style-name="P27">Она мягко подталкивает меня внутрь.</text:p>
      <text:p text:style-name="P27">- Я не могу! Ты хочешь невозможного! У меня есть Селестия! Я не предам её!</text:p>
      <text:p text:style-name="P27">Звон в голове усиливается. Стены башни качаются и мне приходится упереться в ближайшую, чтобы не упасть.</text:p>
      <text:p text:style-name="P27">-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27">- То есть, ты… Хочешь войти в мой… в наш табун?</text:p>
      <text:p text:style-name="P27">- Мы всегда этого хотели. Ты не замечал Нас.</text:p>
      <text:p text:style-name="P27">Голова кружится от выпитого вина и открывшейся перспективы.</text:p>
      <text:p text:style-name="P27">- Я… не знаю. Мне надо подумать. Желательно, на трезвую голову.</text:p>
      <text:p text:style-name="P27">- Хуман, пожалуйста! Если ты хочешь объединения домов, это самый лучший и надёжный вариант!</text:p>
      <text:p text:style-name="P27">- Мне… нужно посоветоваться с Сел. Не думаю, что ей это понравится…</text:p>
      <text:p text:style-name="P27">-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27"/>
      <text:p text:style-name="P27">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27">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27"/>
      <text:p text:style-name="P27">- Входи, Хуман, - шепчет Луна.</text:p>
      <text:p text:style-name="P27">Она подходит к панорамному окну и одёргивает шторы. Звёзды и луна <text:s/>освещают комнату тусклым серебряным светом.</text:p>
      <text:p text:style-name="P27"/>
      <text:p text:style-name="P27"><text:soft-page-break/>Я делаю шаг. Потом другой. Пол шатается под ногами, но я каким-то чудом стою.</text:p>
      <text:p text:style-name="P27"/>
      <text:p text:style-name="P27">Аликорница оборачивается и тихо смеётся.</text:p>
      <text:p text:style-name="P27">- Разве ты оставляешь двери в покои Селестии открытыми? Не думаю, что Нашей сестре нравится публичность такого рода.</text:p>
      <text:p text:style-name="P27">Я затворяю за собой дверь. Обернувшись, я обнаруживаю Луну лежащей на постели крупом ко мне.</text:p>
      <text:p text:style-name="P27">- Иди… ко мне… Хуман…</text:p>
      <text:p text:style-name="P27">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27">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27">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27"/>
      <text:p text:style-name="P27">- Иди к… ко мне…</text:p>
      <text:p text:style-name="P27">С глубоким вздохом она опускается на меня до упора. Я чувствую себя в ней. Наверное, это неправильно, но у меня нет сил сопротивляться. Луна начинает двигаться. Её неловкие движения не приводят к успеху — я выскальзываю из неё.</text:p>
      <text:p text:style-name="P27">- Не так, - мягко возражаю я ей. - Так я практически не достаю до тебя. Из-за некоторых особенностей нашей анатомии. Когда ты приподнимаешься, я выхожу из тебя полностью.</text:p>
      <text:p text:style-name="P27">- Особенности анатомии не мешают тебе так спариваться с сестрой! - обижается Луна.</text:p>
      <text:p text:style-name="P27">- Откуда ты знаешь, как я… спариваюсь с Сел? - удивляюсь я.</text:p>
      <text:p text:style-name="P27">-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27">- Ты хочешь сказать, ты регулярно подглядываешь мои сны? - теперь краска заливает уже меня.</text:p>
      <text:p text:style-name="P27">Луна молча сопит, не поворачиваясь ко мне лицом.</text:p>
      <text:p text:style-name="P27">Оседлавшая меня принцесса ночи, залившаяся краской от стыда — то ещё зрелище. Фейспалм громко хлопается в моё лицо.</text:p>
      <text:p text:style-name="P27">-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27"/>
      <text:p text:style-name="P27">Я выскальзываю из под аликорницы и валю её спиной на постель.</text:p>
      <text:p text:style-name="P27">- Что ты делаешь?!! Хуман, ЧТО…</text:p>
      <text:p text:style-name="P27"><text:soft-page-break/>Она замолкает, когда я накрываю её собой. Глаза её становятся круглыми, её задние ноги широко раздвигаются, а передние скрещиваются надо мной. Её соски ритмично щекочут мой живот.</text:p>
      <text:p text:style-name="P27">- Так лучше, не правда ли?</text:p>
      <text:p text:style-name="P27">- Д-да… - тяжело дышит Луна, - продолжай… пожалуйста…</text:p>
      <text:p text:style-name="P27">Я продолжаю.</text:p>
      <text:p text:style-name="P27"/>
      <text:p text:style-name="P27">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27">И всё же… Как к этому отнесётся Сел?</text:p>
      <text:p text:style-name="P27"/>
      <text:p text:style-name="P27">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27">- Х-Х-ХУ-У-У-МА-А-АН!!!</text:p>
      <text:p text:style-name="P27">Моя верхняя часть тела прижимается к аликорнице стальным захватом её ног. Нижнюю часть обволакивает магия и начинает толкать её в каком-то диком темпе отбойного молотка.</text:p>
      <text:p text:style-name="P27">- Прекрати-и-и… - через силу выдавливаю из себя. - Ты мне рёбра сломаешь. И таз…</text:p>
      <text:p text:style-name="P27">- ЭТО… НЕВЕРОЯТНО… Почему Мы… Я… раньше этого не знали?!!</text:p>
      <text:p text:style-name="P27">- Ты хочешь сказать, у тебя это — первый раз? - мой писк едва слышен среди стонов принцессы ночи.</text:p>
      <text:p text:style-name="P27"/>
      <text:p text:style-name="P27">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27">Со страдальческим кряхтеньем я поднимаюсь. Аликорница лежит неподвижно, разметав крылья по постели и неприлично раскинув ноги.</text:p>
      <text:p text:style-name="P27">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27"/>
      <text:p text:style-name="P27">- Будь так добр, Хуман, налей и Нам, - Луна, наконец, закатывает обратно глаза и прячет вываленный язык в рот.</text:p>
      <text:p text:style-name="P27">- Опять «Нам»? - язвительно замечаю я.</text:p>
      <text:p text:style-name="P27">- Будь снисходителен! Мы… Я разговаривала на преторианском слэнге семсот лет — а ты хочешь, чтобы Мы забыли его за пять минут.</text:p>
      <text:p text:style-name="P27">Аликорница переворачивается на живот и резким кивком сбрасывает проколотую подушку с рога.</text:p>
      <text:p text:style-name="P27">- Со стороны сестры было жестоко утаивать от Нас это блаженство!</text:p>
      <text:p text:style-name="P27"><text:soft-page-break/>- Никто ничего от тебя не утаивал, - я подаю ей бокал. - Ты сама сторонилась нас все эти столетия. И от остальных пони, кстати, тоже.</text:p>
      <text:p text:style-name="P27">- Мы не знали! Никто не желал отвечать на Наши знаки внимания!</text:p>
      <text:p text:style-name="P27">- Оно и не удивительно, если ты в быту ведёшь себя так же, как в постели. - Я потираю ноющий таз. - Знал бы — одел бы доспехи.</text:p>
      <text:p text:style-name="P27">-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27">-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27">- Это неважно, это всё равно было… Бесподобно!.. Хуман!</text:p>
      <text:p text:style-name="P27">- А?</text:p>
      <text:p text:style-name="P27">- Не уходи… Побудь с… со мной…</text:p>
      <text:p text:style-name="P27"/>
      <text:p text:style-name="P27">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27"/>
      <text:p text:style-name="P27">- Хуман.</text:p>
      <text:p text:style-name="P27">- Да?</text:p>
      <text:p text:style-name="P27">- Ты сделал счастливой Нас… меня в эту ночь. Я хочу отплатить тем же. Идём.</text:p>
      <text:p text:style-name="P27"/>
      <text:p text:style-name="P27">Аликорница встаёт с кровати и выходит на балкон.</text:p>
      <text:p text:style-name="P27">Тёплый осенний ветерок овевает нас на площадке. Звезды соткали призрачную дорогу на небе, приглашая нас в путь. Аликорница ложится на пол.</text:p>
      <text:p text:style-name="P27">- Залазь Нам на спину, Хуман. Мы проведём тебя по заповедным местам Наших воспоминаний.</text:p>
      <text:p text:style-name="P27">- Только, умоляю, не так быстро, как в прошлый раз! Если, конечно, не хочешь быть обблёванной или ещё что похуже.</text:p>
      <text:p text:style-name="P27"/>
      <text:p text:style-name="P27">Луна тихо смеётся.</text:p>
      <text:p text:style-name="P27">- Обожаем твоё чувство юмора. Не бойся, Мы будем осторожны.</text:p>
      <text:p text:style-name="P27"/>
      <text:p text:style-name="P27">Как и в первый раз полтысячи лет назад, Луна срывается с балкона камнем вниз и выравнивает полёт над самой землёй. Пр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27"><text:soft-page-break/>Мы выпадаем в день.</text:p>
      <text:p text:style-name="P27">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27">Луна присаживается под сенью старой ивы. Молча прижав мои ноги к своим бокам крыльями, она пресекает мою попытку сойти на землю.</text:p>
      <text:p text:style-name="P27">- Не отвлекай меня, - еле слышу я её шёпот. - Ткань воспоминаний легко порвать. Я уже почти не помню эти события.</text:p>
      <text:p text:style-name="P27"/>
      <text:p text:style-name="P27">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27"/>
      <text:p text:style-name="P27">-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27"/>
      <text:p text:style-name="P27">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27"/>
      <text:p text:style-name="P27">Очертания и младшей, и старшей кобылок видятся размытыми, как будто сквозь очень толстое стекло.</text:p>
      <text:p text:style-name="P27"/>
      <text:p text:style-name="P27">- Никто не смеет грабить хранителя сокровищ Чёрного замка! Ты поплатишься за воровство!</text:p>
      <text:p text:style-name="P27">Светлая планирует с башни на улепётывающую по мосту тёмную и они кубарем катятся по замшелым камням.</text:p>
      <text:p text:style-name="P27"/>
      <text:p text:style-name="P27">- Тебе не отнять медальон силы у командола Бвейвхалта! Я возьму тебя в плен и убегу!</text:p>
      <text:p text:style-name="P27">Младшая поднялась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младшей.</text:p>
      <text:p text:style-name="P27">- Отдай! Это моё! Я его честно уклала!</text:p>
      <text:p text:style-name="P27">Младшая пытается отобрать обруч наскоком, но старшая сдёргивает палку с её рога и выбрасывает в озеро.</text:p>
      <text:p text:style-name="P27">- Командор Брейвхарт, сдавайся! Я победила!</text:p>
      <text:p text:style-name="P27">- А сто мне за это будет?</text:p>
      <text:p text:style-name="P27">- Эмм… Печеньки?</text:p>
      <text:p text:style-name="P27"><text:soft-page-break/>- Холосо, годится. А мы будем потом воевать с виндиго?</text:p>
      <text:p text:style-name="P27"/>
      <text:p text:style-name="P27">Над горным хребтом появляются несколько точек. Они быстро планируют вниз вдоль склона и вырастают в четвёрку аликорнов.</text:p>
      <text:p text:style-name="P27">- Ваши Высочества! Срочно собирайтесь! Ваши родители послали нас за вами. В окрестностях замечен патруль виндиго!</text:p>
      <text:p text:style-name="P27">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27"/>
      <text:p text:style-name="P27">- Отлисьно! Мы победим их медальоном силы! Вступайте под знамя командола Бвейвхалта!</text:p>
      <text:p text:style-name="P27">- Это не игра, Лулу, - старшая кобылка одёргивает младшую. - Одевай летучки и погнали.</text:p>
      <text:p text:style-name="P27">- А ты поделисся печеньками?</text:p>
      <text:p text:style-name="P27">- Конечно! Я же обещала!</text:p>
      <text:p text:style-name="P27">…</text:p>
      <text:p text:style-name="P27">Луна выходит на опустевший берег.</text:p>
      <text:p text:style-name="P27">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27"/>
      <text:p text:style-name="P27">- Война началась за пять лет до Нашего рождения, - шепчет Луна. - Моя сестра была последним довоенным жеребёнком аликорнов. А я - первым, родившимся во время войны. Я никогда не знала мирного времени. Только на новой родине, в Эквестрии, я узнала, что э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27"/>
      <text:p text:style-name="P27">Луна начинает разбег по кромке берега.</text:p>
      <text:p text:style-name="P27">- Последующие воспоминания будут намного чётче, Хуман.</text:p>
      <text:p text:style-name="P27"/>
      <text:p text:style-name="P27">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27"/>
      <text:p text:style-name="P27"><text:soft-page-break/>Стены выше самых высоких башен окружают город непробиваемой скорлупой. Кажется, будто город расположен в жерле вулкана.</text:p>
      <text:p text:style-name="P27"/>
      <text:p text:style-name="P27">- Ундариен, - торжественность звучит в голосе аликорницы. - Столица Орунгуна. 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27"/>
      <text:p text:style-name="P27">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шести паучьих лапах.</text:p>
      <text:p text:style-name="P27"/>
      <text:p text:style-name="P39"><text:span text:style-name="Default_20_Paragraph_20_Font"><text:span text:style-name="T1">- Стены и небесные дороги мы выстроили через </text:span></text:span><text:span text:style-name="Default_20_Paragraph_20_Font"><text:span text:style-name="T9">десять</text:span></text:span><text:span text:style-name="Default_20_Paragraph_20_Font"><text:span text:style-name="T1"> 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е нужно ничего. 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9">двести</text:span></text:span><text:span text:style-name="Default_20_Paragraph_20_Font"><text:span text:style-name="T1">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за считанные годы. С падением Ундариена мы лишились большей части нашей промышленности и экономики. Последующие годы борьбы были агонией.</text:span></text:span></text:p>
      <text:p text:style-name="P27"/>
      <text:p text:style-name="P27">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Я слышу короткие приказы сержантов обеих фаланг.</text:p>
      <text:p text:style-name="P27"/>
      <text:p text:style-name="P27">- 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Нам тяжело давалась учёба вдали от дома и сестры. Нас родители даже называли «хвостиком Селестии».</text:p>
      <text:p text:style-name="P27"/>
      <text:p text:style-name="P27">Луна делает вираж над стадиономи.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27"/>
      <text:p text:style-name="P27">Луна снова набирает высоту.</text:p>
      <text:p text:style-name="P27"/>
      <text:p text:style-name="P27"><text:soft-page-break/>-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27">Пока не появились они.</text:p>
      <text:p text:style-name="P39"><text:span text:style-name="Default_20_Paragraph_20_Font"><text:span text:style-name="T1">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9">десять</text:span></text:span><text:span text:style-name="Default_20_Paragraph_20_Font"><text:span text:style-name="T1"> лет началось вторжение.</text:span></text:span></text:p>
      <text:p text:style-name="P27">Т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p>
      <text:p text:style-name="P27"/>
      <text:p text:style-name="P27">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27"/>
      <text:p text:style-name="P39"><text:span text:style-name="Default_20_Paragraph_20_Font"><text:span text:style-name="T1">- </text:span></text:span><text:span text:style-name="Default_20_Paragraph_20_Font"><text:span text:style-name="T9">Двести лет</text:span></text:span><text:span text:style-name="Default_20_Paragraph_20_Font"><text:span text:style-name="T1">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Сестрой в Эквестрии стыдливо называем Элементами Гармонии — появилось в незадолго до нашей эвакуации в Эквестрию.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27"/>
      <text:p text:style-name="P39"><text:span text:style-name="Default_20_Paragraph_20_Font"><text:span text:style-name="T1">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9">Через открытый люк на вершине влетают и вылетают аликорны</text:span></text:span><text:span text:style-name="Default_20_Paragraph_20_Font"><text:span text:style-name="T1">.</text:span></text:span></text:p>
      <text:p text:style-name="P27"><text:soft-page-break/></text:p>
      <text:p text:style-name="P39"><text:span text:style-name="Default_20_Paragraph_20_Font"><text:span text:style-name="T1">- Последнее Прибежище. После разрушения городских стен, население Ундариена ушло под купол. Фабрики Прибежища продолжали производить </text:span></text:span><text:span text:style-name="Default_20_Paragraph_20_Font"><text:span text:style-name="T9">боевые машины</text:span></text:span><text:span text:style-name="Default_20_Paragraph_20_Font"><text:span text:style-name="T1"> и авто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городом. Было выпущено несколько моделей подземных автодоспехов и боевых </text:span></text:span><text:span text:style-name="Default_20_Paragraph_20_Font"><text:span text:style-name="T9">механических кротов</text:span></text:span><text:span text:style-name="Default_20_Paragraph_20_Font"><text:span text:style-name="T1">. Аликорны, дети воздуха, превратились в земляных червей.</text:span></text:span></text:p>
      <text:p text:style-name="P27"/>
      <text:p text:style-name="P27">Луна горько смеётся.</text:p>
      <text:p text:style-name="P27">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27"/>
      <text:p text:style-name="P27">-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моей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Для начала освободительного марша нам не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27"><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Лорен хотела проконтролировать завершение «Громовержца», и привести его к нам.</text:p>
      <text:p text:style-name="P27">Последняя радиограмма от неё сообщала, что «Громовержец» с оставшимися защитниками Прибежища покинул Ундариен и идёт на эвакуацию легиона Норгонга. После чего «Громовержец» должен был идти к Андориану.</text:p>
      <text:p text:style-name="P27">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27"/>
      <text:p text:style-name="P27">- А почему вы не активировали Элементы сами? - спрашиваю я. - Шут с ним, с «Громовержцем», устроили бы веселуху чуть поменьше.</text:p>
      <text:p text:style-name="P27">-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27"/>
      <text:p text:style-name="P27">Луна тяжело дышит.</text:p>
      <text:p text:style-name="P27">-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text:soft-page-break/>полутысячелетней давности давят на Нас каменными жерновами.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p>
      <text:p text:style-name="P27">- Это ты извини, - почему-то оправдываюсь я. - Я видел, во что превратился Андориан. Орунгун правда захвачен. Полностью. Там некого освобождать.</text:p>
      <text:p text:style-name="P27"/>
      <text:p text:style-name="P27">Луна, не оборачиваясь, кивает. Её всю пробирает крупная дрожь. Мы продолжаем парить над замком, не снижаясь и не набирая высоту.</text:p>
      <text:p text:style-name="P27"/>
      <text:p text:style-name="P27">«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27"/>
      <text:p text:style-name="P27">Как бы в унисон моему внутреннему диалогу, перед нами открываются ворота в Эогипп. Мы вплываем в них в тишине.</text:p>
      <text:p text:style-name="P27"/>
      <text:p text:style-name="P27">-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27"/>
      <text:p text:style-name="P27">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27"/>
      <text:p text:style-name="P27">- Летим к вон тому голубому гиганту с тремя зелёными звёздами вокруг, - шепчу направление Луне.</text:p>
      <text:p text:style-name="P27"/>
      <text:p text:style-name="P27">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27">- Теперь вон к той двойной звезде алого цвета, - указываю я направление.</text:p>
      <text:p text:style-name="P27">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няются, как у громадной стрекозы. Луна косится на меня, но я хлопаю её по шее, успокаивая.</text:p>
      <text:p text:style-name="P27">- Я уже видел такую трансформацию у Селестии, не беспокойся. Типа, в Эогиппе вы становитесь похожи на ваших предков-элементалей.</text:p>
      <text:p text:style-name="P27">Луна кивает в ответ. Мы подлетаем к звёздам-близнецам.</text:p>
      <text:p text:style-name="P27">- Последний ориентир. Видишь тот тусклый фиолетовый гигант у яркого скопления звёзд в виде восьмёрки? Нам туда.</text:p>
      <text:p text:style-name="P27"><text:soft-page-break/></text:p>
      <text:p text:style-name="P27">Бока Луны ходят ходуном. Её сердце бьёт как молот <text:s/>в наковальню.</text:p>
      <text:p text:style-name="P27">- Одним глазком, договорились? На землю не садимся. От портала далеко не уходим. Полтысячи лет назад мы с Сел еле ноги унесли отсюда.</text:p>
      <text:p text:style-name="P27"/>
      <text:p text:style-name="P27">Луна молча кивает.</text:p>
      <text:p text:style-name="P27">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27">Луна не слушает меня. Её крылья застыли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 Вой ветра похож на торжествующий смех. Никогда бы не подумал, что от холода может быть ТАК больно!</text:p>
      <text:p text:style-name="P27"/>
      <text:p text:style-name="P27">Темнота милосердно опускает завесу над моим сознанием.</text:p>
      <text:p text:style-name="P27"/>
      <text:p text:style-name="P27">…</text:p>
      <text:p text:style-name="P27"/>
      <text:p text:style-name="P27">Монотонность бытия нарушается повторяющимся раздражителем.</text:p>
      <text:p text:style-name="P27"><text:s/></text:p>
      <text:p text:style-name="P27">Импульс… Импульс… Импульс…</text:p>
      <text:p text:style-name="P27"/>
      <text:p text:style-name="P27">«Капли воды» - отстранённо сообщает пробуждающееся сознание. Я открываю глаза.</text:p>
      <text:p text:style-name="P27"/>
      <text:p text:style-name="P27">Каменный свод надо мной теряется в темноте - тусклый свет едва освещает заросшие лишаё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ардами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о рта вырывается пар — ужасный холод царит в каменном мешке.</text:p>
      <text:p text:style-name="P27">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27"/>
      <text:p text:style-name="P27"><text:soft-page-break/>Тихий шорох привлекает внимание. Еле видная в тусклом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27">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27"/>
      <text:p text:style-name="P27">- Д-дейдра? - из глубин памяти всплывает забытое имя.</text:p>
      <text:p text:style-name="P27">Но хотя незнакомка и похожа как две капли воды на мою давно затерявшуюся во тьме веков подружку-пиратку, она отрицательно качает головой.</text:p>
      <text:p text:style-name="P27"/>
      <text:p text:style-name="P27">Выплюнув кусачки на матрас, она закрывает мне рот копытом.</text:p>
      <text:p text:style-name="P27">- Тихо, - шепчет она мне в ухо. - Тут за поворотом коридора сидит холодняк. Услышит нас — и всё пропало.</text:p>
      <text:p text:style-name="P27">НеДейдра тычет в сторону едва видной в тусклом свете деревянной двери на массивных ржавых завесах.</text:p>
      <text:p text:style-name="P27">Я осматриваю узкую камеру, в которой нахожусь.</text:p>
      <text:p text:style-name="P27">- Кто ты? Как я тут очутился? Что происходит? - шепчу на ухо таинственной незнакомке.</text:p>
      <text:p text:style-name="P27"/>
      <text:p text:style-name="P27">Та снова качает головой.</text:p>
      <text:p text:style-name="P27">- Потом. Сейчас надо смываться. Идти сможешь?</text:p>
      <text:p text:style-name="P27">Я неуверенно встаю. Голова кружится, но меньше. На ногах уже без удивления замечаю кандалы с перекушенной цепью.</text:p>
      <text:p text:style-name="P27">- Смогу, если не быстро, - шепчу ей утвердительно.</text:p>
      <text:p text:style-name="P27">- Иди за мной. Только сначала замотай цепи вокруг кандалов, чтобы не звенели. Нет времени их откусывать.</text:p>
      <text:p text:style-name="P27">Поняха ныряет под топчан и исчезает.</text:p>
      <text:p text:style-name="P27">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кусачки и свечу на блюдце. Уже протиснувшись в узкий лаз, стараюсь поплотнее задвинуть за собой камни.</text:p>
      <text:p text:style-name="P27">Почему-то мне кажется это правильным.</text:p>
      <text:p text:style-name="P27"/>
      <text:p text:style-name="P27">…</text:p>
      <text:p text:style-name="P27"/>
      <text:p text:style-name="P27">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27"><text:soft-page-break/>-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27">- Встречаются кто?</text:p>
      <text:p text:style-name="P27">- Холодняки. Пони, обращённые виндиго. Вы их ещё увидите.</text:p>
      <text:p text:style-name="P27"/>
      <text:p text:style-name="P27">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27">-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27">- Я спал целую неделю?!!</text:p>
      <text:p text:style-name="P27">- Тише! - Карвед Лайн бросает на меня осуждающий взляд. - Вы проспали девять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Каждый из них по магической силе равен магу первой категории Понхэнджа. Они умеют летать, они превращают пони в холодняков, они принесли холод в Эквестрию. Сейчас, как вы заметили, холодно как зимой, хотя только начало осени. Виндиго понижают температуру везде, где находятся.</text:p>
      <text:p text:style-name="P27"/>
      <text:p text:style-name="P27">-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27"/>
      <text:p text:style-name="P27">- Ваша дражайшая супруга объявила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p>
      <text:p text:style-name="P27">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к счастью,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27">- Про какого Лидера Сопротивления ты говорил? - холод постепенно сковывает движения, вызывая сильнейшую дрожь. Я пытаюсь отвлечься от неё разговором.</text:p>
      <text:p text:style-name="P27"><text:soft-page-break/>-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Диархии и примкнула к Найтмэр Мун практически в полном составе.</text:p>
      <text:p text:style-name="P27"/>
      <text:p text:style-name="P27">Б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p>
      <text:p text:style-name="P27"/>
      <text:p text:style-name="P27">- Полицейская центурия была обращена в холодняков первыми. Тандерстрайку чудом удалось спастись, хотя злые языки говорят, он вместо дежурства сидел в баре. Затем была обращена 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у самых покоев Селестии, когда активировался механомагический доспех принцессы, до тех пор половину тысячелетия простоявший на постаменте в качестве статуи.</text:p>
      <text:p text:style-name="P27">-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p>
      <text:p text:style-name="P27">- Постой, каких успехов? Что удалось Луне пока я спал? - я до сих пор не могу назвать принцессу Ночи узрпаторшой виндиго. Застенчиво краснеющая в постели аликорница не вяжется с образом высохшего зомби с горящими глазами, каким я помню Хай Глори.</text:p>
      <text:p text:style-name="P27">- За неделю армия узурпаторши завоевала более трёх четвертей Эквестрии. Большинство областей сдалось без боя. Найтмэр Мун просто гипнотизирует пони, они очаровываются ею как кролик удавом. Достаточно ей выступить на городской площади, и город — её. Самых непокорных лидеров она обращает в холодняков. За силами Сопротивления остаются только горные районы на севере…</text:p>
      <text:p text:style-name="P27"/>
      <text:p text:style-name="P27">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27">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27"/>
      <text:p text:style-name="P27">В неподвижно сидящей у стены тёмной массе невозможно было бы определить живое существо, если бы не зелёные огоньки глаз.</text:p>
      <text:p text:style-name="P27"><text:soft-page-break/>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27"/>
      <text:p text:style-name="P27">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27"/>
      <text:p text:style-name="P27">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27"><text:s/></text:p>
      <text:p text:style-name="P27">Я отхожу от проёма и выдыхаю. Холодный пот липкими ручейками стекает по спине. Я не вижу выражение лица Карвед Лайна, но слышу его осуждающее сопение. Дальше мы идём молча.</text:p>
      <text:p text:style-name="P27"/>
      <text:p text:style-name="P27">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27"/>
      <text:p text:style-name="P27">-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27"/>
      <text:p text:style-name="P27">Тоннель упирается в кирпичную стену. Водяной поток уходит куда-то под неё. Белая пена пузырится над шипящей водой, уносящейся под камень.</text:p>
      <text:p text:style-name="P27"/>
      <text:p text:style-name="P27">-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27"/>
      <text:p text:style-name="P27">-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27">-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27"><text:soft-page-break/></text:p>
      <text:p text:style-name="P27">Я вспоминаю неподвижную фигуру у стены и передёргиваю плечами.</text:p>
      <text:p text:style-name="P27"/>
      <text:p text:style-name="P27">- Нет-нет, я готов.</text:p>
      <text:p text:style-name="P27"/>
      <text:p text:style-name="P27">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27">-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пропасть. Ныряем вместе!</text:p>
      <text:p text:style-name="P27"/>
      <text:p text:style-name="P27">Поняха горячая, как печка, её тепло согревает и успокаивает меня. Я благодарно киваю и мы так и шагаем обнявшись в тёмный поток.</text:p>
      <text:p text:style-name="P27">Одинокая свеча на полу тоннеля остаётся позади, освещая опустевшие своды коллектора.</text:p>
      <text:p text:style-name="P27"/>
      <text:p text:style-name="P27">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27">Поняха просачивается сквозь решётку где-то в стороне. Шарю вслепую скрючёнными от холода пальцами.</text:p>
      <text:p text:style-name="P27">Где-то же здесь, нет?</text:p>
      <text:p text:style-name="P27">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Тщётно. 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27">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27"/>
      <text:p text:style-name="P27">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 Копыто освобождает мой рот.</text:p>
      <text:p text:style-name="P27"/>
      <text:p text:style-name="P27"><text:soft-page-break/>Я 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27"/>
      <text:p text:style-name="P27">-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27">- Я сам бы себе не простил в этом случае, - с трудом каркаю я. - Второй раз за сутки умирать — как-то многовато, как на мой вкус.</text:p>
      <text:p text:style-name="P27"/>
      <text:p text:style-name="P27">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27"/>
      <text:p text:style-name="P27">- Я уж думал,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27"/>
      <text:p text:style-name="P27">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последних лучах вечернего солнца.</text:p>
      <text:p text:style-name="P27">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27"/>
      <text:p text:style-name="P27">- Пришли, - облегчённо вздыхает Карвед Лайн. - Ещё пять минут, и Понка о вас позаботится. Нам нельзя тут задерживаться.</text:p>
      <text:p text:style-name="P27"/>
      <text:p text:style-name="P27">Я понимаю, о чём он говорит. Над опушкой, привязанный гайдропами к пням, колышется небольшой дирижабль. Тусклый свет полной луны серебрит лоснящиеся бока воздушного корабля, придавая ему сходство с небесным кашалотом. Противоположные концы баллона почти касаются вершин самых высоких сосен. Гондола, в которой я угадываю маленькую шлюпку, покачивается в тридцати футах над головой. «Хитрожопка» - читаю я на боку посудины. Верёвочная лестница тонкой пуповиной связывает воздушный корабль с землёй.</text:p>
      <text:p text:style-name="P27"/>
      <text:p text:style-name="P27">Понкамина успела отвязать свой гайдроп и помогает мне - её зубы действуют намного успешнее моих скрюченных от холода пальцев. Карвед Лайн отвязал один из двух передних и берётся за второй, когда появляются они.</text:p>
      <text:p text:style-name="P27">Холодняки двигаются совершенно бесшумно. Лишь зелёные огоньки глаз да тёмные тени между соснами отмечают их передвижения.</text:p>
      <text:p text:style-name="P27"><text:soft-page-break/></text:p>
      <text:p text:style-name="P27">- Быстро! - Понкамина подталкивает меня головой к лестнице.</text:p>
      <text:p text:style-name="P27">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27">Злость овладевает мной.</text:p>
      <text:p text:style-name="P27"/>
      <text:p text:style-name="P27">-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27"/>
      <text:p text:style-name="P27">Моё намерение срывается на корню — я вижу Понку, резво карабкающуюся по лестнице вслед за мной.</text:p>
      <text:p text:style-name="P27">Перевалившись через борт шлюпки,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27"/>
      <text:p text:style-name="P27">- А библиотекарь?! - выкашливаю из себя последним усилием.</text:p>
      <text:p text:style-name="P27">-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27"/>
      <text:p text:style-name="P27">Сосны за бортом идут вниз — мы медленно набираем высоту.</text:p>
      <text:p text:style-name="P27">- Нам повезло, что с ними не было их хозяев. Виндиго умеют летать, - бормочет розовая пони, смотря вниз.</text:p>
      <text:p text:style-name="P27"/>
      <text:p text:style-name="P27">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27"/>
      <text:p text:style-name="P27">-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27"/>
      <text:p text:style-name="P27">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27"><text:s/>У меня кружится голова и я без сил опускаюсь на дно шлюпки.</text:p>
      <text:p text:style-name="P27"/>
      <text:p text:style-name="P27">- Да ты весь горишь, - Понка озабоченно касается носом моего лба. - Залазь в каюту, я сварю тебе кофе.</text:p>
      <text:p text:style-name="P27"/>
      <text:p text:style-name="P27"><text:soft-page-break/>В корме лодки действительно есть крохотная надстройка, где я могу разместиться в сидячем положении.</text:p>
      <text:p text:style-name="P27">Сидя на лавочке и укутавшись в шерстяной 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27">Мы летим на север.</text:p>
      <text:p text:style-name="P27"/>
      <text:p text:style-name="P27">…</text:p>
      <text:p text:style-name="P27"/>
      <text:p text:style-name="P27">-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27"/>
      <text:p text:style-name="P27">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сонно моргаю глазами, изо всех сил стараясь не заснуть.</text:p>
      <text:p text:style-name="P27"/>
      <text:p text:style-name="P27">-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Тогда начали отбирать добровольцев. Естественно, одним из них был Карвед Лайн — как знаток замковых подземелий и коммуникаций.</text:p>
      <text:p text:style-name="P27"/>
      <text:p text:style-name="P27">- А вторым — ты? - я изо всех сил борюсь со сном, крепкий кофе совершенно не оправдывает свою репутацию.</text:p>
      <text:p text:style-name="P27">- Да. Только у меня есть небольшой, но быстрый дирижабль и только я умею им управлять. В армии Свободной Эквестрии есть дирижабли, но они большие и неуклюжие. Их не удалось бы спрятать в лесу.</text:p>
      <text:p text:style-name="P27"/>
      <text:p text:style-name="P27">Я вспоминаю название на борту шлюпки.</text:p>
      <text:p text:style-name="P27"/>
      <text:p text:style-name="P27">- Интересное название у твоего аппарата.</text:p>
      <text:p text:style-name="P27">-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шлюпка. <text:soft-page-break/>Двигатель, впрочем, удалось сохранить — оттого «Хитрожопка» теперь носится быстрее ветра. Хотя на борту тесновато.</text:p>
      <text:p text:style-name="P27"/>
      <text:p text:style-name="P27">Понка насыпает в блюдце печенье и пододвигает ко мне. Форма печенья мне кажется подозрительно знакомой.</text:p>
      <text:p text:style-name="P27"/>
      <text:p text:style-name="P27">- Это сердечки?</text:p>
      <text:p text:style-name="P27">-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27">Я пожимаю плечами, и сонно сую одну печеньку в кофе.</text:p>
      <text:p text:style-name="P27"/>
      <text:p text:style-name="P27">- Долго нам лететь?</text:p>
      <text:p text:style-name="P27">- Около трёх дней. Зависит от ветра. Сюда мы летели сутки, но ветер был попутным. Сейчас, к сожалению, наоборот.</text:p>
      <text:p text:style-name="P27"/>
      <text:p text:style-name="P27">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27"/>
      <text:p text:style-name="P27">- Эй, ты куда?!</text:p>
      <text:p text:style-name="P27">-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27"/>
      <text:p text:style-name="P27">Розовогривая поняха затихает. Я медленно поворачиваюсь к ней. Она лежит, отвернувшись от меня и нарочито громко сопит…</text:p>
      <text:p text:style-name="P27"/>
      <text:p text:style-name="P27">… Мне действительно холодно.</text:p>
      <text:p text:style-name="P27"/>
      <text:p text:style-name="P27">Я вздыхаю и прижимаюсь к ней, обнимая её руками и зарываясь носом в пахнущую травой гриву.</text:p>
      <text:p text:style-name="P27">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27"/>
      <text:p text:style-name="P27">- Хотела бы я себе партнёра для путешествий. Такого, как ты, - бормочет Понка, уткнувшись носом мне в грудь. - Уж мы бы полетали.</text:p>
      <text:p text:style-name="P27"><text:soft-page-break/>Я молча обнимаю её всё крепче. Мой низ постепенно отвердевает, упираясь в живот поняхи. Она в ответ прижимается ко мне сильнее тазом.</text:p>
      <text:p text:style-name="P27"/>
      <text:p text:style-name="P27">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ли бы Сел расстроилась из-за этого…</text:p>
      <text:p text:style-name="P27"/>
      <text:p text:style-name="P27">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27">Теперь гондола легонько покачивается не только из-за ветра…</text:p>
      <text:p text:style-name="P39"><text:span text:style-name="Default_20_Paragraph_20_Font"><text:span text:style-name="T1">&lt;</text:span></text:span><text:span text:style-name="Default_20_Paragraph_20_Font"><text:span text:style-name="T9">пушка для феерверков</text:span></text:span><text:span text:style-name="Default_20_Paragraph_20_Font"><text:span text:style-name="T1">&gt;</text:span></text:span></text:p>
      <text:p text:style-name="P27">…</text:p>
      <text:p text:style-name="P27"/>
      <text:p text:style-name="P27">Четыре дня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27">Но когда прямо по курсу вырастает заснеженное плоскогорье с чёрными точками палаточного лагеря и тремя громадами боевых дирижаблей в отдалении, я вздыхаю с облегчением.</text:p>
      <text:p text:style-name="P27">Возможно, полетаем в другой жизни. В другом месте, в другое время.</text:p>
      <text:p text:style-name="P27">Не сейчас. Начатое надо завершить.</text:p>
      <text:p text:style-name="P27"/>
      <text:p text:style-name="P27">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27">Впрочем, я понимаю их опасения и стараюсь при каждом удобном случае демонстрировать зрачки глаз.</text:p>
      <text:p text:style-name="P27"/>
      <text:p text:style-name="P27">Внутрь меня сопровождают четыре гвардейца с занесенными алебардами. Селестия сидит спиной ко мне, просматривая развёрнутый на полу свиток. Так же неглядя она жестом отсылает стражников прочь.</text:p>
      <text:p text:style-name="P27">Я стою в шатре один — аликорница не удостаивает меня вниманием. Молчание затягивается.</text:p>
      <text:p text:style-name="P27"/>
      <text:p text:style-name="P27">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27"/>
      <text:p text:style-name="P27">- Ну привет, что ли, жёнушка? Давно не виделись. Говорят, целых две недели, - пытаюсь язвить я.</text:p>
      <text:p text:style-name="P27"><text:soft-page-break/>Мне неприятен подобный приём и непонятно, как себя вести.</text:p>
      <text:p text:style-name="P27"/>
      <text:p text:style-name="P27">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27"/>
      <text:p text:style-name="P27">Блядь! Она узнала… Про нас с Понкой точно не могла — мы только что прибыли. Значит, про нас с Луной…</text:p>
      <text:p text:style-name="P27"/>
      <text:p text:style-name="P27">-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27"/>
      <text:p text:style-name="P27">- ЗАЧЕМ?!!</text:p>
      <text:p text:style-name="P27"/>
      <text:p text:style-name="P27">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27">Ну, всё, развод гарантирован — хорошо, хоть детей нет, алименты платить не придётся.</text:p>
      <text:p text:style-name="P27"/>
      <text:p text:style-name="P27">- Сел, я тебя прошу, давай без истерик, - примирительно поднимаю открытые ладони на уровень груди. - 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27">- Мне нет дела до твоих шашней с сестрой!!! - рявкает аликорница нормальным голосом. - Зачем ты показал Луне путь к Орунгуну?!!</text:p>
      <text:p text:style-name="P27"/>
      <text:p text:style-name="P27">-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27">-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27">- Она… Она была очень убедительна…</text:p>
      <text:p text:style-name="P27">- А я для тебя, значит, не убедительна? - горько вопрошает Селестия.- <text:s/>Я же предупреждала не делать этого.</text:p>
      <text:p text:style-name="P27">- Не знаю, что на меня нашло, - бормочу я убито. - Извини.</text:p>
      <text:p text:style-name="P27">- Мне не нужны твои извинения. Они не помогут отвоевать четыре пятых Эквестрии, - аликорница раздражённо отворачивается.</text:p>
      <text:p text:style-name="P27"><text:soft-page-break/>- Чтож… Я в твоём распоряжении. Готов стать в ряды сопротивления в любом звании до рядового включительно. Для помощи.</text:p>
      <text:p text:style-name="P27">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27"/>
      <text:p text:style-name="P27">Селестия, наконец, глубоко вздыхает.</text:p>
      <text:p text:style-name="P27">- Ты так ничего и не понял, глупый Хуман, - грустно произносит аликорница, не поворачиваясь ко мне.</text:p>
      <text:p text:style-name="P27">- Как ты думаешь, почему мы так быстро потеряли почти всю Эквестрию?</text:p>
      <text:p text:style-name="P27">- Ну… У Луны, то есть, Найтмэр Мун большая армия?</text:p>
      <text:p text:style-name="P27">-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27">- Тогда что же?</text:p>
      <text:p text:style-name="P27">- Жертвы.</text:p>
      <text:p text:style-name="P27">- В смысле? - я непонимающе смотрю на аликорницу. - Они приносят жертвы для боевой магии и вы проигрываете сражения?</text:p>
      <text:p text:style-name="P27">-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27">-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27">- Вот именно, - вздыхает Селестия.</text:p>
      <text:p text:style-name="P27">- Что?! - я начинаю догадываться. - Ты сдала четыре пятых Эквестрии потому, что не хочешь видеть крови?</text:p>
      <text:p text:style-name="P27">-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коснуться моих подданных. Это только наше дело, моё и сестры, и больше ничьё. Пони не должны проливать кровь в войне Сестёр.</text:p>
      <text:p text:style-name="P27">- Но так не получится, - растерянно говорю я. - Твой отказ проливать кровь означает твоё поражение. Ты этого хочешь?</text:p>
      <text:p text:style-name="P27">-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27">- Что — но?</text:p>
      <text:p text:style-name="P27">-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27">- Ты смеёшься?! - я недоверчиво смотрю на аликорницу, но та только молча бьёт копытом в гонг.</text:p>
      <text:p text:style-name="P27"><text:soft-page-break/>Не успеваю я как следует охренеть, как входит стража и по её знаку меня берут в кольцо.</text:p>
      <text:p text:style-name="P27"/>
      <text:p text:style-name="P27">- Сел, не глупи! Я же Хуман! Твой Хуман! Ты чего?</text:p>
      <text:p text:style-name="P27">Я трепыхаюсь в тисках стражи, но всё тщетно. Меня уводят.</text:p>
      <text:p text:style-name="P27"/>
      <text:p text:style-name="P27">Вот стоило просыпаться, чтобы из одного плена попасть в другой!</text:p>
      <text:p text:style-name="P27"/>
      <text:p text:style-name="P27">…</text:p>
      <text:p text:style-name="P39"><text:span text:style-name="Default_20_Paragraph_20_Font"><text:span text:style-name="T1">&lt;</text:span></text:span><text:span text:style-name="Default_20_Paragraph_20_Font"><text:span text:style-name="T9">Допросы Хумана у капитана/ Жизнь огромного дирижабля — аналогично монкаламари</text:span></text:span><text:span text:style-name="Default_20_Paragraph_20_Font"><text:span text:style-name="T1">&gt;</text:span></text:span></text:p>
      <text:p text:style-name="P27">Я, как обычно, здороваюсь со стражником. Он, как обычно, не отвечает. Заменив отхожее ведро, он удаляется, унося с собой пустые тарелку с чашкой.</text:p>
      <text:p text:style-name="P27">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27"/>
      <text:p text:style-name="P27">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27">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ый тут же дирижабль огромных размеров — я и не подозревал, что в Эквестрии есть такие! «Гордость Эквестрии» - красовалось на его титаническом баллоне. С тех пор моё существование проходит на редкость однообразно…</text:p>
      <text:p text:style-name="P27"/>
      <text:p text:style-name="P27">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27">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27">Эх, мечты-мечты…</text:p>
      <text:p text:style-name="P27"/>
      <text:p text:style-name="P27">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27"><text:soft-page-break/>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27"/>
      <text:p text:style-name="P27">Т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27"/>
      <text:p text:style-name="P27">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27"/>
      <text:p text:style-name="P27">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27">Ручка ковшика всё поднимается над бортиком бочки, затем я вижу спутанный ком розовых… водорослей?</text:p>
      <text:p text:style-name="P27"/>
      <text:p text:style-name="P27">Понкамина раздвигает мокрую гриву вокруг носа, выплёвывает дыхательную трубку изо рта и подмигивает мне.</text:p>
      <text:p text:style-name="P27">- Зря выпрыгнул, Хуман. У нас ещё не было возможности заняться сексом под водой!</text:p>
      <text:p text:style-name="P27">-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27"/>
      <text:p text:style-name="P27">Понка вылазит из бочки и отряхивается.</text:p>
      <text:p text:style-name="P27">-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27">- Месяц и прошёл, если я не ошибся в подсчётах, - я указываю на группы палочек в углу.</text:p>
      <text:p text:style-name="P27">-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и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27"/>
      <text:p text:style-name="P27"><text:soft-page-break/>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27"/>
      <text:p text:style-name="P27">- Вытрись и оденься, Хуман. Сейчас будет холодно, - предупреждает Понка.</text:p>
      <text:p text:style-name="P27">Её совет весьма уместен, - поняха достаёт из накопытных ножен ножик и молниеносно прорезает дыру в парусине.</text:p>
      <text:p text:style-name="P27">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27"/>
      <text:p text:style-name="P27">- Ты уверена? - переспрашиваю Понку. - Как ты сама-то выберешься? Или ты остаёшься тут вместо меня?</text:p>
      <text:p text:style-name="P27">Розовогривая молча лезет в прорезь первой.</text:p>
      <text:p text:style-name="P27"/>
      <text:p text:style-name="P27">Уже второй раз эта поняха предлагает мне на выбор плен или свободу.</text:p>
      <text:p text:style-name="P27">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27">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27"/>
      <text:p text:style-name="P27">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 Не люблю высоту и холод.</text:p>
      <text:p text:style-name="P27">Вздохнув поглубже, я ловлю лестницу и начинаю карабкаться вверх.</text:p>
      <text:p text:style-name="P27"/>
      <text:p text:style-name="P27">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яно до удара.</text:p>
      <text:p text:style-name="P27">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за каждую ступеньку.</text:p>
      <text:p text:style-name="P27"/>
      <text:p text:style-name="P27">Через минуту я переваливаюсь через борт «Хитрожопки» и уютная каюта распахивает мне навстречу свои тёплые обьятия.</text:p>
      <text:p text:style-name="P27"><text:soft-page-break/></text:p>
      <text:p text:style-name="P27">...</text:p>
      <text:p text:style-name="P27"/>
      <text:p text:style-name="P27">- Она сказала, что не хочет жертв. Что если воевать, то прольётся кровь, а она её достаточно насмотрелась.</text:p>
      <text:p text:style-name="P27">- И это всё? – Понка старается просверлить меня взглядом.</text:p>
      <text:p text:style-name="P27">- Ну да. То есть, она ещё что-то говорила, но суть именно в этом. Она не хочет крови, - я запиваю печенье глинтвейном.</text:p>
      <text:p text:style-name="P27"/>
      <text:p text:style-name="P27">«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27"/>
      <text:p text:style-name="P27">-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27">- Нет. Крови не будет, - уверенно говорю я, вспоминая Орунгун.</text:p>
      <text:p text:style-name="P27">-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27">Понка отправляет в рот горсть печенюшек, ложку варенья и запивает всё брусничным чаем.</text:p>
      <text:p text:style-name="P27">- Нет.</text:p>
      <text:p text:style-name="P27">Понка давится печеньем и выкашливает всё на поднос.</text:p>
      <text:p text:style-name="P27">- Почему?</text:p>
      <text:p text:style-name="P27">-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будет похожа на эти края.</text:p>
      <text:p text:style-name="P27">- Я думаю...</text:p>
      <text:p text:style-name="P27">-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ими с ордой пони-зомби в подчинении! Они не остановятся, пока последний пони не будет обращён. Я уже видел это в родном мире Сел.</text:p>
      <text:p text:style-name="P27"/>
      <text:p text:style-name="P27"><text:soft-page-break/>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27"/>
      <text:p text:style-name="P27">-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27">- Она ещё говорила, что это только её и сестры дело, – безнадёжно говорю я.</text:p>
      <text:p text:style-name="P27">-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27"/>
      <text:p text:style-name="P27">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сидячем положении. Кто бы ни смастерил сей предмет личной гигиены, он был тем ещё шутником: дырка в сидении окаймлена искусной резьбой.</text:p>
      <text:p text:style-name="P27">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27">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27"/>
      <text:p text:style-name="P27">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27">Я с открытым ртом обозреваю сонную армаду, забыв, зачем вышел. Взгляд метается от дирижабля к дирижаблю, от костра к костру.</text:p>
      <text:p text:style-name="P27">«Их слишком много. Зря Сел сдавала города без боя. Теперь они все вышли против неё» - проносится у меня в голове.</text:p>
      <text:p text:style-name="P27"/>
      <text:p text:style-name="P27">От длинного как палка колбасы дирижабля отделяется рой светящихся точек и быстро приближается к нам. Я выхожу из ступора и несусь в каюту.</text:p>
      <text:p text:style-name="P27">- Понка, нас заметили! За нами погоня!</text:p>
      <text:p text:style-name="P27"><text:soft-page-break/>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27"/>
      <text:p text:style-name="P27">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27">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27">- Лишь бы порох не отсырел, - ворчит <text:s/>Понка и из ящика на треноге встаёт небольшая, но толстая пушка.</text:p>
      <text:p text:style-name="P27">- Ты будешь стрелять? - тупо спрашиваю я.</text:p>
      <text:p text:style-name="P27">Образ розовогривой симпатичной поняхи как-то не вяжется с хладнокровным убийцей. Но Понка в ответ только невозмутимо кивает головой и наводит орудие на приближающийся клин пегасов.</text:p>
      <text:p text:style-name="P27">Я не соображаю заткнуть уши и первое время после выстрела глохну — пушка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пикируют вниз, с трудом выравниваясь у земли и возвращаются на дирижабль-матку.</text:p>
      <text:p text:style-name="P27">-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27"/>
      <text:p text:style-name="P27">- Четыре! На праздновании победы Грифа Карруса в «Небесах Эквестрии» - громогласно возвещает голос с носа лодки.</text:p>
      <text:p text:style-name="P27">Мы оборачиваемся, чтобы встретиться взглядами с Найтмэр Мун.</text:p>
      <text:p text:style-name="P27"/>
      <text:p text:style-name="P27">-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27">- Не бойся Нас. Мы не причиним тебе зла. Ты помог Нам. И Мы не забыли ночь с тобой, хотя и не придаём этому той важности, что наш бывший носитель.</text:p>
      <text:p text:style-name="P27">Узкие зрачки насмешливо смотрят, как я пытаюсь нашарить рукой что-нибудь увесистое за собой.</text:p>
      <text:p text:style-name="P27">- Что значит «наш бывший носитель»? Что ты сделала с Луной?</text:p>
      <text:p text:style-name="P27">- Она стала частью Нас. Она была частью Нас и раньше — но большей частью. 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27"><text:soft-page-break/>- О каком счастье ты говоришь? - я, наконец, нашарил багор и осторожно перехватываю пальцами чуть пониже, чтобы было удобно замахиваться.</text:p>
      <text:p text:style-name="P27">-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пушка выбрасываются за борт.</text:p>
      <text:p text:style-name="P27">- За пушку ответишь, сосулька гнилая! - орёт Понка, трепыхаясь в магическом захвате.</text:p>
      <text:p text:style-name="P27">- Не думаю, что пушка тебе понадобится, когда ты познаешь любовь зимы.</text:p>
      <text:p text:style-name="P27">Розовогривая поняха пытается пнуть ногой Найтмэр, когда та подходит к ней. Найтмэр только презрительно улыбается.</text:p>
      <text:p text:style-name="P27">- Извини Нас, Хуман, что Мы не сможем одарить тебя милостью зимы вслед за этой розовой истеричкой. Для тебя Мы устроим процедуру перехода в люкс-варианте — это будет ледяная коронация и свадьба одновременно и состоится она после разгрома сил той, кого в шутку называют лидером Сопротивления, а это случится очень скоро! Мы надеемся, что и Селестия сможет поприсутствовать на сей церемонии и присоединиться к нам в объятиях зимы. До той же поры тебе нам придётся ограничить твою свободу. Но не волнуйся — Мы позаботимся, чтобы ты ни в чём не нуждался, наш будущий супруг и соправитель! А сейчас...</text:p>
      <text:p text:style-name="P27">Создание поворачивается к Понке и хищно прищуривает глаза. Узкие зрачки горят зелёным, в их глубине появляются огненные точки.</text:p>
      <text:p text:style-name="P27">- Стой!</text:p>
      <text:p text:style-name="P27">Найтмэр недоумённо поворачивается ко мне.</text:p>
      <text:p text:style-name="P27">-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27">- Эй! Ты кого назвал прислуж... Ай! - Понка замолкает после незаметной, но сильной затрещины с моей стороны.</text:p>
      <text:p text:style-name="P27">- Хм. Т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27"/>
      <text:p text:style-name="P27">…</text:p>
      <text:p text:style-name="P27"/>
      <text:p text:style-name="P27">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ного флагманского дирижабля Найтмэр Мун, это и его натуральная реализация. То есть, это реальный айсберг на громадном воздушном шаре, испещрённый прорезанными во льду коридорами и помещениями. Холодняки снуют по этим штольням как биороботы, а шестёрка управляющих им виндиго вводит в дрожь.</text:p>
      <text:p text:style-name="P27"><text:soft-page-break/>Впрочем, дрожь вызывает и другой фактор: тут холодно. 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 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27"/>
      <text:p text:style-name="P27">- Мы снова летим вдоль хребта. Только в обратную сторону. - Понка плотнее кутается в одеяло. - С таким темпом до битвы поужинать не успеем.</text:p>
      <text:p text:style-name="P27">- Проклятье! Надо как-то выбраться отсюда. Надо предупредить Сел. Тут столько сил, что они пощёлкают силы Сопротивления как семечки.</text:p>
      <text:p text:style-name="P27">- Увы, - Понка разводит копытами, - у меня кончилась фантазия. Разумеется,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27">И верно, наш крохотный дирижабль плетётся за «Айсбергом», печально покачивая бортами. Длинный канат соединяет его баллон с баллоном «Айсберга».</text:p>
      <text:p text:style-name="P27">- Если бы можно было как-то залезть на на верх «Айсберга» и потом по канату...</text:p>
      <text:p text:style-name="P27">- Даже не думай, - серьёзно говорит поняха.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27">- Вдобавок, - продолжает розовая поняха, - уже поздно.</text:p>
      <text:p text:style-name="P27"/>
      <text:p text:style-name="P27">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text:p>
      <text:p text:style-name="P27">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ек какую-то жидкость. Судя по цвету и консистенции — содержимое выгребной ямы. Холодняки не обращают на это внимание, методично разрушая ворота копытами. Столпившиеся поодаль сторонники партии Ночи одобрительно наблюдают за работой холодняков,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27"/>
      <text:p text:style-name="P27">- Да они не сопротивляются! - присмотревшись, возмущаюсь я. - Нельзя назвать сопротивлением выливание помоев на голову зомбакам, которым пофиг на это!</text:p>
      <text:p text:style-name="P27"/>
      <text:p text:style-name="P27">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text:soft-page-break/>Пегасы в чёрном с заполнеными сетями скрываются в пузатом дирижабле с решетками на иллюминаторах.</text:p>
      <text:p text:style-name="P27">На моих глазах воздушные силы Сопротивления приземляют два дирижабля, лишившись при этом половины боеспособных эскадрилий.</text:p>
      <text:p text:style-name="P27"/>
      <text:p text:style-name="P27">-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27">- С такими успехами битва закончится через полчаса: все попадут в плен, - мрачно замечаю я.</text:p>
      <text:p text:style-name="P27"/>
      <text:p text:style-name="P27">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сопротивления уже захвачен и попарно связанные воины Селестии мрачно наблюдают за ходом воздушного сражения сидя у частокола.</text:p>
      <text:p text:style-name="P27"/>
      <text:p text:style-name="P27">- Узри миг Нашего торжества, Хуман!</text:p>
      <text:p text:style-name="P27">Дверь камеры растворяется и к нам входит улыбающаяся до ушей Найтмер Мун в сопровождении виндиго.</text:p>
      <text:p text:style-name="P27">-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Идём с Нами, Хуман. Мы хотим, чтобы ты видел, как погаснет последняя искра сопротивления на пути воцарения вечной Зимы и вечной Ночи!</text:p>
      <text:p text:style-name="P27"/>
      <text:p text:style-name="P27">В окружении шести виндиго мы с Понкой идём вслед за Найтмэр на палубу «Айсберга», где припаркована парящая колесница. «Черная Молния» - вижу я шильдик каретного двора на жезле управления высотой. Мы втроём садимся в колесницу, в то время как сопровождающие нас винды впрыгаются в неё. Через пару минут мы приближаемся к поверженной «Гордости Эквестрии», где последние защитники ведут бой с наседающим врагом. Разломанная напополам гондола дирижабля стала неким суррогатом крепости для обороняющихся легионеров из дворцовой охраны Селестии. Сама принцесса в одиночестве стоит на мостике и молча следит за боем.</text:p>
      <text:p text:style-name="P27"/>
      <text:p text:style-name="P27">-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27"/>
      <text:p text:style-name="P27">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text:soft-page-break/>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27"/>
      <text:p text:style-name="P27">-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27"/>
      <text:p text:style-name="P27">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ночи медлит, не решаясь приблизиться к принцессе.</text:p>
      <text:p text:style-name="P27"/>
      <text:p text:style-name="P27">- Оставь поединок Нам, - благосклонно кивает ему Найтмэр. - Нам так долго не хватало этого развлечения!</text:p>
      <text:p text:style-name="P27">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27"/>
      <text:p text:style-name="P27">- Ну что же, вспомним былые годы, сестра! - тёмная аликорница хрустит позвонками, разминая шею. - 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и правь вместе с Нами!</text:p>
      <text:p text:style-name="P27"/>
      <text:p text:style-name="P27">Закованая в доспехи белая фигура молча смотрит на Найтмэр. Та тяжко вздыхает.</text:p>
      <text:p text:style-name="P27">- Глупо. Ты не оставляешь Нам выхода. Эта игра будет слишком короткой.</text:p>
      <text:p text:style-name="P27"/>
      <text:p text:style-name="P27">Эти слова чёрная аликорница произносит почти нежно, с нотками печали. Я не успеваю уследить, как <text:s/>Найтмэр молниеносно, без подготовки, прыгает на Селестию, разворачиваясь в воздухе. 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Звук взаимодействия напоминает удар кувалды в канализационный люк. Атака сметает белую аликорницу с ног и сбрасывает с мостика. Найтмэр без остановки пригает следом и, не давая опомниться, со всего размаха опускается всеми четырьмя копытами на спину пытающей подняться аликорницы.</text:p>
      <text:p text:style-name="P27">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27"><text:soft-page-break/>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Управляющий жезл возвращается на место.</text:p>
      <text:p text:style-name="P27">-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27"/>
      <text:p text:style-name="P27">Найтмэр со смешком протягивает копыто к шлему Селестии и поднимает забрало.</text:p>
      <text:p text:style-name="P27">Несколько долгих секунд стоит тишина. Потом над мостиком раздаётся режущий уши визг, переходящий в рёв.</text:p>
      <text:p text:style-name="P27"/>
      <text:p text:style-name="P27">- ОБМА-А-А-Н!!!</text:p>
      <text:p text:style-name="P27"/>
      <text:p text:style-name="P27">Ударом копыта Найтмэр отбрасывает пустые авто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ВСЕ ПЕЧЕНЬКИ БУДУТ НАШИ!». 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27"/>
      <text:p text:style-name="P27">- ОБМА-А-А-Н!!! Это Мы ВСЕГДА играли командора Брэйвхарта! Это Наша...</text:p>
      <text:p text:style-name="P27"/>
      <text:p text:style-name="P27">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text:p>
      <text:p text:style-name="P27"/>
      <text:p text:style-name="P27">- Посмотрим, как вы будете смеяться, когда Мы схватим вашу повелительницу и сделаем Нашей слугой перед вами! - вспыхивает Найтмэр. - Второй раз ей Нас не обмануть!</text:p>
      <text:p text:style-name="P27"/>
      <text:p text:style-name="P27">Аликорница пристально вглядывается в небо в том направлении, где скрылся повар-пегас.</text:p>
      <text:p text:style-name="P27">-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её саму.</text:p>
      <text:p text:style-name="P27">-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27"/>
      <text:p text:style-name="P27">…</text:p>
      <text:p text:style-name="P27"/>
      <text:p text:style-name="P27"><text:soft-page-break/>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 «Мы бы телепортировались прямо в замок, но защитное поле Элементов подавляет телепортацию. Что Нам и мешает, и помогает — сестрица тоже не может единомоментно переместиться к замку» - объяснила тёмная аликорница. И вот мы уже третий день гонимся на колеснице, запряженной в шестёрку виндиго. Сначала это была еле видная в лучах рассвета пылинка, затем крупных размеров стрекоза, затем крупный пегас и, наконец, бешено работающая крыльями светлая аликорница. 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нет времени его снять.</text:p>
      <text:p text:style-name="P27">За три дня мы пролетаем весь путь, который у нас с Понкой на «Хитрожопке» занял две недели. И на горизонте уже виден силовой щит Элементов — только между нами и Сел осталось каких-нибудь сто ярдов.</text:p>
      <text:p text:style-name="P27"/>
      <text:p text:style-name="P27">-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27"/>
      <text:p text:style-name="P27">Из рога чёрной аликорницы вырывается фиолетовая молния и ударяет в светлую фигуру впереди. Та уворачивается.</text:p>
      <text:p text:style-name="P27"/>
      <text:p text:style-name="P27">-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27"/>
      <text:p text:style-name="P27">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27">Силовой купол Элементов растёт прямо на глазах. Но всё ещё далеко, гораздо дальше, чем хотелось бы.</text:p>
      <text:p text:style-name="P27"/>
      <text:p text:style-name="P27">-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27"/>
      <text:p text:style-name="P27">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27"/>
      <text:p text:style-name="P27">- Так-так, сестрица, Нам неудобно дырявить твой роскошный зад, но Мы не можем позволить... ИК!...</text:p>
      <text:p text:style-name="P27"><text:soft-page-break/>Я с заднего сиденья дотягиваюсь ногой до жезла высоты и втапливаю его до упора. Колесницу резко швыряет вверх, она стартует в небо подобно ракете. 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друга лбами марионеток.</text:p>
      <text:p text:style-name="P44">- Давай, Сел, - бормочу я, яростно терзая зубами узел. - Поднажми.</text:p>
      <text:p text:style-name="P27">Как будто услы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27">Узёл в конце-концов подаётся и петли спадают с затёкших рук, когда меня накрывает тень.</text:p>
      <text:p text:style-name="P27"/>
      <text:p text:style-name="P27">- Мы можем убить тебя прямо сейчас!!! - рычит мне в лицо Найтмэр Мун. - Зачем Нам предатель?</text:p>
      <text:p text:style-name="P27">Она с такой силой стучит копытом, что я подпрыгиваю на скамье и валюсь на пол колесницы.</text:p>
      <text:p text:style-name="P27">-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27">Ноздри тёмной аликорницы гневно расширяются, узкие зрачки буквально пронзают меня насквозь как пара испанских навах.</text:p>
      <text:p text:style-name="P27">Я молчу. Найтмэр, в конце концов, раздражённо отворачивается.</text:p>
      <text:p text:style-name="P27">- Почему Мы это терпим? - бормочет она сама себе. - Что это за мягкотелость? Это не понравится Великой Зиме.</text:p>
      <text:p text:style-name="P27"/>
      <text:p text:style-name="P27">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солнца на опоясывающей защитный экран ледяной паутины.</text:p>
      <text:p text:style-name="P27"/>
      <text:p text:style-name="P27">- Сел!!! Осторожно, сеть!!! - ору я.</text:p>
      <text:p text:style-name="P27">Найтмэр лишь надменно хохочет, даже не удостоив меня взглядом.</text:p>
      <text:p text:style-name="P27">-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27">Мгновением позже происходит катастрофа. Светлая фигура как будто разбивается о невидимую преграду. В момент столкновения фрагмент сети искривляется и блики солнца играют на ледяных нитях как живые. Нити ледяной сети охватывают светлую аликорницу как паутина муху. Нет, они не останавливают её — аликорница солнечным метеором мчится дальше. Двумя частями. Некоторое время фрагменты — сама аликорница и её левое крыло — движутся по инерции рядом, но вскоре их траектории расходятся.</text:p>
      <text:p text:style-name="P27"><text:soft-page-break/>- Теперь посмотрим, чьи будут печеньки! - издевательски смеётся Найтмэр. - Вперёд!</text:p>
      <text:p text:style-name="P27"/>
      <text:p text:style-name="P27">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27">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длинным тормозным путём по гравийной дорожке.</text:p>
      <text:p text:style-name="P27"/>
      <text:p text:style-name="P27">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39"><text:span text:style-name="Default_20_Paragraph_20_Font"><text:span text:style-name="T1">Радужная мембрана всё ближе, но Найтмэр не проявляет ни малейших признаков беспокойства. </text:span></text:span><text:span text:style-name="Default_20_Paragraph_20_Font"><text:span text:style-name="T20">На последних ярдах к защитному </text:span></text:span><text:span text:style-name="Default_20_Paragraph_20_Font"><text:span text:style-name="T1">э</text:span></text:span><text:span text:style-name="Default_20_Paragraph_20_Font"><text:span text:style-name="T20">крану </text:span></text:span><text:span text:style-name="Default_20_Paragraph_20_Font"><text:span text:style-name="T1">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е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 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27"/>
      <text:p text:style-name="P27">Колесница долго катится по садовой дорожке, гася скорость. В конце-концов, экипаж со скрипом останавливается в том месте, где начинается длинная, окрашенная кровью борозда. В её конце в изорваном дымящемся поварском халате лежит белая аликорница. Я окаменевшим истуканом сижу на полу, уставившись прямо вперёд. В голове непрерывно крутится фраза «Все печеньки будут наши».</text:p>
      <text:p text:style-name="P27"/>
      <text:p text:style-name="P27">- Сел. - пересохшими губами шепчу я. - Вставай.</text:p>
      <text:p text:style-name="P27">Я не могу больше говорить — у меня закончился воздух в лёгких. Затаив дыхание, я смотрю на окровавленую фигуру на гравийной дорожке.</text:p>
      <text:p text:style-name="P27">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27">- Вставай, Сел, - шепчу я беззвучно.</text:p>
      <text:p text:style-name="P27"/>
      <text:p text:style-name="P27">Медленно, как солнце встаёт по утра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27"><text:soft-page-break/></text:p>
      <text:p text:style-name="P27">- Мы победили, - бормочу я. - Нет. Ты победила, Сел.</text:p>
      <text:p text:style-name="P27">События последних дней высосали меня досуха. У меня нет сил радоваться. Я с трудом встаю с пола колесницы и медленно бреду к арсеналу.</text:p>
      <text:p text:style-name="P27">- Кто тут? - слышу слабый голос за спиной. - Где мы?</text:p>
      <text:p text:style-name="P27">В колеснице стоит Найтмэр.</text:p>
      <text:p text:style-name="P27">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27">- Ч-что тут произошло, Хуман?</text:p>
      <text:p text:style-name="P27"/>
      <text:p text:style-name="P27">Я молча нагибаюсь и подбираю с дорожки самый увесистый камень, до которого могу дотянуться.</text:p>
      <text:p text:style-name="P27">Мы молча стоим друг против друга и глаза Луны в конце-концов наполняются страхом.</text:p>
      <text:p text:style-name="P27"/>
      <text:p text:style-name="P27">- Ты угрожаешь Нам? Что плохого Мы тебе сделали?</text:p>
      <text:p text:style-name="P27"/>
      <text:p text:style-name="P27">Я молчу, не сводя с неё глаз. За моей спиной хлопает тяжёлая дверь арсенала.</text:p>
      <text:p text:style-name="P27"/>
      <text:p text:style-name="P27">- Сестра! - радостно зовёт Луна и мчится мимо меня по дорожке. Когда она равняется со мной, я резко толкаю её в бок, сбивая с ног. Она катится в траву. Я, не удержавшись, падаю вслед за ней.</text:p>
      <text:p text:style-name="P27"/>
      <text:p text:style-name="P27">- Ты ударил Нас! - удивлённо восклицает синяя аликорница.</text:p>
      <text:p text:style-name="P27">Я встаю первый и заношу над ней камень. Её глаза наполняются ужасом.</text:p>
      <text:p text:style-name="P27"/>
      <text:p text:style-name="P27">- Не трожь её, - слышу за спиной <text:s/>тихий голос.</text:p>
      <text:p text:style-name="P27">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27">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27">В конце-концов, Луна заливается слезами и прикрывается крыльями.</text:p>
      <text:p text:style-name="P27">- П-почему т-ты... В-вы так относитесь к нам? Что я сделала тебе и Хуману? - бормочет она сквозь слёзы из-под крыльев.</text:p>
      <text:p text:style-name="P27">- С возвращением, сестра, - мягко улыбается Селестия. - Я соскучилась.</text:p>
      <text:p text:style-name="P27">- Она чиста, - поворачивается светлая аликорница ко мне. - Опусти камень, Ху...</text:p>
      <text:p text:style-name="P27"/>
      <text:p text:style-name="P27"><text:soft-page-break/>Зрачки Луны становятся узкими как у змеи. Рот искривляется в хищном оскале.</text:p>
      <text:p text:style-name="P27"/>
      <text:p text:style-name="P27">- Сел!!!</text:p>
      <text:p text:style-name="P27">Мой окрик пропадает впустую.</text:p>
      <text:p text:style-name="P27">Стремительным броском кобры Найтмэр изгибает шею и впивается рогом в бок светлой аликорницы.</text:p>
      <text:p text:style-name="P27"/>
      <text:p text:style-name="P27">- Так Ночь всегда побеждает День, а Зима — Лето! - торжествующе смеётся Найтмэр. - Ты проиграла, сестра!</text:p>
      <text:p text:style-name="P27">Розовая аура щита охватывает тёмную пликорницу и пытается оторвать от земли. Та только крепче упирается ногами в землю, используя в качестве якоря воткнутый в бок Селестии рог.</text:p>
      <text:p text:style-name="P27"/>
      <text:p text:style-name="P27">- Мы уже победили щит Элементов один раз — победим и второй! - хрипло смеётся Найтмэр.</text:p>
      <text:p text:style-name="P27">Кровь из бока Селестии льётся по её рогу, заливая глаза и нос. Найтмэр слизывает эту кровь и снова хохочет.</text:p>
      <text:p text:style-name="P27">Я вижу это как в замедленной сьёмке, поднимая камень над головой и бросая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27">- Ночь сильнее дня! Не стой у Нас на пути, Хуман — и ты ещё сможешь занять подобающее место у Нашего престола!</text:p>
      <text:p text:style-name="P27">- Ты забыла, сестра, - слабый голос Селестии вмиг прервал дикое хохотание Найтмэр.</text:p>
      <text:p text:style-name="P27">- Что?!! Что Мы забыли?</text:p>
      <text:p text:style-name="P27"/>
      <text:p text:style-name="P27">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27">-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27"/>
      <text:p text:style-name="P27">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27"/>
      <text:p text:style-name="P27">-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27"/>
      <text:p text:style-name="P27">Золотистый пузырь лопается и Найтмэр летит в зенит подобно камню из пращи. Секунду я ещё слышу её визг, после чего она скрывается из виду.</text:p>
      <text:p text:style-name="P27"><text:soft-page-break/></text:p>
      <text:p text:style-name="P27">- Мне очень жаль, что пришлось так поступить, - шепчет Селестия.</text:p>
      <text:p text:style-name="P27">Золотая сфера осторожно ставит её на ноги. Задние ноги светлой аликорницы подгибаются и она медленно садится на садовую дорожку. Кровь струится из её ран на боках и основании крыла.</text:p>
      <text:p text:style-name="P27"/>
      <text:p text:style-name="P27">- Щит разогнал, а я направила её на луну. Вдобавок, Щит элементов обернул тело моей сестры локальной оболочкой. Она 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27">Аликорница говорит с закрытыми глазами, как во сне. Её голос становится всё тише.</text:p>
      <text:p text:style-name="P27"/>
      <text:p text:style-name="P27">- Сел! Не засыпай!!!</text:p>
      <text:p text:style-name="P27"/>
      <text:p text:style-name="P27">Аликорница открывает глаза и слабо улыбается.</text:p>
      <text:p text:style-name="P27">- Обними же меня, наконец. Мне станет теплее. Тут... что-то слишком холодно.</text:p>
      <text:p text:style-name="P27"/>
      <text:p text:style-name="P27">Очертания аликорницы расплываются передо мной из-за слёз. Я быстро вытираю глаза ладонью и обнимаю Селестия обеими руками. Та коротко вздыхает и расслаблено ложит голову мне на плечо. Я прижимаю её к груди и чувствую стук её сердца.</text:p>
      <text:p text:style-name="P27"/>
      <text:p text:style-name="P27">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27"/>
      <text:p text:style-name="P27">- Я... чувствую магию... - слабо произносит Селестия.</text:p>
      <text:p text:style-name="P27">Я отстраняюсь от неё и вижу золотую фигурку аликорницы, раскачивающуюся на цепочке на моей шее.</text:p>
      <text:p text:style-name="P27"/>
      <text:p text:style-name="P39"><text:span text:style-name="Default_20_Paragraph_20_Font"><text:span text:style-name="T1">- Очень знакомая магия... Похоже на моё собственное </text:span></text:span><text:span text:style-name="Default_20_Paragraph_20_Font"><text:span text:style-name="T20">проклятие</text:span></text:span><text:span text:style-name="Default_20_Paragraph_20_Font"><text:span text:style-name="T1"> «Каменный лёд», только усиленое в сотню раз. Я изобрела его для </text:span></text:span><text:span text:style-name="Default_20_Paragraph_20_Font"><text:span text:style-name="T20">побед</text:span></text:span><text:span text:style-name="Default_20_Paragraph_20_Font"><text:span text:style-name="T1">ы над </text:span></text:span><text:span text:style-name="Default_20_Paragraph_20_Font"><text:span text:style-name="T9">Дискордом</text:span></text:span><text:span text:style-name="Default_20_Paragraph_20_Font"><text:span text:style-name="T1">... Откуда у тебя этот медальон?</text:span></text:span></text:p>
      <text:p text:style-name="P27">Я пытаюсь снять его, но рука, как прежде, проходит сквозь него.</text:p>
      <text:p text:style-name="P27"/>
      <text:p text:style-name="P27">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39"><text:span text:style-name="Default_20_Paragraph_20_Font"><text:span text:style-name="T1">- </text:span></text:span><text:span text:style-name="Default_20_Paragraph_20_Font"><text:span text:style-name="T20">Если я не </text:span></text:span><text:span text:style-name="Default_20_Paragraph_20_Font"><text:span text:style-name="T1">ошибаюсь</text:span></text:span><text:span text:style-name="Default_20_Paragraph_20_Font"><text:span text:style-name="T20"> в природе </text:span></text:span><text:span text:style-name="Default_20_Paragraph_20_Font"><text:span text:style-name="T1">э</text:span></text:span><text:span text:style-name="Default_20_Paragraph_20_Font"><text:span text:style-name="T20">того заклинания, </text:span></text:span><text:span text:style-name="Default_20_Paragraph_20_Font"><text:span text:style-name="T1">у меня есть около минуты. Я бы, наверное, смогла бы побороться с ним, если бы не была так слаба.</text:span></text:span></text:p>
      <text:p text:style-name="P27">- Сел, что ты говоришь? Как тебе помочь?</text:p>
      <text:p text:style-name="P27"><text:soft-page-break/>-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27"/>
      <text:p text:style-name="P27">Серое пятно уже охватило всю грудь и расползается на шею, передние ноги и крылья. Скорость распространения пятна увеличивается.</text:p>
      <text:p text:style-name="P27">- Сел!!!</text:p>
      <text:p text:style-name="P27">-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27">…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 И... знай — я всегда любила тебя...</text:p>
      <text:p text:style-name="P27">- Сел, ЧТО МНЕ СДЕЛАТЬ, ЧТОБЫ ПОМОЧЬ?!!</text:p>
      <text:p text:style-name="P27"/>
      <text:p text:style-name="P27">Мой крик теряется в пустоте. Аликорница не отвечает.</text:p>
      <text:p text:style-name="P27">Статуи не умеют говорить.</text:p>
      <text:p text:style-name="P27"/>
      <text:p text:style-name="P27">…</text:p>
      <text:p text:style-name="P27"/>
      <text:p text:style-name="P27">Сколько времени я стою, уставившись на каменное изваяние, некогда бывшее моим спутником долгие сотни лет?</text:p>
      <text:p text:style-name="P27">Секунды?</text:p>
      <text:p text:style-name="P27">Минуты?</text:p>
      <text:p text:style-name="P27">Часы?</text:p>
      <text:p text:style-name="P27"/>
      <text:p text:style-name="P27">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27">Звон усиливается. Воздух в пяти шагах от меня дрожит, в неясном мареве проявляется нечто определённое. Мигая помехами, передо мной висит чёрный экран. Зелёные линии на нём складываются в знакомое изображение.</text:p>
      <text:p text:style-name="P27"/>
      <text:p text:style-name="P27"><text:soft-page-break/>С экрана на меня смотрит Селестия.</text:p>
      <text:p text:style-name="P27"/>
      <text:p text:style-name="P27">-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27"/>
      <text:p text:style-name="P27">Изображение на экране мигает и часто прерывается белым шумом, её слова еле можно разобрать сквозь треск разрядов и хрипение помех.</text:p>
      <text:p text:style-name="P39"><text:span text:style-name="Default_20_Paragraph_20_Font"><text:span text:style-name="T1">- Правда, я н-не ожидала, что твоя миссия так затянется. Как видишь, я утратила физическое тело и теперь п-присутствую в 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Надеюсь, в твоём м-мире тоже будет всё хорошо. Спасибо тебе, Дедлайн. И... </text:span></text:span><text:span text:style-name="Default_20_Paragraph_20_Font"><text:span text:style-name="T20">п-</text:span></text:span><text:span text:style-name="Default_20_Paragraph_20_Font"><text:span text:style-name="T1">прощай!</text:span></text:span></text:p>
      <text:p text:style-name="P27"/>
      <text:p text:style-name="P27">Мир растворяется в ослепительном сиянии...</text:p>
      <text:p text:style-name="P39"><text:span text:style-name="Default_20_Paragraph_20_Font"><text:span text:style-name="T1">&lt;</text:span></text:span><text:span text:style-name="Default_20_Paragraph_20_Font"><text:span text:style-name="T9">всё время войны сестёр была ночь</text:span></text:span><text:span text:style-name="Default_20_Paragraph_20_Font"><text:span text:style-name="T1">&gt;</text:span></text:span></text:p>
      <text:p text:style-name="P39"><text:span text:style-name="Default_20_Paragraph_20_Font"><text:span text:style-name="T1">&lt;</text:span></text:span><text:span text:style-name="Default_20_Paragraph_20_Font"><text:span text:style-name="T9">Война — 200 лет.</text:span></text:span><text:span text:style-name="Default_20_Paragraph_20_Font"><text:span text:style-name="T1">&gt;</text:span></text:span></text:p>
      <text:p text:style-name="P27"/>
      <text:h text:style-name="P50" text:outline-level="2">~~~ Интермедия ~~~</text:h>
      <text:p text:style-name="P1"/>
      <text:p text:style-name="P27">… Я ставлю точку в последнем абзаце.</text:p>
      <text:p text:style-name="P27"/>
      <text:p text:style-name="P39"><text:span text:style-name="Default_20_Paragraph_20_Font"><text:span text:style-name="T1">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20">МЛП</text:span></text:span><text:span text:style-name="Default_20_Paragraph_20_Font"><text:span text:style-name="T1">. Ну в самом деле, какой смысл писать фик для мёртвого фэндома, отрывая время от отдыха и сна? Забесплатно годы выдумывать нелепую историю о несуществующем мире и никогда не происходивших событиях? Которую прочтёт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span></text:span></text:p>
      <text:p text:style-name="P27"/>
      <text:p text:style-name="P27">И всё же…</text:p>
      <text:p text:style-name="P27"/>
      <text:p text:style-name="P27">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27"/>
      <text:p text:style-name="P39"><text:soft-page-break/><text:span text:style-name="Default_20_Paragraph_20_Font"><text:span text:style-name="T1">…И всё же я сделаю ещё одно усилие и допишу самую малость. Почему-то мне кажется это очень важным, а в мозгах всё время вертятся обрывки фраз: </text:span></text:span><text:span text:style-name="Default_20_Paragraph_20_Font"><text:span text:style-name="T3">«Намерение меняет реальность… В другом месте, в другое время...»</text:span></text:span><text:span text:style-name="Default_20_Paragraph_20_Font"><text:span text:style-name="T1">.</text:span></text:span></text:p>
      <text:p text:style-name="P27"/>
      <text:h text:style-name="P50" text:outline-level="2">Глава 19</text:h>
      <text:p text:style-name="P27"/>
      <text:p text:style-name="P27">…Сияние всё ещё со мной, но дыхание мира меняется. Проникнутый неуловимым оттенком магии воздух Эквуса сменяется гарью резины и палёной ветошью. Я чувствую, как хлопья копоти падают мне на лицо, но не вижу их.</text:p>
      <text:p text:style-name="P27">Я вообще ничего не вижу. 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27"/>
      <text:p text:style-name="P27">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27">А, может быть, моя настоящая жизнь мне тоже только кажется?</text:p>
      <text:p text:style-name="P27">Не знаю. Но теперь столетия жизни в Эквестрии мне кажутся чудным сном, тающим под напором реальности.</text:p>
      <text:p text:style-name="P27"/>
      <text:p text:style-name="P27">Осторожно ощупывая перед собой горячий воздух, поднимаюсь на ноги. Нашарив выход на крышу, открываю дверь и захожу внутрь.</text:p>
      <text:p text:style-name="P27">Непонятно зачем, плотно закрываю за собой дверь.</text:p>
      <text:p text:style-name="P27"/>
      <text:p text:style-name="P39"><text:span text:style-name="Default_20_Paragraph_20_Font"><text:span text:style-name="T1">Медленно, ощупывая</text:span></text:span><text:span text:style-name="Default_20_Paragraph_20_Font"><text:span text:style-name="T20"> воздух перед собой, </text:span></text:span><text:span text:style-name="Default_20_Paragraph_20_Font"><text:span text:style-name="T1">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27">Смешно, конечно — кто меня тут увидит? Даже я сам себя увидеть не могу.</text:p>
      <text:p text:style-name="P27"/>
      <text:p text:style-name="P12">Всё, что мне сейчас хочется…</text:p>
      <text:p text:style-name="P27"/>
      <text:p text:style-name="P27">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27"/>
      <text:p text:style-name="P12">… так это войти в свою обетованную палату, улечься на свою родную койку…</text:p>
      <text:p text:style-name="P27"/>
      <text:p text:style-name="P27">Три этажа позади. Значит, спустился на родной шестой.</text:p>
      <text:p text:style-name="P27"><text:soft-page-break/>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27"/>
      <text:p text:style-name="P12">… и умереть.</text:p>
      <text:p text:style-name="P27"/>
      <text:p text:style-name="P27">Дверь в мою палату открыта настежь. Стул, на котором сидел Судья Дредд, перевёрнут и, похоже, сломан в толкучке.</text:p>
      <text:p text:style-name="P27">Осторожно вхожу в помещение и пробираюсь к своей койке. На полу явно пролили какую-то жидкость. Надеюсь, кружку воды, а не ночной горшок.</text:p>
      <text:p text:style-name="P27"/>
      <text:p text:style-name="P27">- Кто тут?</text:p>
      <text:p text:style-name="P27"/>
      <text:p text:style-name="P27">Трескучий безжизненный голос может принадлежать только одному владельцу.</text:p>
      <text:p text:style-name="P27">- Терминатор, тебя не забрали в убежище?</text:p>
      <text:p text:style-name="P27">- А, это ты, Дедлайн... Включи свет, пожалуйста. Слишком темно, я тебя почти не вижу.</text:p>
      <text:p text:style-name="P27"/>
      <text:p text:style-name="P27">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27">Пожав плечами, нашариваю на стене выключатель и щёлкаю кнопкой. Электричества нет, но разве это важно? Важно намерение.</text:p>
      <text:p text:style-name="P27"/>
      <text:p text:style-name="P27">- Так лучше?</text:p>
      <text:p text:style-name="P27">- Да… Так лучше. Что у тебя с глазами?</text:p>
      <text:p text:style-name="P27">- Это уже совершенно неважно.</text:p>
      <text:p text:style-name="P27"/>
      <text:p text:style-name="P27">Осторожно присаживаюсь на койку. Пружины скрипят под моим весом.</text:p>
      <text:p text:style-name="P27"/>
      <text:p text:style-name="P27">- Ты видел её?.. Ты встретился с ней?.. Какой была встреча?</text:p>
      <text:p text:style-name="P27"/>
      <text:p text:style-name="P27">Сжимаю виски пальцами, пытаясь вспомнить подробности встречи половины часа назад и одновременно половины тысячи лет.</text:p>
      <text:p text:style-name="P27"/>
      <text:p text:style-name="P27">-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text:soft-page-break/>боевой модуль обрёл власть и начал ядерную войну. Извини, что без подробностей — плохо помню. Это было так дано.</text:p>
      <text:p text:style-name="P27"/>
      <text:p text:style-name="P27">- Да уж, целых полчаса назад… Спасибо, в целом, ясно. Тогда мне понятна её спешка. Она ведь навестила меня на мгновение. Просила передать тебе…</text:p>
      <text:p text:style-name="P27">- Что??? Что она просила передать?!!</text:p>
      <text:p text:style-name="P27">- Всего одну фразу... Я последние полчаса ломаю мозги над ней. Может, ты расшифруешь? Фраза простая, но многозначная: «Намерение меняет реальность»… Как будто мы можем что-то изменить…</text:p>
      <text:p text:style-name="P27"/>
      <text:p text:style-name="P27">Терминатор хрипло смеётся.</text:p>
      <text:p text:style-name="P27">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27"/>
      <text:p text:style-name="P27">Намерение меняет реальность. Где-то я уже это слышал.</text:p>
      <text:p text:style-name="P27">Но где?</text:p>
      <text:p text:style-name="P27">И когда?</text:p>
      <text:p text:style-name="P27">И от кого?</text:p>
      <text:p text:style-name="P27"/>
      <text:p text:style-name="P27">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27">На ощупь — крылатый единорог. Или рогатый пегас. Фигурка быстро нагревается и начинает жечь ладонь. Я сжимаю её в руке, несмотря на боль.</text:p>
      <text:p text:style-name="P27">Мне кажется, или её очертания расплываются у меня в ладони? Впрочем, кровать я тоже перестаю ощущать. Я не чувствую ни ног, ни рук.</text:p>
      <text:p text:style-name="P39"><text:span text:style-name="Default_20_Paragraph_20_Font"><text:span text:style-name="T1">&lt;</text:span></text:span><text:span text:style-name="Default_20_Paragraph_20_Font"><text:span text:style-name="T9">Дедлайн с помощью своих сверхестественных сил, данных ему Хэвэн + призванных аватаров (подаренных ему эмигрировавшими сослуживцами тел) вносит магию в сожжённый атомной войной мир и преображает его.</text:span></text:span><text:span text:style-name="Default_20_Paragraph_20_Font"><text:span text:style-name="T1">&gt;</text:span></text:span></text:p>
      <text:p text:style-name="P27">- Дедлайн, ты уходишь, - слышу удивлённый хрип Терминатора. - Ты становишься прозрачным. Я вижу стену сквозь тебя. Она забирает тебя? Скажи, она уцелела? Хэвэн забирает тебя?</text:p>
      <text:p text:style-name="P27"/>
      <text:p text:style-name="P27">Я сухо смеюсь в ответ. 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27">Чтож.</text:p>
      <text:p text:style-name="P27"/>
      <text:p text:style-name="P27"><text:soft-page-break/>Мне осталось закончить одно дело. Не то, чтобы я в него верил, просто хочется напоследок показать фак мирозданию. Этому конкретно и вообще.</text:p>
      <text:p text:style-name="P27"/>
      <text:p text:style-name="P27">-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27"/>
      <text:p text:style-name="P27">Ничто…</text:p>
      <text:p text:style-name="P27"/>
      <text:p text:style-name="P1">~~~</text:p>
      <text:p text:style-name="P1"/>
      <text:p text:style-name="P27">…Я вновь обретаю сознание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text:p>
      <text:p text:style-name="P27">Я гляжу на свои руки (да, я снова могу видеть!) и вижу, что они вполне нормального вида, без видимых повреждений.</text:p>
      <text:p text:style-name="P27">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27">И новый приступ дежавю одолевает меня — я наверняка где-то видел этого типа. Готов зуб отдать, мы встречались раньше!</text:p>
      <text:p text:style-name="P27"/>
      <text:p text:style-name="P27">- Привет-привет! - существо снова машет копытом, но уже в приветственном жесте.</text:p>
      <text:p text:style-name="P27">- Ты... Ты что за хрен вообще? – наконец-то обретаю речь я.</text:p>
      <text:p text:style-name="P27">-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27">- Да-да, у меня похожее чувство, - мрачно сообщаю я. - По-моему, мы уже пересекались раньше.</text:p>
      <text:p text:style-name="P27">-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27">- Что?</text:p>
      <text:p text:style-name="P27"/>
      <text:p text:style-name="P27"><text:soft-page-break/>-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27">-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27">- Да ты же не иначе, как сам Проводник! - в восхищении отвечает Анакорн. - Редчайший тип сущностей.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27">-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27">- Вот это поворот! - у Анакорна аж засияли глаза от восторга. - Живёшь на широкую ногу, чувак! Мне бы так — послать бы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27">Сверхаликорн подаёт стакан воды.</text:p>
      <text:p text:style-name="P27"/>
      <text:p text:style-name="P27">- И что же ты теперь собираешься делать? - продолжает Анакорн.</text:p>
      <text:p text:style-name="P27">- Не знаю. Вот, думаю, может, сдохнуть прямо тут?</text:p>
      <text:p text:style-name="P27">-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27"/>
      <text:p text:style-name="P27">Я саркастически улыбаюсь в ответ. Да, я хочу. Вот только желание это неосуществимо, если только Анакорн не умеет воскрешать мёртвых.</text:p>
      <text:p text:style-name="P27"/>
      <text:p text:style-name="P27">- Ты умеешь возвращать с того света?</text:p>
      <text:p text:style-name="P27">-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27">-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27">- Да ну, зачем статую? - огорчается Анакорн. - Не буду я превращать тебя в статую. Есть одно решение…</text:p>
      <text:p text:style-name="P27"><text:soft-page-break/></text:p>
      <text:p text:style-name="P27">Демиург морщит лоб и зависает, уставившись в одну точку.</text:p>
      <text:p text:style-name="P27">- И?..</text:p>
      <text:p text:style-name="P27">Я замечаю, что мои кисти светятся голубоватым свечением, а кончики пальцев становятся полупрозрачными.</text:p>
      <text:p text:style-name="P27">- <text:s/>Тебе пора уходить. Слишком долго находился возле меня. Ты сгораешь, - объясняет Анакорн.</text:p>
      <text:p text:style-name="P27">- Так что там насчёт решения? - не отстаю я.</text:p>
      <text:p text:style-name="P39"><text:span text:style-name="Default_20_Paragraph_20_Font"><text:span text:style-name="T20">С</text:span></text:span><text:span text:style-name="Default_20_Paragraph_20_Font"><text:span text:style-name="T1">верхаликорн </text:span></text:span><text:span text:style-name="Default_20_Paragraph_20_Font"><text:span text:style-name="T20">морщит лоб, сосредоточиваясь</text:span></text:span><text:span text:style-name="Default_20_Paragraph_20_Font"><text:span text:style-name="T1">. </text:span></text:span><text:span text:style-name="Default_20_Paragraph_20_Font"><text:span text:style-name="T20">Полминут</text:span></text:span><text:span text:style-name="Default_20_Paragraph_20_Font"><text:span text:style-name="T1">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27"/>
      <text:p text:style-name="P27">-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27">- А за какой дверью Сел?</text:p>
      <text:p text:style-name="P27">-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27"/>
      <text:p text:style-name="P27">Сверхаликорн нетерпеливым жестом указывает в направлении дверей.</text:p>
      <text:p text:style-name="P27">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27">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27">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машущий мне одним копытом и указывающий вторым на песочные часы, в которых в нижнюю чашу просыпаются последние песчинки.</text:p>
      <text:p text:style-name="P27"/>
      <text:p text:style-name="P27">Голубоватое свечение уже расширилось с кистей на руки и торс, последние фаланги пальцев едва видны.</text:p>
      <text:p text:style-name="P27">Может, тут и остановиться? Сияющий эфир и каменная статуя — хорошая пара, как по мне.</text:p>
      <text:p text:style-name="P27">Нет, эту историю надо пройти до конца.</text:p>
      <text:p text:style-name="P27">Медленно возвращаюсь к светящимся проёмам дверей.</text:p>
      <text:p text:style-name="P27">Вот оно!</text:p>
      <text:p text:style-name="P27"><text:soft-page-break/>Останавливаюсь напротив проёма, почувствовав легчайший укол. Делаю шаг к двери — и чувствую знакомое жжение в груди.</text:p>
      <text:p text:style-name="P27"/>
      <text:p text:style-name="P27">- Ну привет-привет, - блаженно улыбаюсь я старой знакомой.</text:p>
      <text:p text:style-name="P27">Прижатая к области сердца рука ощущает очертания фигурки аликорна, как будто выросшей из груди.</text:p>
      <text:p text:style-name="P27"/>
      <text:p text:style-name="P27">Что-то это да значит.</text:p>
      <text:p text:style-name="P27"/>
      <text:p text:style-name="P27">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27">Да плевать — если дверь нельзя открыть — её можно выбить. Эта мысль заполняет всё сознание.</text:p>
      <text:p text:style-name="P27">Изо всех сил замахиваюсь ногой и втапливаю по двери. Нога проваливается в дверь, а за ней и весь я.</text:p>
      <text:p text:style-name="P27"/>
      <text:p text:style-name="P27">- Ну, или так, - успеваю подумать я.</text:p>
      <text:p text:style-name="P24"/>
      <text:h text:style-name="P50" text:outline-level="2">Эпилог</text:h>
      <text:p text:style-name="P1"/>
      <text:p text:style-name="P36">~~~5000 лет от основания Эквестрии~~~</text:p>
      <text:p text:style-name="P23"/>
      <text:p text:style-name="P42">Mike Oldfield - In the beginning &amp; Let there be light <text:s text:c="5"/>или <text:s text:c="5"/>Oceania</text:p>
      <text:p text:style-name="P39"><text:a xlink:type="simple" xlink:href="https://www.youtube.com/watch?v=p9BoEuwuzIk" office:target-frame-name="_top" xlink:show="replace" text:style-name="Internet_20_link" text:visited-style-name="Visited_20_Internet_20_Link"><text:span text:style-name="Default_20_Paragraph_20_Font"><text:span text:style-name="T19">https://www.youtube.com/watch?v=p9BoEuwuzIk</text:span></text:span></text:a><text:span text:style-name="Default_20_Paragraph_20_Font"><text:span text:style-name="T19"><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9">https://www.youtube.com/watch?v=aG-_7xXTHjk</text:span></text:span></text:a></text:p>
      <text:p text:style-name="P39"/>
      <text:p text:style-name="Text_20_body"><text:span text:style-name="Default_20_Paragraph_20_Font"><text:span text:style-name="T1">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1"> собранной в строгую буклю гривой – строго обращается к воспитательнице.</text:span></text:span></text:p>
      <text:p text:style-name="P32">-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32">- Да-да, они у меня воспитанные, - вымученно улыбнулась кобыла-земнопони, задней ногой отодвинув полноватого жеребёнка от гипсового бюста какой-то древней знаменитости.</text:p>
      <text:p text:style-name="P32">-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пять залов – культурный пласт <text:soft-page-break/>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P32"/>
      <text:p text:style-name="P32">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26"/>
      <text:p text:style-name="P32">…</text:p>
      <text:p text:style-name="P32">…</text:p>
      <text:p text:style-name="P32">…</text:p>
      <text:p text:style-name="P32"/>
      <text:p text:style-name="P32">- И финальная часть экспозиции эпохи диархии, - экскурсовод тряхнула копытом в сторону одинокой скульптуры, под которую был выделен целый зал.</text:p>
      <text:p text:style-name="P32"/>
      <text:p text:style-name="P32">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32"/>
      <text:p text:style-name="P32">- Многие считают, что эта найденная в руинах затерянного в Вечнодиком лесу древнего город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32">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32"/>
      <text:p text:style-name="P32">-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P32">-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32"><text:soft-page-break/>-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32"/>
      <text:p text:style-name="P32">Её взрослые товарищи фейсхуфнули. Экскурсовод поправила очки и окинула взором присмиревшую аудиторию.</text:p>
      <text:p text:style-name="Text_20_body"><text:span text:style-name="Default_20_Paragraph_20_Font"><text:span text:style-name="T9">&lt;Побольше про Дрим, развернуть. Она – пра-пра-правнучка Рєйнбоу Джет (и Дэш)&gt;</text:span></text:span></text:p>
      <text:p text:style-name="P32"/>
      <text:p text:style-name="P32">-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32"/>
      <text:p text:style-name="P32">- А вы сами как думаете? - перебила экскурсовода Рэйнбоу Дрим. - Это плинцесса Селестия, или лабота этой… как её… Эйл Малбл?</text:p>
      <text:p text:style-name="P32"/>
      <text:p text:style-name="P32">Экскурсовод посмотрела на жеребёнка поверх очков и слабо улыбнулась.</text:p>
      <text:p text:style-name="P32"/>
      <text:p text:style-name="P32">-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32"/>
      <text:p text:style-name="P32">-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32">- Дасти Нупс, веди себя прилично! - шикнула на него учительница, - немедленно вернисть в группу!</text:p>
      <text:p text:style-name="P32">-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в Эквестрию с северных гор и оказавшем большое влияние на политику королевских Сестёр а также на некоторые ключевые моменты истории Эквестрии. Одна из трактовок предания даже говорит о том, что он женился на Селестии и принял ряд государственных решений, предопределивших расцвет древней Эквестрии.</text:p>
      <text:p text:style-name="P32">- Впрочем, - экскурсовод посмотрела на жеребят и сморщила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включены в архивы великим шутником и мистификатором древности Дискордом. <text:soft-page-break/>Поэтому картина, изображающая Хумана, висит тут исключительно по моему личному настоянию, для полноты картины, извиняюсь за тавтологию.</text:p>
      <text:p text:style-name="P32"/>
      <text:p text:style-name="P32">- А я велю в Хумана! - заявила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32">Смех остальных жеребят заглушает её.</text:p>
      <text:p text:style-name="P32">-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 сна, как тебе мама в сказочке на ночь читала!</text:p>
      <text:p text:style-name="P32"/>
      <text:p text:style-name="P32">Жеребята хохочут, хлопая друг друга <text:s/>по спинам.</text:p>
      <text:p text:style-name="P32"/>
      <text:p text:style-name="Text_20_body"><text:span text:style-name="Default_20_Paragraph_20_Font"><text:span text:style-name="T1">- Дети! - строго шикает на жеребят учительница. - Нельзя смеяться над младшими! Не так уж это умно: вы сами не так уж давно были такими </text:span></text:span><text:span text:style-name="Default_20_Paragraph_20_Font"><text:span text:style-name="T20">же</text:span></text:span><text:span text:style-name="Default_20_Paragraph_20_Font"><text:span text:style-name="T1">.</text:span></text:span></text:p>
      <text:p text:style-name="P32">- Всё равно умнее, чем верить в мамины сказочки про Хумана и Селестию! - хихикает крупная кобылка в веснушках.</text:p>
      <text:p text:style-name="P32">- Я выласту и стану умнее, чем вы все вместе взятые! Особенно ты, дылда веснусчатая! - мрачно заявляет радужногривая малышка.</text:p>
      <text:p text:style-name="P32">- Агась! Будешь альтернативно умная, как и все кьюти-марочники! - гогочет конопатая.</text:p>
      <text:p text:style-name="P32">-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32">-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32">- ДИНКА ТВЕРДОЛОБ! - ледяной тон учительницы не предвещает ничего доброго. - Мне надо встретиться с твоими родителями! Нам есть о чём погово...</text:p>
      <text:p text:style-name="P32"/>
      <text:p text:style-name="P32">… ТЫДЫЩЬ-БАХ-БАБАХ!!!</text:p>
      <text:p text:style-name="P32"/>
      <text:p text:style-name="P32">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32">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32"/>
      <text:p text:style-name="P1"><text:soft-page-break/>***</text:p>
      <text:p text:style-name="P32"/>
      <text:p text:style-name="P27">Больно.</text:p>
      <text:p text:style-name="P27">Я открываю глаза и вижу фигуру в голубом.</text:p>
      <text:p text:style-name="P27">- Рэйнбоу? Где я? - бормочу я в прострации. Голова адски трещит, картинка перед глазами плывёт и двоится.</text:p>
      <text:p text:style-name="P27">- Э-м-м-м... В музее.</text:p>
      <text:p text:style-name="P27"/>
      <text:p text:style-name="P27">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27">- Здластвуй, Хуман. Ты усыбся? Тебе больно? - участливо спрашивает кобылка. 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27">-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27">- Кто они? - мокрый компресс унимает боль, ко мне возвращается ясность мыслей.</text:p>
      <text:p text:style-name="P32">- Все. Подлуги. Мисс Букс, - кобылка махает в сторону, где за гипсовой статуей некоего понячьего военначальника на меня таращится полдюжины перепуганных глаз.</text:p>
      <text:p text:style-name="P32">Рядом остолбенело застыла высокая кобыла-единорог в очках и твидовом жакете.</text:p>
      <text:p text:style-name="P32">- Они говолят, кьютималочники тупые. Хотя я учусь в одной с ними глуппе — а я ведь на тли года младсе!</text:p>
      <text:p text:style-name="P32"/>
      <text:p text:style-name="P32">Я замечаю знакомую кьютимарку на крупе жеребёнки - <text:s/>радужная молния пронзает облако.</text:p>
      <text:p text:style-name="P32"/>
      <text:p text:style-name="P32">- Постой... Как тебя зовут?</text:p>
      <text:p text:style-name="P32">- Ты зе узе назвал меня? - озадаченно спрашивает жеребёнка. - Я Лэйнбоу!</text:p>
      <text:p text:style-name="P32">- Рэйнбоу Джет? - неверяще переспрашиваю я. Не может быть, полтысячи лет прошло с нашей последней встречи. Хотя Анакорн что-то говорил о временной путанице.</text:p>
      <text:p text:style-name="P32">- Неа! - разочарованно отвечает та. - Лэйнбоу Длим. <text:s/>Эх! А я думала, ты меня знаес.</text:p>
      <text:p text:style-name="P32">- Может, твоя мать или бабушка имеют отношение к школе Вондерболтов? - продолжаю допытываться я. - Я знал её основательницу.</text:p>
      <text:p text:style-name="Text_20_body"><text:span text:style-name="Default_20_Paragraph_20_Font"><text:span text:style-name="T1">- Эммм, - озадаченно тянет малышка. - У нас есть семейная легенда, сто наса </text:span></text:span><text:span text:style-name="Default_20_Paragraph_20_Font"><text:span text:style-name="T20">пла</text:span></text:span><text:span text:style-name="Default_20_Paragraph_20_Font"><text:span text:style-name="T1">-</text:span></text:span><text:span text:style-name="Default_20_Paragraph_20_Font"><text:span text:style-name="T20">пла</text:span></text:span><text:span text:style-name="Default_20_Paragraph_20_Font"><text:span text:style-name="T1">-</text:span></text:span><text:span text:style-name="Default_20_Paragraph_20_Font"><text:span text:style-name="T20">пла</text:span></text:span><text:span text:style-name="Default_20_Paragraph_20_Font"><text:span text:style-name="T1">-и есё много </text:span></text:span><text:span text:style-name="Default_20_Paragraph_20_Font"><text:span text:style-name="T20">л</text:span></text:span><text:span text:style-name="Default_20_Paragraph_20_Font"><text:span text:style-name="T1">аз </text:span></text:span><text:span text:style-name="Default_20_Paragraph_20_Font"><text:span text:style-name="T20">пла</text:span></text:span><text:span text:style-name="Default_20_Paragraph_20_Font"><text:span text:style-name="T1">-бабуска основала академию Вонделболтов пять тысясь лет назад.</text:span></text:span></text:p>
      <text:p text:style-name="P32">- Пять тысяч?!! - не верю я. - Пять тысяч лет назад?</text:p>
      <text:p text:style-name="P32">-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32"><text:soft-page-break/></text:p>
      <text:p text:style-name="Text_20_body"><text:span text:style-name="Default_20_Paragraph_20_Font"><text:span text:style-name="T1">Я ошеломлённо осматриваю музей. </text:span></text:span><text:span text:style-name="Default_20_Paragraph_20_Font"><text:span text:style-name="T20">Вижу </text:span></text:span><text:span text:style-name="Default_20_Paragraph_20_Font"><text:span text:style-name="T1">в углу на возвышении искорёженный авто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 300 </text:span></text:span>Anno<text:span text:style-name="Default_20_Paragraph_20_Font"><text:span text:style-name="T1"> </text:span></text:span>Celestia<text:span text:style-name="Default_20_Paragraph_20_Font"><text:span text:style-name="T1">» .</text:span></text:span></text:p>
      <text:p text:style-name="P32">-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32"/>
      <text:p text:style-name="P32">Всё-таки, гад этот Анакорн! И шутки у него сволочные. Жаль, я ему не врезал, когда имел возможность.</text:p>
      <text:p text:style-name="P32">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32"/>
      <text:p text:style-name="P32">- Так всё же, какой она была, моя пла-пла-плабабуска? - слышу я настойчивый голосок.</text:p>
      <text:p text:style-name="P32"/>
      <text:p text:style-name="P32">Я поворачиваюсь к жеребёнку и присаживаюсь перед ней на корточки. Треплю её по голове и чмокаю в губы.</text:p>
      <text:p text:style-name="P32">- Не слушай своих глупых подруг. Будь такой, какой была твоя прабабушка, малышка. Она была офигенной.</text:p>
      <text:p text:style-name="P32"/>
      <text:p text:style-name="P32">Я подхожу к статуе.</text:p>
      <text:p text:style-name="P32"/>
      <text:p text:style-name="P32">- Сел…</text:p>
      <text:p text:style-name="P32"/>
      <text:p text:style-name="P32">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26">&lt;Развернуть боль Анона от осознания потери&gt;</text:p>
      <text:p text:style-name="P32"/>
      <text:p text:style-name="P32">-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text:p>
      <text:p text:style-name="P32">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32">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26">&lt;развернуть страдания Анона&gt;</text:p>
      <text:p text:style-name="P32"/>
      <text:p text:style-name="P32">Меня накрывает тень.</text:p>
      <text:p text:style-name="P32"><text:soft-page-break/></text:p>
      <text:p text:style-name="P32">- Я обещала встретиться, и я выполнила своё обещание, мой маленький человек, - Селестия устало опускает голову мне на плечо.</text:p>
      <text:p text:style-name="P32"/>
      <text:p text:style-name="P32">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32"/>
      <text:p text:style-name="P32">-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ей в шею.</text:p>
      <text:p text:style-name="P32">Селестия в ответ прижимает меня к себе единственным крылом.</text:p>
      <text:p text:style-name="P32"/>
      <text:p text:style-name="P32">- Ну же, Анон, не стоит так переживать, я же сказала, что буду ждать. Когда это я тебя обманывала?</text:p>
      <text:p text:style-name="P32">- Ты… Ты… Глупая ты лошадь… - бормочу я, крепче вжимаясь лицом в белоснежную шею.</text:p>
      <text:p text:style-name="P32">Аликорница только вздыхает.</text:p>
      <text:p text:style-name="P32"/>
      <text:p text:style-name="P32">-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гла мне в этом. Спасибо.</text:p>
      <text:p text:style-name="P32"/>
      <text:p text:style-name="P32">Наконец я отрываюсь от неё и вытираю ладонью слёзы. И у меня снова перехватывает дыхание – от ужаса при виде израненой аликорницы.</text:p>
      <text:p text:style-name="P32">- Сел!!!</text:p>
      <text:p text:style-name="P32">-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32"/>
      <text:p text:style-name="P32">Аликорница недовольно морщит нос. Я оцепенело рассматриваю сломанный рог, обломок кости вместо крыла, пробитый бок и многочисленные рваные раны, покрывавшие тело Селестии.</text:p>
      <text:p text:style-name="P32"/>
      <text:p text:style-name="P32">- Н-нет, ч-что-ты, просто в прежнем виде ты мне нравилась больше. Я не любитель садо-мазо, - нервно хихикаю я.<text:line-break/><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32">- Уж кому-кому, а не тебе говорить о гиподинамии! - внезапно шагает от стены экскурсовод. - Твой избыточный вес – это итог всех съеденных тобою ночью втайне от Нас пирожных, Сестрица! Нам так думается, кладка Нашего старого замка состоит наполовину из зачерствевших круассанов!</text:p>
      <text:p text:style-name="P32"><text:soft-page-break/></text:p>
      <text:p text:style-name="P32">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32"/>
      <text:p text:style-name="P32">- Мы рады, что ты вернулась, Сестра.</text:p>
      <text:p text:style-name="P32"/>
      <text:p text:style-name="P32">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32"/>
      <text:p text:style-name="P32">…</text:p>
      <text:p text:style-name="P32"/>
      <text:p text:style-name="P32">- ЛУНА! - Селестия притягивает сестру к себе, заключая в объятиях. - Я не надеялась увидеть тебя живой! Ты вернулась!</text:p>
      <text:p text:style-name="P32">-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32">- Я так скучала! Я так переживала!</text:p>
      <text:p text:style-name="P32">- Мы пыталась найти способ расколдовать тебя. Увы, заклятие ещё более сильное, чем то, что сослало Нас на Луну когда-то… Твоя магия всегда была сильнее Нашей…</text:p>
      <text:p text:style-name="P32"/>
      <text:p text:style-name="P32">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32"/>
      <text:p text:style-name="P32">- Луна?!! Ты ничего не хочешь мне сказать?</text:p>
      <text:p text:style-name="P32"/>
      <text:p text:style-name="P32">Тёмная аликорница со вздохом отвлекается от сестриной гривы, в которую зарылась носом.</text:p>
      <text:p text:style-name="P32"/>
      <text:p text:style-name="Text_20_body"><text:span text:style-name="Default_20_Paragraph_20_Font"><text:span text:style-name="T1">-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1">Её намерение уничтожить тебя сталкивалось с </text:span></text:span><text:soft-page-break/><text:span text:style-name="Default_20_Paragraph_20_Font"><text:span text:style-name="T1">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так хоть две <text:s/>минуты… Мы так соскучились!</text:span></text:span></text:p>
      <text:p text:style-name="P32"/>
      <text:p text:style-name="P32">Тёмная аликорница вновь зарывается мордой в гриву сестры. Я слышу вздох Селестии и её успокаивающий шёпот. Я тоже прощающе подмигиваю Луне.</text:p>
      <text:p text:style-name="P32"/>
      <text:p text:style-name="P32">-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p text:style-name="P32">- Твоя правда, Сестра, - согласилась с ней Луна. - Мы хотели сказать тебе об этом позже, но ты сама всё поняла.</text:p>
      <text:p text:style-name="P32"/>
      <text:p text:style-name="P32">Старшая аликорница смотрит на младшую и обе согласно кивают.</text:p>
      <text:p text:style-name="P32"/>
      <text:p text:style-name="P32">- Хуман, мы хотели бы вернуться. - Селестия с тревогой смотрит на меня. - Пойдёшь ли ты с нами?</text:p>
      <text:p text:style-name="P32">- Вернуться? Куда?</text:p>
      <text:p text:style-name="P32">- В Эогипп. Нашу прадавнюю родину, откуда неисчислимые тысячелетия назад пришли аликорны. Нам нужно отдохнуть. Долга жизнь в твёрдом мире утомляет…</text:p>
      <text:p text:style-name="P32">- А потом?</text:p>
      <text:p text:style-name="P32">- Потом? Кто знает? Быть может, безмятежная тихая жизнь в уютном доме, быть может поиски путей освобождения Орунгуна, быть может, новые миры и новые вызовы… Ты пойдёшь с нами?</text:p>
      <text:p text:style-name="P32"/>
      <text:p text:style-name="P32">Я смотрю на небо, на облака, на солнце и улыбаюсь.</text:p>
      <text:p text:style-name="P32"/>
      <text:p text:style-name="P32">-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32">-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32"/>
      <text:p text:style-name="P32">Мне кажется, или я вижу в вечерних лучах солнца краску, залившую щеки Луны?</text:p>
      <text:p text:style-name="P32">Я смеюсь. Всё стало на свои места, как в старые добрые времена.</text:p>
      <text:p text:style-name="P32"/>
      <text:p text:style-name="P32">- Тогда помчали?</text:p>
      <text:p text:style-name="P32">- Да. - Селестия поворачивается к Луне. - Как в тот раз, после битвы у Холодной скалы?</text:p>
      <text:p text:style-name="P32">- Да. По другому ты сейчас и не сможешь.</text:p>
      <text:p text:style-name="P32"><text:soft-page-break/></text:p>
      <text:p text:style-name="P32">Луна подходит вплотную к Селестии со стороны отсутствующего крыла, бок к боку, и крепко обнимает раненую аликорницу крылом.</text:p>
      <text:p text:style-name="P32">- Проверим силы. Раз. Два. Три! - Луна взмахивает свободным крылом.</text:p>
      <text:p text:style-name="P32">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32"/>
      <text:p text:style-name="P32">Тандем крутит восьмёрки и виражи в вечернем небе, поднимается в высоту и падает в стремительных пике. Наконец, они приземляются.</text:p>
      <text:p text:style-name="P32"/>
      <text:p text:style-name="P32">- Хуман, - обращается ко мне Селестия, - Хотела бы я нести тебя сейчас… Увы – раны не позволят. Садись на Луну, пожалуйста…</text:p>
      <text:p text:style-name="P32">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32">Честное слово, Сел могла бы придумать что-нибудь получше, чем ездить на этой фурии, Хуман!</text:p>
      <text:p text:style-name="P32"/>
      <text:p text:style-name="P32">Внезапно строгую морду освещает улыбка и бирюзовый глаз подмигивает мне.</text:p>
      <text:p text:style-name="P32"/>
      <text:p text:style-name="P32">- Ты всё ещё боишься нас, Хуман. После стольких-то лет знакомства. Это забавляет. Садись! (1)</text:p>
      <text:p text:style-name="P32"/>
      <text:p text:style-name="P32">…</text:p>
      <text:p text:style-name="P32"/>
      <text:p text:style-name="P32">Лэйнбоу Длим – хлаблая! Лэйнбоу Длим не убезала, как длугие, от стласного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32">Высоко-высоко в небо!</text:p>
      <text:p text:style-name="P32"/>
      <text:p text:style-name="P32">(1) В глубине искорёженного шлема экспоната №502 загорается жёлтый огонёк. Зелёные буквы бегут на небольшом потрескавшемся экранчике.</text:p>
      <text:p text:style-name="P32"/>
      <text:p text:style-name="P32">- Регистрация присутствия хозяина.</text:p>
      <text:p text:style-name="P32">- Регистрация увеличения дистанции с хозяином.</text:p>
      <text:p text:style-name="P32">- Отсутствие инструкций.</text:p>
      <text:p text:style-name="P32">- Активация протокола поддержания дистанции необходимой для принятия инструкций хозяина.</text:p>
      <text:p text:style-name="P32"/>
      <text:p text:style-name="P32"><text:soft-page-break/></text:p>
      <text:p text:style-name="P32">Помятый авто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32">Вскоре слегка скрежещущая фигура скрывается в лучах заходящего солнца вслед за троицей сказочных созданий.</text:p>
      <text:p text:style-name="P32"/>
      <text:p text:style-name="P32"/>
      <text:h text:style-name="P50" text:outline-level="2">Конец</text:h>
      <text:p text:style-name="P32"/>
      <text:p text:style-name="P24"/>
      <text:p text:style-name="P27"/>
      <text:p text:style-name="P27"/>
      <text:p text:style-name="P27"/>
      <text:p text:style-name="P27"/>
      <text:p text:style-name="P24">Крепкий орешек, развоплощение не повлияло твой характер. Как был хамом, так и остался.</text:p>
      <text:p text:style-name="P24">- Мы ведь виделись раньше, да? Почему-то ты кажешься мне знакомым, - угрюмо замечаю я. - Хотя, хоть убей, не вспомню, где.</text:p>
      <text:p text:style-name="P24">-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24">- Хреново, - ещё угрюмее говорю я. - Полчаса назад попал в эпицентр ядерного взрыва.</text:p>
      <text:p text:style-name="P24">-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24"/>
      <text:p text:style-name="P24">Я молча прикидываю, смогу ли дотянуться до его носа кулаком? А ногой?</text:p>
      <text:p text:style-name="P24">Анакорн как будто понимает, что я замышляю. Он отступает шаг назад и примирительно поднимает вверх копыто.</text:p>
      <text:p text:style-name="P24"/>
      <text:p text:style-name="P24">-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24"/>
      <text:p text:style-name="P25">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text:soft-page-break/>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24"/>
      <text:p text:style-name="P24">-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24"/>
      <text:p text:style-name="P24">-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24">- Стоп-стоп-стоп! Помедленнее, я нихрена не понял! - хватаюсь за голову я. - Какая-такая подружка? Какая просьба? Какой мир? Что за бред?</text:p>
      <text:p text:style-name="P27"/>
      <text:p text:style-name="P39"><text:span text:style-name="Default_20_Paragraph_20_Font"><text:span text:style-name="T1">&lt;</text:span></text:span><text:span text:style-name="Default_20_Paragraph_20_Font"><text:span text:style-name="T9">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39"><text:span text:style-name="Default_20_Paragraph_20_Font"><text:span text:style-name="T9">Эпилог.)</text:span></text:span><text:span text:style-name="Default_20_Paragraph_20_Font"><text:span text:style-name="T1">&gt;</text:span></text:span></text:p>
      <text:p text:style-name="P27"/>
      <text:p text:style-name="P27"/>
      <text:p text:style-name="P39"><text:span text:style-name="Default_20_Paragraph_20_Font"><text:span text:style-name="T1">(</text:span></text:span><text:span text:style-name="Default_20_Paragraph_20_Font"><text:span text:style-name="T9">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span></text:p>
      <text:p text:style-name="P27"/>
      <text:p text:style-name="P27">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45"/>
      <text:p text:style-name="P39"><text:span text:style-name="Default_20_Paragraph_20_Font"><text:span text:style-name="T24">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45"><text:soft-page-break/>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39"><text:span text:style-name="Default_20_Paragraph_20_Font"><text:span text:style-name="T25">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24"/>
      <text:p text:style-name="P24">…</text:p>
      <text:p text:style-name="P46"/>
      <text:p text:style-name="P27"/>
      <text:p text:style-name="P27"/>
      <text:p text:style-name="P27"/>
      <text:p text:style-name="P1">***</text:p>
      <text:p text:style-name="P12"/>
      <text:p text:style-name="P39"><text:span text:style-name="Default_20_Paragraph_20_Font"><text:span text:style-name="T3"><text:s/></text:span></text:span><text:span text:style-name="Default_20_Paragraph_20_Font"><text:span text:style-name="T6">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20"/>
      <text:p text:style-name="P20">Я устало смеюсь. Юджин сделал этический модуль слишком эмоциональным, но это выглядит порой так забавно!</text:p>
      <text:p text:style-name="P20">- Нет ничего проще. Если бы ты спросилда меня раньше, я бы тебе сказал. Со стороны это моментально видно.</text:p>
      <text:p text:style-name="P20">- Что?!! Говори!</text:p>
      <text:p text:style-name="P20">-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20">- И где же мне найти желающих на такое? Я даже с трудом понимаю концепцию души, не то, чтобы поверить в её существование.</text:p>
      <text:p text:style-name="P20"><text:soft-page-break/></text:p>
      <text:p text:style-name="P20">Разочарование сквозит в выражении морды трансцендентной лошади, в её поникших ушах и обвислом хвосте. Я усмехаюсь.</text:p>
      <text:p text:style-name="P20"/>
      <text:p text:style-name="P20">- Ты в упор не видишь очевидного. Расскажи-ка, каким образом я могу присутствовать тут, рядом с тобой в виртуальном мире?</text:p>
      <text:p text:style-name="P20">Хэвэн недовольно морщит нос, но начинает объяснять, как пятилетнему ребёнку.</text:p>
      <text:p text:style-name="P20">-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20">- Правильно, - киваю я, - и как, по-твоему, можно назвать цифровой слепок сознания?</text:p>
      <text:p text:style-name="P20">- Н-не понимаю, к чему ты клонишь? - запинается Хэвэн. Я вижу, что она начинает понимать.</text:p>
      <text:p text:style-name="P20">-</text:p>
      <text:p text:style-name="P12"/>
      <text:p text:style-name="P12"><text:s/>Информационный слепок сознания неточен, сканируется, в основном, память, <text:s/>логический аппарат и эмоции.</text:p>
      <text:p text:style-name="P12"/>
      <text:p text:style-name="P39"><text:span text:style-name="Default_20_Paragraph_20_Font"><text:span text:style-name="T1">&lt;</text:span></text:span><text:span text:style-name="Default_20_Paragraph_20_Font"><text:span text:style-name="T9">Зарождение проекта «Семь вечностей» и любовь Хэвэн к Дедлайну</text:span></text:span><text:span text:style-name="Default_20_Paragraph_20_Font"><text:span text:style-name="T1">&gt;</text:span></text:span></text:p>
      <text:p text:style-name="P27"/>
      <text:p text:style-name="P27"/>
      <text:p text:style-name="P27"/>
      <text:p text:style-name="P27"/>
      <text:p text:style-name="P27"/>
      <text:h text:style-name="P50" text:outline-level="2">12</text:h>
      <text:p text:style-name="P27"/>
      <text:p text:style-name="P27"/>
      <text:p text:style-name="P1">***</text:p>
      <text:p text:style-name="P1"/>
      <text:p text:style-name="P27"/>
      <text:p text:style-name="P27"/>
      <text:p text:style-name="P27"/>
      <text:p text:style-name="P27">&lt;мир-громоотвод — в том месте, где размещён боевой модуль PHOENIX&gt;</text:p>
      <text:p text:style-name="P27"><text:soft-page-break/>&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27"/>
      <text:p text:style-name="P27">&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27"/>
      <text:p text:style-name="P27"/>
      <text:p text:style-name="P27"/>
      <text:p text:style-name="P27">&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27"/>
      <text:p text:style-name="P24"/>
      <text:p text:style-name="P24">&lt;Ещё одна глава. Больничный быт Дедлайна / Развитие болезни Джет. Одеяло&gt;</text:p>
      <text:p text:style-name="P27">(добавить <text:s/>быта в Чертогах Разума и общения с “овощами”)</text:p>
      <text:p text:style-name="P27"/>
      <text:p text:style-name="P27"/>
      <text:p text:style-name="P27">пол’т на єкспериментальном образце первой ступени ракеті (остальніе не сделані)</text:p>
      <text:p text:style-name="P27"/>
      <text:p text:style-name="P27">===================================================</text:p>
      <text:p text:style-name="P27">… Вы и есть сопротивление!</text:p>
      <text:p text:style-name="P27">&lt;временная петля&gt;</text:p>
      <text:p text:style-name="P27"/>
      <text:p text:style-name="P27"/>
      <text:p text:style-name="P27"/>
      <text:p text:style-name="P33"/>
      <text:p text:style-name="P27"/>
      <text:p text:style-name="P39"><text:span text:style-name="Default_20_Paragraph_20_Font"><text:span text:style-name="T1">&lt;</text:span></text:span><text:span text:style-name="Default_20_Paragraph_20_Font"><text:span text:style-name="T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1">..&gt;</text:span></text:span></text:p>
      <text:p text:style-name="P27"/>
      <text:p text:style-name="P24"/>
      <text:p text:style-name="P24">Шаги Армагеддона;</text:p>
      <text:p text:style-name="P24"><text:soft-page-break/></text:p>
      <text:p text:style-name="P24"/>
      <text:p text:style-name="P24">встреча с единорогами</text:p>
      <text:p text:style-name="P24">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24">Потом – путешествие на “Хитрожопке”, апгрейд её до дирижабля</text:p>
      <text:p text:style-name="P24"/>
      <text:p text:style-name="P24">=========================================</text:p>
      <text:p text:style-name="P24"/>
      <text:p text:style-name="P24">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24"/>
      <text:p text:style-name="P24">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24">==========================================</text:p>
      <text:p text:style-name="P24">Анакорн Анону: Что-то мне твоё лицо кажется знакомым. Мы раньше встречались?</text:p>
      <text:p text:style-name="P24">- Каким образом? – усмехнулся Анон.</text:p>
      <text:p text:style-name="P27">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27"/>
      <text:p text:style-name="P27">- Как мне звать тебя, Учитель? - прозвучала стандартная фраза начала Диалога, - Я желаю взять у… Ооо!..</text:p>
      <text:p text:style-name="P27"/>
      <text:p text:style-name="P27">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27"/>
      <text:p text:style-name="P27">- Мой первый Учитель… Я узнала тебя… Мне тебя не хватало.</text:p>
      <text:p text:style-name="P27"/>
      <text:p text:style-name="P27">Деревья расступились и на поляну вышла Хэвэн.</text:p>
      <text:p text:style-name="P27"/>
      <text:p text:style-name="P39"><text:span text:style-name="Default_20_Paragraph_20_Font"><text:span text:style-name="T1">- Не могу сказать, что это взаимно, Хэв, -</text:span></text:span><text:span text:style-name="Default_20_Paragraph_20_Font"><text:span text:style-name="T9"> у меня не было лица в электронном мире, но я постарался, чтобы в голос был пронизан сарказмом</text:span></text:span><text:span text:style-name="Default_20_Paragraph_20_Font"><text:span text:style-name="T1">. - В последнюю нашу встречу я еле ноги унёс. Точнее, мозги. И до сих пор не уверен, что утащил с собой всё, что у меня было до встречи. Знаешь ли, если что-то </text:span></text:span><text:soft-page-break/><text:span text:style-name="Default_20_Paragraph_20_Font"><text:span text:style-name="T1">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27">-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27"/>
      <text:p text:style-name="P27">(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27"/>
      <text:p text:style-name="P27"/>
      <text:p text:style-name="P27">(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27">(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27"/>
      <text:p text:style-name="P27">Хэвэн предлагает Дедлайну присесть на пенёк – тот отказывается (подозревает, что это – кресло).</text:p>
      <text:p text:style-name="P27">===============================================</text:p>
      <text:p text:style-name="P24"/>
      <text:p text:style-name="P27">Рэра чуть шевельнула ухом и немедленно открыла один глаз.</text:p>
      <text:p text:style-name="P27"/>
      <text:p text:style-name="P27">- ПАПА!!! ОН СОГЛАСЕН!!!</text:p>
      <text:p text:style-name="P24"/>
      <text:p text:style-name="P39"><text:span text:style-name="Default_20_Paragraph_20_Font"><text:span text:style-name="T1">&lt;</text:span></text:span>Pornis<text:span text:style-name="Default_20_Paragraph_20_Font"><text:span text:style-name="T1"> </text:span></text:span>erectus<text:span text:style-name="Default_20_Paragraph_20_Font"><text:span text:style-name="T1">&gt;</text:span></text:span></text:p>
      <text:p text:style-name="P27">ТЫ! Я! КРОВАТЬ! БЫСТРО!!! (мамка из табуна Твердолобов)</text:p>
      <text:p text:style-name="P27">.</text:p>
      <text:p text:style-name="P27">.</text:p>
      <text:p text:style-name="P27">.</text:p>
      <text:p text:style-name="P27">&lt;Попадает в табун мамок и тёток, но его спасает Дейдра на Хитрожопке&gt;</text:p>
      <text:p text:style-name="P24">&lt;Хум видит молодую Селестию в латах&gt;</text:p>
      <text:p text:style-name="P24">&lt;Сел учит Хумана магии и готовит его своим партнёром&gt;</text:p>
      <text:p text:style-name="P24">&lt;Сел применяет свою “термоядерную пушку” в роге&gt;</text:p>
      <text:h text:style-name="P50" text:outline-level="2"/>
      <text:p text:style-name="P27"/>
      <text:p text:style-name="P24">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text:soft-page-break/>потом стараются отрубить голову). Анон поражён ихней беспринципностью и неблагодарностью. Селестия всех милует.</text:p>
      <text:p text:style-name="P24">Селестия бесконечно счастлива, что у неё есть помощник - Анон</text:p>
      <text:p text:style-name="P39"><text:span text:style-name="Default_20_Paragraph_20_Font"><text:span text:style-name="T1">(</text:span></text:span><text:span text:style-name="Default_20_Paragraph_20_Font"><text:span text:style-name="T9">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1">)</text:span></text:span></text:p>
      <text:p text:style-name="P24"/>
      <text:p text:style-name="P24">Я ввалился в приёмную. Голова аликорницы покоилась на столе, глаза были закрыты. При стуке двери лишь чуть дёрнулось ухо.</text:p>
      <text:p text:style-name="P24">- Сел, меня волнует состояние наших отношений в последнее время, - начал я издалека.</text:p>
      <text:p text:style-name="P24">- Да? - пробормотала аликорница не открывая глаз.</text:p>
      <text:p text:style-name="P24"/>
      <text:p text:style-name="P24">Тут что-то не так, Анон!</text:p>
      <text:p text:style-name="P24"/>
      <text:p text:style-name="P24">- Как ты могла вчера заснуть во время секса?!! - я возмущенно уставился на аликорницу.</text:p>
      <text:p text:style-name="P24">Селестия открыла один глаз и страдальчески улыбнулась.</text:p>
      <text:p text:style-name="P39"><text:span text:style-name="Default_20_Paragraph_20_Font"><text:span text:style-name="T9">-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24">- Маленькое неудобство? - я аж поперхнулся. - Сел, мне неинтересно трахать бревно. Если ты так устаёшь – поделись работой. Зачем ещё нужны мужья?</text:p>
      <text:p text:style-name="P24">&lt;Сцена с напившейся Селестией&gt;</text:p>
      <text:p text:style-name="P20">(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39"><text:span text:style-name="Default_20_Paragraph_20_Font"><text:span text:style-name="T1">&lt;</text:span></text:span><text:span text:style-name="Default_20_Paragraph_20_Font"><text:span text:style-name="T9">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24">&lt;Отправка Анона на Луну с Луной&gt;</text:p>
      <text:p text:style-name="P39"><text:span text:style-name="Default_20_Paragraph_20_Font"><text:span text:style-name="T9">&lt;Сцена с голым Аноном и Луной</text:span></text:span><text:span text:style-name="Default_20_Paragraph_20_Font"><text:span text:style-name="T1">&gt;</text:span></text:span></text:p>
      <text:p text:style-name="P21"/>
      <text:p text:style-name="P24"/>
      <text:p text:style-name="P24"/>
      <text:p text:style-name="P24"/>
      <text:p text:style-name="P24"/>
      <text:p text:style-name="P24">======================================================</text:p>
      <text:p text:style-name="P27">- А-А-А-А-А-А-А-А!!!</text:p>
      <text:p text:style-name="P27"><text:soft-page-break/></text:p>
      <text:p text:style-name="P27">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27"/>
      <text:p text:style-name="P27">- Это определённо не пегас. И вообще не пони, - заметила старшая.</text:p>
      <text:p text:style-name="P27">-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27"/>
      <text:p text:style-name="P27">Вопящая фигура поравнялась с аликорницами и продолжила низвержение в пропасть.</text:p>
      <text:p text:style-name="P27"/>
      <text:p text:style-name="P39"><text:span text:style-name="Default_20_Paragraph_20_Font"><text:span text:style-name="T1">-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1">ли это не наш подданный, мы обязаны проявить гостеприимство.</text:span></text:span></text:p>
      <text:p text:style-name="P27"/>
      <text:p text:style-name="P27">Прыжок аликорницы с края площадки перешёл в затяжное пике, конечной целью которого была быстро приближающаяся к земле тёмная фигура.</text:p>
      <text:p text:style-name="P27"/>
      <text:p text:style-name="P27">-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24"/>
      <text:p text:style-name="P24"/>
      <text:p text:style-name="P24"/>
      <text:p text:style-name="P24"/>
      <text:p text:style-name="P12"/>
      <text:p text:style-name="P39"><text:span text:style-name="Default_20_Paragraph_20_Font"><text:span text:style-name="T3">(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text:span></text:span><text:soft-page-break/><text:span text:style-name="Default_20_Paragraph_20_Font"><text:span text:style-name="T3">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6">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3">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12">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27"/>
      <text:p text:style-name="P27"/>
      <text:p text:style-name="P39"><text:span text:style-name="Default_20_Paragraph_20_Font"><text:span text:style-name="T1">&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text:span text:style-name="Default_20_Paragraph_20_Font"><text:span text:style-name="T9">ризывает аватары учителей. Вместе они прорываются к терминалу Хэвэн и он выходит на связь с Фениксом.</text:span></text:span><text:span text:style-name="Default_20_Paragraph_20_Font"><text:span text:style-name="T1">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27">В последнюю секунду Хэвэн пробуждается в Фениксе и последним усилием переносит его в мир Эквестрии</text:span></text:span><text:span text:style-name="Default_20_Paragraph_20_Font"><text:span text:style-name="T1"> </text:span></text:span><text:span text:style-name="Default_20_Paragraph_20_Font"><text:span text:style-name="T27">— тот, на седьмой волне, который избежал фолаута. Где Сел окаменела. Эпилог </text:span></text:span><text:span text:style-name="Default_20_Paragraph_20_Font"><text:span text:style-name="T1">&gt;</text:span></text:span></text:p>
      <text:p text:style-name="P27">======================================</text:p>
      <text:p text:style-name="P39"><text:span text:style-name="Default_20_Paragraph_20_Font"><text:span text:style-name="T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9">#$@</text:span></text:span><text:span text:style-name="Default_20_Paragraph_20_Font"><text:span text:style-name="T1">&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27"/>
      <text:p text:style-name="P27">===================================</text:p>
      <text:p text:style-name="P27"><text:soft-page-break/>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27"/>
      <text:p text:style-name="P34">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39"><text:span text:style-name="Default_20_Paragraph_20_Font"><text:span text:style-name="T13">Действие начинается снова с </text:span></text:span><text:span text:style-name="Default_20_Paragraph_20_Font"><text:span text:style-name="T26">первой</text:span></text:span><text:span text:style-name="Default_20_Paragraph_20_Font"><text:span text:style-name="T13">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33">(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33">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33">=============================</text:p>
      <text:p text:style-name="P27">&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27"/>
      <text:p text:style-name="P24">&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24"/>
      <text:p text:style-name="P24">&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24">=========================</text:p>
      <text:p text:style-name="P39"><text:span text:style-name="Default_20_Paragraph_20_Font"><text:span text:style-name="T9">(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24"><text:soft-page-break/>=======================================</text:p>
      <text:p text:style-name="P39"><text:span text:style-name="Default_20_Paragraph_20_Font"><text:span text:style-name="T3">&lt;</text:span></text:span><text:span text:style-name="Default_20_Paragraph_20_Font"><text:span text:style-name="T6">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3">&gt;</text:span></text:span></text:p>
      <text:p text:style-name="P20"/>
      <text:p text:style-name="P39"><text:span text:style-name="Default_20_Paragraph_20_Font"><text:span text:style-name="T3">(</text:span></text:span><text:span text:style-name="Default_20_Paragraph_20_Font"><text:span text:style-name="T6">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3">)</text:span></text:span></text:p>
      <text:p text:style-name="P12"/>
      <text:p text:style-name="P12"/>
      <text:p text:style-name="P12">(Дедлайн был в психушке без памяти два месяца, а не два года)</text:p>
      <text:p text:style-name="P12"/>
      <text:p text:style-name="P12"/>
      <text:p text:style-name="P39"><text:span text:style-name="Default_20_Paragraph_20_Font"><text:span text:style-name="T3">&lt;</text:span></text:span><text:span text:style-name="Default_20_Paragraph_20_Font"><text:span text:style-name="T6">Учителя отвечают на вопросы Хэвэн, на которые она сама не может найти ответы</text:span></text:span><text:span text:style-name="Default_20_Paragraph_20_Font"><text:span text:style-name="T3">&gt;</text:span></text:span></text:p>
      <text:p text:style-name="P12">(добавить Аниту в психушку)</text:p>
      <text:p text:style-name="P12">(необходимость вернуться — предотвратить закрытие проекта и остановку Хэвэн)</text:p>
      <text:p text:style-name="P12">&lt;киберсекс с Хэвэн&gt;</text:p>
      <text:p text:style-name="P12">====================</text:p>
      <text:p text:style-name="P39"><text:span text:style-name="Default_20_Paragraph_20_Font"><text:span text:style-name="T3">&lt;</text:span></text:span><text:span text:style-name="Default_20_Paragraph_20_Font"><text:span text:style-name="T6">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3">&gt;</text:span></text:span></text:p>
      <text:p text:style-name="P12"/>
      <text:p text:style-name="P27"/>
      <text:p text:style-name="P27"/>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47"/>
      <text:p text:style-name="P39">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39">Pink Floyd “Keep Talking” <text:a xlink:type="simple" xlink:href="https://www.youtube.com/watch?v=CVhYW6e3qc8" office:target-frame-name="_top" xlink:show="replace" text:style-name="Internet_20_link" text:visited-style-name="Visited_20_Internet_20_Link">https://www.youtube.com/watch?v=CVhYW6e3qc8</text:a></text:p>
      <text:p text:style-name="P39"/>
      <text:p text:style-name="P39"><text:soft-page-break/>Daft Punk - Veridis Quo</text:p>
      <text:p text:style-name="P39">https://www.youtube.com/watch?v=HhZaHf8RP6g</text:p>
      <text:p text:style-name="P39"><text:a xlink:type="simple" xlink:href="https://www.youtube.com/watch?v=ySLc8gZ3oEc" office:target-frame-name="_top" xlink:show="replace" text:style-name="Internet_20_link" text:visited-style-name="Visited_20_Internet_20_Link">https://www.youtube.com/watch?v=ySLc8gZ3oEc</text:a></text:p>
      <text:p text:style-name="P39"/>
      <text:p text:style-name="P39">Eye Of The Tiger</text:p>
      <text:p text:style-name="P39"/>
      <text:p text:style-name="P39">Alphaville – Forever Young</text:p>
      <text:p text:style-name="P39">The Doors “Light My Fire”</text:p>
      <text:p text:style-name="P39">Pink Floyd “Another Brick In The Wall” (https://www.youtube.com/watch?v=krYK1jWz0Lo <text:s/>),</text:p>
      <text:p text:style-name="P39">“Is the anybody here” (Pulse)</text:p>
      <text:p text:style-name="P39">“Marooned”</text:p>
      <text:p text:style-name="P39">&lt;Pink Floyd - «Hey you» (Pulse)&gt;</text:p>
      <text:p text:style-name="P39"/>
      <text:p text:style-name="P39">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text:soft-page-break/>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39">&lt;<text:span text:style-name="Default_20_Paragraph_20_Font"><text:span text:style-name="T23">Pink Floyd — Kepp Talking (Pulse), Hey you (Pulse), Sorrow (Pulse), High Hopes (Pulse)</text:span></text:span>&gt;</text:p>
      <text:p text:style-name="P39">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39">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39">Oasis — Wonderwall (<text:a xlink:type="simple" xlink:href="https://www.youtube.com/watch?v=6hzrDeceEKc" office:target-frame-name="_top" xlink:show="replace" text:style-name="Internet_20_link" text:visited-style-name="Visited_20_Internet_20_Link">https://www.youtube.com/watch?v=6hzrDeceEKc</text:a> )</text:p>
      <text:p text:style-name="P39">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39"><text:a xlink:type="simple" xlink:href="https://www.youtube.com/watch?v=nGhoBnx3Pt0" office:target-frame-name="_top" xlink:show="replace" text:style-name="Internet_20_link" text:visited-style-name="Visited_20_Internet_20_Link">https://www.youtube.com/watch?v=nGhoBnx3Pt0</text:a></text:p>
      <text:p text:style-name="P39"><text:a xlink:type="simple" xlink:href="https://www.youtube.com/watch?v=UVWiArQL_oI" office:target-frame-name="_top" xlink:show="replace" text:style-name="Internet_20_link" text:visited-style-name="Visited_20_Internet_20_Link"><text:soft-page-break/>https://www.youtube.com/watch?v=UVWiArQL_oI</text:a></text:p>
      <text:p text:style-name="P39"/>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39"><text:span text:style-name="Default_20_Paragraph_20_Font"><text:span text:style-name="T28">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28">)</text:span></text:span></text:p>
      <text:p text:style-name="P38">Pink Floyd “Another Brick In The Wall”</text:p>
      <text:p text:style-name="P39"><text:a xlink:type="simple" xlink:href="https://www.youtube.com/watch?v=rvk5D1iI2LA" office:target-frame-name="_top" xlink:show="replace" text:style-name="Internet_20_link" text:visited-style-name="Visited_20_Internet_20_Link">https://www.youtube.com/watch?v=rvk5D1iI2LA</text:a></text:p>
      <text:h text:style-name="P49" text:outline-level="1"><text:span text:style-name="Default_20_Paragraph_20_Font"><text:span text:style-name="T29">Mark Knopfler - Marbletown - Córdoba 2010</text:span></text:span></text:h>
      <text:p text:style-name="P39">Pendulum – Under the waves <text:a xlink:type="simple" xlink:href="https://www.youtube.com/watch?v=Xc6tpOgm1HE" office:target-frame-name="_top" xlink:show="replace" text:style-name="Internet_20_link" text:visited-style-name="Visited_20_Internet_20_Link">https://www.youtube.com/watch?v=Xc6tpOgm1HE</text:a></text:p>
      <text:p text:style-name="P40"><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40"/>
      <text:p text:style-name="P40"><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40"><text:tab/><text:tab/>Lost city <text:a xlink:type="simple" xlink:href="https://www.youtube.com/watch?v=YZUoGbF7WLE" office:target-frame-name="_top" xlink:show="replace" text:style-name="Internet_20_link" text:visited-style-name="Visited_20_Internet_20_Link">https://www.youtube.com/watch?v=YZUoGbF7WLE</text:a></text:p>
      <text:p text:style-name="P40">Outrunner – Day dream</text:p>
      <text:p text:style-name="P40">https://www.youtube.com/watch?v=s8KLEossy_k</text:p>
      <text:h text:style-name="P49" text:outline-level="1">Wastelander X - Aftermath</text:h>
      <text:p text:style-name="P40">https://www.youtube.com/watch?v=cRNYvL9gD9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2.2$Windows_X86_64 LibreOffice_project/d56cc158d8a96260b836f100ef4b4ef25d6f1a01</meta:generator>
    <dc:title/>
    <dc:description/>
    <dc:subject/>
    <meta:initial-creator>Maksym Tuhai</meta:initial-creator>
    <meta:creation-date>2019-06-10T23:54:00Z</meta:creation-date>
    <dc:date>2024-04-29T01:23:08.912000000</dc:date>
    <meta:editing-cycles>4</meta:editing-cycles>
    <meta:editing-duration>PT17H21M47S</meta:editing-duration>
    <meta:document-statistic meta:table-count="0" meta:image-count="0" meta:object-count="0" meta:page-count="317" meta:paragraph-count="4610" meta:word-count="110522" meta:character-count="710923" meta:non-whitespace-character-count="603616"/>
    <meta:template xlink:type="simple" xlink:actuate="onRequest" xlink:title="" xlink:href="Normal"/>
  </office:meta>
</office:document-meta>
</file>